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3" table:style-name="ta1">
        <table:table-column table:style-name="co1" table:number-columns-repeated="2" table:default-cell-style-name="Default"/>
        <table:table-column table:style-name="co2" table:number-columns-repeated="14" table:default-cell-style-name="Default"/>
        <table:table-column table:style-name="co1" table:default-cell-style-name="Default"/>
        <table:table-column table:style-name="co2" table:number-columns-repeated="7" table:default-cell-style-name="Default"/>
        <table:table-column table:style-name="co1" table:default-cell-style-name="Default"/>
        <table:table-column table:style-name="co2" table:number-columns-repeated="7" table:default-cell-style-name="Default"/>
        <table:table-column table:style-name="co1" table:default-cell-style-name="Default"/>
        <table:table-column table:style-name="co2" table:number-columns-repeated="18" table:default-cell-style-name="Default"/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6" calcext:value-type="float">
            <text:p>0.16</text:p>
          </table:table-cell>
          <table:table-cell office:value-type="float" office:value="0.08" calcext:value-type="float">
            <text:p>0.08</text:p>
          </table:table-cell>
          <table:table-cell table:number-columns-repeated="3" office:value-type="float" office:value="0.16" calcext:value-type="float">
            <text:p>0.16</text:p>
          </table:table-cell>
          <table:table-cell office:value-type="float" office:value="0.4" calcext:value-type="float">
            <text:p>0.4</text:p>
          </table:table-cell>
          <table:table-cell office:value-type="float" office:value="0.16" calcext:value-type="float">
            <text:p>0.16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16" calcext:value-type="float">
            <text:p>0.16</text:p>
          </table:table-cell>
          <table:table-cell office:value-type="float" office:value="0.24" calcext:value-type="float">
            <text:p>0.24</text:p>
          </table:table-cell>
          <table:table-cell office:value-type="float" office:value="0.32" calcext:value-type="float">
            <text:p>0.32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6" calcext:value-type="float">
            <text:p>0.16</text:p>
          </table:table-cell>
          <table:table-cell office:value-type="float" office:value="0.24" calcext:value-type="float">
            <text:p>0.24</text:p>
          </table:table-cell>
          <table:table-cell office:value-type="float" office:value="0.08" calcext:value-type="float">
            <text:p>0.08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.24" calcext:value-type="float">
            <text:p>0.24</text:p>
          </table:table-cell>
          <table:table-cell table:number-columns-repeated="4" office:value-type="float" office:value="0.16" calcext:value-type="float">
            <text:p>0.16</text:p>
          </table:table-cell>
          <table:table-cell office:value-type="float" office:value="0.32" calcext:value-type="float">
            <text:p>0.32</text:p>
          </table:table-cell>
          <table:table-cell office:value-type="float" office:value="0.16" calcext:value-type="float">
            <text:p>0.16</text:p>
          </table:table-cell>
          <table:table-cell office:value-type="float" office:value="0.32" calcext:value-type="float">
            <text:p>0.32</text:p>
          </table:table-cell>
          <table:table-cell office:value-type="float" office:value="0.08" calcext:value-type="float">
            <text:p>0.08</text:p>
          </table:table-cell>
          <table:table-cell office:value-type="float" office:value="0.16" calcext:value-type="float">
            <text:p>0.16</text:p>
          </table:table-cell>
          <table:table-cell office:value-type="float" office:value="0.08" calcext:value-type="float">
            <text:p>0.08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0.16" calcext:value-type="float">
            <text:p>0.16</text:p>
          </table:table-cell>
          <table:table-cell office:value-type="float" office:value="0.56" calcext:value-type="float">
            <text:p>0.56</text:p>
          </table:table-cell>
          <table:table-cell table:number-columns-repeated="3" office:value-type="float" office:value="0.24" calcext:value-type="float">
            <text:p>0.24</text:p>
          </table:table-cell>
          <table:table-cell office:value-type="float" office:value="0.16" calcext:value-type="float">
            <text:p>0.16</text:p>
          </table:table-cell>
          <table:table-cell office:value-type="float" office:value="0.08" calcext:value-type="float">
            <text:p>0.08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office:value-type="float" office:value="0.08" calcext:value-type="float">
            <text:p>0.08</text:p>
          </table:table-cell>
          <table:table-cell office:value-type="float" office:value="0.12" calcext:value-type="float">
            <text:p>0.12</text:p>
          </table:table-cell>
          <table:table-cell office:value-type="float" office:value="0.16" calcext:value-type="float">
            <text:p>0.16</text:p>
          </table:table-cell>
          <table:table-cell office:value-type="float" office:value="0.2" calcext:value-type="float">
            <text:p>0.2</text:p>
          </table:table-cell>
          <table:table-cell office:value-type="float" office:value="0.04" calcext:value-type="float">
            <text:p>0.04</text:p>
          </table:table-cell>
          <table:table-cell office:value-type="float" office:value="0.28" calcext:value-type="float">
            <text:p>0.28</text:p>
          </table:table-cell>
          <table:table-cell office:value-type="float" office:value="0.24" calcext:value-type="float">
            <text:p>0.24</text:p>
          </table:table-cell>
          <table:table-cell office:value-type="float" office:value="0.08" calcext:value-type="float">
            <text:p>0.08</text:p>
          </table:table-cell>
          <table:table-cell office:value-type="float" office:value="0.36" calcext:value-type="float">
            <text:p>0.36</text:p>
          </table:table-cell>
          <table:table-cell office:value-type="float" office:value="0.2" calcext:value-type="float">
            <text:p>0.2</text:p>
          </table:table-cell>
          <table:table-cell office:value-type="float" office:value="0.08" calcext:value-type="float">
            <text:p>0.08</text:p>
          </table:table-cell>
          <table:table-cell office:value-type="float" office:value="0.32" calcext:value-type="float">
            <text:p>0.32</text:p>
          </table:table-cell>
          <table:table-cell office:value-type="float" office:value="0.08" calcext:value-type="float">
            <text:p>0.08</text:p>
          </table:table-cell>
          <table:table-cell office:value-type="float" office:value="0.12" calcext:value-type="float">
            <text:p>0.12</text:p>
          </table:table-cell>
          <table:table-cell office:value-type="float" office:value="0.16" calcext:value-type="float">
            <text:p>0.16</text:p>
          </table:table-cell>
          <table:table-cell office:value-type="float" office:value="0.24" calcext:value-type="float">
            <text:p>0.24</text:p>
          </table:table-cell>
          <table:table-cell office:value-type="float" office:value="0.32" calcext:value-type="float">
            <text:p>0.32</text:p>
          </table:table-cell>
          <table:table-cell office:value-type="float" office:value="0.4" calcext:value-type="float">
            <text:p>0.4</text:p>
          </table:table-cell>
          <table:table-cell office:value-type="float" office:value="0.16" calcext:value-type="float">
            <text:p>0.16</text:p>
          </table:table-cell>
          <table:table-cell office:value-type="float" office:value="0.12" calcext:value-type="float">
            <text:p>0.12</text:p>
          </table:table-cell>
          <table:table-cell office:value-type="float" office:value="0.28" calcext:value-type="float">
            <text:p>0.28</text:p>
          </table:table-cell>
          <table:table-cell office:value-type="float" office:value="0.24" calcext:value-type="float">
            <text:p>0.24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36" calcext:value-type="float">
            <text:p>0.36</text:p>
          </table:table-cell>
          <table:table-cell office:value-type="float" office:value="0.2" calcext:value-type="float">
            <text:p>0.2</text:p>
          </table:table-cell>
          <table:table-cell office:value-type="float" office:value="0.16" calcext:value-type="float">
            <text:p>0.16</text:p>
          </table:table-cell>
          <table:table-cell office:value-type="float" office:value="0.04" calcext:value-type="float">
            <text:p>0.04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office:value-type="float" office:value="0.12" calcext:value-type="float">
            <text:p>0.12</text:p>
          </table:table-cell>
          <table:table-cell office:value-type="float" office:value="0.08" calcext:value-type="float">
            <text:p>0.08</text:p>
          </table:table-cell>
          <table:table-cell office:value-type="float" office:value="0.24" calcext:value-type="float">
            <text:p>0.24</text:p>
          </table:table-cell>
          <table:table-cell office:value-type="float" office:value="0.32" calcext:value-type="float">
            <text:p>0.32</text:p>
          </table:table-cell>
          <table:table-cell office:value-type="float" office:value="0.24" calcext:value-type="float">
            <text:p>0.24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6" calcext:value-type="float">
            <text:p>0.16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36" calcext:value-type="float">
            <text:p>0.36</text:p>
          </table:table-cell>
          <table:table-cell office:value-type="float" office:value="0.12" calcext:value-type="float">
            <text:p>0.12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33333" calcext:value-type="float">
            <text:p>0.0533333</text:p>
          </table:table-cell>
          <table:table-cell table:number-columns-repeated="2" office:value-type="float" office:value="0.16" calcext:value-type="float">
            <text:p>0.16</text:p>
          </table:table-cell>
          <table:table-cell office:value-type="float" office:value="0.32" calcext:value-type="float">
            <text:p>0.32</text:p>
          </table:table-cell>
          <table:table-cell office:value-type="float" office:value="0.266667" calcext:value-type="float">
            <text:p>0.266667</text:p>
          </table:table-cell>
          <table:table-cell office:value-type="float" office:value="0.213333" calcext:value-type="float">
            <text:p>0.213333</text:p>
          </table:table-cell>
          <table:table-cell office:value-type="float" office:value="0.16" calcext:value-type="float">
            <text:p>0.16</text:p>
          </table:table-cell>
          <table:table-cell office:value-type="float" office:value="0.133333" calcext:value-type="float">
            <text:p>0.133333</text:p>
          </table:table-cell>
          <table:table-cell office:value-type="float" office:value="0.16" calcext:value-type="float">
            <text:p>0.16</text:p>
          </table:table-cell>
          <table:table-cell office:value-type="float" office:value="0.266667" calcext:value-type="float">
            <text:p>0.266667</text:p>
          </table:table-cell>
          <table:table-cell office:value-type="float" office:value="0.213333" calcext:value-type="float">
            <text:p>0.213333</text:p>
          </table:table-cell>
          <table:table-cell office:value-type="float" office:value="0.186667" calcext:value-type="float">
            <text:p>0.186667</text:p>
          </table:table-cell>
          <table:table-cell office:value-type="float" office:value="0.213333" calcext:value-type="float">
            <text:p>0.213333</text:p>
          </table:table-cell>
          <table:table-cell office:value-type="float" office:value="0.266667" calcext:value-type="float">
            <text:p>0.266667</text:p>
          </table:table-cell>
          <table:table-cell office:value-type="float" office:value="0.213333" calcext:value-type="float">
            <text:p>0.213333</text:p>
          </table:table-cell>
          <table:table-cell table:number-columns-repeated="2" office:value-type="float" office:value="0.16" calcext:value-type="float">
            <text:p>0.16</text:p>
          </table:table-cell>
          <table:table-cell office:value-type="float" office:value="0.186667" calcext:value-type="float">
            <text:p>0.186667</text:p>
          </table:table-cell>
          <table:table-cell office:value-type="float" office:value="0.266667" calcext:value-type="float">
            <text:p>0.266667</text:p>
          </table:table-cell>
          <table:table-cell office:value-type="float" office:value="0.213333" calcext:value-type="float">
            <text:p>0.213333</text:p>
          </table:table-cell>
          <table:table-cell office:value-type="float" office:value="0.293333" calcext:value-type="float">
            <text:p>0.293333</text:p>
          </table:table-cell>
          <table:table-cell office:value-type="float" office:value="0.186667" calcext:value-type="float">
            <text:p>0.186667</text:p>
          </table:table-cell>
          <table:table-cell office:value-type="float" office:value="0.133333" calcext:value-type="float">
            <text:p>0.133333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0.106667" calcext:value-type="float">
            <text:p>0.106667</text:p>
          </table:table-cell>
          <table:table-cell office:value-type="float" office:value="0.16" calcext:value-type="float">
            <text:p>0.16</text:p>
          </table:table-cell>
          <table:table-cell office:value-type="float" office:value="0.213333" calcext:value-type="float">
            <text:p>0.213333</text:p>
          </table:table-cell>
          <table:table-cell office:value-type="float" office:value="0.16" calcext:value-type="float">
            <text:p>0.16</text:p>
          </table:table-cell>
          <table:table-cell office:value-type="float" office:value="0.213333" calcext:value-type="float">
            <text:p>0.213333</text:p>
          </table:table-cell>
          <table:table-cell table:number-columns-repeated="2" office:value-type="float" office:value="0.133333" calcext:value-type="float">
            <text:p>0.133333</text:p>
          </table:table-cell>
          <table:table-cell office:value-type="float" office:value="0.24" calcext:value-type="float">
            <text:p>0.24</text:p>
          </table:table-cell>
          <table:table-cell office:value-type="float" office:value="0.346667" calcext:value-type="float">
            <text:p>0.346667</text:p>
          </table:table-cell>
          <table:table-cell office:value-type="float" office:value="0.16" calcext:value-type="float">
            <text:p>0.16</text:p>
          </table:table-cell>
          <table:table-cell office:value-type="float" office:value="0.106667" calcext:value-type="float">
            <text:p>0.106667</text:p>
          </table:table-cell>
          <table:table-cell office:value-type="float" office:value="0.24" calcext:value-type="float">
            <text:p>0.24</text:p>
          </table:table-cell>
          <table:table-cell office:value-type="float" office:value="0.16" calcext:value-type="float">
            <text:p>0.16</text:p>
          </table:table-cell>
          <table:table-cell office:value-type="float" office:value="0.24" calcext:value-type="float">
            <text:p>0.24</text:p>
          </table:table-cell>
          <table:table-cell office:value-type="float" office:value="0.08" calcext:value-type="float">
            <text:p>0.08</text:p>
          </table:table-cell>
          <table:table-cell office:value-type="float" office:value="0.24" calcext:value-type="float">
            <text:p>0.24</text:p>
          </table:table-cell>
          <table:table-cell office:value-type="float" office:value="0.293333" calcext:value-type="float">
            <text:p>0.293333</text:p>
          </table:table-cell>
          <table:table-cell office:value-type="float" office:value="0.133333" calcext:value-type="float">
            <text:p>0.133333</text:p>
          </table:table-cell>
          <table:table-cell office:value-type="float" office:value="0.186667" calcext:value-type="float">
            <text:p>0.186667</text:p>
          </table:table-cell>
          <table:table-cell office:value-type="float" office:value="0.106667" calcext:value-type="float">
            <text:p>0.106667</text:p>
          </table:table-cell>
          <table:table-cell office:value-type="float" office:value="0.213333" calcext:value-type="float">
            <text:p>0.213333</text:p>
          </table:table-cell>
          <table:table-cell office:value-type="float" office:value="0.32" calcext:value-type="float">
            <text:p>0.32</text:p>
          </table:table-cell>
          <table:table-cell office:value-type="float" office:value="0.266667" calcext:value-type="float">
            <text:p>0.266667</text:p>
          </table:table-cell>
          <table:table-cell office:value-type="float" office:value="0.186667" calcext:value-type="float">
            <text:p>0.186667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26" calcext:value-type="float">
            <text:p>0.26</text:p>
          </table:table-cell>
          <table:table-cell office:value-type="float" office:value="0.28" calcext:value-type="float">
            <text:p>0.28</text:p>
          </table:table-cell>
          <table:table-cell office:value-type="float" office:value="0.22" calcext:value-type="float">
            <text:p>0.22</text:p>
          </table:table-cell>
          <table:table-cell office:value-type="float" office:value="0.26" calcext:value-type="float">
            <text:p>0.26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office:value-type="float" office:value="0.28" calcext:value-type="float">
            <text:p>0.28</text:p>
          </table:table-cell>
          <table:table-cell office:value-type="float" office:value="0.22" calcext:value-type="float">
            <text:p>0.22</text:p>
          </table:table-cell>
          <table:table-cell office:value-type="float" office:value="0.16" calcext:value-type="float">
            <text:p>0.16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26" calcext:value-type="float">
            <text:p>0.26</text:p>
          </table:table-cell>
          <table:table-cell office:value-type="float" office:value="0.2" calcext:value-type="float">
            <text:p>0.2</text:p>
          </table:table-cell>
          <table:table-cell office:value-type="float" office:value="0.28" calcext:value-type="float">
            <text:p>0.28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12" calcext:value-type="float">
            <text:p>0.12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0.16" calcext:value-type="float">
            <text:p>0.16</text:p>
          </table:table-cell>
          <table:table-cell office:value-type="float" office:value="0.28" calcext:value-type="float">
            <text:p>0.28</text:p>
          </table:table-cell>
          <table:table-cell office:value-type="float" office:value="0.24" calcext:value-type="float">
            <text:p>0.24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office:value-type="float" office:value="0.14" calcext:value-type="float">
            <text:p>0.14</text:p>
          </table:table-cell>
          <table:table-cell office:value-type="float" office:value="0.24" calcext:value-type="float">
            <text:p>0.24</text:p>
          </table:table-cell>
          <table:table-cell office:value-type="float" office:value="0.16" calcext:value-type="float">
            <text:p>0.16</text:p>
          </table:table-cell>
          <table:table-cell office:value-type="float" office:value="0.24" calcext:value-type="float">
            <text:p>0.24</text:p>
          </table:table-cell>
          <table:table-cell office:value-type="float" office:value="0.28" calcext:value-type="float">
            <text:p>0.28</text:p>
          </table:table-cell>
          <table:table-cell office:value-type="float" office:value="0.18" calcext:value-type="float">
            <text:p>0.18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28" calcext:value-type="float">
            <text:p>0.28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office:value-type="float" office:value="0.12" calcext:value-type="float">
            <text:p>0.12</text:p>
          </table:table-cell>
          <table:table-cell office:value-type="float" office:value="0.2" calcext:value-type="float">
            <text:p>0.2</text:p>
          </table:table-cell>
          <table:table-cell office:value-type="float" office:value="0.14" calcext:value-type="float">
            <text:p>0.14</text:p>
          </table:table-cell>
          <table:table-cell office:value-type="float" office:value="0.16" calcext:value-type="float">
            <text:p>0.16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176" calcext:value-type="float">
            <text:p>0.176</text:p>
          </table:table-cell>
          <table:table-cell office:value-type="float" office:value="0.224" calcext:value-type="float">
            <text:p>0.224</text:p>
          </table:table-cell>
          <table:table-cell office:value-type="float" office:value="0.208" calcext:value-type="float">
            <text:p>0.208</text:p>
          </table:table-cell>
          <table:table-cell office:value-type="float" office:value="0.288" calcext:value-type="float">
            <text:p>0.288</text:p>
          </table:table-cell>
          <table:table-cell table:number-columns-repeated="2" office:value-type="float" office:value="0.256" calcext:value-type="float">
            <text:p>0.256</text:p>
          </table:table-cell>
          <table:table-cell office:value-type="float" office:value="0.128" calcext:value-type="float">
            <text:p>0.128</text:p>
          </table:table-cell>
          <table:table-cell office:value-type="float" office:value="0.16" calcext:value-type="float">
            <text:p>0.16</text:p>
          </table:table-cell>
          <table:table-cell office:value-type="float" office:value="0.24" calcext:value-type="float">
            <text:p>0.24</text:p>
          </table:table-cell>
          <table:table-cell office:value-type="float" office:value="0.224" calcext:value-type="float">
            <text:p>0.224</text:p>
          </table:table-cell>
          <table:table-cell office:value-type="float" office:value="0.192" calcext:value-type="float">
            <text:p>0.192</text:p>
          </table:table-cell>
          <table:table-cell office:value-type="float" office:value="0.128" calcext:value-type="float">
            <text:p>0.128</text:p>
          </table:table-cell>
          <table:table-cell office:value-type="float" office:value="0.192" calcext:value-type="float">
            <text:p>0.192</text:p>
          </table:table-cell>
          <table:table-cell office:value-type="float" office:value="0.144" calcext:value-type="float">
            <text:p>0.144</text:p>
          </table:table-cell>
          <table:table-cell office:value-type="float" office:value="0.32" calcext:value-type="float">
            <text:p>0.32</text:p>
          </table:table-cell>
          <table:table-cell office:value-type="float" office:value="0.144" calcext:value-type="float">
            <text:p>0.144</text:p>
          </table:table-cell>
          <table:table-cell table:number-columns-repeated="2" office:value-type="float" office:value="0.16" calcext:value-type="float">
            <text:p>0.16</text:p>
          </table:table-cell>
          <table:table-cell office:value-type="float" office:value="0.208" calcext:value-type="float">
            <text:p>0.208</text:p>
          </table:table-cell>
          <table:table-cell office:value-type="float" office:value="0.272" calcext:value-type="float">
            <text:p>0.272</text:p>
          </table:table-cell>
          <table:table-cell office:value-type="float" office:value="0.144" calcext:value-type="float">
            <text:p>0.144</text:p>
          </table:table-cell>
          <table:table-cell office:value-type="float" office:value="0.272" calcext:value-type="float">
            <text:p>0.272</text:p>
          </table:table-cell>
          <table:table-cell office:value-type="float" office:value="0.208" calcext:value-type="float">
            <text:p>0.208</text:p>
          </table:table-cell>
          <table:table-cell office:value-type="float" office:value="0.176" calcext:value-type="float">
            <text:p>0.176</text:p>
          </table:table-cell>
          <table:table-cell table:number-columns-repeated="2" office:value-type="float" office:value="0.208" calcext:value-type="float">
            <text:p>0.208</text:p>
          </table:table-cell>
          <table:table-cell office:value-type="float" office:value="0.176" calcext:value-type="float">
            <text:p>0.176</text:p>
          </table:table-cell>
          <table:table-cell office:value-type="float" office:value="0.272" calcext:value-type="float">
            <text:p>0.272</text:p>
          </table:table-cell>
          <table:table-cell office:value-type="float" office:value="0.224" calcext:value-type="float">
            <text:p>0.224</text:p>
          </table:table-cell>
          <table:table-cell office:value-type="float" office:value="0.192" calcext:value-type="float">
            <text:p>0.192</text:p>
          </table:table-cell>
          <table:table-cell office:value-type="float" office:value="0.16" calcext:value-type="float">
            <text:p>0.16</text:p>
          </table:table-cell>
          <table:table-cell office:value-type="float" office:value="0.176" calcext:value-type="float">
            <text:p>0.176</text:p>
          </table:table-cell>
          <table:table-cell table:number-columns-repeated="2" office:value-type="float" office:value="0.208" calcext:value-type="float">
            <text:p>0.208</text:p>
          </table:table-cell>
          <table:table-cell office:value-type="float" office:value="0.24" calcext:value-type="float">
            <text:p>0.24</text:p>
          </table:table-cell>
          <table:table-cell office:value-type="float" office:value="0.144" calcext:value-type="float">
            <text:p>0.144</text:p>
          </table:table-cell>
          <table:table-cell office:value-type="float" office:value="0.128" calcext:value-type="float">
            <text:p>0.128</text:p>
          </table:table-cell>
          <table:table-cell office:value-type="float" office:value="0.16" calcext:value-type="float">
            <text:p>0.16</text:p>
          </table:table-cell>
          <table:table-cell office:value-type="float" office:value="0.224" calcext:value-type="float">
            <text:p>0.224</text:p>
          </table:table-cell>
          <table:table-cell office:value-type="float" office:value="0.176" calcext:value-type="float">
            <text:p>0.176</text:p>
          </table:table-cell>
          <table:table-cell office:value-type="float" office:value="0.256" calcext:value-type="float">
            <text:p>0.256</text:p>
          </table:table-cell>
          <table:table-cell office:value-type="float" office:value="0.208" calcext:value-type="float">
            <text:p>0.208</text:p>
          </table:table-cell>
          <table:table-cell table:number-columns-repeated="2" office:value-type="float" office:value="0.304" calcext:value-type="float">
            <text:p>0.304</text:p>
          </table:table-cell>
          <table:table-cell office:value-type="float" office:value="0.144" calcext:value-type="float">
            <text:p>0.144</text:p>
          </table:table-cell>
          <table:table-cell office:value-type="float" office:value="0.16" calcext:value-type="float">
            <text:p>0.16</text:p>
          </table:table-cell>
          <table:table-cell office:value-type="float" office:value="0.208" calcext:value-type="float">
            <text:p>0.208</text:p>
          </table:table-cell>
          <table:table-cell office:value-type="float" office:value="0.176" calcext:value-type="float">
            <text:p>0.176</text:p>
          </table:table-cell>
          <table:table-cell office:value-type="float" office:value="0.112" calcext:value-type="float">
            <text:p>0.112</text:p>
          </table:table-cell>
          <table:table-cell office:value-type="float" office:value="0.288" calcext:value-type="float">
            <text:p>0.28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226667" calcext:value-type="float">
            <text:p>0.226667</text:p>
          </table:table-cell>
          <table:table-cell office:value-type="float" office:value="0.186667" calcext:value-type="float">
            <text:p>0.186667</text:p>
          </table:table-cell>
          <table:table-cell office:value-type="float" office:value="0.253333" calcext:value-type="float">
            <text:p>0.253333</text:p>
          </table:table-cell>
          <table:table-cell office:value-type="float" office:value="0.2" calcext:value-type="float">
            <text:p>0.2</text:p>
          </table:table-cell>
          <table:table-cell office:value-type="float" office:value="0.28" calcext:value-type="float">
            <text:p>0.28</text:p>
          </table:table-cell>
          <table:table-cell office:value-type="float" office:value="0.24" calcext:value-type="float">
            <text:p>0.24</text:p>
          </table:table-cell>
          <table:table-cell office:value-type="float" office:value="0.2" calcext:value-type="float">
            <text:p>0.2</text:p>
          </table:table-cell>
          <table:table-cell office:value-type="float" office:value="0.28" calcext:value-type="float">
            <text:p>0.28</text:p>
          </table:table-cell>
          <table:table-cell office:value-type="float" office:value="0.133333" calcext:value-type="float">
            <text:p>0.133333</text:p>
          </table:table-cell>
          <table:table-cell office:value-type="float" office:value="0.173333" calcext:value-type="float">
            <text:p>0.173333</text:p>
          </table:table-cell>
          <table:table-cell office:value-type="float" office:value="0.2" calcext:value-type="float">
            <text:p>0.2</text:p>
          </table:table-cell>
          <table:table-cell office:value-type="float" office:value="0.306667" calcext:value-type="float">
            <text:p>0.306667</text:p>
          </table:table-cell>
          <table:table-cell office:value-type="float" office:value="0.24" calcext:value-type="float">
            <text:p>0.24</text:p>
          </table:table-cell>
          <table:table-cell office:value-type="float" office:value="0.226667" calcext:value-type="float">
            <text:p>0.226667</text:p>
          </table:table-cell>
          <table:table-cell office:value-type="float" office:value="0.146667" calcext:value-type="float">
            <text:p>0.146667</text:p>
          </table:table-cell>
          <table:table-cell office:value-type="float" office:value="0.0933333" calcext:value-type="float">
            <text:p>0.0933333</text:p>
          </table:table-cell>
          <table:table-cell office:value-type="float" office:value="0.133333" calcext:value-type="float">
            <text:p>0.133333</text:p>
          </table:table-cell>
          <table:table-cell office:value-type="float" office:value="0.2" calcext:value-type="float">
            <text:p>0.2</text:p>
          </table:table-cell>
          <table:table-cell office:value-type="float" office:value="0.28" calcext:value-type="float">
            <text:p>0.28</text:p>
          </table:table-cell>
          <table:table-cell table:number-columns-repeated="2" office:value-type="float" office:value="0.173333" calcext:value-type="float">
            <text:p>0.173333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0.213333" calcext:value-type="float">
            <text:p>0.213333</text:p>
          </table:table-cell>
          <table:table-cell office:value-type="float" office:value="0.28" calcext:value-type="float">
            <text:p>0.2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73333" calcext:value-type="float">
            <text:p>0.173333</text:p>
          </table:table-cell>
          <table:table-cell office:value-type="float" office:value="0.186667" calcext:value-type="float">
            <text:p>0.186667</text:p>
          </table:table-cell>
          <table:table-cell office:value-type="float" office:value="0.133333" calcext:value-type="float">
            <text:p>0.133333</text:p>
          </table:table-cell>
          <table:table-cell office:value-type="float" office:value="0.186667" calcext:value-type="float">
            <text:p>0.186667</text:p>
          </table:table-cell>
          <table:table-cell office:value-type="float" office:value="0.226667" calcext:value-type="float">
            <text:p>0.226667</text:p>
          </table:table-cell>
          <table:table-cell office:value-type="float" office:value="0.173333" calcext:value-type="float">
            <text:p>0.173333</text:p>
          </table:table-cell>
          <table:table-cell table:number-columns-repeated="2" office:value-type="float" office:value="0.213333" calcext:value-type="float">
            <text:p>0.213333</text:p>
          </table:table-cell>
          <table:table-cell office:value-type="float" office:value="0.146667" calcext:value-type="float">
            <text:p>0.146667</text:p>
          </table:table-cell>
          <table:table-cell office:value-type="float" office:value="0.266667" calcext:value-type="float">
            <text:p>0.266667</text:p>
          </table:table-cell>
          <table:table-cell office:value-type="float" office:value="0.146667" calcext:value-type="float">
            <text:p>0.146667</text:p>
          </table:table-cell>
          <table:table-cell office:value-type="float" office:value="0.24" calcext:value-type="float">
            <text:p>0.24</text:p>
          </table:table-cell>
          <table:table-cell office:value-type="float" office:value="0.186667" calcext:value-type="float">
            <text:p>0.186667</text:p>
          </table:table-cell>
          <table:table-cell office:value-type="float" office:value="0.253333" calcext:value-type="float">
            <text:p>0.253333</text:p>
          </table:table-cell>
          <table:table-cell office:value-type="float" office:value="0.16" calcext:value-type="float">
            <text:p>0.16</text:p>
          </table:table-cell>
          <table:table-cell office:value-type="float" office:value="0.173333" calcext:value-type="float">
            <text:p>0.173333</text:p>
          </table:table-cell>
          <table:table-cell office:value-type="float" office:value="0.146667" calcext:value-type="float">
            <text:p>0.146667</text:p>
          </table:table-cell>
          <table:table-cell office:value-type="float" office:value="0.226667" calcext:value-type="float">
            <text:p>0.226667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146667" calcext:value-type="float">
            <text:p>0.146667</text:p>
          </table:table-cell>
          <table:table-cell office:value-type="float" office:value="0.173333" calcext:value-type="float">
            <text:p>0.17333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251429" calcext:value-type="float">
            <text:p>0.251429</text:p>
          </table:table-cell>
          <table:table-cell office:value-type="float" office:value="0.148571" calcext:value-type="float">
            <text:p>0.148571</text:p>
          </table:table-cell>
          <table:table-cell office:value-type="float" office:value="0.194286" calcext:value-type="float">
            <text:p>0.194286</text:p>
          </table:table-cell>
          <table:table-cell office:value-type="float" office:value="0.205714" calcext:value-type="float">
            <text:p>0.205714</text:p>
          </table:table-cell>
          <table:table-cell office:value-type="float" office:value="0.182857" calcext:value-type="float">
            <text:p>0.182857</text:p>
          </table:table-cell>
          <table:table-cell office:value-type="float" office:value="0.16" calcext:value-type="float">
            <text:p>0.16</text:p>
          </table:table-cell>
          <table:table-cell office:value-type="float" office:value="0.228571" calcext:value-type="float">
            <text:p>0.228571</text:p>
          </table:table-cell>
          <table:table-cell office:value-type="float" office:value="0.16" calcext:value-type="float">
            <text:p>0.16</text:p>
          </table:table-cell>
          <table:table-cell office:value-type="float" office:value="0.102857" calcext:value-type="float">
            <text:p>0.102857</text:p>
          </table:table-cell>
          <table:table-cell office:value-type="float" office:value="0.262857" calcext:value-type="float">
            <text:p>0.262857</text:p>
          </table:table-cell>
          <table:table-cell office:value-type="float" office:value="0.217143" calcext:value-type="float">
            <text:p>0.217143</text:p>
          </table:table-cell>
          <table:table-cell office:value-type="float" office:value="0.125714" calcext:value-type="float">
            <text:p>0.125714</text:p>
          </table:table-cell>
          <table:table-cell office:value-type="float" office:value="0.285714" calcext:value-type="float">
            <text:p>0.285714</text:p>
          </table:table-cell>
          <table:table-cell table:number-columns-repeated="2" office:value-type="float" office:value="0.194286" calcext:value-type="float">
            <text:p>0.194286</text:p>
          </table:table-cell>
          <table:table-cell office:value-type="float" office:value="0.182857" calcext:value-type="float">
            <text:p>0.182857</text:p>
          </table:table-cell>
          <table:table-cell office:value-type="float" office:value="0.171429" calcext:value-type="float">
            <text:p>0.171429</text:p>
          </table:table-cell>
          <table:table-cell office:value-type="float" office:value="0.205714" calcext:value-type="float">
            <text:p>0.205714</text:p>
          </table:table-cell>
          <table:table-cell office:value-type="float" office:value="0.182857" calcext:value-type="float">
            <text:p>0.182857</text:p>
          </table:table-cell>
          <table:table-cell office:value-type="float" office:value="0.125714" calcext:value-type="float">
            <text:p>0.125714</text:p>
          </table:table-cell>
          <table:table-cell office:value-type="float" office:value="0.148571" calcext:value-type="float">
            <text:p>0.148571</text:p>
          </table:table-cell>
          <table:table-cell office:value-type="float" office:value="0.182857" calcext:value-type="float">
            <text:p>0.182857</text:p>
          </table:table-cell>
          <table:table-cell office:value-type="float" office:value="0.342857" calcext:value-type="float">
            <text:p>0.342857</text:p>
          </table:table-cell>
          <table:table-cell office:value-type="float" office:value="0.0571429" calcext:value-type="float">
            <text:p>0.0571429</text:p>
          </table:table-cell>
          <table:table-cell office:value-type="float" office:value="0.148571" calcext:value-type="float">
            <text:p>0.148571</text:p>
          </table:table-cell>
          <table:table-cell office:value-type="float" office:value="0.205714" calcext:value-type="float">
            <text:p>0.205714</text:p>
          </table:table-cell>
          <table:table-cell office:value-type="float" office:value="0.125714" calcext:value-type="float">
            <text:p>0.125714</text:p>
          </table:table-cell>
          <table:table-cell office:value-type="float" office:value="0.228571" calcext:value-type="float">
            <text:p>0.228571</text:p>
          </table:table-cell>
          <table:table-cell office:value-type="float" office:value="0.137143" calcext:value-type="float">
            <text:p>0.137143</text:p>
          </table:table-cell>
          <table:table-cell office:value-type="float" office:value="0.24" calcext:value-type="float">
            <text:p>0.24</text:p>
          </table:table-cell>
          <table:table-cell office:value-type="float" office:value="0.251429" calcext:value-type="float">
            <text:p>0.251429</text:p>
          </table:table-cell>
          <table:table-cell office:value-type="float" office:value="0.205714" calcext:value-type="float">
            <text:p>0.205714</text:p>
          </table:table-cell>
          <table:table-cell office:value-type="float" office:value="0.137143" calcext:value-type="float">
            <text:p>0.137143</text:p>
          </table:table-cell>
          <table:table-cell office:value-type="float" office:value="0.16" calcext:value-type="float">
            <text:p>0.16</text:p>
          </table:table-cell>
          <table:table-cell office:value-type="float" office:value="0.24" calcext:value-type="float">
            <text:p>0.24</text:p>
          </table:table-cell>
          <table:table-cell office:value-type="float" office:value="0.228571" calcext:value-type="float">
            <text:p>0.228571</text:p>
          </table:table-cell>
          <table:table-cell office:value-type="float" office:value="0.171429" calcext:value-type="float">
            <text:p>0.171429</text:p>
          </table:table-cell>
          <table:table-cell office:value-type="float" office:value="0.217143" calcext:value-type="float">
            <text:p>0.217143</text:p>
          </table:table-cell>
          <table:table-cell office:value-type="float" office:value="0.125714" calcext:value-type="float">
            <text:p>0.125714</text:p>
          </table:table-cell>
          <table:table-cell office:value-type="float" office:value="0.148571" calcext:value-type="float">
            <text:p>0.148571</text:p>
          </table:table-cell>
          <table:table-cell office:value-type="float" office:value="0.228571" calcext:value-type="float">
            <text:p>0.228571</text:p>
          </table:table-cell>
          <table:table-cell office:value-type="float" office:value="0.205714" calcext:value-type="float">
            <text:p>0.205714</text:p>
          </table:table-cell>
          <table:table-cell office:value-type="float" office:value="0.262857" calcext:value-type="float">
            <text:p>0.262857</text:p>
          </table:table-cell>
          <table:table-cell office:value-type="float" office:value="0.228571" calcext:value-type="float">
            <text:p>0.228571</text:p>
          </table:table-cell>
          <table:table-cell office:value-type="float" office:value="0.262857" calcext:value-type="float">
            <text:p>0.262857</text:p>
          </table:table-cell>
          <table:table-cell office:value-type="float" office:value="0.274286" calcext:value-type="float">
            <text:p>0.274286</text:p>
          </table:table-cell>
          <table:table-cell office:value-type="float" office:value="0.182857" calcext:value-type="float">
            <text:p>0.182857</text:p>
          </table:table-cell>
          <table:table-cell office:value-type="float" office:value="0.194286" calcext:value-type="float">
            <text:p>0.194286</text:p>
          </table:table-cell>
          <table:table-cell office:value-type="float" office:value="0.182857" calcext:value-type="float">
            <text:p>0.182857</text:p>
          </table:table-cell>
          <table:table-cell office:value-type="float" office:value="0.194286" calcext:value-type="float">
            <text:p>0.19428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22" calcext:value-type="float">
            <text:p>0.22</text:p>
          </table:table-cell>
          <table:table-cell office:value-type="float" office:value="0.26" calcext:value-type="float">
            <text:p>0.26</text:p>
          </table:table-cell>
          <table:table-cell office:value-type="float" office:value="0.11" calcext:value-type="float">
            <text:p>0.11</text:p>
          </table:table-cell>
          <table:table-cell office:value-type="float" office:value="0.14" calcext:value-type="float">
            <text:p>0.14</text:p>
          </table:table-cell>
          <table:table-cell office:value-type="float" office:value="0.26" calcext:value-type="float">
            <text:p>0.26</text:p>
          </table:table-cell>
          <table:table-cell office:value-type="float" office:value="0.23" calcext:value-type="float">
            <text:p>0.23</text:p>
          </table:table-cell>
          <table:table-cell office:value-type="float" office:value="0.22" calcext:value-type="float">
            <text:p>0.22</text:p>
          </table:table-cell>
          <table:table-cell office:value-type="float" office:value="0.19" calcext:value-type="float">
            <text:p>0.19</text:p>
          </table:table-cell>
          <table:table-cell office:value-type="float" office:value="0.16" calcext:value-type="float">
            <text:p>0.16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office:value-type="float" office:value="0.21" calcext:value-type="float">
            <text:p>0.21</text:p>
          </table:table-cell>
          <table:table-cell office:value-type="float" office:value="0.2" calcext:value-type="float">
            <text:p>0.2</text:p>
          </table:table-cell>
          <table:table-cell office:value-type="float" office:value="0.16" calcext:value-type="float">
            <text:p>0.16</text:p>
          </table:table-cell>
          <table:table-cell office:value-type="float" office:value="0.15" calcext:value-type="float">
            <text:p>0.15</text:p>
          </table:table-cell>
          <table:table-cell office:value-type="float" office:value="0.22" calcext:value-type="float">
            <text:p>0.22</text:p>
          </table:table-cell>
          <table:table-cell office:value-type="float" office:value="0.25" calcext:value-type="float">
            <text:p>0.25</text:p>
          </table:table-cell>
          <table:table-cell office:value-type="float" office:value="0.28" calcext:value-type="float">
            <text:p>0.28</text:p>
          </table:table-cell>
          <table:table-cell office:value-type="float" office:value="0.21" calcext:value-type="float">
            <text:p>0.21</text:p>
          </table:table-cell>
          <table:table-cell office:value-type="float" office:value="0.15" calcext:value-type="float">
            <text:p>0.15</text:p>
          </table:table-cell>
          <table:table-cell office:value-type="float" office:value="0.23" calcext:value-type="float">
            <text:p>0.23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16" calcext:value-type="float">
            <text:p>0.16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21" calcext:value-type="float">
            <text:p>0.21</text:p>
          </table:table-cell>
          <table:table-cell office:value-type="float" office:value="0.18" calcext:value-type="float">
            <text:p>0.18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15" calcext:value-type="float">
            <text:p>0.15</text:p>
          </table:table-cell>
          <table:table-cell office:value-type="float" office:value="0.29" calcext:value-type="float">
            <text:p>0.29</text:p>
          </table:table-cell>
          <table:table-cell office:value-type="float" office:value="0.14" calcext:value-type="float">
            <text:p>0.14</text:p>
          </table:table-cell>
          <table:table-cell office:value-type="float" office:value="0.19" calcext:value-type="float">
            <text:p>0.19</text:p>
          </table:table-cell>
          <table:table-cell office:value-type="float" office:value="0.13" calcext:value-type="float">
            <text:p>0.13</text:p>
          </table:table-cell>
          <table:table-cell office:value-type="float" office:value="0.19" calcext:value-type="float">
            <text:p>0.19</text:p>
          </table:table-cell>
          <table:table-cell office:value-type="float" office:value="0.26" calcext:value-type="float">
            <text:p>0.26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195556" calcext:value-type="float">
            <text:p>0.195556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0.195556" calcext:value-type="float">
            <text:p>0.195556</text:p>
          </table:table-cell>
          <table:table-cell office:value-type="float" office:value="0.204444" calcext:value-type="float">
            <text:p>0.204444</text:p>
          </table:table-cell>
          <table:table-cell office:value-type="float" office:value="0.231111" calcext:value-type="float">
            <text:p>0.231111</text:p>
          </table:table-cell>
          <table:table-cell office:value-type="float" office:value="0.24" calcext:value-type="float">
            <text:p>0.24</text:p>
          </table:table-cell>
          <table:table-cell office:value-type="float" office:value="0.186667" calcext:value-type="float">
            <text:p>0.186667</text:p>
          </table:table-cell>
          <table:table-cell office:value-type="float" office:value="0.257778" calcext:value-type="float">
            <text:p>0.257778</text:p>
          </table:table-cell>
          <table:table-cell office:value-type="float" office:value="0.186667" calcext:value-type="float">
            <text:p>0.186667</text:p>
          </table:table-cell>
          <table:table-cell office:value-type="float" office:value="0.248889" calcext:value-type="float">
            <text:p>0.248889</text:p>
          </table:table-cell>
          <table:table-cell table:number-columns-repeated="2" office:value-type="float" office:value="0.177778" calcext:value-type="float">
            <text:p>0.177778</text:p>
          </table:table-cell>
          <table:table-cell table:number-columns-repeated="2" office:value-type="float" office:value="0.168889" calcext:value-type="float">
            <text:p>0.168889</text:p>
          </table:table-cell>
          <table:table-cell office:value-type="float" office:value="0.195556" calcext:value-type="float">
            <text:p>0.195556</text:p>
          </table:table-cell>
          <table:table-cell office:value-type="float" office:value="0.16" calcext:value-type="float">
            <text:p>0.16</text:p>
          </table:table-cell>
          <table:table-cell office:value-type="float" office:value="0.231111" calcext:value-type="float">
            <text:p>0.231111</text:p>
          </table:table-cell>
          <table:table-cell office:value-type="float" office:value="0.257778" calcext:value-type="float">
            <text:p>0.257778</text:p>
          </table:table-cell>
          <table:table-cell office:value-type="float" office:value="0.231111" calcext:value-type="float">
            <text:p>0.231111</text:p>
          </table:table-cell>
          <table:table-cell office:value-type="float" office:value="0.168889" calcext:value-type="float">
            <text:p>0.168889</text:p>
          </table:table-cell>
          <table:table-cell office:value-type="float" office:value="0.257778" calcext:value-type="float">
            <text:p>0.257778</text:p>
          </table:table-cell>
          <table:table-cell office:value-type="float" office:value="0.168889" calcext:value-type="float">
            <text:p>0.168889</text:p>
          </table:table-cell>
          <table:table-cell office:value-type="float" office:value="0.195556" calcext:value-type="float">
            <text:p>0.195556</text:p>
          </table:table-cell>
          <table:table-cell office:value-type="float" office:value="0.168889" calcext:value-type="float">
            <text:p>0.168889</text:p>
          </table:table-cell>
          <table:table-cell office:value-type="float" office:value="0.231111" calcext:value-type="float">
            <text:p>0.231111</text:p>
          </table:table-cell>
          <table:table-cell office:value-type="float" office:value="0.133333" calcext:value-type="float">
            <text:p>0.133333</text:p>
          </table:table-cell>
          <table:table-cell office:value-type="float" office:value="0.213333" calcext:value-type="float">
            <text:p>0.213333</text:p>
          </table:table-cell>
          <table:table-cell office:value-type="float" office:value="0.186667" calcext:value-type="float">
            <text:p>0.186667</text:p>
          </table:table-cell>
          <table:table-cell office:value-type="float" office:value="0.177778" calcext:value-type="float">
            <text:p>0.177778</text:p>
          </table:table-cell>
          <table:table-cell office:value-type="float" office:value="0.151111" calcext:value-type="float">
            <text:p>0.151111</text:p>
          </table:table-cell>
          <table:table-cell office:value-type="float" office:value="0.231111" calcext:value-type="float">
            <text:p>0.231111</text:p>
          </table:table-cell>
          <table:table-cell office:value-type="float" office:value="0.0888889" calcext:value-type="float">
            <text:p>0.0888889</text:p>
          </table:table-cell>
          <table:table-cell office:value-type="float" office:value="0.186667" calcext:value-type="float">
            <text:p>0.186667</text:p>
          </table:table-cell>
          <table:table-cell office:value-type="float" office:value="0.177778" calcext:value-type="float">
            <text:p>0.177778</text:p>
          </table:table-cell>
          <table:table-cell office:value-type="float" office:value="0.151111" calcext:value-type="float">
            <text:p>0.151111</text:p>
          </table:table-cell>
          <table:table-cell office:value-type="float" office:value="0.231111" calcext:value-type="float">
            <text:p>0.231111</text:p>
          </table:table-cell>
          <table:table-cell office:value-type="float" office:value="0.142222" calcext:value-type="float">
            <text:p>0.142222</text:p>
          </table:table-cell>
          <table:table-cell office:value-type="float" office:value="0.275556" calcext:value-type="float">
            <text:p>0.275556</text:p>
          </table:table-cell>
          <table:table-cell office:value-type="float" office:value="0.213333" calcext:value-type="float">
            <text:p>0.213333</text:p>
          </table:table-cell>
          <table:table-cell office:value-type="float" office:value="0.257778" calcext:value-type="float">
            <text:p>0.257778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0.124444" calcext:value-type="float">
            <text:p>0.124444</text:p>
          </table:table-cell>
          <table:table-cell office:value-type="float" office:value="0.168889" calcext:value-type="float">
            <text:p>0.168889</text:p>
          </table:table-cell>
          <table:table-cell office:value-type="float" office:value="0.248889" calcext:value-type="float">
            <text:p>0.248889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0.24" calcext:value-type="float">
            <text:p>0.24</text:p>
          </table:table-cell>
          <table:table-cell office:value-type="float" office:value="0.266667" calcext:value-type="float">
            <text:p>0.266667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0.124444" calcext:value-type="float">
            <text:p>0.124444</text:p>
          </table:table-cell>
          <table:table-cell office:value-type="float" office:value="0.168889" calcext:value-type="float">
            <text:p>0.16888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232" calcext:value-type="float">
            <text:p>0.232</text:p>
          </table:table-cell>
          <table:table-cell office:value-type="float" office:value="0.24" calcext:value-type="float">
            <text:p>0.24</text:p>
          </table:table-cell>
          <table:table-cell office:value-type="float" office:value="0.168" calcext:value-type="float">
            <text:p>0.168</text:p>
          </table:table-cell>
          <table:table-cell office:value-type="float" office:value="0.216" calcext:value-type="float">
            <text:p>0.216</text:p>
          </table:table-cell>
          <table:table-cell office:value-type="float" office:value="0.168" calcext:value-type="float">
            <text:p>0.168</text:p>
          </table:table-cell>
          <table:table-cell table:number-columns-repeated="2" office:value-type="float" office:value="0.152" calcext:value-type="float">
            <text:p>0.152</text:p>
          </table:table-cell>
          <table:table-cell office:value-type="float" office:value="0.224" calcext:value-type="float">
            <text:p>0.224</text:p>
          </table:table-cell>
          <table:table-cell office:value-type="float" office:value="0.176" calcext:value-type="float">
            <text:p>0.176</text:p>
          </table:table-cell>
          <table:table-cell office:value-type="float" office:value="0.2" calcext:value-type="float">
            <text:p>0.2</text:p>
          </table:table-cell>
          <table:table-cell office:value-type="float" office:value="0.136" calcext:value-type="float">
            <text:p>0.136</text:p>
          </table:table-cell>
          <table:table-cell office:value-type="float" office:value="0.24" calcext:value-type="float">
            <text:p>0.24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232" calcext:value-type="float">
            <text:p>0.232</text:p>
          </table:table-cell>
          <table:table-cell office:value-type="float" office:value="0.16" calcext:value-type="float">
            <text:p>0.16</text:p>
          </table:table-cell>
          <table:table-cell office:value-type="float" office:value="0.224" calcext:value-type="float">
            <text:p>0.224</text:p>
          </table:table-cell>
          <table:table-cell office:value-type="float" office:value="0.152" calcext:value-type="float">
            <text:p>0.152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0.176" calcext:value-type="float">
            <text:p>0.176</text:p>
          </table:table-cell>
          <table:table-cell office:value-type="float" office:value="0.216" calcext:value-type="float">
            <text:p>0.216</text:p>
          </table:table-cell>
          <table:table-cell office:value-type="float" office:value="0.208" calcext:value-type="float">
            <text:p>0.208</text:p>
          </table:table-cell>
          <table:table-cell office:value-type="float" office:value="0.144" calcext:value-type="float">
            <text:p>0.144</text:p>
          </table:table-cell>
          <table:table-cell office:value-type="float" office:value="0.136" calcext:value-type="float">
            <text:p>0.136</text:p>
          </table:table-cell>
          <table:table-cell office:value-type="float" office:value="0.248" calcext:value-type="float">
            <text:p>0.248</text:p>
          </table:table-cell>
          <table:table-cell table:number-columns-repeated="2" office:value-type="float" office:value="0.192" calcext:value-type="float">
            <text:p>0.192</text:p>
          </table:table-cell>
          <table:table-cell table:number-columns-repeated="2" office:value-type="float" office:value="0.184" calcext:value-type="float">
            <text:p>0.184</text:p>
          </table:table-cell>
          <table:table-cell office:value-type="float" office:value="0.256" calcext:value-type="float">
            <text:p>0.256</text:p>
          </table:table-cell>
          <table:table-cell office:value-type="float" office:value="0.24" calcext:value-type="float">
            <text:p>0.24</text:p>
          </table:table-cell>
          <table:table-cell office:value-type="float" office:value="0.184" calcext:value-type="float">
            <text:p>0.184</text:p>
          </table:table-cell>
          <table:table-cell office:value-type="float" office:value="0.216" calcext:value-type="float">
            <text:p>0.216</text:p>
          </table:table-cell>
          <table:table-cell office:value-type="float" office:value="0.176" calcext:value-type="float">
            <text:p>0.176</text:p>
          </table:table-cell>
          <table:table-cell table:number-columns-repeated="2" office:value-type="float" office:value="0.296" calcext:value-type="float">
            <text:p>0.296</text:p>
          </table:table-cell>
          <table:table-cell office:value-type="float" office:value="0.208" calcext:value-type="float">
            <text:p>0.208</text:p>
          </table:table-cell>
          <table:table-cell table:number-columns-repeated="2" office:value-type="float" office:value="0.216" calcext:value-type="float">
            <text:p>0.216</text:p>
          </table:table-cell>
          <table:table-cell office:value-type="float" office:value="0.192" calcext:value-type="float">
            <text:p>0.192</text:p>
          </table:table-cell>
          <table:table-cell office:value-type="float" office:value="0.256" calcext:value-type="float">
            <text:p>0.256</text:p>
          </table:table-cell>
          <table:table-cell office:value-type="float" office:value="0.232" calcext:value-type="float">
            <text:p>0.232</text:p>
          </table:table-cell>
          <table:table-cell office:value-type="float" office:value="0.208" calcext:value-type="float">
            <text:p>0.208</text:p>
          </table:table-cell>
          <table:table-cell office:value-type="float" office:value="0.24" calcext:value-type="float">
            <text:p>0.24</text:p>
          </table:table-cell>
          <table:table-cell office:value-type="float" office:value="0.16" calcext:value-type="float">
            <text:p>0.16</text:p>
          </table:table-cell>
          <table:table-cell office:value-type="float" office:value="0.2" calcext:value-type="float">
            <text:p>0.2</text:p>
          </table:table-cell>
          <table:table-cell office:value-type="float" office:value="0.208" calcext:value-type="float">
            <text:p>0.208</text:p>
          </table:table-cell>
          <table:table-cell office:value-type="float" office:value="0.2" calcext:value-type="float">
            <text:p>0.2</text:p>
          </table:table-cell>
          <table:table-cell office:value-type="float" office:value="0.152" calcext:value-type="float">
            <text:p>0.152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218182" calcext:value-type="float">
            <text:p>0.218182</text:p>
          </table:table-cell>
          <table:table-cell office:value-type="float" office:value="0.167273" calcext:value-type="float">
            <text:p>0.167273</text:p>
          </table:table-cell>
          <table:table-cell office:value-type="float" office:value="0.138182" calcext:value-type="float">
            <text:p>0.138182</text:p>
          </table:table-cell>
          <table:table-cell office:value-type="float" office:value="0.276364" calcext:value-type="float">
            <text:p>0.276364</text:p>
          </table:table-cell>
          <table:table-cell office:value-type="float" office:value="0.218182" calcext:value-type="float">
            <text:p>0.218182</text:p>
          </table:table-cell>
          <table:table-cell office:value-type="float" office:value="0.196364" calcext:value-type="float">
            <text:p>0.196364</text:p>
          </table:table-cell>
          <table:table-cell office:value-type="float" office:value="0.247273" calcext:value-type="float">
            <text:p>0.247273</text:p>
          </table:table-cell>
          <table:table-cell office:value-type="float" office:value="0.167273" calcext:value-type="float">
            <text:p>0.167273</text:p>
          </table:table-cell>
          <table:table-cell office:value-type="float" office:value="0.181818" calcext:value-type="float">
            <text:p>0.181818</text:p>
          </table:table-cell>
          <table:table-cell office:value-type="float" office:value="0.210909" calcext:value-type="float">
            <text:p>0.210909</text:p>
          </table:table-cell>
          <table:table-cell office:value-type="float" office:value="0.24" calcext:value-type="float">
            <text:p>0.24</text:p>
          </table:table-cell>
          <table:table-cell office:value-type="float" office:value="0.225455" calcext:value-type="float">
            <text:p>0.225455</text:p>
          </table:table-cell>
          <table:table-cell office:value-type="float" office:value="0.116364" calcext:value-type="float">
            <text:p>0.116364</text:p>
          </table:table-cell>
          <table:table-cell office:value-type="float" office:value="0.232727" calcext:value-type="float">
            <text:p>0.232727</text:p>
          </table:table-cell>
          <table:table-cell table:number-columns-repeated="2" office:value-type="float" office:value="0.225455" calcext:value-type="float">
            <text:p>0.225455</text:p>
          </table:table-cell>
          <table:table-cell office:value-type="float" office:value="0.203636" calcext:value-type="float">
            <text:p>0.203636</text:p>
          </table:table-cell>
          <table:table-cell office:value-type="float" office:value="0.312727" calcext:value-type="float">
            <text:p>0.312727</text:p>
          </table:table-cell>
          <table:table-cell office:value-type="float" office:value="0.210909" calcext:value-type="float">
            <text:p>0.210909</text:p>
          </table:table-cell>
          <table:table-cell office:value-type="float" office:value="0.174545" calcext:value-type="float">
            <text:p>0.174545</text:p>
          </table:table-cell>
          <table:table-cell office:value-type="float" office:value="0.167273" calcext:value-type="float">
            <text:p>0.167273</text:p>
          </table:table-cell>
          <table:table-cell office:value-type="float" office:value="0.24" calcext:value-type="float">
            <text:p>0.24</text:p>
          </table:table-cell>
          <table:table-cell office:value-type="float" office:value="0.174545" calcext:value-type="float">
            <text:p>0.174545</text:p>
          </table:table-cell>
          <table:table-cell office:value-type="float" office:value="0.167273" calcext:value-type="float">
            <text:p>0.167273</text:p>
          </table:table-cell>
          <table:table-cell office:value-type="float" office:value="0.16" calcext:value-type="float">
            <text:p>0.16</text:p>
          </table:table-cell>
          <table:table-cell office:value-type="float" office:value="0.196364" calcext:value-type="float">
            <text:p>0.196364</text:p>
          </table:table-cell>
          <table:table-cell office:value-type="float" office:value="0.189091" calcext:value-type="float">
            <text:p>0.189091</text:p>
          </table:table-cell>
          <table:table-cell office:value-type="float" office:value="0.196364" calcext:value-type="float">
            <text:p>0.196364</text:p>
          </table:table-cell>
          <table:table-cell office:value-type="float" office:value="0.189091" calcext:value-type="float">
            <text:p>0.189091</text:p>
          </table:table-cell>
          <table:table-cell office:value-type="float" office:value="0.232727" calcext:value-type="float">
            <text:p>0.232727</text:p>
          </table:table-cell>
          <table:table-cell office:value-type="float" office:value="0.145455" calcext:value-type="float">
            <text:p>0.145455</text:p>
          </table:table-cell>
          <table:table-cell office:value-type="float" office:value="0.203636" calcext:value-type="float">
            <text:p>0.203636</text:p>
          </table:table-cell>
          <table:table-cell office:value-type="float" office:value="0.225455" calcext:value-type="float">
            <text:p>0.225455</text:p>
          </table:table-cell>
          <table:table-cell office:value-type="float" office:value="0.218182" calcext:value-type="float">
            <text:p>0.218182</text:p>
          </table:table-cell>
          <table:table-cell office:value-type="float" office:value="0.181818" calcext:value-type="float">
            <text:p>0.181818</text:p>
          </table:table-cell>
          <table:table-cell office:value-type="float" office:value="0.130909" calcext:value-type="float">
            <text:p>0.130909</text:p>
          </table:table-cell>
          <table:table-cell office:value-type="float" office:value="0.189091" calcext:value-type="float">
            <text:p>0.189091</text:p>
          </table:table-cell>
          <table:table-cell office:value-type="float" office:value="0.290909" calcext:value-type="float">
            <text:p>0.290909</text:p>
          </table:table-cell>
          <table:table-cell office:value-type="float" office:value="0.232727" calcext:value-type="float">
            <text:p>0.232727</text:p>
          </table:table-cell>
          <table:table-cell office:value-type="float" office:value="0.24" calcext:value-type="float">
            <text:p>0.24</text:p>
          </table:table-cell>
          <table:table-cell office:value-type="float" office:value="0.152727" calcext:value-type="float">
            <text:p>0.152727</text:p>
          </table:table-cell>
          <table:table-cell office:value-type="float" office:value="0.189091" calcext:value-type="float">
            <text:p>0.189091</text:p>
          </table:table-cell>
          <table:table-cell office:value-type="float" office:value="0.203636" calcext:value-type="float">
            <text:p>0.203636</text:p>
          </table:table-cell>
          <table:table-cell office:value-type="float" office:value="0.210909" calcext:value-type="float">
            <text:p>0.210909</text:p>
          </table:table-cell>
          <table:table-cell office:value-type="float" office:value="0.196364" calcext:value-type="float">
            <text:p>0.196364</text:p>
          </table:table-cell>
          <table:table-cell office:value-type="float" office:value="0.181818" calcext:value-type="float">
            <text:p>0.181818</text:p>
          </table:table-cell>
          <table:table-cell office:value-type="float" office:value="0.210909" calcext:value-type="float">
            <text:p>0.210909</text:p>
          </table:table-cell>
          <table:table-cell office:value-type="float" office:value="0.16" calcext:value-type="float">
            <text:p>0.16</text:p>
          </table:table-cell>
          <table:table-cell office:value-type="float" office:value="0.276364" calcext:value-type="float">
            <text:p>0.276364</text:p>
          </table:table-cell>
          <table:table-cell office:value-type="float" office:value="0.210909" calcext:value-type="float">
            <text:p>0.21090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14" calcext:value-type="float">
            <text:p>0.14</text:p>
          </table:table-cell>
          <table:table-cell office:value-type="float" office:value="0.22" calcext:value-type="float">
            <text:p>0.22</text:p>
          </table:table-cell>
          <table:table-cell office:value-type="float" office:value="0.206667" calcext:value-type="float">
            <text:p>0.206667</text:p>
          </table:table-cell>
          <table:table-cell office:value-type="float" office:value="0.14" calcext:value-type="float">
            <text:p>0.14</text:p>
          </table:table-cell>
          <table:table-cell office:value-type="float" office:value="0.193333" calcext:value-type="float">
            <text:p>0.193333</text:p>
          </table:table-cell>
          <table:table-cell office:value-type="float" office:value="0.22" calcext:value-type="float">
            <text:p>0.22</text:p>
          </table:table-cell>
          <table:table-cell office:value-type="float" office:value="0.186667" calcext:value-type="float">
            <text:p>0.186667</text:p>
          </table:table-cell>
          <table:table-cell office:value-type="float" office:value="0.246667" calcext:value-type="float">
            <text:p>0.246667</text:p>
          </table:table-cell>
          <table:table-cell office:value-type="float" office:value="0.16" calcext:value-type="float">
            <text:p>0.16</text:p>
          </table:table-cell>
          <table:table-cell office:value-type="float" office:value="0.2" calcext:value-type="float">
            <text:p>0.2</text:p>
          </table:table-cell>
          <table:table-cell office:value-type="float" office:value="0.233333" calcext:value-type="float">
            <text:p>0.233333</text:p>
          </table:table-cell>
          <table:table-cell office:value-type="float" office:value="0.126667" calcext:value-type="float">
            <text:p>0.126667</text:p>
          </table:table-cell>
          <table:table-cell office:value-type="float" office:value="0.226667" calcext:value-type="float">
            <text:p>0.226667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206667" calcext:value-type="float">
            <text:p>0.206667</text:p>
          </table:table-cell>
          <table:table-cell office:value-type="float" office:value="0.18" calcext:value-type="float">
            <text:p>0.18</text:p>
          </table:table-cell>
          <table:table-cell office:value-type="float" office:value="0.22" calcext:value-type="float">
            <text:p>0.22</text:p>
          </table:table-cell>
          <table:table-cell office:value-type="float" office:value="0.24" calcext:value-type="float">
            <text:p>0.24</text:p>
          </table:table-cell>
          <table:table-cell office:value-type="float" office:value="0.173333" calcext:value-type="float">
            <text:p>0.173333</text:p>
          </table:table-cell>
          <table:table-cell office:value-type="float" office:value="0.206667" calcext:value-type="float">
            <text:p>0.206667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0.24" calcext:value-type="float">
            <text:p>0.24</text:p>
          </table:table-cell>
          <table:table-cell office:value-type="float" office:value="0.18" calcext:value-type="float">
            <text:p>0.18</text:p>
          </table:table-cell>
          <table:table-cell office:value-type="float" office:value="0.206667" calcext:value-type="float">
            <text:p>0.206667</text:p>
          </table:table-cell>
          <table:table-cell office:value-type="float" office:value="0.253333" calcext:value-type="float">
            <text:p>0.253333</text:p>
          </table:table-cell>
          <table:table-cell office:value-type="float" office:value="0.18" calcext:value-type="float">
            <text:p>0.18</text:p>
          </table:table-cell>
          <table:table-cell office:value-type="float" office:value="0.233333" calcext:value-type="float">
            <text:p>0.233333</text:p>
          </table:table-cell>
          <table:table-cell office:value-type="float" office:value="0.153333" calcext:value-type="float">
            <text:p>0.153333</text:p>
          </table:table-cell>
          <table:table-cell office:value-type="float" office:value="0.146667" calcext:value-type="float">
            <text:p>0.146667</text:p>
          </table:table-cell>
          <table:table-cell office:value-type="float" office:value="0.206667" calcext:value-type="float">
            <text:p>0.206667</text:p>
          </table:table-cell>
          <table:table-cell office:value-type="float" office:value="0.153333" calcext:value-type="float">
            <text:p>0.153333</text:p>
          </table:table-cell>
          <table:table-cell office:value-type="float" office:value="0.213333" calcext:value-type="float">
            <text:p>0.213333</text:p>
          </table:table-cell>
          <table:table-cell office:value-type="float" office:value="0.246667" calcext:value-type="float">
            <text:p>0.246667</text:p>
          </table:table-cell>
          <table:table-cell office:value-type="float" office:value="0.233333" calcext:value-type="float">
            <text:p>0.233333</text:p>
          </table:table-cell>
          <table:table-cell office:value-type="float" office:value="0.173333" calcext:value-type="float">
            <text:p>0.173333</text:p>
          </table:table-cell>
          <table:table-cell office:value-type="float" office:value="0.2" calcext:value-type="float">
            <text:p>0.2</text:p>
          </table:table-cell>
          <table:table-cell office:value-type="float" office:value="0.253333" calcext:value-type="float">
            <text:p>0.253333</text:p>
          </table:table-cell>
          <table:table-cell office:value-type="float" office:value="0.226667" calcext:value-type="float">
            <text:p>0.226667</text:p>
          </table:table-cell>
          <table:table-cell office:value-type="float" office:value="0.2" calcext:value-type="float">
            <text:p>0.2</text:p>
          </table:table-cell>
          <table:table-cell office:value-type="float" office:value="0.213333" calcext:value-type="float">
            <text:p>0.213333</text:p>
          </table:table-cell>
          <table:table-cell office:value-type="float" office:value="0.246667" calcext:value-type="float">
            <text:p>0.246667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173333" calcext:value-type="float">
            <text:p>0.173333</text:p>
          </table:table-cell>
          <table:table-cell office:value-type="float" office:value="0.226667" calcext:value-type="float">
            <text:p>0.226667</text:p>
          </table:table-cell>
          <table:table-cell office:value-type="float" office:value="0.213333" calcext:value-type="float">
            <text:p>0.213333</text:p>
          </table:table-cell>
          <table:table-cell office:value-type="float" office:value="0.206667" calcext:value-type="float">
            <text:p>0.206667</text:p>
          </table:table-cell>
          <table:table-cell office:value-type="float" office:value="0.133333" calcext:value-type="float">
            <text:p>0.133333</text:p>
          </table:table-cell>
          <table:table-cell office:value-type="float" office:value="0.246667" calcext:value-type="float">
            <text:p>0.24666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190769" calcext:value-type="float">
            <text:p>0.190769</text:p>
          </table:table-cell>
          <table:table-cell office:value-type="float" office:value="0.172308" calcext:value-type="float">
            <text:p>0.172308</text:p>
          </table:table-cell>
          <table:table-cell office:value-type="float" office:value="0.178462" calcext:value-type="float">
            <text:p>0.178462</text:p>
          </table:table-cell>
          <table:table-cell office:value-type="float" office:value="0.196923" calcext:value-type="float">
            <text:p>0.196923</text:p>
          </table:table-cell>
          <table:table-cell office:value-type="float" office:value="0.209231" calcext:value-type="float">
            <text:p>0.209231</text:p>
          </table:table-cell>
          <table:table-cell office:value-type="float" office:value="0.166154" calcext:value-type="float">
            <text:p>0.166154</text:p>
          </table:table-cell>
          <table:table-cell office:value-type="float" office:value="0.178462" calcext:value-type="float">
            <text:p>0.178462</text:p>
          </table:table-cell>
          <table:table-cell office:value-type="float" office:value="0.209231" calcext:value-type="float">
            <text:p>0.209231</text:p>
          </table:table-cell>
          <table:table-cell office:value-type="float" office:value="0.221538" calcext:value-type="float">
            <text:p>0.221538</text:p>
          </table:table-cell>
          <table:table-cell office:value-type="float" office:value="0.215385" calcext:value-type="float">
            <text:p>0.215385</text:p>
          </table:table-cell>
          <table:table-cell office:value-type="float" office:value="0.196923" calcext:value-type="float">
            <text:p>0.196923</text:p>
          </table:table-cell>
          <table:table-cell office:value-type="float" office:value="0.221538" calcext:value-type="float">
            <text:p>0.221538</text:p>
          </table:table-cell>
          <table:table-cell office:value-type="float" office:value="0.172308" calcext:value-type="float">
            <text:p>0.172308</text:p>
          </table:table-cell>
          <table:table-cell office:value-type="float" office:value="0.233846" calcext:value-type="float">
            <text:p>0.233846</text:p>
          </table:table-cell>
          <table:table-cell office:value-type="float" office:value="0.215385" calcext:value-type="float">
            <text:p>0.215385</text:p>
          </table:table-cell>
          <table:table-cell office:value-type="float" office:value="0.209231" calcext:value-type="float">
            <text:p>0.209231</text:p>
          </table:table-cell>
          <table:table-cell office:value-type="float" office:value="0.196923" calcext:value-type="float">
            <text:p>0.196923</text:p>
          </table:table-cell>
          <table:table-cell office:value-type="float" office:value="0.147692" calcext:value-type="float">
            <text:p>0.147692</text:p>
          </table:table-cell>
          <table:table-cell office:value-type="float" office:value="0.203077" calcext:value-type="float">
            <text:p>0.203077</text:p>
          </table:table-cell>
          <table:table-cell office:value-type="float" office:value="0.196923" calcext:value-type="float">
            <text:p>0.196923</text:p>
          </table:table-cell>
          <table:table-cell office:value-type="float" office:value="0.190769" calcext:value-type="float">
            <text:p>0.190769</text:p>
          </table:table-cell>
          <table:table-cell office:value-type="float" office:value="0.264615" calcext:value-type="float">
            <text:p>0.264615</text:p>
          </table:table-cell>
          <table:table-cell office:value-type="float" office:value="0.184615" calcext:value-type="float">
            <text:p>0.184615</text:p>
          </table:table-cell>
          <table:table-cell office:value-type="float" office:value="0.221538" calcext:value-type="float">
            <text:p>0.221538</text:p>
          </table:table-cell>
          <table:table-cell office:value-type="float" office:value="0.252308" calcext:value-type="float">
            <text:p>0.252308</text:p>
          </table:table-cell>
          <table:table-cell office:value-type="float" office:value="0.178462" calcext:value-type="float">
            <text:p>0.178462</text:p>
          </table:table-cell>
          <table:table-cell office:value-type="float" office:value="0.184615" calcext:value-type="float">
            <text:p>0.184615</text:p>
          </table:table-cell>
          <table:table-cell office:value-type="float" office:value="0.221538" calcext:value-type="float">
            <text:p>0.221538</text:p>
          </table:table-cell>
          <table:table-cell office:value-type="float" office:value="0.196923" calcext:value-type="float">
            <text:p>0.196923</text:p>
          </table:table-cell>
          <table:table-cell office:value-type="float" office:value="0.283077" calcext:value-type="float">
            <text:p>0.283077</text:p>
          </table:table-cell>
          <table:table-cell office:value-type="float" office:value="0.203077" calcext:value-type="float">
            <text:p>0.203077</text:p>
          </table:table-cell>
          <table:table-cell office:value-type="float" office:value="0.24" calcext:value-type="float">
            <text:p>0.24</text:p>
          </table:table-cell>
          <table:table-cell office:value-type="float" office:value="0.203077" calcext:value-type="float">
            <text:p>0.203077</text:p>
          </table:table-cell>
          <table:table-cell office:value-type="float" office:value="0.215385" calcext:value-type="float">
            <text:p>0.215385</text:p>
          </table:table-cell>
          <table:table-cell office:value-type="float" office:value="0.184615" calcext:value-type="float">
            <text:p>0.184615</text:p>
          </table:table-cell>
          <table:table-cell office:value-type="float" office:value="0.264615" calcext:value-type="float">
            <text:p>0.264615</text:p>
          </table:table-cell>
          <table:table-cell office:value-type="float" office:value="0.252308" calcext:value-type="float">
            <text:p>0.252308</text:p>
          </table:table-cell>
          <table:table-cell office:value-type="float" office:value="0.190769" calcext:value-type="float">
            <text:p>0.190769</text:p>
          </table:table-cell>
          <table:table-cell office:value-type="float" office:value="0.141538" calcext:value-type="float">
            <text:p>0.141538</text:p>
          </table:table-cell>
          <table:table-cell office:value-type="float" office:value="0.190769" calcext:value-type="float">
            <text:p>0.190769</text:p>
          </table:table-cell>
          <table:table-cell office:value-type="float" office:value="0.233846" calcext:value-type="float">
            <text:p>0.233846</text:p>
          </table:table-cell>
          <table:table-cell table:number-columns-repeated="2" office:value-type="float" office:value="0.227692" calcext:value-type="float">
            <text:p>0.227692</text:p>
          </table:table-cell>
          <table:table-cell office:value-type="float" office:value="0.252308" calcext:value-type="float">
            <text:p>0.252308</text:p>
          </table:table-cell>
          <table:table-cell office:value-type="float" office:value="0.141538" calcext:value-type="float">
            <text:p>0.141538</text:p>
          </table:table-cell>
          <table:table-cell office:value-type="float" office:value="0.209231" calcext:value-type="float">
            <text:p>0.209231</text:p>
          </table:table-cell>
          <table:table-cell table:number-columns-repeated="2" office:value-type="float" office:value="0.203077" calcext:value-type="float">
            <text:p>0.203077</text:p>
          </table:table-cell>
          <table:table-cell office:value-type="float" office:value="0.227692" calcext:value-type="float">
            <text:p>0.227692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0.165714" calcext:value-type="float">
            <text:p>0.165714</text:p>
          </table:table-cell>
          <table:table-cell office:value-type="float" office:value="0.217143" calcext:value-type="float">
            <text:p>0.217143</text:p>
          </table:table-cell>
          <table:table-cell office:value-type="float" office:value="0.28" calcext:value-type="float">
            <text:p>0.28</text:p>
          </table:table-cell>
          <table:table-cell office:value-type="float" office:value="0.234286" calcext:value-type="float">
            <text:p>0.234286</text:p>
          </table:table-cell>
          <table:table-cell office:value-type="float" office:value="0.194286" calcext:value-type="float">
            <text:p>0.194286</text:p>
          </table:table-cell>
          <table:table-cell table:number-columns-repeated="2" office:value-type="float" office:value="0.205714" calcext:value-type="float">
            <text:p>0.205714</text:p>
          </table:table-cell>
          <table:table-cell office:value-type="float" office:value="0.245714" calcext:value-type="float">
            <text:p>0.245714</text:p>
          </table:table-cell>
          <table:table-cell office:value-type="float" office:value="0.171429" calcext:value-type="float">
            <text:p>0.171429</text:p>
          </table:table-cell>
          <table:table-cell office:value-type="float" office:value="0.16" calcext:value-type="float">
            <text:p>0.16</text:p>
          </table:table-cell>
          <table:table-cell office:value-type="float" office:value="0.171429" calcext:value-type="float">
            <text:p>0.171429</text:p>
          </table:table-cell>
          <table:table-cell office:value-type="float" office:value="0.222857" calcext:value-type="float">
            <text:p>0.222857</text:p>
          </table:table-cell>
          <table:table-cell office:value-type="float" office:value="0.205714" calcext:value-type="float">
            <text:p>0.205714</text:p>
          </table:table-cell>
          <table:table-cell office:value-type="float" office:value="0.188571" calcext:value-type="float">
            <text:p>0.188571</text:p>
          </table:table-cell>
          <table:table-cell office:value-type="float" office:value="0.177143" calcext:value-type="float">
            <text:p>0.177143</text:p>
          </table:table-cell>
          <table:table-cell office:value-type="float" office:value="0.16" calcext:value-type="float">
            <text:p>0.16</text:p>
          </table:table-cell>
          <table:table-cell office:value-type="float" office:value="0.182857" calcext:value-type="float">
            <text:p>0.182857</text:p>
          </table:table-cell>
          <table:table-cell office:value-type="float" office:value="0.2" calcext:value-type="float">
            <text:p>0.2</text:p>
          </table:table-cell>
          <table:table-cell office:value-type="float" office:value="0.205714" calcext:value-type="float">
            <text:p>0.205714</text:p>
          </table:table-cell>
          <table:table-cell office:value-type="float" office:value="0.228571" calcext:value-type="float">
            <text:p>0.228571</text:p>
          </table:table-cell>
          <table:table-cell office:value-type="float" office:value="0.217143" calcext:value-type="float">
            <text:p>0.217143</text:p>
          </table:table-cell>
          <table:table-cell office:value-type="float" office:value="0.24" calcext:value-type="float">
            <text:p>0.24</text:p>
          </table:table-cell>
          <table:table-cell office:value-type="float" office:value="0.205714" calcext:value-type="float">
            <text:p>0.205714</text:p>
          </table:table-cell>
          <table:table-cell office:value-type="float" office:value="0.194286" calcext:value-type="float">
            <text:p>0.194286</text:p>
          </table:table-cell>
          <table:table-cell office:value-type="float" office:value="0.205714" calcext:value-type="float">
            <text:p>0.205714</text:p>
          </table:table-cell>
          <table:table-cell office:value-type="float" office:value="0.182857" calcext:value-type="float">
            <text:p>0.182857</text:p>
          </table:table-cell>
          <table:table-cell office:value-type="float" office:value="0.262857" calcext:value-type="float">
            <text:p>0.262857</text:p>
          </table:table-cell>
          <table:table-cell office:value-type="float" office:value="0.205714" calcext:value-type="float">
            <text:p>0.205714</text:p>
          </table:table-cell>
          <table:table-cell office:value-type="float" office:value="0.234286" calcext:value-type="float">
            <text:p>0.234286</text:p>
          </table:table-cell>
          <table:table-cell office:value-type="float" office:value="0.194286" calcext:value-type="float">
            <text:p>0.194286</text:p>
          </table:table-cell>
          <table:table-cell office:value-type="float" office:value="0.2" calcext:value-type="float">
            <text:p>0.2</text:p>
          </table:table-cell>
          <table:table-cell office:value-type="float" office:value="0.228571" calcext:value-type="float">
            <text:p>0.228571</text:p>
          </table:table-cell>
          <table:table-cell office:value-type="float" office:value="0.234286" calcext:value-type="float">
            <text:p>0.234286</text:p>
          </table:table-cell>
          <table:table-cell office:value-type="float" office:value="0.2" calcext:value-type="float">
            <text:p>0.2</text:p>
          </table:table-cell>
          <table:table-cell office:value-type="float" office:value="0.251429" calcext:value-type="float">
            <text:p>0.251429</text:p>
          </table:table-cell>
          <table:table-cell office:value-type="float" office:value="0.222857" calcext:value-type="float">
            <text:p>0.222857</text:p>
          </table:table-cell>
          <table:table-cell office:value-type="float" office:value="0.251429" calcext:value-type="float">
            <text:p>0.251429</text:p>
          </table:table-cell>
          <table:table-cell office:value-type="float" office:value="0.154286" calcext:value-type="float">
            <text:p>0.154286</text:p>
          </table:table-cell>
          <table:table-cell office:value-type="float" office:value="0.188571" calcext:value-type="float">
            <text:p>0.188571</text:p>
          </table:table-cell>
          <table:table-cell office:value-type="float" office:value="0.234286" calcext:value-type="float">
            <text:p>0.234286</text:p>
          </table:table-cell>
          <table:table-cell table:number-columns-repeated="2" office:value-type="float" office:value="0.165714" calcext:value-type="float">
            <text:p>0.165714</text:p>
          </table:table-cell>
          <table:table-cell office:value-type="float" office:value="0.234286" calcext:value-type="float">
            <text:p>0.234286</text:p>
          </table:table-cell>
          <table:table-cell office:value-type="float" office:value="0.154286" calcext:value-type="float">
            <text:p>0.154286</text:p>
          </table:table-cell>
          <table:table-cell office:value-type="float" office:value="0.194286" calcext:value-type="float">
            <text:p>0.194286</text:p>
          </table:table-cell>
          <table:table-cell office:value-type="float" office:value="0.211429" calcext:value-type="float">
            <text:p>0.211429</text:p>
          </table:table-cell>
          <table:table-cell office:value-type="float" office:value="0.217143" calcext:value-type="float">
            <text:p>0.217143</text:p>
          </table:table-cell>
          <table:table-cell office:value-type="float" office:value="0.188571" calcext:value-type="float">
            <text:p>0.188571</text:p>
          </table:table-cell>
          <table:table-cell office:value-type="float" office:value="0.217143" calcext:value-type="float">
            <text:p>0.21714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202667" calcext:value-type="float">
            <text:p>0.202667</text:p>
          </table:table-cell>
          <table:table-cell office:value-type="float" office:value="0.266667" calcext:value-type="float">
            <text:p>0.266667</text:p>
          </table:table-cell>
          <table:table-cell office:value-type="float" office:value="0.224" calcext:value-type="float">
            <text:p>0.224</text:p>
          </table:table-cell>
          <table:table-cell office:value-type="float" office:value="0.186667" calcext:value-type="float">
            <text:p>0.186667</text:p>
          </table:table-cell>
          <table:table-cell office:value-type="float" office:value="0.202667" calcext:value-type="float">
            <text:p>0.202667</text:p>
          </table:table-cell>
          <table:table-cell office:value-type="float" office:value="0.197333" calcext:value-type="float">
            <text:p>0.197333</text:p>
          </table:table-cell>
          <table:table-cell office:value-type="float" office:value="0.202667" calcext:value-type="float">
            <text:p>0.202667</text:p>
          </table:table-cell>
          <table:table-cell office:value-type="float" office:value="0.192" calcext:value-type="float">
            <text:p>0.192</text:p>
          </table:table-cell>
          <table:table-cell office:value-type="float" office:value="0.154667" calcext:value-type="float">
            <text:p>0.154667</text:p>
          </table:table-cell>
          <table:table-cell office:value-type="float" office:value="0.229333" calcext:value-type="float">
            <text:p>0.229333</text:p>
          </table:table-cell>
          <table:table-cell office:value-type="float" office:value="0.234667" calcext:value-type="float">
            <text:p>0.234667</text:p>
          </table:table-cell>
          <table:table-cell office:value-type="float" office:value="0.213333" calcext:value-type="float">
            <text:p>0.213333</text:p>
          </table:table-cell>
          <table:table-cell office:value-type="float" office:value="0.224" calcext:value-type="float">
            <text:p>0.224</text:p>
          </table:table-cell>
          <table:table-cell office:value-type="float" office:value="0.250667" calcext:value-type="float">
            <text:p>0.250667</text:p>
          </table:table-cell>
          <table:table-cell office:value-type="float" office:value="0.197333" calcext:value-type="float">
            <text:p>0.197333</text:p>
          </table:table-cell>
          <table:table-cell office:value-type="float" office:value="0.154667" calcext:value-type="float">
            <text:p>0.154667</text:p>
          </table:table-cell>
          <table:table-cell office:value-type="float" office:value="0.186667" calcext:value-type="float">
            <text:p>0.186667</text:p>
          </table:table-cell>
          <table:table-cell office:value-type="float" office:value="0.213333" calcext:value-type="float">
            <text:p>0.213333</text:p>
          </table:table-cell>
          <table:table-cell office:value-type="float" office:value="0.234667" calcext:value-type="float">
            <text:p>0.234667</text:p>
          </table:table-cell>
          <table:table-cell office:value-type="float" office:value="0.208" calcext:value-type="float">
            <text:p>0.208</text:p>
          </table:table-cell>
          <table:table-cell office:value-type="float" office:value="0.202667" calcext:value-type="float">
            <text:p>0.202667</text:p>
          </table:table-cell>
          <table:table-cell office:value-type="float" office:value="0.165333" calcext:value-type="float">
            <text:p>0.165333</text:p>
          </table:table-cell>
          <table:table-cell office:value-type="float" office:value="0.224" calcext:value-type="float">
            <text:p>0.224</text:p>
          </table:table-cell>
          <table:table-cell office:value-type="float" office:value="0.165333" calcext:value-type="float">
            <text:p>0.165333</text:p>
          </table:table-cell>
          <table:table-cell office:value-type="float" office:value="0.218667" calcext:value-type="float">
            <text:p>0.218667</text:p>
          </table:table-cell>
          <table:table-cell office:value-type="float" office:value="0.229333" calcext:value-type="float">
            <text:p>0.229333</text:p>
          </table:table-cell>
          <table:table-cell office:value-type="float" office:value="0.176" calcext:value-type="float">
            <text:p>0.176</text:p>
          </table:table-cell>
          <table:table-cell office:value-type="float" office:value="0.224" calcext:value-type="float">
            <text:p>0.224</text:p>
          </table:table-cell>
          <table:table-cell office:value-type="float" office:value="0.165333" calcext:value-type="float">
            <text:p>0.165333</text:p>
          </table:table-cell>
          <table:table-cell office:value-type="float" office:value="0.170667" calcext:value-type="float">
            <text:p>0.170667</text:p>
          </table:table-cell>
          <table:table-cell office:value-type="float" office:value="0.16" calcext:value-type="float">
            <text:p>0.16</text:p>
          </table:table-cell>
          <table:table-cell office:value-type="float" office:value="0.234667" calcext:value-type="float">
            <text:p>0.234667</text:p>
          </table:table-cell>
          <table:table-cell office:value-type="float" office:value="0.256" calcext:value-type="float">
            <text:p>0.256</text:p>
          </table:table-cell>
          <table:table-cell table:number-columns-repeated="2" office:value-type="float" office:value="0.197333" calcext:value-type="float">
            <text:p>0.197333</text:p>
          </table:table-cell>
          <table:table-cell office:value-type="float" office:value="0.165333" calcext:value-type="float">
            <text:p>0.165333</text:p>
          </table:table-cell>
          <table:table-cell office:value-type="float" office:value="0.245333" calcext:value-type="float">
            <text:p>0.245333</text:p>
          </table:table-cell>
          <table:table-cell office:value-type="float" office:value="0.229333" calcext:value-type="float">
            <text:p>0.229333</text:p>
          </table:table-cell>
          <table:table-cell office:value-type="float" office:value="0.208" calcext:value-type="float">
            <text:p>0.208</text:p>
          </table:table-cell>
          <table:table-cell office:value-type="float" office:value="0.250667" calcext:value-type="float">
            <text:p>0.250667</text:p>
          </table:table-cell>
          <table:table-cell office:value-type="float" office:value="0.234667" calcext:value-type="float">
            <text:p>0.234667</text:p>
          </table:table-cell>
          <table:table-cell office:value-type="float" office:value="0.165333" calcext:value-type="float">
            <text:p>0.165333</text:p>
          </table:table-cell>
          <table:table-cell office:value-type="float" office:value="0.144" calcext:value-type="float">
            <text:p>0.144</text:p>
          </table:table-cell>
          <table:table-cell office:value-type="float" office:value="0.24" calcext:value-type="float">
            <text:p>0.24</text:p>
          </table:table-cell>
          <table:table-cell office:value-type="float" office:value="0.165333" calcext:value-type="float">
            <text:p>0.165333</text:p>
          </table:table-cell>
          <table:table-cell office:value-type="float" office:value="0.154667" calcext:value-type="float">
            <text:p>0.154667</text:p>
          </table:table-cell>
          <table:table-cell office:value-type="float" office:value="0.202667" calcext:value-type="float">
            <text:p>0.202667</text:p>
          </table:table-cell>
          <table:table-cell office:value-type="float" office:value="0.154667" calcext:value-type="float">
            <text:p>0.154667</text:p>
          </table:table-cell>
          <table:table-cell office:value-type="float" office:value="0.24" calcext:value-type="float">
            <text:p>0.24</text:p>
          </table:table-cell>
          <table:table-cell office:value-type="float" office:value="0.234667" calcext:value-type="float">
            <text:p>0.23466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185" calcext:value-type="float">
            <text:p>0.185</text:p>
          </table:table-cell>
          <table:table-cell office:value-type="float" office:value="0.165" calcext:value-type="float">
            <text:p>0.165</text:p>
          </table:table-cell>
          <table:table-cell office:value-type="float" office:value="0.23" calcext:value-type="float">
            <text:p>0.23</text:p>
          </table:table-cell>
          <table:table-cell office:value-type="float" office:value="0.195" calcext:value-type="float">
            <text:p>0.195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office:value-type="float" office:value="0.185" calcext:value-type="float">
            <text:p>0.185</text:p>
          </table:table-cell>
          <table:table-cell office:value-type="float" office:value="0.19" calcext:value-type="float">
            <text:p>0.19</text:p>
          </table:table-cell>
          <table:table-cell office:value-type="float" office:value="0.185" calcext:value-type="float">
            <text:p>0.185</text:p>
          </table:table-cell>
          <table:table-cell office:value-type="float" office:value="0.195" calcext:value-type="float">
            <text:p>0.195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22" calcext:value-type="float">
            <text:p>0.22</text:p>
          </table:table-cell>
          <table:table-cell office:value-type="float" office:value="0.19" calcext:value-type="float">
            <text:p>0.19</text:p>
          </table:table-cell>
          <table:table-cell office:value-type="float" office:value="0.225" calcext:value-type="float">
            <text:p>0.225</text:p>
          </table:table-cell>
          <table:table-cell office:value-type="float" office:value="0.2" calcext:value-type="float">
            <text:p>0.2</text:p>
          </table:table-cell>
          <table:table-cell office:value-type="float" office:value="0.225" calcext:value-type="float">
            <text:p>0.225</text:p>
          </table:table-cell>
          <table:table-cell office:value-type="float" office:value="0.195" calcext:value-type="float">
            <text:p>0.195</text:p>
          </table:table-cell>
          <table:table-cell office:value-type="float" office:value="0.165" calcext:value-type="float">
            <text:p>0.165</text:p>
          </table:table-cell>
          <table:table-cell office:value-type="float" office:value="0.235" calcext:value-type="float">
            <text:p>0.235</text:p>
          </table:table-cell>
          <table:table-cell office:value-type="float" office:value="0.2" calcext:value-type="float">
            <text:p>0.2</text:p>
          </table:table-cell>
          <table:table-cell office:value-type="float" office:value="0.195" calcext:value-type="float">
            <text:p>0.195</text:p>
          </table:table-cell>
          <table:table-cell office:value-type="float" office:value="0.175" calcext:value-type="float">
            <text:p>0.175</text:p>
          </table:table-cell>
          <table:table-cell office:value-type="float" office:value="0.165" calcext:value-type="float">
            <text:p>0.165</text:p>
          </table:table-cell>
          <table:table-cell office:value-type="float" office:value="0.195" calcext:value-type="float">
            <text:p>0.195</text:p>
          </table:table-cell>
          <table:table-cell office:value-type="float" office:value="0.165" calcext:value-type="float">
            <text:p>0.165</text:p>
          </table:table-cell>
          <table:table-cell office:value-type="float" office:value="0.225" calcext:value-type="float">
            <text:p>0.225</text:p>
          </table:table-cell>
          <table:table-cell office:value-type="float" office:value="0.165" calcext:value-type="float">
            <text:p>0.165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225" calcext:value-type="float">
            <text:p>0.225</text:p>
          </table:table-cell>
          <table:table-cell office:value-type="float" office:value="0.205" calcext:value-type="float">
            <text:p>0.205</text:p>
          </table:table-cell>
          <table:table-cell office:value-type="float" office:value="0.195" calcext:value-type="float">
            <text:p>0.195</text:p>
          </table:table-cell>
          <table:table-cell office:value-type="float" office:value="0.19" calcext:value-type="float">
            <text:p>0.19</text:p>
          </table:table-cell>
          <table:table-cell office:value-type="float" office:value="0.225" calcext:value-type="float">
            <text:p>0.225</text:p>
          </table:table-cell>
          <table:table-cell office:value-type="float" office:value="0.235" calcext:value-type="float">
            <text:p>0.235</text:p>
          </table:table-cell>
          <table:table-cell office:value-type="float" office:value="0.205" calcext:value-type="float">
            <text:p>0.205</text:p>
          </table:table-cell>
          <table:table-cell office:value-type="float" office:value="0.18" calcext:value-type="float">
            <text:p>0.18</text:p>
          </table:table-cell>
          <table:table-cell office:value-type="float" office:value="0.22" calcext:value-type="float">
            <text:p>0.22</text:p>
          </table:table-cell>
          <table:table-cell office:value-type="float" office:value="0.145" calcext:value-type="float">
            <text:p>0.145</text:p>
          </table:table-cell>
          <table:table-cell office:value-type="float" office:value="0.185" calcext:value-type="float">
            <text:p>0.185</text:p>
          </table:table-cell>
          <table:table-cell office:value-type="float" office:value="0.18" calcext:value-type="float">
            <text:p>0.18</text:p>
          </table:table-cell>
          <table:table-cell office:value-type="float" office:value="0.21" calcext:value-type="float">
            <text:p>0.21</text:p>
          </table:table-cell>
          <table:table-cell office:value-type="float" office:value="0.16" calcext:value-type="float">
            <text:p>0.16</text:p>
          </table:table-cell>
          <table:table-cell office:value-type="float" office:value="0.22" calcext:value-type="float">
            <text:p>0.22</text:p>
          </table:table-cell>
          <table:table-cell office:value-type="float" office:value="0.18" calcext:value-type="float">
            <text:p>0.18</text:p>
          </table:table-cell>
          <table:table-cell office:value-type="float" office:value="0.16" calcext:value-type="float">
            <text:p>0.16</text:p>
          </table:table-cell>
          <table:table-cell office:value-type="float" office:value="0.195" calcext:value-type="float">
            <text:p>0.195</text:p>
          </table:table-cell>
          <table:table-cell office:value-type="float" office:value="0.165" calcext:value-type="float">
            <text:p>0.165</text:p>
          </table:table-cell>
          <table:table-cell office:value-type="float" office:value="0.195" calcext:value-type="float">
            <text:p>0.195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192941" calcext:value-type="float">
            <text:p>0.192941</text:p>
          </table:table-cell>
          <table:table-cell office:value-type="float" office:value="0.202353" calcext:value-type="float">
            <text:p>0.202353</text:p>
          </table:table-cell>
          <table:table-cell office:value-type="float" office:value="0.183529" calcext:value-type="float">
            <text:p>0.183529</text:p>
          </table:table-cell>
          <table:table-cell table:number-columns-repeated="2" office:value-type="float" office:value="0.197647" calcext:value-type="float">
            <text:p>0.197647</text:p>
          </table:table-cell>
          <table:table-cell office:value-type="float" office:value="0.216471" calcext:value-type="float">
            <text:p>0.216471</text:p>
          </table:table-cell>
          <table:table-cell office:value-type="float" office:value="0.192941" calcext:value-type="float">
            <text:p>0.192941</text:p>
          </table:table-cell>
          <table:table-cell office:value-type="float" office:value="0.178824" calcext:value-type="float">
            <text:p>0.178824</text:p>
          </table:table-cell>
          <table:table-cell table:number-columns-repeated="2" office:value-type="float" office:value="0.192941" calcext:value-type="float">
            <text:p>0.192941</text:p>
          </table:table-cell>
          <table:table-cell office:value-type="float" office:value="0.169412" calcext:value-type="float">
            <text:p>0.169412</text:p>
          </table:table-cell>
          <table:table-cell office:value-type="float" office:value="0.225882" calcext:value-type="float">
            <text:p>0.225882</text:p>
          </table:table-cell>
          <table:table-cell office:value-type="float" office:value="0.169412" calcext:value-type="float">
            <text:p>0.169412</text:p>
          </table:table-cell>
          <table:table-cell office:value-type="float" office:value="0.192941" calcext:value-type="float">
            <text:p>0.192941</text:p>
          </table:table-cell>
          <table:table-cell office:value-type="float" office:value="0.169412" calcext:value-type="float">
            <text:p>0.169412</text:p>
          </table:table-cell>
          <table:table-cell office:value-type="float" office:value="0.164706" calcext:value-type="float">
            <text:p>0.164706</text:p>
          </table:table-cell>
          <table:table-cell office:value-type="float" office:value="0.24" calcext:value-type="float">
            <text:p>0.24</text:p>
          </table:table-cell>
          <table:table-cell office:value-type="float" office:value="0.216471" calcext:value-type="float">
            <text:p>0.216471</text:p>
          </table:table-cell>
          <table:table-cell office:value-type="float" office:value="0.164706" calcext:value-type="float">
            <text:p>0.164706</text:p>
          </table:table-cell>
          <table:table-cell office:value-type="float" office:value="0.188235" calcext:value-type="float">
            <text:p>0.188235</text:p>
          </table:table-cell>
          <table:table-cell office:value-type="float" office:value="0.221176" calcext:value-type="float">
            <text:p>0.221176</text:p>
          </table:table-cell>
          <table:table-cell office:value-type="float" office:value="0.202353" calcext:value-type="float">
            <text:p>0.202353</text:p>
          </table:table-cell>
          <table:table-cell office:value-type="float" office:value="0.192941" calcext:value-type="float">
            <text:p>0.192941</text:p>
          </table:table-cell>
          <table:table-cell office:value-type="float" office:value="0.131765" calcext:value-type="float">
            <text:p>0.131765</text:p>
          </table:table-cell>
          <table:table-cell office:value-type="float" office:value="0.216471" calcext:value-type="float">
            <text:p>0.216471</text:p>
          </table:table-cell>
          <table:table-cell office:value-type="float" office:value="0.141176" calcext:value-type="float">
            <text:p>0.141176</text:p>
          </table:table-cell>
          <table:table-cell office:value-type="float" office:value="0.230588" calcext:value-type="float">
            <text:p>0.230588</text:p>
          </table:table-cell>
          <table:table-cell office:value-type="float" office:value="0.216471" calcext:value-type="float">
            <text:p>0.216471</text:p>
          </table:table-cell>
          <table:table-cell office:value-type="float" office:value="0.197647" calcext:value-type="float">
            <text:p>0.197647</text:p>
          </table:table-cell>
          <table:table-cell table:number-columns-repeated="2" office:value-type="float" office:value="0.202353" calcext:value-type="float">
            <text:p>0.202353</text:p>
          </table:table-cell>
          <table:table-cell office:value-type="float" office:value="0.192941" calcext:value-type="float">
            <text:p>0.192941</text:p>
          </table:table-cell>
          <table:table-cell office:value-type="float" office:value="0.249412" calcext:value-type="float">
            <text:p>0.249412</text:p>
          </table:table-cell>
          <table:table-cell office:value-type="float" office:value="0.254118" calcext:value-type="float">
            <text:p>0.254118</text:p>
          </table:table-cell>
          <table:table-cell office:value-type="float" office:value="0.197647" calcext:value-type="float">
            <text:p>0.197647</text:p>
          </table:table-cell>
          <table:table-cell office:value-type="float" office:value="0.207059" calcext:value-type="float">
            <text:p>0.207059</text:p>
          </table:table-cell>
          <table:table-cell office:value-type="float" office:value="0.188235" calcext:value-type="float">
            <text:p>0.188235</text:p>
          </table:table-cell>
          <table:table-cell office:value-type="float" office:value="0.197647" calcext:value-type="float">
            <text:p>0.197647</text:p>
          </table:table-cell>
          <table:table-cell office:value-type="float" office:value="0.207059" calcext:value-type="float">
            <text:p>0.207059</text:p>
          </table:table-cell>
          <table:table-cell office:value-type="float" office:value="0.216471" calcext:value-type="float">
            <text:p>0.216471</text:p>
          </table:table-cell>
          <table:table-cell office:value-type="float" office:value="0.169412" calcext:value-type="float">
            <text:p>0.169412</text:p>
          </table:table-cell>
          <table:table-cell office:value-type="float" office:value="0.230588" calcext:value-type="float">
            <text:p>0.230588</text:p>
          </table:table-cell>
          <table:table-cell office:value-type="float" office:value="0.16" calcext:value-type="float">
            <text:p>0.16</text:p>
          </table:table-cell>
          <table:table-cell office:value-type="float" office:value="0.202353" calcext:value-type="float">
            <text:p>0.202353</text:p>
          </table:table-cell>
          <table:table-cell office:value-type="float" office:value="0.150588" calcext:value-type="float">
            <text:p>0.150588</text:p>
          </table:table-cell>
          <table:table-cell office:value-type="float" office:value="0.235294" calcext:value-type="float">
            <text:p>0.235294</text:p>
          </table:table-cell>
          <table:table-cell office:value-type="float" office:value="0.164706" calcext:value-type="float">
            <text:p>0.164706</text:p>
          </table:table-cell>
          <table:table-cell office:value-type="float" office:value="0.197647" calcext:value-type="float">
            <text:p>0.197647</text:p>
          </table:table-cell>
          <table:table-cell office:value-type="float" office:value="0.178824" calcext:value-type="float">
            <text:p>0.178824</text:p>
          </table:table-cell>
          <table:table-cell office:value-type="float" office:value="0.216471" calcext:value-type="float">
            <text:p>0.21647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0.177778" calcext:value-type="float">
            <text:p>0.177778</text:p>
          </table:table-cell>
          <table:table-cell office:value-type="float" office:value="0.213333" calcext:value-type="float">
            <text:p>0.213333</text:p>
          </table:table-cell>
          <table:table-cell office:value-type="float" office:value="0.204444" calcext:value-type="float">
            <text:p>0.204444</text:p>
          </table:table-cell>
          <table:table-cell office:value-type="float" office:value="0.213333" calcext:value-type="float">
            <text:p>0.213333</text:p>
          </table:table-cell>
          <table:table-cell office:value-type="float" office:value="0.204444" calcext:value-type="float">
            <text:p>0.204444</text:p>
          </table:table-cell>
          <table:table-cell office:value-type="float" office:value="0.24" calcext:value-type="float">
            <text:p>0.24</text:p>
          </table:table-cell>
          <table:table-cell office:value-type="float" office:value="0.208889" calcext:value-type="float">
            <text:p>0.208889</text:p>
          </table:table-cell>
          <table:table-cell office:value-type="float" office:value="0.173333" calcext:value-type="float">
            <text:p>0.173333</text:p>
          </table:table-cell>
          <table:table-cell office:value-type="float" office:value="0.257778" calcext:value-type="float">
            <text:p>0.257778</text:p>
          </table:table-cell>
          <table:table-cell office:value-type="float" office:value="0.231111" calcext:value-type="float">
            <text:p>0.231111</text:p>
          </table:table-cell>
          <table:table-cell office:value-type="float" office:value="0.191111" calcext:value-type="float">
            <text:p>0.191111</text:p>
          </table:table-cell>
          <table:table-cell office:value-type="float" office:value="0.226667" calcext:value-type="float">
            <text:p>0.226667</text:p>
          </table:table-cell>
          <table:table-cell office:value-type="float" office:value="0.235556" calcext:value-type="float">
            <text:p>0.235556</text:p>
          </table:table-cell>
          <table:table-cell office:value-type="float" office:value="0.182222" calcext:value-type="float">
            <text:p>0.182222</text:p>
          </table:table-cell>
          <table:table-cell office:value-type="float" office:value="0.213333" calcext:value-type="float">
            <text:p>0.213333</text:p>
          </table:table-cell>
          <table:table-cell office:value-type="float" office:value="0.182222" calcext:value-type="float">
            <text:p>0.182222</text:p>
          </table:table-cell>
          <table:table-cell office:value-type="float" office:value="0.217778" calcext:value-type="float">
            <text:p>0.217778</text:p>
          </table:table-cell>
          <table:table-cell office:value-type="float" office:value="0.235556" calcext:value-type="float">
            <text:p>0.235556</text:p>
          </table:table-cell>
          <table:table-cell office:value-type="float" office:value="0.208889" calcext:value-type="float">
            <text:p>0.208889</text:p>
          </table:table-cell>
          <table:table-cell office:value-type="float" office:value="0.151111" calcext:value-type="float">
            <text:p>0.151111</text:p>
          </table:table-cell>
          <table:table-cell office:value-type="float" office:value="0.266667" calcext:value-type="float">
            <text:p>0.266667</text:p>
          </table:table-cell>
          <table:table-cell table:number-columns-repeated="2" office:value-type="float" office:value="0.235556" calcext:value-type="float">
            <text:p>0.235556</text:p>
          </table:table-cell>
          <table:table-cell office:value-type="float" office:value="0.204444" calcext:value-type="float">
            <text:p>0.204444</text:p>
          </table:table-cell>
          <table:table-cell office:value-type="float" office:value="0.253333" calcext:value-type="float">
            <text:p>0.253333</text:p>
          </table:table-cell>
          <table:table-cell office:value-type="float" office:value="0.2" calcext:value-type="float">
            <text:p>0.2</text:p>
          </table:table-cell>
          <table:table-cell office:value-type="float" office:value="0.186667" calcext:value-type="float">
            <text:p>0.186667</text:p>
          </table:table-cell>
          <table:table-cell office:value-type="float" office:value="0.2" calcext:value-type="float">
            <text:p>0.2</text:p>
          </table:table-cell>
          <table:table-cell office:value-type="float" office:value="0.182222" calcext:value-type="float">
            <text:p>0.182222</text:p>
          </table:table-cell>
          <table:table-cell office:value-type="float" office:value="0.168889" calcext:value-type="float">
            <text:p>0.168889</text:p>
          </table:table-cell>
          <table:table-cell office:value-type="float" office:value="0.2" calcext:value-type="float">
            <text:p>0.2</text:p>
          </table:table-cell>
          <table:table-cell office:value-type="float" office:value="0.204444" calcext:value-type="float">
            <text:p>0.204444</text:p>
          </table:table-cell>
          <table:table-cell office:value-type="float" office:value="0.182222" calcext:value-type="float">
            <text:p>0.182222</text:p>
          </table:table-cell>
          <table:table-cell office:value-type="float" office:value="0.231111" calcext:value-type="float">
            <text:p>0.231111</text:p>
          </table:table-cell>
          <table:table-cell office:value-type="float" office:value="0.195556" calcext:value-type="float">
            <text:p>0.195556</text:p>
          </table:table-cell>
          <table:table-cell office:value-type="float" office:value="0.177778" calcext:value-type="float">
            <text:p>0.177778</text:p>
          </table:table-cell>
          <table:table-cell office:value-type="float" office:value="0.173333" calcext:value-type="float">
            <text:p>0.173333</text:p>
          </table:table-cell>
          <table:table-cell office:value-type="float" office:value="0.2" calcext:value-type="float">
            <text:p>0.2</text:p>
          </table:table-cell>
          <table:table-cell office:value-type="float" office:value="0.217778" calcext:value-type="float">
            <text:p>0.217778</text:p>
          </table:table-cell>
          <table:table-cell office:value-type="float" office:value="0.226667" calcext:value-type="float">
            <text:p>0.226667</text:p>
          </table:table-cell>
          <table:table-cell office:value-type="float" office:value="0.173333" calcext:value-type="float">
            <text:p>0.173333</text:p>
          </table:table-cell>
          <table:table-cell office:value-type="float" office:value="0.2" calcext:value-type="float">
            <text:p>0.2</text:p>
          </table:table-cell>
          <table:table-cell office:value-type="float" office:value="0.146667" calcext:value-type="float">
            <text:p>0.146667</text:p>
          </table:table-cell>
          <table:table-cell office:value-type="float" office:value="0.164444" calcext:value-type="float">
            <text:p>0.164444</text:p>
          </table:table-cell>
          <table:table-cell office:value-type="float" office:value="0.177778" calcext:value-type="float">
            <text:p>0.177778</text:p>
          </table:table-cell>
          <table:table-cell office:value-type="float" office:value="0.208889" calcext:value-type="float">
            <text:p>0.208889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0.182222" calcext:value-type="float">
            <text:p>0.182222</text:p>
          </table:table-cell>
          <table:table-cell office:value-type="float" office:value="0.213333" calcext:value-type="float">
            <text:p>0.213333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206316" calcext:value-type="float">
            <text:p>0.206316</text:p>
          </table:table-cell>
          <table:table-cell office:value-type="float" office:value="0.218947" calcext:value-type="float">
            <text:p>0.218947</text:p>
          </table:table-cell>
          <table:table-cell office:value-type="float" office:value="0.202105" calcext:value-type="float">
            <text:p>0.202105</text:p>
          </table:table-cell>
          <table:table-cell office:value-type="float" office:value="0.189474" calcext:value-type="float">
            <text:p>0.189474</text:p>
          </table:table-cell>
          <table:table-cell office:value-type="float" office:value="0.181053" calcext:value-type="float">
            <text:p>0.181053</text:p>
          </table:table-cell>
          <table:table-cell office:value-type="float" office:value="0.185263" calcext:value-type="float">
            <text:p>0.185263</text:p>
          </table:table-cell>
          <table:table-cell office:value-type="float" office:value="0.214737" calcext:value-type="float">
            <text:p>0.214737</text:p>
          </table:table-cell>
          <table:table-cell office:value-type="float" office:value="0.181053" calcext:value-type="float">
            <text:p>0.181053</text:p>
          </table:table-cell>
          <table:table-cell office:value-type="float" office:value="0.210526" calcext:value-type="float">
            <text:p>0.210526</text:p>
          </table:table-cell>
          <table:table-cell office:value-type="float" office:value="0.206316" calcext:value-type="float">
            <text:p>0.206316</text:p>
          </table:table-cell>
          <table:table-cell office:value-type="float" office:value="0.244211" calcext:value-type="float">
            <text:p>0.244211</text:p>
          </table:table-cell>
          <table:table-cell office:value-type="float" office:value="0.202105" calcext:value-type="float">
            <text:p>0.202105</text:p>
          </table:table-cell>
          <table:table-cell office:value-type="float" office:value="0.155789" calcext:value-type="float">
            <text:p>0.155789</text:p>
          </table:table-cell>
          <table:table-cell office:value-type="float" office:value="0.176842" calcext:value-type="float">
            <text:p>0.176842</text:p>
          </table:table-cell>
          <table:table-cell office:value-type="float" office:value="0.193684" calcext:value-type="float">
            <text:p>0.193684</text:p>
          </table:table-cell>
          <table:table-cell office:value-type="float" office:value="0.210526" calcext:value-type="float">
            <text:p>0.210526</text:p>
          </table:table-cell>
          <table:table-cell office:value-type="float" office:value="0.252632" calcext:value-type="float">
            <text:p>0.252632</text:p>
          </table:table-cell>
          <table:table-cell office:value-type="float" office:value="0.227368" calcext:value-type="float">
            <text:p>0.227368</text:p>
          </table:table-cell>
          <table:table-cell office:value-type="float" office:value="0.210526" calcext:value-type="float">
            <text:p>0.210526</text:p>
          </table:table-cell>
          <table:table-cell office:value-type="float" office:value="0.218947" calcext:value-type="float">
            <text:p>0.218947</text:p>
          </table:table-cell>
          <table:table-cell office:value-type="float" office:value="0.197895" calcext:value-type="float">
            <text:p>0.197895</text:p>
          </table:table-cell>
          <table:table-cell office:value-type="float" office:value="0.231579" calcext:value-type="float">
            <text:p>0.231579</text:p>
          </table:table-cell>
          <table:table-cell office:value-type="float" office:value="0.227368" calcext:value-type="float">
            <text:p>0.227368</text:p>
          </table:table-cell>
          <table:table-cell office:value-type="float" office:value="0.286316" calcext:value-type="float">
            <text:p>0.286316</text:p>
          </table:table-cell>
          <table:table-cell office:value-type="float" office:value="0.248421" calcext:value-type="float">
            <text:p>0.248421</text:p>
          </table:table-cell>
          <table:table-cell office:value-type="float" office:value="0.143158" calcext:value-type="float">
            <text:p>0.143158</text:p>
          </table:table-cell>
          <table:table-cell office:value-type="float" office:value="0.181053" calcext:value-type="float">
            <text:p>0.181053</text:p>
          </table:table-cell>
          <table:table-cell office:value-type="float" office:value="0.197895" calcext:value-type="float">
            <text:p>0.197895</text:p>
          </table:table-cell>
          <table:table-cell office:value-type="float" office:value="0.168421" calcext:value-type="float">
            <text:p>0.168421</text:p>
          </table:table-cell>
          <table:table-cell office:value-type="float" office:value="0.218947" calcext:value-type="float">
            <text:p>0.218947</text:p>
          </table:table-cell>
          <table:table-cell office:value-type="float" office:value="0.231579" calcext:value-type="float">
            <text:p>0.231579</text:p>
          </table:table-cell>
          <table:table-cell office:value-type="float" office:value="0.16" calcext:value-type="float">
            <text:p>0.16</text:p>
          </table:table-cell>
          <table:table-cell office:value-type="float" office:value="0.168421" calcext:value-type="float">
            <text:p>0.168421</text:p>
          </table:table-cell>
          <table:table-cell office:value-type="float" office:value="0.206316" calcext:value-type="float">
            <text:p>0.206316</text:p>
          </table:table-cell>
          <table:table-cell office:value-type="float" office:value="0.164211" calcext:value-type="float">
            <text:p>0.164211</text:p>
          </table:table-cell>
          <table:table-cell office:value-type="float" office:value="0.176842" calcext:value-type="float">
            <text:p>0.176842</text:p>
          </table:table-cell>
          <table:table-cell office:value-type="float" office:value="0.202105" calcext:value-type="float">
            <text:p>0.202105</text:p>
          </table:table-cell>
          <table:table-cell office:value-type="float" office:value="0.218947" calcext:value-type="float">
            <text:p>0.218947</text:p>
          </table:table-cell>
          <table:table-cell office:value-type="float" office:value="0.164211" calcext:value-type="float">
            <text:p>0.164211</text:p>
          </table:table-cell>
          <table:table-cell office:value-type="float" office:value="0.24" calcext:value-type="float">
            <text:p>0.24</text:p>
          </table:table-cell>
          <table:table-cell office:value-type="float" office:value="0.193684" calcext:value-type="float">
            <text:p>0.193684</text:p>
          </table:table-cell>
          <table:table-cell office:value-type="float" office:value="0.197895" calcext:value-type="float">
            <text:p>0.197895</text:p>
          </table:table-cell>
          <table:table-cell office:value-type="float" office:value="0.227368" calcext:value-type="float">
            <text:p>0.227368</text:p>
          </table:table-cell>
          <table:table-cell office:value-type="float" office:value="0.164211" calcext:value-type="float">
            <text:p>0.164211</text:p>
          </table:table-cell>
          <table:table-cell office:value-type="float" office:value="0.181053" calcext:value-type="float">
            <text:p>0.181053</text:p>
          </table:table-cell>
          <table:table-cell office:value-type="float" office:value="0.277895" calcext:value-type="float">
            <text:p>0.277895</text:p>
          </table:table-cell>
          <table:table-cell office:value-type="float" office:value="0.214737" calcext:value-type="float">
            <text:p>0.214737</text:p>
          </table:table-cell>
          <table:table-cell office:value-type="float" office:value="0.24" calcext:value-type="float">
            <text:p>0.24</text:p>
          </table:table-cell>
          <table:table-cell office:value-type="float" office:value="0.168421" calcext:value-type="float">
            <text:p>0.168421</text:p>
          </table:table-cell>
          <table:table-cell office:value-type="float" office:value="0.202105" calcext:value-type="float">
            <text:p>0.20210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6" calcext:value-type="float">
            <text:p>0.16</text:p>
          </table:table-cell>
          <table:table-cell office:value-type="float" office:value="0.192" calcext:value-type="float">
            <text:p>0.192</text:p>
          </table:table-cell>
          <table:table-cell office:value-type="float" office:value="0.212" calcext:value-type="float">
            <text:p>0.212</text:p>
          </table:table-cell>
          <table:table-cell office:value-type="float" office:value="0.188" calcext:value-type="float">
            <text:p>0.188</text:p>
          </table:table-cell>
          <table:table-cell office:value-type="float" office:value="0.172" calcext:value-type="float">
            <text:p>0.172</text:p>
          </table:table-cell>
          <table:table-cell office:value-type="float" office:value="0.228" calcext:value-type="float">
            <text:p>0.228</text:p>
          </table:table-cell>
          <table:table-cell office:value-type="float" office:value="0.252" calcext:value-type="float">
            <text:p>0.252</text:p>
          </table:table-cell>
          <table:table-cell office:value-type="float" office:value="0.168" calcext:value-type="float">
            <text:p>0.168</text:p>
          </table:table-cell>
          <table:table-cell office:value-type="float" office:value="0.152" calcext:value-type="float">
            <text:p>0.152</text:p>
          </table:table-cell>
          <table:table-cell office:value-type="float" office:value="0.164" calcext:value-type="float">
            <text:p>0.164</text:p>
          </table:table-cell>
          <table:table-cell office:value-type="float" office:value="0.2" calcext:value-type="float">
            <text:p>0.2</text:p>
          </table:table-cell>
          <table:table-cell office:value-type="float" office:value="0.172" calcext:value-type="float">
            <text:p>0.172</text:p>
          </table:table-cell>
          <table:table-cell office:value-type="float" office:value="0.184" calcext:value-type="float">
            <text:p>0.184</text:p>
          </table:table-cell>
          <table:table-cell office:value-type="float" office:value="0.136" calcext:value-type="float">
            <text:p>0.136</text:p>
          </table:table-cell>
          <table:table-cell office:value-type="float" office:value="0.232" calcext:value-type="float">
            <text:p>0.232</text:p>
          </table:table-cell>
          <table:table-cell office:value-type="float" office:value="0.164" calcext:value-type="float">
            <text:p>0.164</text:p>
          </table:table-cell>
          <table:table-cell office:value-type="float" office:value="0.16" calcext:value-type="float">
            <text:p>0.16</text:p>
          </table:table-cell>
          <table:table-cell office:value-type="float" office:value="0.188" calcext:value-type="float">
            <text:p>0.188</text:p>
          </table:table-cell>
          <table:table-cell office:value-type="float" office:value="0.168" calcext:value-type="float">
            <text:p>0.168</text:p>
          </table:table-cell>
          <table:table-cell office:value-type="float" office:value="0.184" calcext:value-type="float">
            <text:p>0.184</text:p>
          </table:table-cell>
          <table:table-cell office:value-type="float" office:value="0.204" calcext:value-type="float">
            <text:p>0.204</text:p>
          </table:table-cell>
          <table:table-cell office:value-type="float" office:value="0.188" calcext:value-type="float">
            <text:p>0.188</text:p>
          </table:table-cell>
          <table:table-cell office:value-type="float" office:value="0.196" calcext:value-type="float">
            <text:p>0.196</text:p>
          </table:table-cell>
          <table:table-cell office:value-type="float" office:value="0.212" calcext:value-type="float">
            <text:p>0.212</text:p>
          </table:table-cell>
          <table:table-cell office:value-type="float" office:value="0.18" calcext:value-type="float">
            <text:p>0.18</text:p>
          </table:table-cell>
          <table:table-cell office:value-type="float" office:value="0.252" calcext:value-type="float">
            <text:p>0.252</text:p>
          </table:table-cell>
          <table:table-cell office:value-type="float" office:value="0.236" calcext:value-type="float">
            <text:p>0.236</text:p>
          </table:table-cell>
          <table:table-cell office:value-type="float" office:value="0.2" calcext:value-type="float">
            <text:p>0.2</text:p>
          </table:table-cell>
          <table:table-cell office:value-type="float" office:value="0.204" calcext:value-type="float">
            <text:p>0.204</text:p>
          </table:table-cell>
          <table:table-cell office:value-type="float" office:value="0.16" calcext:value-type="float">
            <text:p>0.16</text:p>
          </table:table-cell>
          <table:table-cell office:value-type="float" office:value="0.168" calcext:value-type="float">
            <text:p>0.168</text:p>
          </table:table-cell>
          <table:table-cell table:number-columns-repeated="2" office:value-type="float" office:value="0.208" calcext:value-type="float">
            <text:p>0.208</text:p>
          </table:table-cell>
          <table:table-cell office:value-type="float" office:value="0.232" calcext:value-type="float">
            <text:p>0.232</text:p>
          </table:table-cell>
          <table:table-cell office:value-type="float" office:value="0.236" calcext:value-type="float">
            <text:p>0.236</text:p>
          </table:table-cell>
          <table:table-cell office:value-type="float" office:value="0.16" calcext:value-type="float">
            <text:p>0.16</text:p>
          </table:table-cell>
          <table:table-cell office:value-type="float" office:value="0.188" calcext:value-type="float">
            <text:p>0.188</text:p>
          </table:table-cell>
          <table:table-cell office:value-type="float" office:value="0.232" calcext:value-type="float">
            <text:p>0.232</text:p>
          </table:table-cell>
          <table:table-cell office:value-type="float" office:value="0.168" calcext:value-type="float">
            <text:p>0.168</text:p>
          </table:table-cell>
          <table:table-cell office:value-type="float" office:value="0.216" calcext:value-type="float">
            <text:p>0.216</text:p>
          </table:table-cell>
          <table:table-cell table:number-columns-repeated="2" office:value-type="float" office:value="0.196" calcext:value-type="float">
            <text:p>0.196</text:p>
          </table:table-cell>
          <table:table-cell office:value-type="float" office:value="0.264" calcext:value-type="float">
            <text:p>0.264</text:p>
          </table:table-cell>
          <table:table-cell office:value-type="float" office:value="0.248" calcext:value-type="float">
            <text:p>0.248</text:p>
          </table:table-cell>
          <table:table-cell office:value-type="float" office:value="0.2" calcext:value-type="float">
            <text:p>0.2</text:p>
          </table:table-cell>
          <table:table-cell office:value-type="float" office:value="0.188" calcext:value-type="float">
            <text:p>0.188</text:p>
          </table:table-cell>
          <table:table-cell office:value-type="float" office:value="0.264" calcext:value-type="float">
            <text:p>0.264</text:p>
          </table:table-cell>
          <table:table-cell office:value-type="float" office:value="0.164" calcext:value-type="float">
            <text:p>0.164</text:p>
          </table:table-cell>
          <table:table-cell office:value-type="float" office:value="0.208" calcext:value-type="float">
            <text:p>0.20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.255238" calcext:value-type="float">
            <text:p>0.255238</text:p>
          </table:table-cell>
          <table:table-cell office:value-type="float" office:value="0.175238" calcext:value-type="float">
            <text:p>0.175238</text:p>
          </table:table-cell>
          <table:table-cell office:value-type="float" office:value="0.179048" calcext:value-type="float">
            <text:p>0.179048</text:p>
          </table:table-cell>
          <table:table-cell office:value-type="float" office:value="0.228571" calcext:value-type="float">
            <text:p>0.228571</text:p>
          </table:table-cell>
          <table:table-cell office:value-type="float" office:value="0.171429" calcext:value-type="float">
            <text:p>0.171429</text:p>
          </table:table-cell>
          <table:table-cell office:value-type="float" office:value="0.148571" calcext:value-type="float">
            <text:p>0.148571</text:p>
          </table:table-cell>
          <table:table-cell office:value-type="float" office:value="0.182857" calcext:value-type="float">
            <text:p>0.182857</text:p>
          </table:table-cell>
          <table:table-cell office:value-type="float" office:value="0.194286" calcext:value-type="float">
            <text:p>0.194286</text:p>
          </table:table-cell>
          <table:table-cell office:value-type="float" office:value="0.232381" calcext:value-type="float">
            <text:p>0.232381</text:p>
          </table:table-cell>
          <table:table-cell office:value-type="float" office:value="0.186667" calcext:value-type="float">
            <text:p>0.186667</text:p>
          </table:table-cell>
          <table:table-cell office:value-type="float" office:value="0.259048" calcext:value-type="float">
            <text:p>0.259048</text:p>
          </table:table-cell>
          <table:table-cell office:value-type="float" office:value="0.213333" calcext:value-type="float">
            <text:p>0.213333</text:p>
          </table:table-cell>
          <table:table-cell table:number-columns-repeated="2" office:value-type="float" office:value="0.217143" calcext:value-type="float">
            <text:p>0.217143</text:p>
          </table:table-cell>
          <table:table-cell office:value-type="float" office:value="0.182857" calcext:value-type="float">
            <text:p>0.182857</text:p>
          </table:table-cell>
          <table:table-cell office:value-type="float" office:value="0.16" calcext:value-type="float">
            <text:p>0.16</text:p>
          </table:table-cell>
          <table:table-cell office:value-type="float" office:value="0.198095" calcext:value-type="float">
            <text:p>0.198095</text:p>
          </table:table-cell>
          <table:table-cell office:value-type="float" office:value="0.201905" calcext:value-type="float">
            <text:p>0.201905</text:p>
          </table:table-cell>
          <table:table-cell office:value-type="float" office:value="0.182857" calcext:value-type="float">
            <text:p>0.182857</text:p>
          </table:table-cell>
          <table:table-cell office:value-type="float" office:value="0.167619" calcext:value-type="float">
            <text:p>0.167619</text:p>
          </table:table-cell>
          <table:table-cell office:value-type="float" office:value="0.148571" calcext:value-type="float">
            <text:p>0.148571</text:p>
          </table:table-cell>
          <table:table-cell office:value-type="float" office:value="0.205714" calcext:value-type="float">
            <text:p>0.205714</text:p>
          </table:table-cell>
          <table:table-cell office:value-type="float" office:value="0.201905" calcext:value-type="float">
            <text:p>0.201905</text:p>
          </table:table-cell>
          <table:table-cell office:value-type="float" office:value="0.194286" calcext:value-type="float">
            <text:p>0.194286</text:p>
          </table:table-cell>
          <table:table-cell office:value-type="float" office:value="0.16381" calcext:value-type="float">
            <text:p>0.16381</text:p>
          </table:table-cell>
          <table:table-cell office:value-type="float" office:value="0.209524" calcext:value-type="float">
            <text:p>0.209524</text:p>
          </table:table-cell>
          <table:table-cell office:value-type="float" office:value="0.213333" calcext:value-type="float">
            <text:p>0.213333</text:p>
          </table:table-cell>
          <table:table-cell office:value-type="float" office:value="0.224762" calcext:value-type="float">
            <text:p>0.224762</text:p>
          </table:table-cell>
          <table:table-cell office:value-type="float" office:value="0.213333" calcext:value-type="float">
            <text:p>0.213333</text:p>
          </table:table-cell>
          <table:table-cell office:value-type="float" office:value="0.182857" calcext:value-type="float">
            <text:p>0.182857</text:p>
          </table:table-cell>
          <table:table-cell office:value-type="float" office:value="0.194286" calcext:value-type="float">
            <text:p>0.194286</text:p>
          </table:table-cell>
          <table:table-cell office:value-type="float" office:value="0.171429" calcext:value-type="float">
            <text:p>0.171429</text:p>
          </table:table-cell>
          <table:table-cell office:value-type="float" office:value="0.213333" calcext:value-type="float">
            <text:p>0.213333</text:p>
          </table:table-cell>
          <table:table-cell office:value-type="float" office:value="0.16" calcext:value-type="float">
            <text:p>0.16</text:p>
          </table:table-cell>
          <table:table-cell office:value-type="float" office:value="0.175238" calcext:value-type="float">
            <text:p>0.175238</text:p>
          </table:table-cell>
          <table:table-cell office:value-type="float" office:value="0.201905" calcext:value-type="float">
            <text:p>0.201905</text:p>
          </table:table-cell>
          <table:table-cell office:value-type="float" office:value="0.198095" calcext:value-type="float">
            <text:p>0.198095</text:p>
          </table:table-cell>
          <table:table-cell office:value-type="float" office:value="0.186667" calcext:value-type="float">
            <text:p>0.186667</text:p>
          </table:table-cell>
          <table:table-cell office:value-type="float" office:value="0.167619" calcext:value-type="float">
            <text:p>0.167619</text:p>
          </table:table-cell>
          <table:table-cell office:value-type="float" office:value="0.144762" calcext:value-type="float">
            <text:p>0.144762</text:p>
          </table:table-cell>
          <table:table-cell office:value-type="float" office:value="0.228571" calcext:value-type="float">
            <text:p>0.228571</text:p>
          </table:table-cell>
          <table:table-cell office:value-type="float" office:value="0.194286" calcext:value-type="float">
            <text:p>0.194286</text:p>
          </table:table-cell>
          <table:table-cell office:value-type="float" office:value="0.198095" calcext:value-type="float">
            <text:p>0.198095</text:p>
          </table:table-cell>
          <table:table-cell table:number-columns-repeated="2" office:value-type="float" office:value="0.201905" calcext:value-type="float">
            <text:p>0.201905</text:p>
          </table:table-cell>
          <table:table-cell office:value-type="float" office:value="0.186667" calcext:value-type="float">
            <text:p>0.186667</text:p>
          </table:table-cell>
          <table:table-cell office:value-type="float" office:value="0.15619" calcext:value-type="float">
            <text:p>0.15619</text:p>
          </table:table-cell>
          <table:table-cell office:value-type="float" office:value="0.182857" calcext:value-type="float">
            <text:p>0.182857</text:p>
          </table:table-cell>
          <table:table-cell office:value-type="float" office:value="0.175238" calcext:value-type="float">
            <text:p>0.175238</text:p>
          </table:table-cell>
          <table:table-cell office:value-type="float" office:value="0.224762" calcext:value-type="float">
            <text:p>0.224762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229091" calcext:value-type="float">
            <text:p>0.229091</text:p>
          </table:table-cell>
          <table:table-cell office:value-type="float" office:value="0.2" calcext:value-type="float">
            <text:p>0.2</text:p>
          </table:table-cell>
          <table:table-cell office:value-type="float" office:value="0.218182" calcext:value-type="float">
            <text:p>0.218182</text:p>
          </table:table-cell>
          <table:table-cell office:value-type="float" office:value="0.181818" calcext:value-type="float">
            <text:p>0.181818</text:p>
          </table:table-cell>
          <table:table-cell office:value-type="float" office:value="0.229091" calcext:value-type="float">
            <text:p>0.229091</text:p>
          </table:table-cell>
          <table:table-cell office:value-type="float" office:value="0.214545" calcext:value-type="float">
            <text:p>0.214545</text:p>
          </table:table-cell>
          <table:table-cell office:value-type="float" office:value="0.196364" calcext:value-type="float">
            <text:p>0.196364</text:p>
          </table:table-cell>
          <table:table-cell office:value-type="float" office:value="0.145455" calcext:value-type="float">
            <text:p>0.145455</text:p>
          </table:table-cell>
          <table:table-cell office:value-type="float" office:value="0.196364" calcext:value-type="float">
            <text:p>0.196364</text:p>
          </table:table-cell>
          <table:table-cell office:value-type="float" office:value="0.221818" calcext:value-type="float">
            <text:p>0.221818</text:p>
          </table:table-cell>
          <table:table-cell office:value-type="float" office:value="0.167273" calcext:value-type="float">
            <text:p>0.167273</text:p>
          </table:table-cell>
          <table:table-cell office:value-type="float" office:value="0.170909" calcext:value-type="float">
            <text:p>0.170909</text:p>
          </table:table-cell>
          <table:table-cell office:value-type="float" office:value="0.16" calcext:value-type="float">
            <text:p>0.16</text:p>
          </table:table-cell>
          <table:table-cell office:value-type="float" office:value="0.196364" calcext:value-type="float">
            <text:p>0.196364</text:p>
          </table:table-cell>
          <table:table-cell office:value-type="float" office:value="0.174545" calcext:value-type="float">
            <text:p>0.174545</text:p>
          </table:table-cell>
          <table:table-cell office:value-type="float" office:value="0.207273" calcext:value-type="float">
            <text:p>0.207273</text:p>
          </table:table-cell>
          <table:table-cell office:value-type="float" office:value="0.196364" calcext:value-type="float">
            <text:p>0.196364</text:p>
          </table:table-cell>
          <table:table-cell office:value-type="float" office:value="0.254545" calcext:value-type="float">
            <text:p>0.254545</text:p>
          </table:table-cell>
          <table:table-cell office:value-type="float" office:value="0.229091" calcext:value-type="float">
            <text:p>0.229091</text:p>
          </table:table-cell>
          <table:table-cell office:value-type="float" office:value="0.236364" calcext:value-type="float">
            <text:p>0.236364</text:p>
          </table:table-cell>
          <table:table-cell office:value-type="float" office:value="0.174545" calcext:value-type="float">
            <text:p>0.174545</text:p>
          </table:table-cell>
          <table:table-cell office:value-type="float" office:value="0.189091" calcext:value-type="float">
            <text:p>0.189091</text:p>
          </table:table-cell>
          <table:table-cell office:value-type="float" office:value="0.210909" calcext:value-type="float">
            <text:p>0.210909</text:p>
          </table:table-cell>
          <table:table-cell office:value-type="float" office:value="0.192727" calcext:value-type="float">
            <text:p>0.192727</text:p>
          </table:table-cell>
          <table:table-cell office:value-type="float" office:value="0.185455" calcext:value-type="float">
            <text:p>0.185455</text:p>
          </table:table-cell>
          <table:table-cell office:value-type="float" office:value="0.196364" calcext:value-type="float">
            <text:p>0.196364</text:p>
          </table:table-cell>
          <table:table-cell office:value-type="float" office:value="0.243636" calcext:value-type="float">
            <text:p>0.243636</text:p>
          </table:table-cell>
          <table:table-cell office:value-type="float" office:value="0.221818" calcext:value-type="float">
            <text:p>0.221818</text:p>
          </table:table-cell>
          <table:table-cell office:value-type="float" office:value="0.178182" calcext:value-type="float">
            <text:p>0.178182</text:p>
          </table:table-cell>
          <table:table-cell table:number-columns-repeated="2" office:value-type="float" office:value="0.203636" calcext:value-type="float">
            <text:p>0.203636</text:p>
          </table:table-cell>
          <table:table-cell office:value-type="float" office:value="0.207273" calcext:value-type="float">
            <text:p>0.207273</text:p>
          </table:table-cell>
          <table:table-cell office:value-type="float" office:value="0.170909" calcext:value-type="float">
            <text:p>0.170909</text:p>
          </table:table-cell>
          <table:table-cell office:value-type="float" office:value="0.225455" calcext:value-type="float">
            <text:p>0.225455</text:p>
          </table:table-cell>
          <table:table-cell office:value-type="float" office:value="0.247273" calcext:value-type="float">
            <text:p>0.247273</text:p>
          </table:table-cell>
          <table:table-cell office:value-type="float" office:value="0.24" calcext:value-type="float">
            <text:p>0.24</text:p>
          </table:table-cell>
          <table:table-cell office:value-type="float" office:value="0.167273" calcext:value-type="float">
            <text:p>0.167273</text:p>
          </table:table-cell>
          <table:table-cell office:value-type="float" office:value="0.174545" calcext:value-type="float">
            <text:p>0.174545</text:p>
          </table:table-cell>
          <table:table-cell office:value-type="float" office:value="0.247273" calcext:value-type="float">
            <text:p>0.247273</text:p>
          </table:table-cell>
          <table:table-cell office:value-type="float" office:value="0.24" calcext:value-type="float">
            <text:p>0.24</text:p>
          </table:table-cell>
          <table:table-cell office:value-type="float" office:value="0.221818" calcext:value-type="float">
            <text:p>0.221818</text:p>
          </table:table-cell>
          <table:table-cell office:value-type="float" office:value="0.210909" calcext:value-type="float">
            <text:p>0.210909</text:p>
          </table:table-cell>
          <table:table-cell office:value-type="float" office:value="0.163636" calcext:value-type="float">
            <text:p>0.163636</text:p>
          </table:table-cell>
          <table:table-cell office:value-type="float" office:value="0.210909" calcext:value-type="float">
            <text:p>0.210909</text:p>
          </table:table-cell>
          <table:table-cell office:value-type="float" office:value="0.203636" calcext:value-type="float">
            <text:p>0.203636</text:p>
          </table:table-cell>
          <table:table-cell office:value-type="float" office:value="0.178182" calcext:value-type="float">
            <text:p>0.178182</text:p>
          </table:table-cell>
          <table:table-cell office:value-type="float" office:value="0.185455" calcext:value-type="float">
            <text:p>0.185455</text:p>
          </table:table-cell>
          <table:table-cell office:value-type="float" office:value="0.181818" calcext:value-type="float">
            <text:p>0.181818</text:p>
          </table:table-cell>
          <table:table-cell office:value-type="float" office:value="0.185455" calcext:value-type="float">
            <text:p>0.185455</text:p>
          </table:table-cell>
          <table:table-cell office:value-type="float" office:value="0.218182" calcext:value-type="float">
            <text:p>0.218182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0.173913" calcext:value-type="float">
            <text:p>0.173913</text:p>
          </table:table-cell>
          <table:table-cell office:value-type="float" office:value="0.24" calcext:value-type="float">
            <text:p>0.24</text:p>
          </table:table-cell>
          <table:table-cell office:value-type="float" office:value="0.187826" calcext:value-type="float">
            <text:p>0.187826</text:p>
          </table:table-cell>
          <table:table-cell office:value-type="float" office:value="0.18087" calcext:value-type="float">
            <text:p>0.18087</text:p>
          </table:table-cell>
          <table:table-cell office:value-type="float" office:value="0.16" calcext:value-type="float">
            <text:p>0.16</text:p>
          </table:table-cell>
          <table:table-cell office:value-type="float" office:value="0.243478" calcext:value-type="float">
            <text:p>0.243478</text:p>
          </table:table-cell>
          <table:table-cell office:value-type="float" office:value="0.184348" calcext:value-type="float">
            <text:p>0.184348</text:p>
          </table:table-cell>
          <table:table-cell office:value-type="float" office:value="0.201739" calcext:value-type="float">
            <text:p>0.201739</text:p>
          </table:table-cell>
          <table:table-cell office:value-type="float" office:value="0.177391" calcext:value-type="float">
            <text:p>0.177391</text:p>
          </table:table-cell>
          <table:table-cell office:value-type="float" office:value="0.212174" calcext:value-type="float">
            <text:p>0.212174</text:p>
          </table:table-cell>
          <table:table-cell office:value-type="float" office:value="0.149565" calcext:value-type="float">
            <text:p>0.149565</text:p>
          </table:table-cell>
          <table:table-cell office:value-type="float" office:value="0.156522" calcext:value-type="float">
            <text:p>0.156522</text:p>
          </table:table-cell>
          <table:table-cell office:value-type="float" office:value="0.226087" calcext:value-type="float">
            <text:p>0.226087</text:p>
          </table:table-cell>
          <table:table-cell office:value-type="float" office:value="0.166957" calcext:value-type="float">
            <text:p>0.166957</text:p>
          </table:table-cell>
          <table:table-cell table:number-columns-repeated="2" office:value-type="float" office:value="0.173913" calcext:value-type="float">
            <text:p>0.173913</text:p>
          </table:table-cell>
          <table:table-cell office:value-type="float" office:value="0.177391" calcext:value-type="float">
            <text:p>0.177391</text:p>
          </table:table-cell>
          <table:table-cell office:value-type="float" office:value="0.201739" calcext:value-type="float">
            <text:p>0.201739</text:p>
          </table:table-cell>
          <table:table-cell office:value-type="float" office:value="0.215652" calcext:value-type="float">
            <text:p>0.215652</text:p>
          </table:table-cell>
          <table:table-cell office:value-type="float" office:value="0.229565" calcext:value-type="float">
            <text:p>0.229565</text:p>
          </table:table-cell>
          <table:table-cell office:value-type="float" office:value="0.208696" calcext:value-type="float">
            <text:p>0.208696</text:p>
          </table:table-cell>
          <table:table-cell office:value-type="float" office:value="0.215652" calcext:value-type="float">
            <text:p>0.215652</text:p>
          </table:table-cell>
          <table:table-cell office:value-type="float" office:value="0.156522" calcext:value-type="float">
            <text:p>0.156522</text:p>
          </table:table-cell>
          <table:table-cell office:value-type="float" office:value="0.198261" calcext:value-type="float">
            <text:p>0.198261</text:p>
          </table:table-cell>
          <table:table-cell office:value-type="float" office:value="0.201739" calcext:value-type="float">
            <text:p>0.201739</text:p>
          </table:table-cell>
          <table:table-cell office:value-type="float" office:value="0.173913" calcext:value-type="float">
            <text:p>0.173913</text:p>
          </table:table-cell>
          <table:table-cell office:value-type="float" office:value="0.208696" calcext:value-type="float">
            <text:p>0.208696</text:p>
          </table:table-cell>
          <table:table-cell office:value-type="float" office:value="0.170435" calcext:value-type="float">
            <text:p>0.170435</text:p>
          </table:table-cell>
          <table:table-cell office:value-type="float" office:value="0.173913" calcext:value-type="float">
            <text:p>0.173913</text:p>
          </table:table-cell>
          <table:table-cell office:value-type="float" office:value="0.170435" calcext:value-type="float">
            <text:p>0.170435</text:p>
          </table:table-cell>
          <table:table-cell office:value-type="float" office:value="0.194783" calcext:value-type="float">
            <text:p>0.194783</text:p>
          </table:table-cell>
          <table:table-cell office:value-type="float" office:value="0.173913" calcext:value-type="float">
            <text:p>0.173913</text:p>
          </table:table-cell>
          <table:table-cell office:value-type="float" office:value="0.198261" calcext:value-type="float">
            <text:p>0.198261</text:p>
          </table:table-cell>
          <table:table-cell office:value-type="float" office:value="0.21913" calcext:value-type="float">
            <text:p>0.21913</text:p>
          </table:table-cell>
          <table:table-cell office:value-type="float" office:value="0.233043" calcext:value-type="float">
            <text:p>0.233043</text:p>
          </table:table-cell>
          <table:table-cell office:value-type="float" office:value="0.208696" calcext:value-type="float">
            <text:p>0.208696</text:p>
          </table:table-cell>
          <table:table-cell office:value-type="float" office:value="0.191304" calcext:value-type="float">
            <text:p>0.191304</text:p>
          </table:table-cell>
          <table:table-cell office:value-type="float" office:value="0.253913" calcext:value-type="float">
            <text:p>0.253913</text:p>
          </table:table-cell>
          <table:table-cell office:value-type="float" office:value="0.212174" calcext:value-type="float">
            <text:p>0.212174</text:p>
          </table:table-cell>
          <table:table-cell office:value-type="float" office:value="0.205217" calcext:value-type="float">
            <text:p>0.205217</text:p>
          </table:table-cell>
          <table:table-cell office:value-type="float" office:value="0.243478" calcext:value-type="float">
            <text:p>0.243478</text:p>
          </table:table-cell>
          <table:table-cell office:value-type="float" office:value="0.187826" calcext:value-type="float">
            <text:p>0.187826</text:p>
          </table:table-cell>
          <table:table-cell office:value-type="float" office:value="0.170435" calcext:value-type="float">
            <text:p>0.170435</text:p>
          </table:table-cell>
          <table:table-cell office:value-type="float" office:value="0.142609" calcext:value-type="float">
            <text:p>0.142609</text:p>
          </table:table-cell>
          <table:table-cell office:value-type="float" office:value="0.156522" calcext:value-type="float">
            <text:p>0.156522</text:p>
          </table:table-cell>
          <table:table-cell office:value-type="float" office:value="0.187826" calcext:value-type="float">
            <text:p>0.187826</text:p>
          </table:table-cell>
          <table:table-cell office:value-type="float" office:value="0.205217" calcext:value-type="float">
            <text:p>0.205217</text:p>
          </table:table-cell>
          <table:table-cell office:value-type="float" office:value="0.198261" calcext:value-type="float">
            <text:p>0.198261</text:p>
          </table:table-cell>
          <table:table-cell office:value-type="float" office:value="0.18087" calcext:value-type="float">
            <text:p>0.18087</text:p>
          </table:table-cell>
          <table:table-cell office:value-type="float" office:value="0.208696" calcext:value-type="float">
            <text:p>0.20869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173333" calcext:value-type="float">
            <text:p>0.173333</text:p>
          </table:table-cell>
          <table:table-cell office:value-type="float" office:value="0.216667" calcext:value-type="float">
            <text:p>0.216667</text:p>
          </table:table-cell>
          <table:table-cell table:number-columns-repeated="2" office:value-type="float" office:value="0.176667" calcext:value-type="float">
            <text:p>0.176667</text:p>
          </table:table-cell>
          <table:table-cell office:value-type="float" office:value="0.203333" calcext:value-type="float">
            <text:p>0.203333</text:p>
          </table:table-cell>
          <table:table-cell office:value-type="float" office:value="0.263333" calcext:value-type="float">
            <text:p>0.263333</text:p>
          </table:table-cell>
          <table:table-cell office:value-type="float" office:value="0.186667" calcext:value-type="float">
            <text:p>0.186667</text:p>
          </table:table-cell>
          <table:table-cell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office:value-type="float" office:value="0.193333" calcext:value-type="float">
            <text:p>0.193333</text:p>
          </table:table-cell>
          <table:table-cell office:value-type="float" office:value="0.18" calcext:value-type="float">
            <text:p>0.18</text:p>
          </table:table-cell>
          <table:table-cell office:value-type="float" office:value="0.186667" calcext:value-type="float">
            <text:p>0.186667</text:p>
          </table:table-cell>
          <table:table-cell office:value-type="float" office:value="0.19" calcext:value-type="float">
            <text:p>0.19</text:p>
          </table:table-cell>
          <table:table-cell office:value-type="float" office:value="0.233333" calcext:value-type="float">
            <text:p>0.233333</text:p>
          </table:table-cell>
          <table:table-cell office:value-type="float" office:value="0.18" calcext:value-type="float">
            <text:p>0.18</text:p>
          </table:table-cell>
          <table:table-cell office:value-type="float" office:value="0.213333" calcext:value-type="float">
            <text:p>0.213333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03333" calcext:value-type="float">
            <text:p>0.203333</text:p>
          </table:table-cell>
          <table:table-cell office:value-type="float" office:value="0.183333" calcext:value-type="float">
            <text:p>0.183333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93333" calcext:value-type="float">
            <text:p>0.193333</text:p>
          </table:table-cell>
          <table:table-cell office:value-type="float" office:value="0.18" calcext:value-type="float">
            <text:p>0.18</text:p>
          </table:table-cell>
          <table:table-cell office:value-type="float" office:value="0.206667" calcext:value-type="float">
            <text:p>0.206667</text:p>
          </table:table-cell>
          <table:table-cell office:value-type="float" office:value="0.233333" calcext:value-type="float">
            <text:p>0.233333</text:p>
          </table:table-cell>
          <table:table-cell office:value-type="float" office:value="0.203333" calcext:value-type="float">
            <text:p>0.203333</text:p>
          </table:table-cell>
          <table:table-cell office:value-type="float" office:value="0.173333" calcext:value-type="float">
            <text:p>0.173333</text:p>
          </table:table-cell>
          <table:table-cell office:value-type="float" office:value="0.213333" calcext:value-type="float">
            <text:p>0.213333</text:p>
          </table:table-cell>
          <table:table-cell office:value-type="float" office:value="0.223333" calcext:value-type="float">
            <text:p>0.223333</text:p>
          </table:table-cell>
          <table:table-cell office:value-type="float" office:value="0.216667" calcext:value-type="float">
            <text:p>0.216667</text:p>
          </table:table-cell>
          <table:table-cell office:value-type="float" office:value="0.186667" calcext:value-type="float">
            <text:p>0.186667</text:p>
          </table:table-cell>
          <table:table-cell office:value-type="float" office:value="0.193333" calcext:value-type="float">
            <text:p>0.193333</text:p>
          </table:table-cell>
          <table:table-cell office:value-type="float" office:value="0.19" calcext:value-type="float">
            <text:p>0.19</text:p>
          </table:table-cell>
          <table:table-cell office:value-type="float" office:value="0.173333" calcext:value-type="float">
            <text:p>0.173333</text:p>
          </table:table-cell>
          <table:table-cell office:value-type="float" office:value="0.206667" calcext:value-type="float">
            <text:p>0.206667</text:p>
          </table:table-cell>
          <table:table-cell office:value-type="float" office:value="0.196667" calcext:value-type="float">
            <text:p>0.196667</text:p>
          </table:table-cell>
          <table:table-cell office:value-type="float" office:value="0.193333" calcext:value-type="float">
            <text:p>0.193333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213333" calcext:value-type="float">
            <text:p>0.213333</text:p>
          </table:table-cell>
          <table:table-cell office:value-type="float" office:value="0.19" calcext:value-type="float">
            <text:p>0.19</text:p>
          </table:table-cell>
          <table:table-cell office:value-type="float" office:value="0.233333" calcext:value-type="float">
            <text:p>0.233333</text:p>
          </table:table-cell>
          <table:table-cell office:value-type="float" office:value="0.193333" calcext:value-type="float">
            <text:p>0.193333</text:p>
          </table:table-cell>
          <table:table-cell office:value-type="float" office:value="0.16" calcext:value-type="float">
            <text:p>0.16</text:p>
          </table:table-cell>
          <table:table-cell office:value-type="float" office:value="0.226667" calcext:value-type="float">
            <text:p>0.226667</text:p>
          </table:table-cell>
          <table:table-cell office:value-type="float" office:value="0.196667" calcext:value-type="float">
            <text:p>0.196667</text:p>
          </table:table-cell>
          <table:table-cell office:value-type="float" office:value="0.17" calcext:value-type="float">
            <text:p>0.17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163333" calcext:value-type="float">
            <text:p>0.163333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.2304" calcext:value-type="float">
            <text:p>0.2304</text:p>
          </table:table-cell>
          <table:table-cell office:value-type="float" office:value="0.2464" calcext:value-type="float">
            <text:p>0.2464</text:p>
          </table:table-cell>
          <table:table-cell office:value-type="float" office:value="0.1824" calcext:value-type="float">
            <text:p>0.1824</text:p>
          </table:table-cell>
          <table:table-cell office:value-type="float" office:value="0.1728" calcext:value-type="float">
            <text:p>0.1728</text:p>
          </table:table-cell>
          <table:table-cell office:value-type="float" office:value="0.2624" calcext:value-type="float">
            <text:p>0.2624</text:p>
          </table:table-cell>
          <table:table-cell office:value-type="float" office:value="0.1664" calcext:value-type="float">
            <text:p>0.1664</text:p>
          </table:table-cell>
          <table:table-cell office:value-type="float" office:value="0.2048" calcext:value-type="float">
            <text:p>0.2048</text:p>
          </table:table-cell>
          <table:table-cell office:value-type="float" office:value="0.2144" calcext:value-type="float">
            <text:p>0.2144</text:p>
          </table:table-cell>
          <table:table-cell office:value-type="float" office:value="0.2176" calcext:value-type="float">
            <text:p>0.2176</text:p>
          </table:table-cell>
          <table:table-cell office:value-type="float" office:value="0.2208" calcext:value-type="float">
            <text:p>0.2208</text:p>
          </table:table-cell>
          <table:table-cell office:value-type="float" office:value="0.2048" calcext:value-type="float">
            <text:p>0.2048</text:p>
          </table:table-cell>
          <table:table-cell table:number-columns-repeated="2" office:value-type="float" office:value="0.1824" calcext:value-type="float">
            <text:p>0.1824</text:p>
          </table:table-cell>
          <table:table-cell office:value-type="float" office:value="0.2016" calcext:value-type="float">
            <text:p>0.2016</text:p>
          </table:table-cell>
          <table:table-cell office:value-type="float" office:value="0.208" calcext:value-type="float">
            <text:p>0.208</text:p>
          </table:table-cell>
          <table:table-cell office:value-type="float" office:value="0.1984" calcext:value-type="float">
            <text:p>0.1984</text:p>
          </table:table-cell>
          <table:table-cell office:value-type="float" office:value="0.1824" calcext:value-type="float">
            <text:p>0.1824</text:p>
          </table:table-cell>
          <table:table-cell office:value-type="float" office:value="0.2496" calcext:value-type="float">
            <text:p>0.2496</text:p>
          </table:table-cell>
          <table:table-cell office:value-type="float" office:value="0.2144" calcext:value-type="float">
            <text:p>0.2144</text:p>
          </table:table-cell>
          <table:table-cell office:value-type="float" office:value="0.1664" calcext:value-type="float">
            <text:p>0.1664</text:p>
          </table:table-cell>
          <table:table-cell office:value-type="float" office:value="0.2048" calcext:value-type="float">
            <text:p>0.2048</text:p>
          </table:table-cell>
          <table:table-cell office:value-type="float" office:value="0.2272" calcext:value-type="float">
            <text:p>0.2272</text:p>
          </table:table-cell>
          <table:table-cell office:value-type="float" office:value="0.2048" calcext:value-type="float">
            <text:p>0.2048</text:p>
          </table:table-cell>
          <table:table-cell office:value-type="float" office:value="0.1824" calcext:value-type="float">
            <text:p>0.1824</text:p>
          </table:table-cell>
          <table:table-cell office:value-type="float" office:value="0.1728" calcext:value-type="float">
            <text:p>0.1728</text:p>
          </table:table-cell>
          <table:table-cell office:value-type="float" office:value="0.2176" calcext:value-type="float">
            <text:p>0.2176</text:p>
          </table:table-cell>
          <table:table-cell office:value-type="float" office:value="0.2112" calcext:value-type="float">
            <text:p>0.2112</text:p>
          </table:table-cell>
          <table:table-cell office:value-type="float" office:value="0.2272" calcext:value-type="float">
            <text:p>0.2272</text:p>
          </table:table-cell>
          <table:table-cell office:value-type="float" office:value="0.2208" calcext:value-type="float">
            <text:p>0.2208</text:p>
          </table:table-cell>
          <table:table-cell office:value-type="float" office:value="0.224" calcext:value-type="float">
            <text:p>0.224</text:p>
          </table:table-cell>
          <table:table-cell office:value-type="float" office:value="0.2048" calcext:value-type="float">
            <text:p>0.2048</text:p>
          </table:table-cell>
          <table:table-cell office:value-type="float" office:value="0.1888" calcext:value-type="float">
            <text:p>0.1888</text:p>
          </table:table-cell>
          <table:table-cell office:value-type="float" office:value="0.1856" calcext:value-type="float">
            <text:p>0.1856</text:p>
          </table:table-cell>
          <table:table-cell office:value-type="float" office:value="0.1664" calcext:value-type="float">
            <text:p>0.1664</text:p>
          </table:table-cell>
          <table:table-cell office:value-type="float" office:value="0.2144" calcext:value-type="float">
            <text:p>0.2144</text:p>
          </table:table-cell>
          <table:table-cell office:value-type="float" office:value="0.224" calcext:value-type="float">
            <text:p>0.224</text:p>
          </table:table-cell>
          <table:table-cell table:number-columns-repeated="2" office:value-type="float" office:value="0.2144" calcext:value-type="float">
            <text:p>0.2144</text:p>
          </table:table-cell>
          <table:table-cell office:value-type="float" office:value="0.1536" calcext:value-type="float">
            <text:p>0.1536</text:p>
          </table:table-cell>
          <table:table-cell office:value-type="float" office:value="0.2208" calcext:value-type="float">
            <text:p>0.2208</text:p>
          </table:table-cell>
          <table:table-cell office:value-type="float" office:value="0.2432" calcext:value-type="float">
            <text:p>0.2432</text:p>
          </table:table-cell>
          <table:table-cell office:value-type="float" office:value="0.2016" calcext:value-type="float">
            <text:p>0.2016</text:p>
          </table:table-cell>
          <table:table-cell office:value-type="float" office:value="0.24" calcext:value-type="float">
            <text:p>0.24</text:p>
          </table:table-cell>
          <table:table-cell office:value-type="float" office:value="0.192" calcext:value-type="float">
            <text:p>0.192</text:p>
          </table:table-cell>
          <table:table-cell office:value-type="float" office:value="0.1568" calcext:value-type="float">
            <text:p>0.1568</text:p>
          </table:table-cell>
          <table:table-cell office:value-type="float" office:value="0.1728" calcext:value-type="float">
            <text:p>0.1728</text:p>
          </table:table-cell>
          <table:table-cell office:value-type="float" office:value="0.208" calcext:value-type="float">
            <text:p>0.208</text:p>
          </table:table-cell>
          <table:table-cell office:value-type="float" office:value="0.1728" calcext:value-type="float">
            <text:p>0.1728</text:p>
          </table:table-cell>
          <table:table-cell office:value-type="float" office:value="0.288" calcext:value-type="float">
            <text:p>0.288</text:p>
          </table:table-cell>
          <table:table-cell office:value-type="float" office:value="0.2048" calcext:value-type="float">
            <text:p>0.204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2" office:value-type="float" office:value="0.181538" calcext:value-type="float">
            <text:p>0.181538</text:p>
          </table:table-cell>
          <table:table-cell office:value-type="float" office:value="0.227692" calcext:value-type="float">
            <text:p>0.227692</text:p>
          </table:table-cell>
          <table:table-cell office:value-type="float" office:value="0.184615" calcext:value-type="float">
            <text:p>0.184615</text:p>
          </table:table-cell>
          <table:table-cell office:value-type="float" office:value="0.215385" calcext:value-type="float">
            <text:p>0.215385</text:p>
          </table:table-cell>
          <table:table-cell office:value-type="float" office:value="0.212308" calcext:value-type="float">
            <text:p>0.212308</text:p>
          </table:table-cell>
          <table:table-cell office:value-type="float" office:value="0.135385" calcext:value-type="float">
            <text:p>0.135385</text:p>
          </table:table-cell>
          <table:table-cell office:value-type="float" office:value="0.181538" calcext:value-type="float">
            <text:p>0.181538</text:p>
          </table:table-cell>
          <table:table-cell office:value-type="float" office:value="0.153846" calcext:value-type="float">
            <text:p>0.153846</text:p>
          </table:table-cell>
          <table:table-cell office:value-type="float" office:value="0.209231" calcext:value-type="float">
            <text:p>0.209231</text:p>
          </table:table-cell>
          <table:table-cell office:value-type="float" office:value="0.2" calcext:value-type="float">
            <text:p>0.2</text:p>
          </table:table-cell>
          <table:table-cell office:value-type="float" office:value="0.212308" calcext:value-type="float">
            <text:p>0.212308</text:p>
          </table:table-cell>
          <table:table-cell office:value-type="float" office:value="0.178462" calcext:value-type="float">
            <text:p>0.178462</text:p>
          </table:table-cell>
          <table:table-cell office:value-type="float" office:value="0.212308" calcext:value-type="float">
            <text:p>0.212308</text:p>
          </table:table-cell>
          <table:table-cell office:value-type="float" office:value="0.203077" calcext:value-type="float">
            <text:p>0.203077</text:p>
          </table:table-cell>
          <table:table-cell office:value-type="float" office:value="0.193846" calcext:value-type="float">
            <text:p>0.193846</text:p>
          </table:table-cell>
          <table:table-cell office:value-type="float" office:value="0.181538" calcext:value-type="float">
            <text:p>0.181538</text:p>
          </table:table-cell>
          <table:table-cell office:value-type="float" office:value="0.178462" calcext:value-type="float">
            <text:p>0.178462</text:p>
          </table:table-cell>
          <table:table-cell office:value-type="float" office:value="0.212308" calcext:value-type="float">
            <text:p>0.212308</text:p>
          </table:table-cell>
          <table:table-cell office:value-type="float" office:value="0.218462" calcext:value-type="float">
            <text:p>0.218462</text:p>
          </table:table-cell>
          <table:table-cell office:value-type="float" office:value="0.184615" calcext:value-type="float">
            <text:p>0.184615</text:p>
          </table:table-cell>
          <table:table-cell office:value-type="float" office:value="0.181538" calcext:value-type="float">
            <text:p>0.181538</text:p>
          </table:table-cell>
          <table:table-cell office:value-type="float" office:value="0.218462" calcext:value-type="float">
            <text:p>0.218462</text:p>
          </table:table-cell>
          <table:table-cell office:value-type="float" office:value="0.227692" calcext:value-type="float">
            <text:p>0.227692</text:p>
          </table:table-cell>
          <table:table-cell office:value-type="float" office:value="0.212308" calcext:value-type="float">
            <text:p>0.212308</text:p>
          </table:table-cell>
          <table:table-cell office:value-type="float" office:value="0.206154" calcext:value-type="float">
            <text:p>0.206154</text:p>
          </table:table-cell>
          <table:table-cell office:value-type="float" office:value="0.236923" calcext:value-type="float">
            <text:p>0.236923</text:p>
          </table:table-cell>
          <table:table-cell office:value-type="float" office:value="0.203077" calcext:value-type="float">
            <text:p>0.203077</text:p>
          </table:table-cell>
          <table:table-cell office:value-type="float" office:value="0.24" calcext:value-type="float">
            <text:p>0.24</text:p>
          </table:table-cell>
          <table:table-cell office:value-type="float" office:value="0.184615" calcext:value-type="float">
            <text:p>0.184615</text:p>
          </table:table-cell>
          <table:table-cell office:value-type="float" office:value="0.218462" calcext:value-type="float">
            <text:p>0.218462</text:p>
          </table:table-cell>
          <table:table-cell office:value-type="float" office:value="0.16" calcext:value-type="float">
            <text:p>0.16</text:p>
          </table:table-cell>
          <table:table-cell office:value-type="float" office:value="0.209231" calcext:value-type="float">
            <text:p>0.209231</text:p>
          </table:table-cell>
          <table:table-cell office:value-type="float" office:value="0.196923" calcext:value-type="float">
            <text:p>0.196923</text:p>
          </table:table-cell>
          <table:table-cell office:value-type="float" office:value="0.187692" calcext:value-type="float">
            <text:p>0.187692</text:p>
          </table:table-cell>
          <table:table-cell office:value-type="float" office:value="0.212308" calcext:value-type="float">
            <text:p>0.212308</text:p>
          </table:table-cell>
          <table:table-cell office:value-type="float" office:value="0.2" calcext:value-type="float">
            <text:p>0.2</text:p>
          </table:table-cell>
          <table:table-cell office:value-type="float" office:value="0.196923" calcext:value-type="float">
            <text:p>0.196923</text:p>
          </table:table-cell>
          <table:table-cell office:value-type="float" office:value="0.178462" calcext:value-type="float">
            <text:p>0.178462</text:p>
          </table:table-cell>
          <table:table-cell office:value-type="float" office:value="0.203077" calcext:value-type="float">
            <text:p>0.203077</text:p>
          </table:table-cell>
          <table:table-cell office:value-type="float" office:value="0.138462" calcext:value-type="float">
            <text:p>0.138462</text:p>
          </table:table-cell>
          <table:table-cell office:value-type="float" office:value="0.190769" calcext:value-type="float">
            <text:p>0.190769</text:p>
          </table:table-cell>
          <table:table-cell office:value-type="float" office:value="0.212308" calcext:value-type="float">
            <text:p>0.212308</text:p>
          </table:table-cell>
          <table:table-cell office:value-type="float" office:value="0.209231" calcext:value-type="float">
            <text:p>0.209231</text:p>
          </table:table-cell>
          <table:table-cell office:value-type="float" office:value="0.196923" calcext:value-type="float">
            <text:p>0.196923</text:p>
          </table:table-cell>
          <table:table-cell office:value-type="float" office:value="0.2" calcext:value-type="float">
            <text:p>0.2</text:p>
          </table:table-cell>
          <table:table-cell office:value-type="float" office:value="0.203077" calcext:value-type="float">
            <text:p>0.203077</text:p>
          </table:table-cell>
          <table:table-cell office:value-type="float" office:value="0.196923" calcext:value-type="float">
            <text:p>0.196923</text:p>
          </table:table-cell>
          <table:table-cell office:value-type="float" office:value="0.187692" calcext:value-type="float">
            <text:p>0.187692</text:p>
          </table:table-cell>
          <table:table-cell office:value-type="float" office:value="0.206154" calcext:value-type="float">
            <text:p>0.206154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0.225185" calcext:value-type="float">
            <text:p>0.225185</text:p>
          </table:table-cell>
          <table:table-cell office:value-type="float" office:value="0.177778" calcext:value-type="float">
            <text:p>0.177778</text:p>
          </table:table-cell>
          <table:table-cell office:value-type="float" office:value="0.168889" calcext:value-type="float">
            <text:p>0.168889</text:p>
          </table:table-cell>
          <table:table-cell office:value-type="float" office:value="0.198519" calcext:value-type="float">
            <text:p>0.198519</text:p>
          </table:table-cell>
          <table:table-cell office:value-type="float" office:value="0.201481" calcext:value-type="float">
            <text:p>0.201481</text:p>
          </table:table-cell>
          <table:table-cell office:value-type="float" office:value="0.231111" calcext:value-type="float">
            <text:p>0.231111</text:p>
          </table:table-cell>
          <table:table-cell office:value-type="float" office:value="0.234074" calcext:value-type="float">
            <text:p>0.234074</text:p>
          </table:table-cell>
          <table:table-cell office:value-type="float" office:value="0.219259" calcext:value-type="float">
            <text:p>0.219259</text:p>
          </table:table-cell>
          <table:table-cell office:value-type="float" office:value="0.204444" calcext:value-type="float">
            <text:p>0.204444</text:p>
          </table:table-cell>
          <table:table-cell office:value-type="float" office:value="0.171852" calcext:value-type="float">
            <text:p>0.171852</text:p>
          </table:table-cell>
          <table:table-cell office:value-type="float" office:value="0.207407" calcext:value-type="float">
            <text:p>0.207407</text:p>
          </table:table-cell>
          <table:table-cell office:value-type="float" office:value="0.18963" calcext:value-type="float">
            <text:p>0.18963</text:p>
          </table:table-cell>
          <table:table-cell office:value-type="float" office:value="0.237037" calcext:value-type="float">
            <text:p>0.237037</text:p>
          </table:table-cell>
          <table:table-cell office:value-type="float" office:value="0.151111" calcext:value-type="float">
            <text:p>0.151111</text:p>
          </table:table-cell>
          <table:table-cell office:value-type="float" office:value="0.174815" calcext:value-type="float">
            <text:p>0.174815</text:p>
          </table:table-cell>
          <table:table-cell office:value-type="float" office:value="0.171852" calcext:value-type="float">
            <text:p>0.171852</text:p>
          </table:table-cell>
          <table:table-cell office:value-type="float" office:value="0.192593" calcext:value-type="float">
            <text:p>0.192593</text:p>
          </table:table-cell>
          <table:table-cell office:value-type="float" office:value="0.213333" calcext:value-type="float">
            <text:p>0.213333</text:p>
          </table:table-cell>
          <table:table-cell office:value-type="float" office:value="0.21037" calcext:value-type="float">
            <text:p>0.21037</text:p>
          </table:table-cell>
          <table:table-cell office:value-type="float" office:value="0.231111" calcext:value-type="float">
            <text:p>0.231111</text:p>
          </table:table-cell>
          <table:table-cell office:value-type="float" office:value="0.21037" calcext:value-type="float">
            <text:p>0.21037</text:p>
          </table:table-cell>
          <table:table-cell office:value-type="float" office:value="0.216296" calcext:value-type="float">
            <text:p>0.216296</text:p>
          </table:table-cell>
          <table:table-cell office:value-type="float" office:value="0.272593" calcext:value-type="float">
            <text:p>0.272593</text:p>
          </table:table-cell>
          <table:table-cell office:value-type="float" office:value="0.192593" calcext:value-type="float">
            <text:p>0.192593</text:p>
          </table:table-cell>
          <table:table-cell office:value-type="float" office:value="0.186667" calcext:value-type="float">
            <text:p>0.186667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0.213333" calcext:value-type="float">
            <text:p>0.213333</text:p>
          </table:table-cell>
          <table:table-cell office:value-type="float" office:value="0.204444" calcext:value-type="float">
            <text:p>0.204444</text:p>
          </table:table-cell>
          <table:table-cell office:value-type="float" office:value="0.207407" calcext:value-type="float">
            <text:p>0.207407</text:p>
          </table:table-cell>
          <table:table-cell table:number-columns-repeated="2" office:value-type="float" office:value="0.192593" calcext:value-type="float">
            <text:p>0.192593</text:p>
          </table:table-cell>
          <table:table-cell office:value-type="float" office:value="0.198519" calcext:value-type="float">
            <text:p>0.198519</text:p>
          </table:table-cell>
          <table:table-cell table:number-columns-repeated="2" office:value-type="float" office:value="0.18963" calcext:value-type="float">
            <text:p>0.18963</text:p>
          </table:table-cell>
          <table:table-cell office:value-type="float" office:value="0.198519" calcext:value-type="float">
            <text:p>0.198519</text:p>
          </table:table-cell>
          <table:table-cell table:number-columns-repeated="2" office:value-type="float" office:value="0.183704" calcext:value-type="float">
            <text:p>0.183704</text:p>
          </table:table-cell>
          <table:table-cell office:value-type="float" office:value="0.21037" calcext:value-type="float">
            <text:p>0.21037</text:p>
          </table:table-cell>
          <table:table-cell office:value-type="float" office:value="0.174815" calcext:value-type="float">
            <text:p>0.174815</text:p>
          </table:table-cell>
          <table:table-cell office:value-type="float" office:value="0.162963" calcext:value-type="float">
            <text:p>0.162963</text:p>
          </table:table-cell>
          <table:table-cell office:value-type="float" office:value="0.21037" calcext:value-type="float">
            <text:p>0.21037</text:p>
          </table:table-cell>
          <table:table-cell office:value-type="float" office:value="0.177778" calcext:value-type="float">
            <text:p>0.177778</text:p>
          </table:table-cell>
          <table:table-cell office:value-type="float" office:value="0.192593" calcext:value-type="float">
            <text:p>0.192593</text:p>
          </table:table-cell>
          <table:table-cell office:value-type="float" office:value="0.180741" calcext:value-type="float">
            <text:p>0.180741</text:p>
          </table:table-cell>
          <table:table-cell office:value-type="float" office:value="0.237037" calcext:value-type="float">
            <text:p>0.237037</text:p>
          </table:table-cell>
          <table:table-cell office:value-type="float" office:value="0.225185" calcext:value-type="float">
            <text:p>0.225185</text:p>
          </table:table-cell>
          <table:table-cell office:value-type="float" office:value="0.201481" calcext:value-type="float">
            <text:p>0.201481</text:p>
          </table:table-cell>
          <table:table-cell office:value-type="float" office:value="0.234074" calcext:value-type="float">
            <text:p>0.234074</text:p>
          </table:table-cell>
          <table:table-cell office:value-type="float" office:value="0.213333" calcext:value-type="float">
            <text:p>0.213333</text:p>
          </table:table-cell>
          <table:table-cell office:value-type="float" office:value="0.234074" calcext:value-type="float">
            <text:p>0.23407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237143" calcext:value-type="float">
            <text:p>0.237143</text:p>
          </table:table-cell>
          <table:table-cell office:value-type="float" office:value="0.171429" calcext:value-type="float">
            <text:p>0.171429</text:p>
          </table:table-cell>
          <table:table-cell office:value-type="float" office:value="0.194286" calcext:value-type="float">
            <text:p>0.194286</text:p>
          </table:table-cell>
          <table:table-cell office:value-type="float" office:value="0.185714" calcext:value-type="float">
            <text:p>0.185714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162857" calcext:value-type="float">
            <text:p>0.162857</text:p>
          </table:table-cell>
          <table:table-cell office:value-type="float" office:value="0.205714" calcext:value-type="float">
            <text:p>0.205714</text:p>
          </table:table-cell>
          <table:table-cell office:value-type="float" office:value="0.177143" calcext:value-type="float">
            <text:p>0.177143</text:p>
          </table:table-cell>
          <table:table-cell office:value-type="float" office:value="0.194286" calcext:value-type="float">
            <text:p>0.194286</text:p>
          </table:table-cell>
          <table:table-cell office:value-type="float" office:value="0.211429" calcext:value-type="float">
            <text:p>0.211429</text:p>
          </table:table-cell>
          <table:table-cell office:value-type="float" office:value="0.202857" calcext:value-type="float">
            <text:p>0.202857</text:p>
          </table:table-cell>
          <table:table-cell office:value-type="float" office:value="0.185714" calcext:value-type="float">
            <text:p>0.185714</text:p>
          </table:table-cell>
          <table:table-cell office:value-type="float" office:value="0.202857" calcext:value-type="float">
            <text:p>0.202857</text:p>
          </table:table-cell>
          <table:table-cell office:value-type="float" office:value="0.188571" calcext:value-type="float">
            <text:p>0.188571</text:p>
          </table:table-cell>
          <table:table-cell office:value-type="float" office:value="0.225714" calcext:value-type="float">
            <text:p>0.225714</text:p>
          </table:table-cell>
          <table:table-cell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 office:value-type="float" office:value="0.194286" calcext:value-type="float">
            <text:p>0.194286</text:p>
          </table:table-cell>
          <table:table-cell office:value-type="float" office:value="0.222857" calcext:value-type="float">
            <text:p>0.222857</text:p>
          </table:table-cell>
          <table:table-cell office:value-type="float" office:value="0.214286" calcext:value-type="float">
            <text:p>0.214286</text:p>
          </table:table-cell>
          <table:table-cell office:value-type="float" office:value="0.202857" calcext:value-type="float">
            <text:p>0.202857</text:p>
          </table:table-cell>
          <table:table-cell office:value-type="float" office:value="0.197143" calcext:value-type="float">
            <text:p>0.197143</text:p>
          </table:table-cell>
          <table:table-cell office:value-type="float" office:value="0.245714" calcext:value-type="float">
            <text:p>0.245714</text:p>
          </table:table-cell>
          <table:table-cell office:value-type="float" office:value="0.217143" calcext:value-type="float">
            <text:p>0.217143</text:p>
          </table:table-cell>
          <table:table-cell office:value-type="float" office:value="0.171429" calcext:value-type="float">
            <text:p>0.171429</text:p>
          </table:table-cell>
          <table:table-cell office:value-type="float" office:value="0.2" calcext:value-type="float">
            <text:p>0.2</text:p>
          </table:table-cell>
          <table:table-cell office:value-type="float" office:value="0.171429" calcext:value-type="float">
            <text:p>0.171429</text:p>
          </table:table-cell>
          <table:table-cell office:value-type="float" office:value="0.217143" calcext:value-type="float">
            <text:p>0.217143</text:p>
          </table:table-cell>
          <table:table-cell office:value-type="float" office:value="0.191429" calcext:value-type="float">
            <text:p>0.191429</text:p>
          </table:table-cell>
          <table:table-cell office:value-type="float" office:value="0.165714" calcext:value-type="float">
            <text:p>0.165714</text:p>
          </table:table-cell>
          <table:table-cell office:value-type="float" office:value="0.217143" calcext:value-type="float">
            <text:p>0.217143</text:p>
          </table:table-cell>
          <table:table-cell office:value-type="float" office:value="0.205714" calcext:value-type="float">
            <text:p>0.205714</text:p>
          </table:table-cell>
          <table:table-cell office:value-type="float" office:value="0.217143" calcext:value-type="float">
            <text:p>0.217143</text:p>
          </table:table-cell>
          <table:table-cell office:value-type="float" office:value="0.188571" calcext:value-type="float">
            <text:p>0.188571</text:p>
          </table:table-cell>
          <table:table-cell table:number-columns-repeated="2" office:value-type="float" office:value="0.214286" calcext:value-type="float">
            <text:p>0.214286</text:p>
          </table:table-cell>
          <table:table-cell office:value-type="float" office:value="0.191429" calcext:value-type="float">
            <text:p>0.191429</text:p>
          </table:table-cell>
          <table:table-cell office:value-type="float" office:value="0.211429" calcext:value-type="float">
            <text:p>0.211429</text:p>
          </table:table-cell>
          <table:table-cell office:value-type="float" office:value="0.202857" calcext:value-type="float">
            <text:p>0.202857</text:p>
          </table:table-cell>
          <table:table-cell office:value-type="float" office:value="0.211429" calcext:value-type="float">
            <text:p>0.211429</text:p>
          </table:table-cell>
          <table:table-cell office:value-type="float" office:value="0.194286" calcext:value-type="float">
            <text:p>0.194286</text:p>
          </table:table-cell>
          <table:table-cell office:value-type="float" office:value="0.208571" calcext:value-type="float">
            <text:p>0.208571</text:p>
          </table:table-cell>
          <table:table-cell office:value-type="float" office:value="0.217143" calcext:value-type="float">
            <text:p>0.217143</text:p>
          </table:table-cell>
          <table:table-cell office:value-type="float" office:value="0.214286" calcext:value-type="float">
            <text:p>0.214286</text:p>
          </table:table-cell>
          <table:table-cell office:value-type="float" office:value="0.22" calcext:value-type="float">
            <text:p>0.22</text:p>
          </table:table-cell>
          <table:table-cell office:value-type="float" office:value="0.231429" calcext:value-type="float">
            <text:p>0.231429</text:p>
          </table:table-cell>
          <table:table-cell office:value-type="float" office:value="0.202857" calcext:value-type="float">
            <text:p>0.202857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0.231429" calcext:value-type="float">
            <text:p>0.231429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0.223448" calcext:value-type="float">
            <text:p>0.223448</text:p>
          </table:table-cell>
          <table:table-cell office:value-type="float" office:value="0.17931" calcext:value-type="float">
            <text:p>0.17931</text:p>
          </table:table-cell>
          <table:table-cell office:value-type="float" office:value="0.212414" calcext:value-type="float">
            <text:p>0.212414</text:p>
          </table:table-cell>
          <table:table-cell office:value-type="float" office:value="0.182069" calcext:value-type="float">
            <text:p>0.182069</text:p>
          </table:table-cell>
          <table:table-cell office:value-type="float" office:value="0.212414" calcext:value-type="float">
            <text:p>0.212414</text:p>
          </table:table-cell>
          <table:table-cell office:value-type="float" office:value="0.165517" calcext:value-type="float">
            <text:p>0.165517</text:p>
          </table:table-cell>
          <table:table-cell office:value-type="float" office:value="0.215172" calcext:value-type="float">
            <text:p>0.215172</text:p>
          </table:table-cell>
          <table:table-cell office:value-type="float" office:value="0.165517" calcext:value-type="float">
            <text:p>0.165517</text:p>
          </table:table-cell>
          <table:table-cell office:value-type="float" office:value="0.215172" calcext:value-type="float">
            <text:p>0.215172</text:p>
          </table:table-cell>
          <table:table-cell office:value-type="float" office:value="0.223448" calcext:value-type="float">
            <text:p>0.223448</text:p>
          </table:table-cell>
          <table:table-cell office:value-type="float" office:value="0.217931" calcext:value-type="float">
            <text:p>0.217931</text:p>
          </table:table-cell>
          <table:table-cell office:value-type="float" office:value="0.215172" calcext:value-type="float">
            <text:p>0.215172</text:p>
          </table:table-cell>
          <table:table-cell office:value-type="float" office:value="0.206897" calcext:value-type="float">
            <text:p>0.206897</text:p>
          </table:table-cell>
          <table:table-cell office:value-type="float" office:value="0.187586" calcext:value-type="float">
            <text:p>0.187586</text:p>
          </table:table-cell>
          <table:table-cell office:value-type="float" office:value="0.212414" calcext:value-type="float">
            <text:p>0.212414</text:p>
          </table:table-cell>
          <table:table-cell office:value-type="float" office:value="0.204138" calcext:value-type="float">
            <text:p>0.204138</text:p>
          </table:table-cell>
          <table:table-cell office:value-type="float" office:value="0.171034" calcext:value-type="float">
            <text:p>0.171034</text:p>
          </table:table-cell>
          <table:table-cell office:value-type="float" office:value="0.148966" calcext:value-type="float">
            <text:p>0.148966</text:p>
          </table:table-cell>
          <table:table-cell office:value-type="float" office:value="0.190345" calcext:value-type="float">
            <text:p>0.190345</text:p>
          </table:table-cell>
          <table:table-cell office:value-type="float" office:value="0.215172" calcext:value-type="float">
            <text:p>0.215172</text:p>
          </table:table-cell>
          <table:table-cell office:value-type="float" office:value="0.193103" calcext:value-type="float">
            <text:p>0.193103</text:p>
          </table:table-cell>
          <table:table-cell office:value-type="float" office:value="0.190345" calcext:value-type="float">
            <text:p>0.190345</text:p>
          </table:table-cell>
          <table:table-cell office:value-type="float" office:value="0.162759" calcext:value-type="float">
            <text:p>0.162759</text:p>
          </table:table-cell>
          <table:table-cell office:value-type="float" office:value="0.231724" calcext:value-type="float">
            <text:p>0.231724</text:p>
          </table:table-cell>
          <table:table-cell office:value-type="float" office:value="0.201379" calcext:value-type="float">
            <text:p>0.201379</text:p>
          </table:table-cell>
          <table:table-cell office:value-type="float" office:value="0.253793" calcext:value-type="float">
            <text:p>0.253793</text:p>
          </table:table-cell>
          <table:table-cell office:value-type="float" office:value="0.206897" calcext:value-type="float">
            <text:p>0.206897</text:p>
          </table:table-cell>
          <table:table-cell office:value-type="float" office:value="0.168276" calcext:value-type="float">
            <text:p>0.168276</text:p>
          </table:table-cell>
          <table:table-cell office:value-type="float" office:value="0.237241" calcext:value-type="float">
            <text:p>0.237241</text:p>
          </table:table-cell>
          <table:table-cell office:value-type="float" office:value="0.195862" calcext:value-type="float">
            <text:p>0.195862</text:p>
          </table:table-cell>
          <table:table-cell office:value-type="float" office:value="0.182069" calcext:value-type="float">
            <text:p>0.182069</text:p>
          </table:table-cell>
          <table:table-cell office:value-type="float" office:value="0.198621" calcext:value-type="float">
            <text:p>0.198621</text:p>
          </table:table-cell>
          <table:table-cell office:value-type="float" office:value="0.176552" calcext:value-type="float">
            <text:p>0.176552</text:p>
          </table:table-cell>
          <table:table-cell table:number-columns-repeated="2" office:value-type="float" office:value="0.204138" calcext:value-type="float">
            <text:p>0.204138</text:p>
          </table:table-cell>
          <table:table-cell office:value-type="float" office:value="0.228966" calcext:value-type="float">
            <text:p>0.228966</text:p>
          </table:table-cell>
          <table:table-cell office:value-type="float" office:value="0.231724" calcext:value-type="float">
            <text:p>0.231724</text:p>
          </table:table-cell>
          <table:table-cell office:value-type="float" office:value="0.226207" calcext:value-type="float">
            <text:p>0.226207</text:p>
          </table:table-cell>
          <table:table-cell office:value-type="float" office:value="0.157241" calcext:value-type="float">
            <text:p>0.157241</text:p>
          </table:table-cell>
          <table:table-cell office:value-type="float" office:value="0.206897" calcext:value-type="float">
            <text:p>0.206897</text:p>
          </table:table-cell>
          <table:table-cell office:value-type="float" office:value="0.16" calcext:value-type="float">
            <text:p>0.16</text:p>
          </table:table-cell>
          <table:table-cell office:value-type="float" office:value="0.204138" calcext:value-type="float">
            <text:p>0.204138</text:p>
          </table:table-cell>
          <table:table-cell office:value-type="float" office:value="0.215172" calcext:value-type="float">
            <text:p>0.215172</text:p>
          </table:table-cell>
          <table:table-cell office:value-type="float" office:value="0.198621" calcext:value-type="float">
            <text:p>0.198621</text:p>
          </table:table-cell>
          <table:table-cell office:value-type="float" office:value="0.228966" calcext:value-type="float">
            <text:p>0.228966</text:p>
          </table:table-cell>
          <table:table-cell office:value-type="float" office:value="0.184828" calcext:value-type="float">
            <text:p>0.184828</text:p>
          </table:table-cell>
          <table:table-cell office:value-type="float" office:value="0.215172" calcext:value-type="float">
            <text:p>0.215172</text:p>
          </table:table-cell>
          <table:table-cell office:value-type="float" office:value="0.223448" calcext:value-type="float">
            <text:p>0.223448</text:p>
          </table:table-cell>
          <table:table-cell office:value-type="float" office:value="0.209655" calcext:value-type="float">
            <text:p>0.209655</text:p>
          </table:table-cell>
          <table:table-cell office:value-type="float" office:value="0.190345" calcext:value-type="float">
            <text:p>0.19034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221333" calcext:value-type="float">
            <text:p>0.221333</text:p>
          </table:table-cell>
          <table:table-cell office:value-type="float" office:value="0.205333" calcext:value-type="float">
            <text:p>0.205333</text:p>
          </table:table-cell>
          <table:table-cell office:value-type="float" office:value="0.184" calcext:value-type="float">
            <text:p>0.184</text:p>
          </table:table-cell>
          <table:table-cell office:value-type="float" office:value="0.253333" calcext:value-type="float">
            <text:p>0.253333</text:p>
          </table:table-cell>
          <table:table-cell office:value-type="float" office:value="0.194667" calcext:value-type="float">
            <text:p>0.194667</text:p>
          </table:table-cell>
          <table:table-cell office:value-type="float" office:value="0.237333" calcext:value-type="float">
            <text:p>0.237333</text:p>
          </table:table-cell>
          <table:table-cell office:value-type="float" office:value="0.205333" calcext:value-type="float">
            <text:p>0.205333</text:p>
          </table:table-cell>
          <table:table-cell office:value-type="float" office:value="0.224" calcext:value-type="float">
            <text:p>0.224</text:p>
          </table:table-cell>
          <table:table-cell office:value-type="float" office:value="0.197333" calcext:value-type="float">
            <text:p>0.197333</text:p>
          </table:table-cell>
          <table:table-cell office:value-type="float" office:value="0.208" calcext:value-type="float">
            <text:p>0.208</text:p>
          </table:table-cell>
          <table:table-cell office:value-type="float" office:value="0.186667" calcext:value-type="float">
            <text:p>0.186667</text:p>
          </table:table-cell>
          <table:table-cell office:value-type="float" office:value="0.176" calcext:value-type="float">
            <text:p>0.176</text:p>
          </table:table-cell>
          <table:table-cell office:value-type="float" office:value="0.218667" calcext:value-type="float">
            <text:p>0.218667</text:p>
          </table:table-cell>
          <table:table-cell office:value-type="float" office:value="0.232" calcext:value-type="float">
            <text:p>0.232</text:p>
          </table:table-cell>
          <table:table-cell office:value-type="float" office:value="0.2" calcext:value-type="float">
            <text:p>0.2</text:p>
          </table:table-cell>
          <table:table-cell office:value-type="float" office:value="0.149333" calcext:value-type="float">
            <text:p>0.149333</text:p>
          </table:table-cell>
          <table:table-cell office:value-type="float" office:value="0.208" calcext:value-type="float">
            <text:p>0.208</text:p>
          </table:table-cell>
          <table:table-cell office:value-type="float" office:value="0.197333" calcext:value-type="float">
            <text:p>0.197333</text:p>
          </table:table-cell>
          <table:table-cell office:value-type="float" office:value="0.136" calcext:value-type="float">
            <text:p>0.136</text:p>
          </table:table-cell>
          <table:table-cell office:value-type="float" office:value="0.192" calcext:value-type="float">
            <text:p>0.192</text:p>
          </table:table-cell>
          <table:table-cell office:value-type="float" office:value="0.208" calcext:value-type="float">
            <text:p>0.208</text:p>
          </table:table-cell>
          <table:table-cell office:value-type="float" office:value="0.213333" calcext:value-type="float">
            <text:p>0.213333</text:p>
          </table:table-cell>
          <table:table-cell office:value-type="float" office:value="0.229333" calcext:value-type="float">
            <text:p>0.229333</text:p>
          </table:table-cell>
          <table:table-cell office:value-type="float" office:value="0.202667" calcext:value-type="float">
            <text:p>0.202667</text:p>
          </table:table-cell>
          <table:table-cell office:value-type="float" office:value="0.181333" calcext:value-type="float">
            <text:p>0.181333</text:p>
          </table:table-cell>
          <table:table-cell office:value-type="float" office:value="0.184" calcext:value-type="float">
            <text:p>0.184</text:p>
          </table:table-cell>
          <table:table-cell office:value-type="float" office:value="0.170667" calcext:value-type="float">
            <text:p>0.170667</text:p>
          </table:table-cell>
          <table:table-cell office:value-type="float" office:value="0.205333" calcext:value-type="float">
            <text:p>0.205333</text:p>
          </table:table-cell>
          <table:table-cell office:value-type="float" office:value="0.208" calcext:value-type="float">
            <text:p>0.208</text:p>
          </table:table-cell>
          <table:table-cell office:value-type="float" office:value="0.202667" calcext:value-type="float">
            <text:p>0.202667</text:p>
          </table:table-cell>
          <table:table-cell office:value-type="float" office:value="0.194667" calcext:value-type="float">
            <text:p>0.194667</text:p>
          </table:table-cell>
          <table:table-cell office:value-type="float" office:value="0.192" calcext:value-type="float">
            <text:p>0.192</text:p>
          </table:table-cell>
          <table:table-cell office:value-type="float" office:value="0.216" calcext:value-type="float">
            <text:p>0.216</text:p>
          </table:table-cell>
          <table:table-cell office:value-type="float" office:value="0.192" calcext:value-type="float">
            <text:p>0.192</text:p>
          </table:table-cell>
          <table:table-cell office:value-type="float" office:value="0.224" calcext:value-type="float">
            <text:p>0.224</text:p>
          </table:table-cell>
          <table:table-cell office:value-type="float" office:value="0.210667" calcext:value-type="float">
            <text:p>0.210667</text:p>
          </table:table-cell>
          <table:table-cell office:value-type="float" office:value="0.16" calcext:value-type="float">
            <text:p>0.16</text:p>
          </table:table-cell>
          <table:table-cell office:value-type="float" office:value="0.216" calcext:value-type="float">
            <text:p>0.216</text:p>
          </table:table-cell>
          <table:table-cell office:value-type="float" office:value="0.221333" calcext:value-type="float">
            <text:p>0.221333</text:p>
          </table:table-cell>
          <table:table-cell office:value-type="float" office:value="0.205333" calcext:value-type="float">
            <text:p>0.205333</text:p>
          </table:table-cell>
          <table:table-cell office:value-type="float" office:value="0.192" calcext:value-type="float">
            <text:p>0.192</text:p>
          </table:table-cell>
          <table:table-cell office:value-type="float" office:value="0.24" calcext:value-type="float">
            <text:p>0.24</text:p>
          </table:table-cell>
          <table:table-cell office:value-type="float" office:value="0.192" calcext:value-type="float">
            <text:p>0.192</text:p>
          </table:table-cell>
          <table:table-cell office:value-type="float" office:value="0.176" calcext:value-type="float">
            <text:p>0.176</text:p>
          </table:table-cell>
          <table:table-cell office:value-type="float" office:value="0.232" calcext:value-type="float">
            <text:p>0.232</text:p>
          </table:table-cell>
          <table:table-cell office:value-type="float" office:value="0.184" calcext:value-type="float">
            <text:p>0.184</text:p>
          </table:table-cell>
          <table:table-cell office:value-type="float" office:value="0.197333" calcext:value-type="float">
            <text:p>0.197333</text:p>
          </table:table-cell>
          <table:table-cell office:value-type="float" office:value="0.173333" calcext:value-type="float">
            <text:p>0.173333</text:p>
          </table:table-cell>
          <table:table-cell office:value-type="float" office:value="0.192" calcext:value-type="float">
            <text:p>0.192</text:p>
          </table:table-cell>
          <table:table-cell office:value-type="float" office:value="0.248" calcext:value-type="float">
            <text:p>0.248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0.154839" calcext:value-type="float">
            <text:p>0.154839</text:p>
          </table:table-cell>
          <table:table-cell office:value-type="float" office:value="0.209032" calcext:value-type="float">
            <text:p>0.209032</text:p>
          </table:table-cell>
          <table:table-cell office:value-type="float" office:value="0.214194" calcext:value-type="float">
            <text:p>0.214194</text:p>
          </table:table-cell>
          <table:table-cell office:value-type="float" office:value="0.170323" calcext:value-type="float">
            <text:p>0.170323</text:p>
          </table:table-cell>
          <table:table-cell office:value-type="float" office:value="0.20129" calcext:value-type="float">
            <text:p>0.20129</text:p>
          </table:table-cell>
          <table:table-cell office:value-type="float" office:value="0.245161" calcext:value-type="float">
            <text:p>0.245161</text:p>
          </table:table-cell>
          <table:table-cell office:value-type="float" office:value="0.180645" calcext:value-type="float">
            <text:p>0.180645</text:p>
          </table:table-cell>
          <table:table-cell office:value-type="float" office:value="0.20129" calcext:value-type="float">
            <text:p>0.20129</text:p>
          </table:table-cell>
          <table:table-cell office:value-type="float" office:value="0.193548" calcext:value-type="float">
            <text:p>0.193548</text:p>
          </table:table-cell>
          <table:table-cell office:value-type="float" office:value="0.19871" calcext:value-type="float">
            <text:p>0.19871</text:p>
          </table:table-cell>
          <table:table-cell office:value-type="float" office:value="0.221935" calcext:value-type="float">
            <text:p>0.221935</text:p>
          </table:table-cell>
          <table:table-cell office:value-type="float" office:value="0.214194" calcext:value-type="float">
            <text:p>0.214194</text:p>
          </table:table-cell>
          <table:table-cell office:value-type="float" office:value="0.219355" calcext:value-type="float">
            <text:p>0.219355</text:p>
          </table:table-cell>
          <table:table-cell office:value-type="float" office:value="0.221935" calcext:value-type="float">
            <text:p>0.221935</text:p>
          </table:table-cell>
          <table:table-cell office:value-type="float" office:value="0.214194" calcext:value-type="float">
            <text:p>0.214194</text:p>
          </table:table-cell>
          <table:table-cell office:value-type="float" office:value="0.185806" calcext:value-type="float">
            <text:p>0.185806</text:p>
          </table:table-cell>
          <table:table-cell office:value-type="float" office:value="0.232258" calcext:value-type="float">
            <text:p>0.232258</text:p>
          </table:table-cell>
          <table:table-cell office:value-type="float" office:value="0.221935" calcext:value-type="float">
            <text:p>0.221935</text:p>
          </table:table-cell>
          <table:table-cell office:value-type="float" office:value="0.185806" calcext:value-type="float">
            <text:p>0.185806</text:p>
          </table:table-cell>
          <table:table-cell office:value-type="float" office:value="0.183226" calcext:value-type="float">
            <text:p>0.183226</text:p>
          </table:table-cell>
          <table:table-cell office:value-type="float" office:value="0.170323" calcext:value-type="float">
            <text:p>0.170323</text:p>
          </table:table-cell>
          <table:table-cell office:value-type="float" office:value="0.206452" calcext:value-type="float">
            <text:p>0.206452</text:p>
          </table:table-cell>
          <table:table-cell office:value-type="float" office:value="0.175484" calcext:value-type="float">
            <text:p>0.175484</text:p>
          </table:table-cell>
          <table:table-cell office:value-type="float" office:value="0.183226" calcext:value-type="float">
            <text:p>0.183226</text:p>
          </table:table-cell>
          <table:table-cell office:value-type="float" office:value="0.219355" calcext:value-type="float">
            <text:p>0.219355</text:p>
          </table:table-cell>
          <table:table-cell office:value-type="float" office:value="0.19871" calcext:value-type="float">
            <text:p>0.19871</text:p>
          </table:table-cell>
          <table:table-cell office:value-type="float" office:value="0.175484" calcext:value-type="float">
            <text:p>0.175484</text:p>
          </table:table-cell>
          <table:table-cell office:value-type="float" office:value="0.188387" calcext:value-type="float">
            <text:p>0.188387</text:p>
          </table:table-cell>
          <table:table-cell office:value-type="float" office:value="0.219355" calcext:value-type="float">
            <text:p>0.219355</text:p>
          </table:table-cell>
          <table:table-cell office:value-type="float" office:value="0.172903" calcext:value-type="float">
            <text:p>0.172903</text:p>
          </table:table-cell>
          <table:table-cell office:value-type="float" office:value="0.216774" calcext:value-type="float">
            <text:p>0.216774</text:p>
          </table:table-cell>
          <table:table-cell office:value-type="float" office:value="0.165161" calcext:value-type="float">
            <text:p>0.165161</text:p>
          </table:table-cell>
          <table:table-cell office:value-type="float" office:value="0.193548" calcext:value-type="float">
            <text:p>0.193548</text:p>
          </table:table-cell>
          <table:table-cell office:value-type="float" office:value="0.206452" calcext:value-type="float">
            <text:p>0.206452</text:p>
          </table:table-cell>
          <table:table-cell table:number-columns-repeated="2" office:value-type="float" office:value="0.196129" calcext:value-type="float">
            <text:p>0.196129</text:p>
          </table:table-cell>
          <table:table-cell office:value-type="float" office:value="0.20129" calcext:value-type="float">
            <text:p>0.20129</text:p>
          </table:table-cell>
          <table:table-cell office:value-type="float" office:value="0.216774" calcext:value-type="float">
            <text:p>0.216774</text:p>
          </table:table-cell>
          <table:table-cell office:value-type="float" office:value="0.203871" calcext:value-type="float">
            <text:p>0.203871</text:p>
          </table:table-cell>
          <table:table-cell office:value-type="float" office:value="0.20129" calcext:value-type="float">
            <text:p>0.20129</text:p>
          </table:table-cell>
          <table:table-cell office:value-type="float" office:value="0.227097" calcext:value-type="float">
            <text:p>0.227097</text:p>
          </table:table-cell>
          <table:table-cell office:value-type="float" office:value="0.224516" calcext:value-type="float">
            <text:p>0.224516</text:p>
          </table:table-cell>
          <table:table-cell office:value-type="float" office:value="0.209032" calcext:value-type="float">
            <text:p>0.209032</text:p>
          </table:table-cell>
          <table:table-cell office:value-type="float" office:value="0.178065" calcext:value-type="float">
            <text:p>0.178065</text:p>
          </table:table-cell>
          <table:table-cell office:value-type="float" office:value="0.203871" calcext:value-type="float">
            <text:p>0.203871</text:p>
          </table:table-cell>
          <table:table-cell office:value-type="float" office:value="0.19871" calcext:value-type="float">
            <text:p>0.19871</text:p>
          </table:table-cell>
          <table:table-cell office:value-type="float" office:value="0.229677" calcext:value-type="float">
            <text:p>0.229677</text:p>
          </table:table-cell>
          <table:table-cell office:value-type="float" office:value="0.227097" calcext:value-type="float">
            <text:p>0.227097</text:p>
          </table:table-cell>
          <table:table-cell office:value-type="float" office:value="0.234839" calcext:value-type="float">
            <text:p>0.234839</text:p>
          </table:table-cell>
          <table:table-cell office:value-type="float" office:value="0.219355" calcext:value-type="float">
            <text:p>0.21935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2125" calcext:value-type="float">
            <text:p>0.2125</text:p>
          </table:table-cell>
          <table:table-cell office:value-type="float" office:value="0.19" calcext:value-type="float">
            <text:p>0.19</text:p>
          </table:table-cell>
          <table:table-cell office:value-type="float" office:value="0.205" calcext:value-type="float">
            <text:p>0.205</text:p>
          </table:table-cell>
          <table:table-cell office:value-type="float" office:value="0.185" calcext:value-type="float">
            <text:p>0.18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975" calcext:value-type="float">
            <text:p>0.197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21" calcext:value-type="float">
            <text:p>0.21</text:p>
          </table:table-cell>
          <table:table-cell office:value-type="float" office:value="0.2225" calcext:value-type="float">
            <text:p>0.2225</text:p>
          </table:table-cell>
          <table:table-cell office:value-type="float" office:value="0.205" calcext:value-type="float">
            <text:p>0.205</text:p>
          </table:table-cell>
          <table:table-cell office:value-type="float" office:value="0.185" calcext:value-type="float">
            <text:p>0.185</text:p>
          </table:table-cell>
          <table:table-cell office:value-type="float" office:value="0.2025" calcext:value-type="float">
            <text:p>0.2025</text:p>
          </table:table-cell>
          <table:table-cell office:value-type="float" office:value="0.15" calcext:value-type="float">
            <text:p>0.15</text:p>
          </table:table-cell>
          <table:table-cell office:value-type="float" office:value="0.155" calcext:value-type="float">
            <text:p>0.155</text:p>
          </table:table-cell>
          <table:table-cell office:value-type="float" office:value="0.225" calcext:value-type="float">
            <text:p>0.225</text:p>
          </table:table-cell>
          <table:table-cell office:value-type="float" office:value="0.215" calcext:value-type="float">
            <text:p>0.215</text:p>
          </table:table-cell>
          <table:table-cell office:value-type="float" office:value="0.16" calcext:value-type="float">
            <text:p>0.16</text:p>
          </table:table-cell>
          <table:table-cell office:value-type="float" office:value="0.2075" calcext:value-type="float">
            <text:p>0.2075</text:p>
          </table:table-cell>
          <table:table-cell office:value-type="float" office:value="0.2175" calcext:value-type="float">
            <text:p>0.2175</text:p>
          </table:table-cell>
          <table:table-cell office:value-type="float" office:value="0.22" calcext:value-type="float">
            <text:p>0.22</text:p>
          </table:table-cell>
          <table:table-cell office:value-type="float" office:value="0.185" calcext:value-type="float">
            <text:p>0.185</text:p>
          </table:table-cell>
          <table:table-cell office:value-type="float" office:value="0.2" calcext:value-type="float">
            <text:p>0.2</text:p>
          </table:table-cell>
          <table:table-cell office:value-type="float" office:value="0.2425" calcext:value-type="float">
            <text:p>0.2425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225" calcext:value-type="float">
            <text:p>0.22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75" calcext:value-type="float">
            <text:p>0.175</text:p>
          </table:table-cell>
          <table:table-cell office:value-type="float" office:value="0.235" calcext:value-type="float">
            <text:p>0.235</text:p>
          </table:table-cell>
          <table:table-cell office:value-type="float" office:value="0.165" calcext:value-type="float">
            <text:p>0.165</text:p>
          </table:table-cell>
          <table:table-cell office:value-type="float" office:value="0.17" calcext:value-type="float">
            <text:p>0.17</text:p>
          </table:table-cell>
          <table:table-cell office:value-type="float" office:value="0.2325" calcext:value-type="float">
            <text:p>0.2325</text:p>
          </table:table-cell>
          <table:table-cell office:value-type="float" office:value="0.23" calcext:value-type="float">
            <text:p>0.23</text:p>
          </table:table-cell>
          <table:table-cell office:value-type="float" office:value="0.22" calcext:value-type="float">
            <text:p>0.22</text:p>
          </table:table-cell>
          <table:table-cell office:value-type="float" office:value="0.17" calcext:value-type="float">
            <text:p>0.17</text:p>
          </table:table-cell>
          <table:table-cell office:value-type="float" office:value="0.2125" calcext:value-type="float">
            <text:p>0.2125</text:p>
          </table:table-cell>
          <table:table-cell office:value-type="float" office:value="0.235" calcext:value-type="float">
            <text:p>0.235</text:p>
          </table:table-cell>
          <table:table-cell office:value-type="float" office:value="0.205" calcext:value-type="float">
            <text:p>0.205</text:p>
          </table:table-cell>
          <table:table-cell office:value-type="float" office:value="0.2225" calcext:value-type="float">
            <text:p>0.2225</text:p>
          </table:table-cell>
          <table:table-cell office:value-type="float" office:value="0.195" calcext:value-type="float">
            <text:p>0.195</text:p>
          </table:table-cell>
          <table:table-cell office:value-type="float" office:value="0.1925" calcext:value-type="float">
            <text:p>0.1925</text:p>
          </table:table-cell>
          <table:table-cell office:value-type="float" office:value="0.1975" calcext:value-type="float">
            <text:p>0.197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225" calcext:value-type="float">
            <text:p>0.225</text:p>
          </table:table-cell>
          <table:table-cell office:value-type="float" office:value="0.2075" calcext:value-type="float">
            <text:p>0.2075</text:p>
          </table:table-cell>
          <table:table-cell office:value-type="float" office:value="0.2175" calcext:value-type="float">
            <text:p>0.2175</text:p>
          </table:table-cell>
          <table:table-cell office:value-type="float" office:value="0.225" calcext:value-type="float">
            <text:p>0.225</text:p>
          </table:table-cell>
          <table:table-cell office:value-type="float" office:value="0.18" calcext:value-type="float">
            <text:p>0.18</text:p>
          </table:table-cell>
          <table:table-cell office:value-type="float" office:value="0.2025" calcext:value-type="float">
            <text:p>0.2025</text:p>
          </table:table-cell>
          <table:table-cell office:value-type="float" office:value="0.185" calcext:value-type="float">
            <text:p>0.185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0.208485" calcext:value-type="float">
            <text:p>0.208485</text:p>
          </table:table-cell>
          <table:table-cell office:value-type="float" office:value="0.237576" calcext:value-type="float">
            <text:p>0.237576</text:p>
          </table:table-cell>
          <table:table-cell office:value-type="float" office:value="0.184242" calcext:value-type="float">
            <text:p>0.184242</text:p>
          </table:table-cell>
          <table:table-cell office:value-type="float" office:value="0.22303" calcext:value-type="float">
            <text:p>0.22303</text:p>
          </table:table-cell>
          <table:table-cell office:value-type="float" office:value="0.16" calcext:value-type="float">
            <text:p>0.16</text:p>
          </table:table-cell>
          <table:table-cell office:value-type="float" office:value="0.191515" calcext:value-type="float">
            <text:p>0.191515</text:p>
          </table:table-cell>
          <table:table-cell office:value-type="float" office:value="0.198788" calcext:value-type="float">
            <text:p>0.198788</text:p>
          </table:table-cell>
          <table:table-cell office:value-type="float" office:value="0.174545" calcext:value-type="float">
            <text:p>0.174545</text:p>
          </table:table-cell>
          <table:table-cell office:value-type="float" office:value="0.201212" calcext:value-type="float">
            <text:p>0.201212</text:p>
          </table:table-cell>
          <table:table-cell office:value-type="float" office:value="0.164848" calcext:value-type="float">
            <text:p>0.164848</text:p>
          </table:table-cell>
          <table:table-cell office:value-type="float" office:value="0.172121" calcext:value-type="float">
            <text:p>0.172121</text:p>
          </table:table-cell>
          <table:table-cell office:value-type="float" office:value="0.232727" calcext:value-type="float">
            <text:p>0.232727</text:p>
          </table:table-cell>
          <table:table-cell office:value-type="float" office:value="0.191515" calcext:value-type="float">
            <text:p>0.191515</text:p>
          </table:table-cell>
          <table:table-cell office:value-type="float" office:value="0.201212" calcext:value-type="float">
            <text:p>0.201212</text:p>
          </table:table-cell>
          <table:table-cell office:value-type="float" office:value="0.203636" calcext:value-type="float">
            <text:p>0.203636</text:p>
          </table:table-cell>
          <table:table-cell office:value-type="float" office:value="0.174545" calcext:value-type="float">
            <text:p>0.174545</text:p>
          </table:table-cell>
          <table:table-cell office:value-type="float" office:value="0.167273" calcext:value-type="float">
            <text:p>0.167273</text:p>
          </table:table-cell>
          <table:table-cell office:value-type="float" office:value="0.186667" calcext:value-type="float">
            <text:p>0.186667</text:p>
          </table:table-cell>
          <table:table-cell office:value-type="float" office:value="0.210909" calcext:value-type="float">
            <text:p>0.210909</text:p>
          </table:table-cell>
          <table:table-cell office:value-type="float" office:value="0.174545" calcext:value-type="float">
            <text:p>0.174545</text:p>
          </table:table-cell>
          <table:table-cell office:value-type="float" office:value="0.181818" calcext:value-type="float">
            <text:p>0.181818</text:p>
          </table:table-cell>
          <table:table-cell office:value-type="float" office:value="0.24" calcext:value-type="float">
            <text:p>0.24</text:p>
          </table:table-cell>
          <table:table-cell office:value-type="float" office:value="0.198788" calcext:value-type="float">
            <text:p>0.198788</text:p>
          </table:table-cell>
          <table:table-cell office:value-type="float" office:value="0.181818" calcext:value-type="float">
            <text:p>0.181818</text:p>
          </table:table-cell>
          <table:table-cell office:value-type="float" office:value="0.230303" calcext:value-type="float">
            <text:p>0.230303</text:p>
          </table:table-cell>
          <table:table-cell office:value-type="float" office:value="0.191515" calcext:value-type="float">
            <text:p>0.191515</text:p>
          </table:table-cell>
          <table:table-cell table:number-columns-repeated="2" office:value-type="float" office:value="0.189091" calcext:value-type="float">
            <text:p>0.189091</text:p>
          </table:table-cell>
          <table:table-cell office:value-type="float" office:value="0.225455" calcext:value-type="float">
            <text:p>0.225455</text:p>
          </table:table-cell>
          <table:table-cell office:value-type="float" office:value="0.210909" calcext:value-type="float">
            <text:p>0.210909</text:p>
          </table:table-cell>
          <table:table-cell office:value-type="float" office:value="0.201212" calcext:value-type="float">
            <text:p>0.201212</text:p>
          </table:table-cell>
          <table:table-cell office:value-type="float" office:value="0.215758" calcext:value-type="float">
            <text:p>0.215758</text:p>
          </table:table-cell>
          <table:table-cell office:value-type="float" office:value="0.208485" calcext:value-type="float">
            <text:p>0.208485</text:p>
          </table:table-cell>
          <table:table-cell office:value-type="float" office:value="0.210909" calcext:value-type="float">
            <text:p>0.210909</text:p>
          </table:table-cell>
          <table:table-cell office:value-type="float" office:value="0.213333" calcext:value-type="float">
            <text:p>0.213333</text:p>
          </table:table-cell>
          <table:table-cell office:value-type="float" office:value="0.206061" calcext:value-type="float">
            <text:p>0.206061</text:p>
          </table:table-cell>
          <table:table-cell office:value-type="float" office:value="0.189091" calcext:value-type="float">
            <text:p>0.189091</text:p>
          </table:table-cell>
          <table:table-cell office:value-type="float" office:value="0.179394" calcext:value-type="float">
            <text:p>0.179394</text:p>
          </table:table-cell>
          <table:table-cell office:value-type="float" office:value="0.213333" calcext:value-type="float">
            <text:p>0.213333</text:p>
          </table:table-cell>
          <table:table-cell office:value-type="float" office:value="0.220606" calcext:value-type="float">
            <text:p>0.220606</text:p>
          </table:table-cell>
          <table:table-cell office:value-type="float" office:value="0.184242" calcext:value-type="float">
            <text:p>0.184242</text:p>
          </table:table-cell>
          <table:table-cell office:value-type="float" office:value="0.189091" calcext:value-type="float">
            <text:p>0.189091</text:p>
          </table:table-cell>
          <table:table-cell office:value-type="float" office:value="0.218182" calcext:value-type="float">
            <text:p>0.218182</text:p>
          </table:table-cell>
          <table:table-cell office:value-type="float" office:value="0.208485" calcext:value-type="float">
            <text:p>0.208485</text:p>
          </table:table-cell>
          <table:table-cell office:value-type="float" office:value="0.198788" calcext:value-type="float">
            <text:p>0.198788</text:p>
          </table:table-cell>
          <table:table-cell office:value-type="float" office:value="0.196364" calcext:value-type="float">
            <text:p>0.196364</text:p>
          </table:table-cell>
          <table:table-cell office:value-type="float" office:value="0.198788" calcext:value-type="float">
            <text:p>0.198788</text:p>
          </table:table-cell>
          <table:table-cell office:value-type="float" office:value="0.215758" calcext:value-type="float">
            <text:p>0.215758</text:p>
          </table:table-cell>
          <table:table-cell office:value-type="float" office:value="0.225455" calcext:value-type="float">
            <text:p>0.225455</text:p>
          </table:table-cell>
          <table:table-cell office:value-type="float" office:value="0.196364" calcext:value-type="float">
            <text:p>0.196364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.167059" calcext:value-type="float">
            <text:p>0.167059</text:p>
          </table:table-cell>
          <table:table-cell office:value-type="float" office:value="0.251765" calcext:value-type="float">
            <text:p>0.251765</text:p>
          </table:table-cell>
          <table:table-cell office:value-type="float" office:value="0.204706" calcext:value-type="float">
            <text:p>0.204706</text:p>
          </table:table-cell>
          <table:table-cell office:value-type="float" office:value="0.190588" calcext:value-type="float">
            <text:p>0.190588</text:p>
          </table:table-cell>
          <table:table-cell office:value-type="float" office:value="0.181176" calcext:value-type="float">
            <text:p>0.181176</text:p>
          </table:table-cell>
          <table:table-cell office:value-type="float" office:value="0.204706" calcext:value-type="float">
            <text:p>0.204706</text:p>
          </table:table-cell>
          <table:table-cell office:value-type="float" office:value="0.214118" calcext:value-type="float">
            <text:p>0.214118</text:p>
          </table:table-cell>
          <table:table-cell office:value-type="float" office:value="0.169412" calcext:value-type="float">
            <text:p>0.169412</text:p>
          </table:table-cell>
          <table:table-cell office:value-type="float" office:value="0.16" calcext:value-type="float">
            <text:p>0.16</text:p>
          </table:table-cell>
          <table:table-cell office:value-type="float" office:value="0.230588" calcext:value-type="float">
            <text:p>0.230588</text:p>
          </table:table-cell>
          <table:table-cell table:number-columns-repeated="2" office:value-type="float" office:value="0.181176" calcext:value-type="float">
            <text:p>0.181176</text:p>
          </table:table-cell>
          <table:table-cell office:value-type="float" office:value="0.232941" calcext:value-type="float">
            <text:p>0.232941</text:p>
          </table:table-cell>
          <table:table-cell office:value-type="float" office:value="0.214118" calcext:value-type="float">
            <text:p>0.214118</text:p>
          </table:table-cell>
          <table:table-cell office:value-type="float" office:value="0.211765" calcext:value-type="float">
            <text:p>0.211765</text:p>
          </table:table-cell>
          <table:table-cell office:value-type="float" office:value="0.228235" calcext:value-type="float">
            <text:p>0.22823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74118" calcext:value-type="float">
            <text:p>0.174118</text:p>
          </table:table-cell>
          <table:table-cell office:value-type="float" office:value="0.202353" calcext:value-type="float">
            <text:p>0.202353</text:p>
          </table:table-cell>
          <table:table-cell office:value-type="float" office:value="0.188235" calcext:value-type="float">
            <text:p>0.188235</text:p>
          </table:table-cell>
          <table:table-cell office:value-type="float" office:value="0.190588" calcext:value-type="float">
            <text:p>0.190588</text:p>
          </table:table-cell>
          <table:table-cell office:value-type="float" office:value="0.195294" calcext:value-type="float">
            <text:p>0.195294</text:p>
          </table:table-cell>
          <table:table-cell office:value-type="float" office:value="0.197647" calcext:value-type="float">
            <text:p>0.197647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.209412" calcext:value-type="float">
            <text:p>0.209412</text:p>
          </table:table-cell>
          <table:table-cell office:value-type="float" office:value="0.204706" calcext:value-type="float">
            <text:p>0.204706</text:p>
          </table:table-cell>
          <table:table-cell office:value-type="float" office:value="0.209412" calcext:value-type="float">
            <text:p>0.209412</text:p>
          </table:table-cell>
          <table:table-cell office:value-type="float" office:value="0.174118" calcext:value-type="float">
            <text:p>0.174118</text:p>
          </table:table-cell>
          <table:table-cell office:value-type="float" office:value="0.204706" calcext:value-type="float">
            <text:p>0.204706</text:p>
          </table:table-cell>
          <table:table-cell office:value-type="float" office:value="0.169412" calcext:value-type="float">
            <text:p>0.169412</text:p>
          </table:table-cell>
          <table:table-cell office:value-type="float" office:value="0.181176" calcext:value-type="float">
            <text:p>0.181176</text:p>
          </table:table-cell>
          <table:table-cell office:value-type="float" office:value="0.176471" calcext:value-type="float">
            <text:p>0.176471</text:p>
          </table:table-cell>
          <table:table-cell office:value-type="float" office:value="0.249412" calcext:value-type="float">
            <text:p>0.249412</text:p>
          </table:table-cell>
          <table:table-cell office:value-type="float" office:value="0.218824" calcext:value-type="float">
            <text:p>0.218824</text:p>
          </table:table-cell>
          <table:table-cell office:value-type="float" office:value="0.223529" calcext:value-type="float">
            <text:p>0.223529</text:p>
          </table:table-cell>
          <table:table-cell office:value-type="float" office:value="0.185882" calcext:value-type="float">
            <text:p>0.185882</text:p>
          </table:table-cell>
          <table:table-cell office:value-type="float" office:value="0.237647" calcext:value-type="float">
            <text:p>0.237647</text:p>
          </table:table-cell>
          <table:table-cell office:value-type="float" office:value="0.221176" calcext:value-type="float">
            <text:p>0.221176</text:p>
          </table:table-cell>
          <table:table-cell office:value-type="float" office:value="0.218824" calcext:value-type="float">
            <text:p>0.218824</text:p>
          </table:table-cell>
          <table:table-cell office:value-type="float" office:value="0.265882" calcext:value-type="float">
            <text:p>0.265882</text:p>
          </table:table-cell>
          <table:table-cell office:value-type="float" office:value="0.204706" calcext:value-type="float">
            <text:p>0.204706</text:p>
          </table:table-cell>
          <table:table-cell office:value-type="float" office:value="0.216471" calcext:value-type="float">
            <text:p>0.216471</text:p>
          </table:table-cell>
          <table:table-cell office:value-type="float" office:value="0.181176" calcext:value-type="float">
            <text:p>0.181176</text:p>
          </table:table-cell>
          <table:table-cell office:value-type="float" office:value="0.185882" calcext:value-type="float">
            <text:p>0.185882</text:p>
          </table:table-cell>
          <table:table-cell office:value-type="float" office:value="0.202353" calcext:value-type="float">
            <text:p>0.202353</text:p>
          </table:table-cell>
          <table:table-cell office:value-type="float" office:value="0.207059" calcext:value-type="float">
            <text:p>0.207059</text:p>
          </table:table-cell>
          <table:table-cell office:value-type="float" office:value="0.185882" calcext:value-type="float">
            <text:p>0.185882</text:p>
          </table:table-cell>
          <table:table-cell office:value-type="float" office:value="0.207059" calcext:value-type="float">
            <text:p>0.207059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0.187429" calcext:value-type="float">
            <text:p>0.187429</text:p>
          </table:table-cell>
          <table:table-cell office:value-type="float" office:value="0.203429" calcext:value-type="float">
            <text:p>0.203429</text:p>
          </table:table-cell>
          <table:table-cell office:value-type="float" office:value="0.201143" calcext:value-type="float">
            <text:p>0.201143</text:p>
          </table:table-cell>
          <table:table-cell office:value-type="float" office:value="0.192" calcext:value-type="float">
            <text:p>0.192</text:p>
          </table:table-cell>
          <table:table-cell office:value-type="float" office:value="0.198857" calcext:value-type="float">
            <text:p>0.198857</text:p>
          </table:table-cell>
          <table:table-cell office:value-type="float" office:value="0.189714" calcext:value-type="float">
            <text:p>0.189714</text:p>
          </table:table-cell>
          <table:table-cell office:value-type="float" office:value="0.24" calcext:value-type="float">
            <text:p>0.24</text:p>
          </table:table-cell>
          <table:table-cell office:value-type="float" office:value="0.198857" calcext:value-type="float">
            <text:p>0.198857</text:p>
          </table:table-cell>
          <table:table-cell office:value-type="float" office:value="0.192" calcext:value-type="float">
            <text:p>0.192</text:p>
          </table:table-cell>
          <table:table-cell office:value-type="float" office:value="0.233143" calcext:value-type="float">
            <text:p>0.233143</text:p>
          </table:table-cell>
          <table:table-cell office:value-type="float" office:value="0.205714" calcext:value-type="float">
            <text:p>0.205714</text:p>
          </table:table-cell>
          <table:table-cell office:value-type="float" office:value="0.251429" calcext:value-type="float">
            <text:p>0.251429</text:p>
          </table:table-cell>
          <table:table-cell office:value-type="float" office:value="0.187429" calcext:value-type="float">
            <text:p>0.187429</text:p>
          </table:table-cell>
          <table:table-cell office:value-type="float" office:value="0.210286" calcext:value-type="float">
            <text:p>0.210286</text:p>
          </table:table-cell>
          <table:table-cell office:value-type="float" office:value="0.182857" calcext:value-type="float">
            <text:p>0.182857</text:p>
          </table:table-cell>
          <table:table-cell office:value-type="float" office:value="0.196571" calcext:value-type="float">
            <text:p>0.196571</text:p>
          </table:table-cell>
          <table:table-cell office:value-type="float" office:value="0.212571" calcext:value-type="float">
            <text:p>0.212571</text:p>
          </table:table-cell>
          <table:table-cell office:value-type="float" office:value="0.246857" calcext:value-type="float">
            <text:p>0.246857</text:p>
          </table:table-cell>
          <table:table-cell office:value-type="float" office:value="0.205714" calcext:value-type="float">
            <text:p>0.205714</text:p>
          </table:table-cell>
          <table:table-cell office:value-type="float" office:value="0.176" calcext:value-type="float">
            <text:p>0.176</text:p>
          </table:table-cell>
          <table:table-cell office:value-type="float" office:value="0.210286" calcext:value-type="float">
            <text:p>0.210286</text:p>
          </table:table-cell>
          <table:table-cell office:value-type="float" office:value="0.192" calcext:value-type="float">
            <text:p>0.192</text:p>
          </table:table-cell>
          <table:table-cell office:value-type="float" office:value="0.205714" calcext:value-type="float">
            <text:p>0.205714</text:p>
          </table:table-cell>
          <table:table-cell office:value-type="float" office:value="0.169143" calcext:value-type="float">
            <text:p>0.169143</text:p>
          </table:table-cell>
          <table:table-cell office:value-type="float" office:value="0.182857" calcext:value-type="float">
            <text:p>0.182857</text:p>
          </table:table-cell>
          <table:table-cell office:value-type="float" office:value="0.173714" calcext:value-type="float">
            <text:p>0.173714</text:p>
          </table:table-cell>
          <table:table-cell office:value-type="float" office:value="0.228571" calcext:value-type="float">
            <text:p>0.228571</text:p>
          </table:table-cell>
          <table:table-cell office:value-type="float" office:value="0.210286" calcext:value-type="float">
            <text:p>0.210286</text:p>
          </table:table-cell>
          <table:table-cell office:value-type="float" office:value="0.194286" calcext:value-type="float">
            <text:p>0.194286</text:p>
          </table:table-cell>
          <table:table-cell office:value-type="float" office:value="0.212571" calcext:value-type="float">
            <text:p>0.212571</text:p>
          </table:table-cell>
          <table:table-cell office:value-type="float" office:value="0.205714" calcext:value-type="float">
            <text:p>0.205714</text:p>
          </table:table-cell>
          <table:table-cell office:value-type="float" office:value="0.201143" calcext:value-type="float">
            <text:p>0.201143</text:p>
          </table:table-cell>
          <table:table-cell office:value-type="float" office:value="0.194286" calcext:value-type="float">
            <text:p>0.194286</text:p>
          </table:table-cell>
          <table:table-cell office:value-type="float" office:value="0.212571" calcext:value-type="float">
            <text:p>0.212571</text:p>
          </table:table-cell>
          <table:table-cell office:value-type="float" office:value="0.196571" calcext:value-type="float">
            <text:p>0.196571</text:p>
          </table:table-cell>
          <table:table-cell office:value-type="float" office:value="0.169143" calcext:value-type="float">
            <text:p>0.169143</text:p>
          </table:table-cell>
          <table:table-cell office:value-type="float" office:value="0.210286" calcext:value-type="float">
            <text:p>0.210286</text:p>
          </table:table-cell>
          <table:table-cell office:value-type="float" office:value="0.219429" calcext:value-type="float">
            <text:p>0.219429</text:p>
          </table:table-cell>
          <table:table-cell office:value-type="float" office:value="0.212571" calcext:value-type="float">
            <text:p>0.212571</text:p>
          </table:table-cell>
          <table:table-cell office:value-type="float" office:value="0.203429" calcext:value-type="float">
            <text:p>0.203429</text:p>
          </table:table-cell>
          <table:table-cell office:value-type="float" office:value="0.210286" calcext:value-type="float">
            <text:p>0.210286</text:p>
          </table:table-cell>
          <table:table-cell office:value-type="float" office:value="0.233143" calcext:value-type="float">
            <text:p>0.233143</text:p>
          </table:table-cell>
          <table:table-cell office:value-type="float" office:value="0.194286" calcext:value-type="float">
            <text:p>0.194286</text:p>
          </table:table-cell>
          <table:table-cell office:value-type="float" office:value="0.237714" calcext:value-type="float">
            <text:p>0.237714</text:p>
          </table:table-cell>
          <table:table-cell office:value-type="float" office:value="0.189714" calcext:value-type="float">
            <text:p>0.189714</text:p>
          </table:table-cell>
          <table:table-cell table:number-columns-repeated="2" office:value-type="float" office:value="0.212571" calcext:value-type="float">
            <text:p>0.212571</text:p>
          </table:table-cell>
          <table:table-cell office:value-type="float" office:value="0.203429" calcext:value-type="float">
            <text:p>0.203429</text:p>
          </table:table-cell>
          <table:table-cell office:value-type="float" office:value="0.176" calcext:value-type="float">
            <text:p>0.176</text:p>
          </table:table-cell>
          <table:table-cell office:value-type="float" office:value="0.171429" calcext:value-type="float">
            <text:p>0.171429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22" calcext:value-type="float">
            <text:p>0.22</text:p>
          </table:table-cell>
          <table:table-cell office:value-type="float" office:value="0.164444" calcext:value-type="float">
            <text:p>0.164444</text:p>
          </table:table-cell>
          <table:table-cell office:value-type="float" office:value="0.188889" calcext:value-type="float">
            <text:p>0.188889</text:p>
          </table:table-cell>
          <table:table-cell office:value-type="float" office:value="0.173333" calcext:value-type="float">
            <text:p>0.173333</text:p>
          </table:table-cell>
          <table:table-cell office:value-type="float" office:value="0.197778" calcext:value-type="float">
            <text:p>0.197778</text:p>
          </table:table-cell>
          <table:table-cell office:value-type="float" office:value="0.208889" calcext:value-type="float">
            <text:p>0.208889</text:p>
          </table:table-cell>
          <table:table-cell office:value-type="float" office:value="0.217778" calcext:value-type="float">
            <text:p>0.217778</text:p>
          </table:table-cell>
          <table:table-cell office:value-type="float" office:value="0.213333" calcext:value-type="float">
            <text:p>0.213333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22" calcext:value-type="float">
            <text:p>0.22</text:p>
          </table:table-cell>
          <table:table-cell office:value-type="float" office:value="0.186667" calcext:value-type="float">
            <text:p>0.186667</text:p>
          </table:table-cell>
          <table:table-cell office:value-type="float" office:value="0.177778" calcext:value-type="float">
            <text:p>0.177778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2" calcext:value-type="float">
            <text:p>0.2</text:p>
          </table:table-cell>
          <table:table-cell office:value-type="float" office:value="0.186667" calcext:value-type="float">
            <text:p>0.186667</text:p>
          </table:table-cell>
          <table:table-cell office:value-type="float" office:value="0.153333" calcext:value-type="float">
            <text:p>0.153333</text:p>
          </table:table-cell>
          <table:table-cell office:value-type="float" office:value="0.177778" calcext:value-type="float">
            <text:p>0.177778</text:p>
          </table:table-cell>
          <table:table-cell office:value-type="float" office:value="0.175556" calcext:value-type="float">
            <text:p>0.175556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0.177778" calcext:value-type="float">
            <text:p>0.177778</text:p>
          </table:table-cell>
          <table:table-cell office:value-type="float" office:value="0.175556" calcext:value-type="float">
            <text:p>0.175556</text:p>
          </table:table-cell>
          <table:table-cell office:value-type="float" office:value="0.184444" calcext:value-type="float">
            <text:p>0.184444</text:p>
          </table:table-cell>
          <table:table-cell table:number-columns-repeated="2" office:value-type="float" office:value="0.202222" calcext:value-type="float">
            <text:p>0.202222</text:p>
          </table:table-cell>
          <table:table-cell office:value-type="float" office:value="0.206667" calcext:value-type="float">
            <text:p>0.206667</text:p>
          </table:table-cell>
          <table:table-cell office:value-type="float" office:value="0.16" calcext:value-type="float">
            <text:p>0.16</text:p>
          </table:table-cell>
          <table:table-cell office:value-type="float" office:value="0.228889" calcext:value-type="float">
            <text:p>0.228889</text:p>
          </table:table-cell>
          <table:table-cell office:value-type="float" office:value="0.193333" calcext:value-type="float">
            <text:p>0.193333</text:p>
          </table:table-cell>
          <table:table-cell office:value-type="float" office:value="0.202222" calcext:value-type="float">
            <text:p>0.202222</text:p>
          </table:table-cell>
          <table:table-cell office:value-type="float" office:value="0.215556" calcext:value-type="float">
            <text:p>0.215556</text:p>
          </table:table-cell>
          <table:table-cell office:value-type="float" office:value="0.153333" calcext:value-type="float">
            <text:p>0.153333</text:p>
          </table:table-cell>
          <table:table-cell office:value-type="float" office:value="0.202222" calcext:value-type="float">
            <text:p>0.202222</text:p>
          </table:table-cell>
          <table:table-cell office:value-type="float" office:value="0.208889" calcext:value-type="float">
            <text:p>0.208889</text:p>
          </table:table-cell>
          <table:table-cell office:value-type="float" office:value="0.231111" calcext:value-type="float">
            <text:p>0.231111</text:p>
          </table:table-cell>
          <table:table-cell office:value-type="float" office:value="0.226667" calcext:value-type="float">
            <text:p>0.226667</text:p>
          </table:table-cell>
          <table:table-cell office:value-type="float" office:value="0.18" calcext:value-type="float">
            <text:p>0.18</text:p>
          </table:table-cell>
          <table:table-cell office:value-type="float" office:value="0.197778" calcext:value-type="float">
            <text:p>0.197778</text:p>
          </table:table-cell>
          <table:table-cell office:value-type="float" office:value="0.184444" calcext:value-type="float">
            <text:p>0.184444</text:p>
          </table:table-cell>
          <table:table-cell office:value-type="float" office:value="0.182222" calcext:value-type="float">
            <text:p>0.182222</text:p>
          </table:table-cell>
          <table:table-cell office:value-type="float" office:value="0.224444" calcext:value-type="float">
            <text:p>0.224444</text:p>
          </table:table-cell>
          <table:table-cell office:value-type="float" office:value="0.226667" calcext:value-type="float">
            <text:p>0.226667</text:p>
          </table:table-cell>
          <table:table-cell office:value-type="float" office:value="0.184444" calcext:value-type="float">
            <text:p>0.184444</text:p>
          </table:table-cell>
          <table:table-cell office:value-type="float" office:value="0.173333" calcext:value-type="float">
            <text:p>0.173333</text:p>
          </table:table-cell>
          <table:table-cell office:value-type="float" office:value="0.162222" calcext:value-type="float">
            <text:p>0.162222</text:p>
          </table:table-cell>
          <table:table-cell office:value-type="float" office:value="0.182222" calcext:value-type="float">
            <text:p>0.182222</text:p>
          </table:table-cell>
          <table:table-cell office:value-type="float" office:value="0.193333" calcext:value-type="float">
            <text:p>0.193333</text:p>
          </table:table-cell>
          <table:table-cell office:value-type="float" office:value="0.211111" calcext:value-type="float">
            <text:p>0.211111</text:p>
          </table:table-cell>
          <table:table-cell office:value-type="float" office:value="0.235556" calcext:value-type="float">
            <text:p>0.235556</text:p>
          </table:table-cell>
          <table:table-cell office:value-type="float" office:value="0.215556" calcext:value-type="float">
            <text:p>0.215556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0.20973" calcext:value-type="float">
            <text:p>0.20973</text:p>
          </table:table-cell>
          <table:table-cell office:value-type="float" office:value="0.183784" calcext:value-type="float">
            <text:p>0.183784</text:p>
          </table:table-cell>
          <table:table-cell office:value-type="float" office:value="0.188108" calcext:value-type="float">
            <text:p>0.188108</text:p>
          </table:table-cell>
          <table:table-cell office:value-type="float" office:value="0.205405" calcext:value-type="float">
            <text:p>0.205405</text:p>
          </table:table-cell>
          <table:table-cell table:number-columns-repeated="2" office:value-type="float" office:value="0.218378" calcext:value-type="float">
            <text:p>0.218378</text:p>
          </table:table-cell>
          <table:table-cell office:value-type="float" office:value="0.207568" calcext:value-type="float">
            <text:p>0.207568</text:p>
          </table:table-cell>
          <table:table-cell table:number-columns-repeated="2" office:value-type="float" office:value="0.20973" calcext:value-type="float">
            <text:p>0.20973</text:p>
          </table:table-cell>
          <table:table-cell office:value-type="float" office:value="0.224865" calcext:value-type="float">
            <text:p>0.224865</text:p>
          </table:table-cell>
          <table:table-cell office:value-type="float" office:value="0.227027" calcext:value-type="float">
            <text:p>0.227027</text:p>
          </table:table-cell>
          <table:table-cell office:value-type="float" office:value="0.255135" calcext:value-type="float">
            <text:p>0.255135</text:p>
          </table:table-cell>
          <table:table-cell office:value-type="float" office:value="0.216216" calcext:value-type="float">
            <text:p>0.216216</text:p>
          </table:table-cell>
          <table:table-cell office:value-type="float" office:value="0.196757" calcext:value-type="float">
            <text:p>0.196757</text:p>
          </table:table-cell>
          <table:table-cell office:value-type="float" office:value="0.170811" calcext:value-type="float">
            <text:p>0.170811</text:p>
          </table:table-cell>
          <table:table-cell office:value-type="float" office:value="0.218378" calcext:value-type="float">
            <text:p>0.218378</text:p>
          </table:table-cell>
          <table:table-cell office:value-type="float" office:value="0.175135" calcext:value-type="float">
            <text:p>0.175135</text:p>
          </table:table-cell>
          <table:table-cell table:number-columns-repeated="3" office:value-type="float" office:value="0.183784" calcext:value-type="float">
            <text:p>0.183784</text:p>
          </table:table-cell>
          <table:table-cell office:value-type="float" office:value="0.20973" calcext:value-type="float">
            <text:p>0.20973</text:p>
          </table:table-cell>
          <table:table-cell office:value-type="float" office:value="0.185946" calcext:value-type="float">
            <text:p>0.185946</text:p>
          </table:table-cell>
          <table:table-cell office:value-type="float" office:value="0.194595" calcext:value-type="float">
            <text:p>0.194595</text:p>
          </table:table-cell>
          <table:table-cell office:value-type="float" office:value="0.196757" calcext:value-type="float">
            <text:p>0.196757</text:p>
          </table:table-cell>
          <table:table-cell office:value-type="float" office:value="0.207568" calcext:value-type="float">
            <text:p>0.207568</text:p>
          </table:table-cell>
          <table:table-cell office:value-type="float" office:value="0.205405" calcext:value-type="float">
            <text:p>0.205405</text:p>
          </table:table-cell>
          <table:table-cell office:value-type="float" office:value="0.177297" calcext:value-type="float">
            <text:p>0.177297</text:p>
          </table:table-cell>
          <table:table-cell office:value-type="float" office:value="0.203243" calcext:value-type="float">
            <text:p>0.203243</text:p>
          </table:table-cell>
          <table:table-cell office:value-type="float" office:value="0.201081" calcext:value-type="float">
            <text:p>0.201081</text:p>
          </table:table-cell>
          <table:table-cell office:value-type="float" office:value="0.172973" calcext:value-type="float">
            <text:p>0.172973</text:p>
          </table:table-cell>
          <table:table-cell office:value-type="float" office:value="0.211892" calcext:value-type="float">
            <text:p>0.211892</text:p>
          </table:table-cell>
          <table:table-cell office:value-type="float" office:value="0.233514" calcext:value-type="float">
            <text:p>0.233514</text:p>
          </table:table-cell>
          <table:table-cell office:value-type="float" office:value="0.205405" calcext:value-type="float">
            <text:p>0.205405</text:p>
          </table:table-cell>
          <table:table-cell office:value-type="float" office:value="0.177297" calcext:value-type="float">
            <text:p>0.177297</text:p>
          </table:table-cell>
          <table:table-cell office:value-type="float" office:value="0.237838" calcext:value-type="float">
            <text:p>0.237838</text:p>
          </table:table-cell>
          <table:table-cell office:value-type="float" office:value="0.227027" calcext:value-type="float">
            <text:p>0.227027</text:p>
          </table:table-cell>
          <table:table-cell office:value-type="float" office:value="0.188108" calcext:value-type="float">
            <text:p>0.188108</text:p>
          </table:table-cell>
          <table:table-cell office:value-type="float" office:value="0.211892" calcext:value-type="float">
            <text:p>0.211892</text:p>
          </table:table-cell>
          <table:table-cell office:value-type="float" office:value="0.188108" calcext:value-type="float">
            <text:p>0.188108</text:p>
          </table:table-cell>
          <table:table-cell office:value-type="float" office:value="0.177297" calcext:value-type="float">
            <text:p>0.177297</text:p>
          </table:table-cell>
          <table:table-cell office:value-type="float" office:value="0.188108" calcext:value-type="float">
            <text:p>0.188108</text:p>
          </table:table-cell>
          <table:table-cell office:value-type="float" office:value="0.203243" calcext:value-type="float">
            <text:p>0.203243</text:p>
          </table:table-cell>
          <table:table-cell office:value-type="float" office:value="0.192432" calcext:value-type="float">
            <text:p>0.192432</text:p>
          </table:table-cell>
          <table:table-cell office:value-type="float" office:value="0.201081" calcext:value-type="float">
            <text:p>0.201081</text:p>
          </table:table-cell>
          <table:table-cell office:value-type="float" office:value="0.231351" calcext:value-type="float">
            <text:p>0.231351</text:p>
          </table:table-cell>
          <table:table-cell office:value-type="float" office:value="0.218378" calcext:value-type="float">
            <text:p>0.218378</text:p>
          </table:table-cell>
          <table:table-cell office:value-type="float" office:value="0.20973" calcext:value-type="float">
            <text:p>0.20973</text:p>
          </table:table-cell>
          <table:table-cell office:value-type="float" office:value="0.211892" calcext:value-type="float">
            <text:p>0.211892</text:p>
          </table:table-cell>
          <table:table-cell office:value-type="float" office:value="0.153514" calcext:value-type="float">
            <text:p>0.153514</text:p>
          </table:table-cell>
          <table:table-cell office:value-type="float" office:value="0.20973" calcext:value-type="float">
            <text:p>0.20973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.189474" calcext:value-type="float">
            <text:p>0.189474</text:p>
          </table:table-cell>
          <table:table-cell office:value-type="float" office:value="0.174737" calcext:value-type="float">
            <text:p>0.174737</text:p>
          </table:table-cell>
          <table:table-cell office:value-type="float" office:value="0.204211" calcext:value-type="float">
            <text:p>0.204211</text:p>
          </table:table-cell>
          <table:table-cell office:value-type="float" office:value="0.202105" calcext:value-type="float">
            <text:p>0.202105</text:p>
          </table:table-cell>
          <table:table-cell office:value-type="float" office:value="0.214737" calcext:value-type="float">
            <text:p>0.214737</text:p>
          </table:table-cell>
          <table:table-cell office:value-type="float" office:value="0.172632" calcext:value-type="float">
            <text:p>0.172632</text:p>
          </table:table-cell>
          <table:table-cell office:value-type="float" office:value="0.181053" calcext:value-type="float">
            <text:p>0.181053</text:p>
          </table:table-cell>
          <table:table-cell office:value-type="float" office:value="0.168421" calcext:value-type="float">
            <text:p>0.168421</text:p>
          </table:table-cell>
          <table:table-cell office:value-type="float" office:value="0.195789" calcext:value-type="float">
            <text:p>0.195789</text:p>
          </table:table-cell>
          <table:table-cell office:value-type="float" office:value="0.193684" calcext:value-type="float">
            <text:p>0.193684</text:p>
          </table:table-cell>
          <table:table-cell office:value-type="float" office:value="0.176842" calcext:value-type="float">
            <text:p>0.176842</text:p>
          </table:table-cell>
          <table:table-cell office:value-type="float" office:value="0.210526" calcext:value-type="float">
            <text:p>0.210526</text:p>
          </table:table-cell>
          <table:table-cell office:value-type="float" office:value="0.187368" calcext:value-type="float">
            <text:p>0.187368</text:p>
          </table:table-cell>
          <table:table-cell office:value-type="float" office:value="0.2" calcext:value-type="float">
            <text:p>0.2</text:p>
          </table:table-cell>
          <table:table-cell office:value-type="float" office:value="0.233684" calcext:value-type="float">
            <text:p>0.233684</text:p>
          </table:table-cell>
          <table:table-cell office:value-type="float" office:value="0.172632" calcext:value-type="float">
            <text:p>0.172632</text:p>
          </table:table-cell>
          <table:table-cell office:value-type="float" office:value="0.197895" calcext:value-type="float">
            <text:p>0.197895</text:p>
          </table:table-cell>
          <table:table-cell office:value-type="float" office:value="0.210526" calcext:value-type="float">
            <text:p>0.210526</text:p>
          </table:table-cell>
          <table:table-cell office:value-type="float" office:value="0.193684" calcext:value-type="float">
            <text:p>0.193684</text:p>
          </table:table-cell>
          <table:table-cell office:value-type="float" office:value="0.181053" calcext:value-type="float">
            <text:p>0.181053</text:p>
          </table:table-cell>
          <table:table-cell office:value-type="float" office:value="0.227368" calcext:value-type="float">
            <text:p>0.227368</text:p>
          </table:table-cell>
          <table:table-cell office:value-type="float" office:value="0.204211" calcext:value-type="float">
            <text:p>0.204211</text:p>
          </table:table-cell>
          <table:table-cell office:value-type="float" office:value="0.174737" calcext:value-type="float">
            <text:p>0.174737</text:p>
          </table:table-cell>
          <table:table-cell office:value-type="float" office:value="0.216842" calcext:value-type="float">
            <text:p>0.216842</text:p>
          </table:table-cell>
          <table:table-cell office:value-type="float" office:value="0.206316" calcext:value-type="float">
            <text:p>0.206316</text:p>
          </table:table-cell>
          <table:table-cell office:value-type="float" office:value="0.195789" calcext:value-type="float">
            <text:p>0.195789</text:p>
          </table:table-cell>
          <table:table-cell office:value-type="float" office:value="0.168421" calcext:value-type="float">
            <text:p>0.168421</text:p>
          </table:table-cell>
          <table:table-cell office:value-type="float" office:value="0.24" calcext:value-type="float">
            <text:p>0.24</text:p>
          </table:table-cell>
          <table:table-cell office:value-type="float" office:value="0.208421" calcext:value-type="float">
            <text:p>0.208421</text:p>
          </table:table-cell>
          <table:table-cell office:value-type="float" office:value="0.185263" calcext:value-type="float">
            <text:p>0.185263</text:p>
          </table:table-cell>
          <table:table-cell office:value-type="float" office:value="0.216842" calcext:value-type="float">
            <text:p>0.216842</text:p>
          </table:table-cell>
          <table:table-cell office:value-type="float" office:value="0.206316" calcext:value-type="float">
            <text:p>0.206316</text:p>
          </table:table-cell>
          <table:table-cell office:value-type="float" office:value="0.178947" calcext:value-type="float">
            <text:p>0.178947</text:p>
          </table:table-cell>
          <table:table-cell office:value-type="float" office:value="0.187368" calcext:value-type="float">
            <text:p>0.187368</text:p>
          </table:table-cell>
          <table:table-cell office:value-type="float" office:value="0.229474" calcext:value-type="float">
            <text:p>0.229474</text:p>
          </table:table-cell>
          <table:table-cell office:value-type="float" office:value="0.24" calcext:value-type="float">
            <text:p>0.24</text:p>
          </table:table-cell>
          <table:table-cell office:value-type="float" office:value="0.183158" calcext:value-type="float">
            <text:p>0.183158</text:p>
          </table:table-cell>
          <table:table-cell office:value-type="float" office:value="0.185263" calcext:value-type="float">
            <text:p>0.185263</text:p>
          </table:table-cell>
          <table:table-cell office:value-type="float" office:value="0.210526" calcext:value-type="float">
            <text:p>0.210526</text:p>
          </table:table-cell>
          <table:table-cell office:value-type="float" office:value="0.191579" calcext:value-type="float">
            <text:p>0.191579</text:p>
          </table:table-cell>
          <table:table-cell office:value-type="float" office:value="0.204211" calcext:value-type="float">
            <text:p>0.204211</text:p>
          </table:table-cell>
          <table:table-cell office:value-type="float" office:value="0.225263" calcext:value-type="float">
            <text:p>0.225263</text:p>
          </table:table-cell>
          <table:table-cell office:value-type="float" office:value="0.212632" calcext:value-type="float">
            <text:p>0.212632</text:p>
          </table:table-cell>
          <table:table-cell office:value-type="float" office:value="0.181053" calcext:value-type="float">
            <text:p>0.181053</text:p>
          </table:table-cell>
          <table:table-cell office:value-type="float" office:value="0.214737" calcext:value-type="float">
            <text:p>0.214737</text:p>
          </table:table-cell>
          <table:table-cell office:value-type="float" office:value="0.176842" calcext:value-type="float">
            <text:p>0.176842</text:p>
          </table:table-cell>
          <table:table-cell office:value-type="float" office:value="0.210526" calcext:value-type="float">
            <text:p>0.210526</text:p>
          </table:table-cell>
          <table:table-cell office:value-type="float" office:value="0.183158" calcext:value-type="float">
            <text:p>0.183158</text:p>
          </table:table-cell>
          <table:table-cell office:value-type="float" office:value="0.204211" calcext:value-type="float">
            <text:p>0.204211</text:p>
          </table:table-cell>
          <table:table-cell office:value-type="float" office:value="0.227368" calcext:value-type="float">
            <text:p>0.227368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0.192821" calcext:value-type="float">
            <text:p>0.192821</text:p>
          </table:table-cell>
          <table:table-cell office:value-type="float" office:value="0.190769" calcext:value-type="float">
            <text:p>0.190769</text:p>
          </table:table-cell>
          <table:table-cell office:value-type="float" office:value="0.215385" calcext:value-type="float">
            <text:p>0.215385</text:p>
          </table:table-cell>
          <table:table-cell office:value-type="float" office:value="0.192821" calcext:value-type="float">
            <text:p>0.192821</text:p>
          </table:table-cell>
          <table:table-cell office:value-type="float" office:value="0.190769" calcext:value-type="float">
            <text:p>0.190769</text:p>
          </table:table-cell>
          <table:table-cell office:value-type="float" office:value="0.235897" calcext:value-type="float">
            <text:p>0.235897</text:p>
          </table:table-cell>
          <table:table-cell office:value-type="float" office:value="0.209231" calcext:value-type="float">
            <text:p>0.209231</text:p>
          </table:table-cell>
          <table:table-cell office:value-type="float" office:value="0.217436" calcext:value-type="float">
            <text:p>0.217436</text:p>
          </table:table-cell>
          <table:table-cell office:value-type="float" office:value="0.207179" calcext:value-type="float">
            <text:p>0.207179</text:p>
          </table:table-cell>
          <table:table-cell office:value-type="float" office:value="0.211282" calcext:value-type="float">
            <text:p>0.211282</text:p>
          </table:table-cell>
          <table:table-cell office:value-type="float" office:value="0.205128" calcext:value-type="float">
            <text:p>0.205128</text:p>
          </table:table-cell>
          <table:table-cell office:value-type="float" office:value="0.198974" calcext:value-type="float">
            <text:p>0.198974</text:p>
          </table:table-cell>
          <table:table-cell office:value-type="float" office:value="0.153846" calcext:value-type="float">
            <text:p>0.153846</text:p>
          </table:table-cell>
          <table:table-cell office:value-type="float" office:value="0.174359" calcext:value-type="float">
            <text:p>0.174359</text:p>
          </table:table-cell>
          <table:table-cell office:value-type="float" office:value="0.211282" calcext:value-type="float">
            <text:p>0.211282</text:p>
          </table:table-cell>
          <table:table-cell office:value-type="float" office:value="0.22359" calcext:value-type="float">
            <text:p>0.22359</text:p>
          </table:table-cell>
          <table:table-cell office:value-type="float" office:value="0.17641" calcext:value-type="float">
            <text:p>0.17641</text:p>
          </table:table-cell>
          <table:table-cell office:value-type="float" office:value="0.203077" calcext:value-type="float">
            <text:p>0.203077</text:p>
          </table:table-cell>
          <table:table-cell office:value-type="float" office:value="0.213333" calcext:value-type="float">
            <text:p>0.213333</text:p>
          </table:table-cell>
          <table:table-cell office:value-type="float" office:value="0.157949" calcext:value-type="float">
            <text:p>0.157949</text:p>
          </table:table-cell>
          <table:table-cell office:value-type="float" office:value="0.196923" calcext:value-type="float">
            <text:p>0.196923</text:p>
          </table:table-cell>
          <table:table-cell office:value-type="float" office:value="0.198974" calcext:value-type="float">
            <text:p>0.198974</text:p>
          </table:table-cell>
          <table:table-cell office:value-type="float" office:value="0.182564" calcext:value-type="float">
            <text:p>0.182564</text:p>
          </table:table-cell>
          <table:table-cell office:value-type="float" office:value="0.225641" calcext:value-type="float">
            <text:p>0.225641</text:p>
          </table:table-cell>
          <table:table-cell office:value-type="float" office:value="0.205128" calcext:value-type="float">
            <text:p>0.205128</text:p>
          </table:table-cell>
          <table:table-cell office:value-type="float" office:value="0.229744" calcext:value-type="float">
            <text:p>0.229744</text:p>
          </table:table-cell>
          <table:table-cell office:value-type="float" office:value="0.194872" calcext:value-type="float">
            <text:p>0.194872</text:p>
          </table:table-cell>
          <table:table-cell office:value-type="float" office:value="0.182564" calcext:value-type="float">
            <text:p>0.182564</text:p>
          </table:table-cell>
          <table:table-cell office:value-type="float" office:value="0.162051" calcext:value-type="float">
            <text:p>0.162051</text:p>
          </table:table-cell>
          <table:table-cell office:value-type="float" office:value="0.205128" calcext:value-type="float">
            <text:p>0.205128</text:p>
          </table:table-cell>
          <table:table-cell office:value-type="float" office:value="0.178462" calcext:value-type="float">
            <text:p>0.178462</text:p>
          </table:table-cell>
          <table:table-cell office:value-type="float" office:value="0.209231" calcext:value-type="float">
            <text:p>0.209231</text:p>
          </table:table-cell>
          <table:table-cell office:value-type="float" office:value="0.198974" calcext:value-type="float">
            <text:p>0.198974</text:p>
          </table:table-cell>
          <table:table-cell office:value-type="float" office:value="0.205128" calcext:value-type="float">
            <text:p>0.205128</text:p>
          </table:table-cell>
          <table:table-cell office:value-type="float" office:value="0.215385" calcext:value-type="float">
            <text:p>0.215385</text:p>
          </table:table-cell>
          <table:table-cell office:value-type="float" office:value="0.213333" calcext:value-type="float">
            <text:p>0.213333</text:p>
          </table:table-cell>
          <table:table-cell office:value-type="float" office:value="0.16" calcext:value-type="float">
            <text:p>0.16</text:p>
          </table:table-cell>
          <table:table-cell office:value-type="float" office:value="0.190769" calcext:value-type="float">
            <text:p>0.190769</text:p>
          </table:table-cell>
          <table:table-cell office:value-type="float" office:value="0.213333" calcext:value-type="float">
            <text:p>0.213333</text:p>
          </table:table-cell>
          <table:table-cell office:value-type="float" office:value="0.194872" calcext:value-type="float">
            <text:p>0.194872</text:p>
          </table:table-cell>
          <table:table-cell office:value-type="float" office:value="0.207179" calcext:value-type="float">
            <text:p>0.207179</text:p>
          </table:table-cell>
          <table:table-cell office:value-type="float" office:value="0.215385" calcext:value-type="float">
            <text:p>0.215385</text:p>
          </table:table-cell>
          <table:table-cell office:value-type="float" office:value="0.217436" calcext:value-type="float">
            <text:p>0.217436</text:p>
          </table:table-cell>
          <table:table-cell office:value-type="float" office:value="0.205128" calcext:value-type="float">
            <text:p>0.205128</text:p>
          </table:table-cell>
          <table:table-cell office:value-type="float" office:value="0.211282" calcext:value-type="float">
            <text:p>0.211282</text:p>
          </table:table-cell>
          <table:table-cell office:value-type="float" office:value="0.182564" calcext:value-type="float">
            <text:p>0.182564</text:p>
          </table:table-cell>
          <table:table-cell office:value-type="float" office:value="0.203077" calcext:value-type="float">
            <text:p>0.203077</text:p>
          </table:table-cell>
          <table:table-cell office:value-type="float" office:value="0.192821" calcext:value-type="float">
            <text:p>0.192821</text:p>
          </table:table-cell>
          <table:table-cell office:value-type="float" office:value="0.225641" calcext:value-type="float">
            <text:p>0.225641</text:p>
          </table:table-cell>
          <table:table-cell office:value-type="float" office:value="0.219487" calcext:value-type="float">
            <text:p>0.21948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232" calcext:value-type="float">
            <text:p>0.232</text:p>
          </table:table-cell>
          <table:table-cell office:value-type="float" office:value="0.206" calcext:value-type="float">
            <text:p>0.206</text:p>
          </table:table-cell>
          <table:table-cell office:value-type="float" office:value="0.234" calcext:value-type="float">
            <text:p>0.234</text:p>
          </table:table-cell>
          <table:table-cell table:number-columns-repeated="2" office:value-type="float" office:value="0.202" calcext:value-type="float">
            <text:p>0.202</text:p>
          </table:table-cell>
          <table:table-cell office:value-type="float" office:value="0.212" calcext:value-type="float">
            <text:p>0.212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98" calcext:value-type="float">
            <text:p>0.198</text:p>
          </table:table-cell>
          <table:table-cell office:value-type="float" office:value="0.19" calcext:value-type="float">
            <text:p>0.19</text:p>
          </table:table-cell>
          <table:table-cell office:value-type="float" office:value="0.174" calcext:value-type="float">
            <text:p>0.174</text:p>
          </table:table-cell>
          <table:table-cell office:value-type="float" office:value="0.22" calcext:value-type="float">
            <text:p>0.22</text:p>
          </table:table-cell>
          <table:table-cell office:value-type="float" office:value="0.182" calcext:value-type="float">
            <text:p>0.182</text:p>
          </table:table-cell>
          <table:table-cell office:value-type="float" office:value="0.206" calcext:value-type="float">
            <text:p>0.206</text:p>
          </table:table-cell>
          <table:table-cell table:number-columns-repeated="2" office:value-type="float" office:value="0.172" calcext:value-type="float">
            <text:p>0.172</text:p>
          </table:table-cell>
          <table:table-cell office:value-type="float" office:value="0.196" calcext:value-type="float">
            <text:p>0.196</text:p>
          </table:table-cell>
          <table:table-cell office:value-type="float" office:value="0.216" calcext:value-type="float">
            <text:p>0.216</text:p>
          </table:table-cell>
          <table:table-cell office:value-type="float" office:value="0.182" calcext:value-type="float">
            <text:p>0.182</text:p>
          </table:table-cell>
          <table:table-cell office:value-type="float" office:value="0.164" calcext:value-type="float">
            <text:p>0.164</text:p>
          </table:table-cell>
          <table:table-cell office:value-type="float" office:value="0.186" calcext:value-type="float">
            <text:p>0.186</text:p>
          </table:table-cell>
          <table:table-cell office:value-type="float" office:value="0.212" calcext:value-type="float">
            <text:p>0.212</text:p>
          </table:table-cell>
          <table:table-cell office:value-type="float" office:value="0.222" calcext:value-type="float">
            <text:p>0.222</text:p>
          </table:table-cell>
          <table:table-cell office:value-type="float" office:value="0.202" calcext:value-type="float">
            <text:p>0.202</text:p>
          </table:table-cell>
          <table:table-cell office:value-type="float" office:value="0.192" calcext:value-type="float">
            <text:p>0.192</text:p>
          </table:table-cell>
          <table:table-cell office:value-type="float" office:value="0.232" calcext:value-type="float">
            <text:p>0.232</text:p>
          </table:table-cell>
          <table:table-cell office:value-type="float" office:value="0.204" calcext:value-type="float">
            <text:p>0.204</text:p>
          </table:table-cell>
          <table:table-cell office:value-type="float" office:value="0.192" calcext:value-type="float">
            <text:p>0.192</text:p>
          </table:table-cell>
          <table:table-cell office:value-type="float" office:value="0.204" calcext:value-type="float">
            <text:p>0.204</text:p>
          </table:table-cell>
          <table:table-cell office:value-type="float" office:value="0.22" calcext:value-type="float">
            <text:p>0.22</text:p>
          </table:table-cell>
          <table:table-cell office:value-type="float" office:value="0.178" calcext:value-type="float">
            <text:p>0.178</text:p>
          </table:table-cell>
          <table:table-cell office:value-type="float" office:value="0.2" calcext:value-type="float">
            <text:p>0.2</text:p>
          </table:table-cell>
          <table:table-cell office:value-type="float" office:value="0.216" calcext:value-type="float">
            <text:p>0.216</text:p>
          </table:table-cell>
          <table:table-cell table:number-columns-repeated="2" office:value-type="float" office:value="0.184" calcext:value-type="float">
            <text:p>0.18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08" calcext:value-type="float">
            <text:p>0.208</text:p>
          </table:table-cell>
          <table:table-cell office:value-type="float" office:value="0.194" calcext:value-type="float">
            <text:p>0.194</text:p>
          </table:table-cell>
          <table:table-cell office:value-type="float" office:value="0.152" calcext:value-type="float">
            <text:p>0.152</text:p>
          </table:table-cell>
          <table:table-cell office:value-type="float" office:value="0.212" calcext:value-type="float">
            <text:p>0.212</text:p>
          </table:table-cell>
          <table:table-cell office:value-type="float" office:value="0.162" calcext:value-type="float">
            <text:p>0.162</text:p>
          </table:table-cell>
          <table:table-cell office:value-type="float" office:value="0.214" calcext:value-type="float">
            <text:p>0.214</text:p>
          </table:table-cell>
          <table:table-cell office:value-type="float" office:value="0.232" calcext:value-type="float">
            <text:p>0.232</text:p>
          </table:table-cell>
          <table:table-cell office:value-type="float" office:value="0.202" calcext:value-type="float">
            <text:p>0.202</text:p>
          </table:table-cell>
          <table:table-cell office:value-type="float" office:value="0.198" calcext:value-type="float">
            <text:p>0.198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office:value-type="float" office:value="0.184" calcext:value-type="float">
            <text:p>0.184</text:p>
          </table:table-cell>
          <table:table-cell office:value-type="float" office:value="0.238" calcext:value-type="float">
            <text:p>0.238</text:p>
          </table:table-cell>
          <table:table-cell office:value-type="float" office:value="0.216" calcext:value-type="float">
            <text:p>0.216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table:number-columns-repeated="2" office:value-type="float" office:value="0.195122" calcext:value-type="float">
            <text:p>0.195122</text:p>
          </table:table-cell>
          <table:table-cell office:value-type="float" office:value="0.183415" calcext:value-type="float">
            <text:p>0.183415</text:p>
          </table:table-cell>
          <table:table-cell office:value-type="float" office:value="0.17561" calcext:value-type="float">
            <text:p>0.17561</text:p>
          </table:table-cell>
          <table:table-cell office:value-type="float" office:value="0.195122" calcext:value-type="float">
            <text:p>0.195122</text:p>
          </table:table-cell>
          <table:table-cell office:value-type="float" office:value="0.204878" calcext:value-type="float">
            <text:p>0.204878</text:p>
          </table:table-cell>
          <table:table-cell office:value-type="float" office:value="0.22439" calcext:value-type="float">
            <text:p>0.22439</text:p>
          </table:table-cell>
          <table:table-cell office:value-type="float" office:value="0.189268" calcext:value-type="float">
            <text:p>0.189268</text:p>
          </table:table-cell>
          <table:table-cell office:value-type="float" office:value="0.173659" calcext:value-type="float">
            <text:p>0.173659</text:p>
          </table:table-cell>
          <table:table-cell office:value-type="float" office:value="0.169756" calcext:value-type="float">
            <text:p>0.169756</text:p>
          </table:table-cell>
          <table:table-cell office:value-type="float" office:value="0.185366" calcext:value-type="float">
            <text:p>0.185366</text:p>
          </table:table-cell>
          <table:table-cell office:value-type="float" office:value="0.179512" calcext:value-type="float">
            <text:p>0.179512</text:p>
          </table:table-cell>
          <table:table-cell office:value-type="float" office:value="0.171707" calcext:value-type="float">
            <text:p>0.171707</text:p>
          </table:table-cell>
          <table:table-cell office:value-type="float" office:value="0.204878" calcext:value-type="float">
            <text:p>0.204878</text:p>
          </table:table-cell>
          <table:table-cell office:value-type="float" office:value="0.185366" calcext:value-type="float">
            <text:p>0.185366</text:p>
          </table:table-cell>
          <table:table-cell table:number-columns-repeated="2" office:value-type="float" office:value="0.204878" calcext:value-type="float">
            <text:p>0.204878</text:p>
          </table:table-cell>
          <table:table-cell office:value-type="float" office:value="0.202927" calcext:value-type="float">
            <text:p>0.202927</text:p>
          </table:table-cell>
          <table:table-cell office:value-type="float" office:value="0.206829" calcext:value-type="float">
            <text:p>0.206829</text:p>
          </table:table-cell>
          <table:table-cell office:value-type="float" office:value="0.212683" calcext:value-type="float">
            <text:p>0.212683</text:p>
          </table:table-cell>
          <table:table-cell office:value-type="float" office:value="0.195122" calcext:value-type="float">
            <text:p>0.195122</text:p>
          </table:table-cell>
          <table:table-cell office:value-type="float" office:value="0.210732" calcext:value-type="float">
            <text:p>0.210732</text:p>
          </table:table-cell>
          <table:table-cell office:value-type="float" office:value="0.212683" calcext:value-type="float">
            <text:p>0.212683</text:p>
          </table:table-cell>
          <table:table-cell office:value-type="float" office:value="0.226341" calcext:value-type="float">
            <text:p>0.226341</text:p>
          </table:table-cell>
          <table:table-cell office:value-type="float" office:value="0.218537" calcext:value-type="float">
            <text:p>0.218537</text:p>
          </table:table-cell>
          <table:table-cell office:value-type="float" office:value="0.206829" calcext:value-type="float">
            <text:p>0.206829</text:p>
          </table:table-cell>
          <table:table-cell office:value-type="float" office:value="0.189268" calcext:value-type="float">
            <text:p>0.189268</text:p>
          </table:table-cell>
          <table:table-cell office:value-type="float" office:value="0.216585" calcext:value-type="float">
            <text:p>0.216585</text:p>
          </table:table-cell>
          <table:table-cell office:value-type="float" office:value="0.202927" calcext:value-type="float">
            <text:p>0.202927</text:p>
          </table:table-cell>
          <table:table-cell office:value-type="float" office:value="0.214634" calcext:value-type="float">
            <text:p>0.214634</text:p>
          </table:table-cell>
          <table:table-cell office:value-type="float" office:value="0.204878" calcext:value-type="float">
            <text:p>0.204878</text:p>
          </table:table-cell>
          <table:table-cell office:value-type="float" office:value="0.183415" calcext:value-type="float">
            <text:p>0.183415</text:p>
          </table:table-cell>
          <table:table-cell office:value-type="float" office:value="0.214634" calcext:value-type="float">
            <text:p>0.214634</text:p>
          </table:table-cell>
          <table:table-cell office:value-type="float" office:value="0.195122" calcext:value-type="float">
            <text:p>0.195122</text:p>
          </table:table-cell>
          <table:table-cell office:value-type="float" office:value="0.204878" calcext:value-type="float">
            <text:p>0.204878</text:p>
          </table:table-cell>
          <table:table-cell office:value-type="float" office:value="0.16" calcext:value-type="float">
            <text:p>0.16</text:p>
          </table:table-cell>
          <table:table-cell office:value-type="float" office:value="0.187317" calcext:value-type="float">
            <text:p>0.187317</text:p>
          </table:table-cell>
          <table:table-cell office:value-type="float" office:value="0.195122" calcext:value-type="float">
            <text:p>0.195122</text:p>
          </table:table-cell>
          <table:table-cell office:value-type="float" office:value="0.22439" calcext:value-type="float">
            <text:p>0.22439</text:p>
          </table:table-cell>
          <table:table-cell office:value-type="float" office:value="0.238049" calcext:value-type="float">
            <text:p>0.238049</text:p>
          </table:table-cell>
          <table:table-cell office:value-type="float" office:value="0.200976" calcext:value-type="float">
            <text:p>0.200976</text:p>
          </table:table-cell>
          <table:table-cell office:value-type="float" office:value="0.195122" calcext:value-type="float">
            <text:p>0.195122</text:p>
          </table:table-cell>
          <table:table-cell office:value-type="float" office:value="0.206829" calcext:value-type="float">
            <text:p>0.206829</text:p>
          </table:table-cell>
          <table:table-cell office:value-type="float" office:value="0.204878" calcext:value-type="float">
            <text:p>0.204878</text:p>
          </table:table-cell>
          <table:table-cell office:value-type="float" office:value="0.202927" calcext:value-type="float">
            <text:p>0.202927</text:p>
          </table:table-cell>
          <table:table-cell table:number-columns-repeated="2" office:value-type="float" office:value="0.187317" calcext:value-type="float">
            <text:p>0.187317</text:p>
          </table:table-cell>
          <table:table-cell office:value-type="float" office:value="0.17561" calcext:value-type="float">
            <text:p>0.17561</text:p>
          </table:table-cell>
          <table:table-cell table:number-columns-repeated="2" office:value-type="float" office:value="0.185366" calcext:value-type="float">
            <text:p>0.185366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.184762" calcext:value-type="float">
            <text:p>0.184762</text:p>
          </table:table-cell>
          <table:table-cell table:number-columns-repeated="2" office:value-type="float" office:value="0.192381" calcext:value-type="float">
            <text:p>0.192381</text:p>
          </table:table-cell>
          <table:table-cell office:value-type="float" office:value="0.190476" calcext:value-type="float">
            <text:p>0.190476</text:p>
          </table:table-cell>
          <table:table-cell office:value-type="float" office:value="0.188571" calcext:value-type="float">
            <text:p>0.188571</text:p>
          </table:table-cell>
          <table:table-cell office:value-type="float" office:value="0.173333" calcext:value-type="float">
            <text:p>0.173333</text:p>
          </table:table-cell>
          <table:table-cell office:value-type="float" office:value="0.186667" calcext:value-type="float">
            <text:p>0.186667</text:p>
          </table:table-cell>
          <table:table-cell office:value-type="float" office:value="0.207619" calcext:value-type="float">
            <text:p>0.207619</text:p>
          </table:table-cell>
          <table:table-cell office:value-type="float" office:value="0.215238" calcext:value-type="float">
            <text:p>0.215238</text:p>
          </table:table-cell>
          <table:table-cell office:value-type="float" office:value="0.209524" calcext:value-type="float">
            <text:p>0.209524</text:p>
          </table:table-cell>
          <table:table-cell office:value-type="float" office:value="0.16381" calcext:value-type="float">
            <text:p>0.16381</text:p>
          </table:table-cell>
          <table:table-cell office:value-type="float" office:value="0.192381" calcext:value-type="float">
            <text:p>0.192381</text:p>
          </table:table-cell>
          <table:table-cell office:value-type="float" office:value="0.234286" calcext:value-type="float">
            <text:p>0.234286</text:p>
          </table:table-cell>
          <table:table-cell office:value-type="float" office:value="0.207619" calcext:value-type="float">
            <text:p>0.207619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0.184762" calcext:value-type="float">
            <text:p>0.184762</text:p>
          </table:table-cell>
          <table:table-cell office:value-type="float" office:value="0.219048" calcext:value-type="float">
            <text:p>0.219048</text:p>
          </table:table-cell>
          <table:table-cell office:value-type="float" office:value="0.188571" calcext:value-type="float">
            <text:p>0.188571</text:p>
          </table:table-cell>
          <table:table-cell office:value-type="float" office:value="0.171429" calcext:value-type="float">
            <text:p>0.171429</text:p>
          </table:table-cell>
          <table:table-cell office:value-type="float" office:value="0.211429" calcext:value-type="float">
            <text:p>0.211429</text:p>
          </table:table-cell>
          <table:table-cell office:value-type="float" office:value="0.19619" calcext:value-type="float">
            <text:p>0.19619</text:p>
          </table:table-cell>
          <table:table-cell office:value-type="float" office:value="0.222857" calcext:value-type="float">
            <text:p>0.222857</text:p>
          </table:table-cell>
          <table:table-cell office:value-type="float" office:value="0.209524" calcext:value-type="float">
            <text:p>0.209524</text:p>
          </table:table-cell>
          <table:table-cell office:value-type="float" office:value="0.220952" calcext:value-type="float">
            <text:p>0.220952</text:p>
          </table:table-cell>
          <table:table-cell office:value-type="float" office:value="0.194286" calcext:value-type="float">
            <text:p>0.194286</text:p>
          </table:table-cell>
          <table:table-cell office:value-type="float" office:value="0.20381" calcext:value-type="float">
            <text:p>0.20381</text:p>
          </table:table-cell>
          <table:table-cell office:value-type="float" office:value="0.198095" calcext:value-type="float">
            <text:p>0.198095</text:p>
          </table:table-cell>
          <table:table-cell office:value-type="float" office:value="0.177143" calcext:value-type="float">
            <text:p>0.177143</text:p>
          </table:table-cell>
          <table:table-cell office:value-type="float" office:value="0.222857" calcext:value-type="float">
            <text:p>0.222857</text:p>
          </table:table-cell>
          <table:table-cell office:value-type="float" office:value="0.179048" calcext:value-type="float">
            <text:p>0.179048</text:p>
          </table:table-cell>
          <table:table-cell office:value-type="float" office:value="0.182857" calcext:value-type="float">
            <text:p>0.182857</text:p>
          </table:table-cell>
          <table:table-cell office:value-type="float" office:value="0.217143" calcext:value-type="float">
            <text:p>0.217143</text:p>
          </table:table-cell>
          <table:table-cell office:value-type="float" office:value="0.19619" calcext:value-type="float">
            <text:p>0.19619</text:p>
          </table:table-cell>
          <table:table-cell office:value-type="float" office:value="0.198095" calcext:value-type="float">
            <text:p>0.198095</text:p>
          </table:table-cell>
          <table:table-cell office:value-type="float" office:value="0.19619" calcext:value-type="float">
            <text:p>0.19619</text:p>
          </table:table-cell>
          <table:table-cell office:value-type="float" office:value="0.211429" calcext:value-type="float">
            <text:p>0.211429</text:p>
          </table:table-cell>
          <table:table-cell office:value-type="float" office:value="0.2" calcext:value-type="float">
            <text:p>0.2</text:p>
          </table:table-cell>
          <table:table-cell office:value-type="float" office:value="0.175238" calcext:value-type="float">
            <text:p>0.175238</text:p>
          </table:table-cell>
          <table:table-cell office:value-type="float" office:value="0.139048" calcext:value-type="float">
            <text:p>0.139048</text:p>
          </table:table-cell>
          <table:table-cell office:value-type="float" office:value="0.226667" calcext:value-type="float">
            <text:p>0.226667</text:p>
          </table:table-cell>
          <table:table-cell office:value-type="float" office:value="0.184762" calcext:value-type="float">
            <text:p>0.184762</text:p>
          </table:table-cell>
          <table:table-cell office:value-type="float" office:value="0.182857" calcext:value-type="float">
            <text:p>0.182857</text:p>
          </table:table-cell>
          <table:table-cell office:value-type="float" office:value="0.217143" calcext:value-type="float">
            <text:p>0.217143</text:p>
          </table:table-cell>
          <table:table-cell office:value-type="float" office:value="0.24381" calcext:value-type="float">
            <text:p>0.24381</text:p>
          </table:table-cell>
          <table:table-cell office:value-type="float" office:value="0.238095" calcext:value-type="float">
            <text:p>0.238095</text:p>
          </table:table-cell>
          <table:table-cell office:value-type="float" office:value="0.180952" calcext:value-type="float">
            <text:p>0.180952</text:p>
          </table:table-cell>
          <table:table-cell table:number-columns-repeated="2" office:value-type="float" office:value="0.211429" calcext:value-type="float">
            <text:p>0.211429</text:p>
          </table:table-cell>
          <table:table-cell office:value-type="float" office:value="0.219048" calcext:value-type="float">
            <text:p>0.21904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0.225116" calcext:value-type="float">
            <text:p>0.225116</text:p>
          </table:table-cell>
          <table:table-cell office:value-type="float" office:value="0.174884" calcext:value-type="float">
            <text:p>0.174884</text:p>
          </table:table-cell>
          <table:table-cell office:value-type="float" office:value="0.213953" calcext:value-type="float">
            <text:p>0.213953</text:p>
          </table:table-cell>
          <table:table-cell office:value-type="float" office:value="0.221395" calcext:value-type="float">
            <text:p>0.221395</text:p>
          </table:table-cell>
          <table:table-cell office:value-type="float" office:value="0.219535" calcext:value-type="float">
            <text:p>0.219535</text:p>
          </table:table-cell>
          <table:table-cell office:value-type="float" office:value="0.180465" calcext:value-type="float">
            <text:p>0.180465</text:p>
          </table:table-cell>
          <table:table-cell office:value-type="float" office:value="0.217674" calcext:value-type="float">
            <text:p>0.217674</text:p>
          </table:table-cell>
          <table:table-cell office:value-type="float" office:value="0.180465" calcext:value-type="float">
            <text:p>0.180465</text:p>
          </table:table-cell>
          <table:table-cell office:value-type="float" office:value="0.20093" calcext:value-type="float">
            <text:p>0.20093</text:p>
          </table:table-cell>
          <table:table-cell office:value-type="float" office:value="0.184186" calcext:value-type="float">
            <text:p>0.184186</text:p>
          </table:table-cell>
          <table:table-cell office:value-type="float" office:value="0.182326" calcext:value-type="float">
            <text:p>0.182326</text:p>
          </table:table-cell>
          <table:table-cell office:value-type="float" office:value="0.195349" calcext:value-type="float">
            <text:p>0.195349</text:p>
          </table:table-cell>
          <table:table-cell office:value-type="float" office:value="0.182326" calcext:value-type="float">
            <text:p>0.182326</text:p>
          </table:table-cell>
          <table:table-cell office:value-type="float" office:value="0.210233" calcext:value-type="float">
            <text:p>0.210233</text:p>
          </table:table-cell>
          <table:table-cell office:value-type="float" office:value="0.204651" calcext:value-type="float">
            <text:p>0.204651</text:p>
          </table:table-cell>
          <table:table-cell office:value-type="float" office:value="0.232558" calcext:value-type="float">
            <text:p>0.232558</text:p>
          </table:table-cell>
          <table:table-cell office:value-type="float" office:value="0.189767" calcext:value-type="float">
            <text:p>0.189767</text:p>
          </table:table-cell>
          <table:table-cell office:value-type="float" office:value="0.228837" calcext:value-type="float">
            <text:p>0.228837</text:p>
          </table:table-cell>
          <table:table-cell office:value-type="float" office:value="0.197209" calcext:value-type="float">
            <text:p>0.197209</text:p>
          </table:table-cell>
          <table:table-cell office:value-type="float" office:value="0.210233" calcext:value-type="float">
            <text:p>0.210233</text:p>
          </table:table-cell>
          <table:table-cell office:value-type="float" office:value="0.204651" calcext:value-type="float">
            <text:p>0.204651</text:p>
          </table:table-cell>
          <table:table-cell office:value-type="float" office:value="0.197209" calcext:value-type="float">
            <text:p>0.197209</text:p>
          </table:table-cell>
          <table:table-cell office:value-type="float" office:value="0.206512" calcext:value-type="float">
            <text:p>0.206512</text:p>
          </table:table-cell>
          <table:table-cell office:value-type="float" office:value="0.197209" calcext:value-type="float">
            <text:p>0.197209</text:p>
          </table:table-cell>
          <table:table-cell office:value-type="float" office:value="0.230698" calcext:value-type="float">
            <text:p>0.230698</text:p>
          </table:table-cell>
          <table:table-cell office:value-type="float" office:value="0.182326" calcext:value-type="float">
            <text:p>0.182326</text:p>
          </table:table-cell>
          <table:table-cell office:value-type="float" office:value="0.213953" calcext:value-type="float">
            <text:p>0.213953</text:p>
          </table:table-cell>
          <table:table-cell office:value-type="float" office:value="0.193488" calcext:value-type="float">
            <text:p>0.193488</text:p>
          </table:table-cell>
          <table:table-cell office:value-type="float" office:value="0.219535" calcext:value-type="float">
            <text:p>0.219535</text:p>
          </table:table-cell>
          <table:table-cell office:value-type="float" office:value="0.189767" calcext:value-type="float">
            <text:p>0.189767</text:p>
          </table:table-cell>
          <table:table-cell office:value-type="float" office:value="0.193488" calcext:value-type="float">
            <text:p>0.193488</text:p>
          </table:table-cell>
          <table:table-cell office:value-type="float" office:value="0.182326" calcext:value-type="float">
            <text:p>0.182326</text:p>
          </table:table-cell>
          <table:table-cell office:value-type="float" office:value="0.230698" calcext:value-type="float">
            <text:p>0.230698</text:p>
          </table:table-cell>
          <table:table-cell office:value-type="float" office:value="0.226977" calcext:value-type="float">
            <text:p>0.226977</text:p>
          </table:table-cell>
          <table:table-cell table:number-columns-repeated="2" office:value-type="float" office:value="0.202791" calcext:value-type="float">
            <text:p>0.202791</text:p>
          </table:table-cell>
          <table:table-cell office:value-type="float" office:value="0.206512" calcext:value-type="float">
            <text:p>0.206512</text:p>
          </table:table-cell>
          <table:table-cell office:value-type="float" office:value="0.215814" calcext:value-type="float">
            <text:p>0.215814</text:p>
          </table:table-cell>
          <table:table-cell office:value-type="float" office:value="0.208372" calcext:value-type="float">
            <text:p>0.208372</text:p>
          </table:table-cell>
          <table:table-cell office:value-type="float" office:value="0.228837" calcext:value-type="float">
            <text:p>0.228837</text:p>
          </table:table-cell>
          <table:table-cell office:value-type="float" office:value="0.195349" calcext:value-type="float">
            <text:p>0.195349</text:p>
          </table:table-cell>
          <table:table-cell office:value-type="float" office:value="0.187907" calcext:value-type="float">
            <text:p>0.187907</text:p>
          </table:table-cell>
          <table:table-cell office:value-type="float" office:value="0.215814" calcext:value-type="float">
            <text:p>0.215814</text:p>
          </table:table-cell>
          <table:table-cell office:value-type="float" office:value="0.20093" calcext:value-type="float">
            <text:p>0.20093</text:p>
          </table:table-cell>
          <table:table-cell office:value-type="float" office:value="0.230698" calcext:value-type="float">
            <text:p>0.230698</text:p>
          </table:table-cell>
          <table:table-cell office:value-type="float" office:value="0.197209" calcext:value-type="float">
            <text:p>0.197209</text:p>
          </table:table-cell>
          <table:table-cell office:value-type="float" office:value="0.193488" calcext:value-type="float">
            <text:p>0.193488</text:p>
          </table:table-cell>
          <table:table-cell office:value-type="float" office:value="0.178605" calcext:value-type="float">
            <text:p>0.178605</text:p>
          </table:table-cell>
          <table:table-cell office:value-type="float" office:value="0.228837" calcext:value-type="float">
            <text:p>0.228837</text:p>
          </table:table-cell>
          <table:table-cell office:value-type="float" office:value="0.15814" calcext:value-type="float">
            <text:p>0.15814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.172727" calcext:value-type="float">
            <text:p>0.172727</text:p>
          </table:table-cell>
          <table:table-cell office:value-type="float" office:value="0.196364" calcext:value-type="float">
            <text:p>0.196364</text:p>
          </table:table-cell>
          <table:table-cell office:value-type="float" office:value="0.187273" calcext:value-type="float">
            <text:p>0.187273</text:p>
          </table:table-cell>
          <table:table-cell office:value-type="float" office:value="0.158182" calcext:value-type="float">
            <text:p>0.158182</text:p>
          </table:table-cell>
          <table:table-cell office:value-type="float" office:value="0.22" calcext:value-type="float">
            <text:p>0.22</text:p>
          </table:table-cell>
          <table:table-cell office:value-type="float" office:value="0.183636" calcext:value-type="float">
            <text:p>0.183636</text:p>
          </table:table-cell>
          <table:table-cell office:value-type="float" office:value="0.194545" calcext:value-type="float">
            <text:p>0.194545</text:p>
          </table:table-cell>
          <table:table-cell office:value-type="float" office:value="0.210909" calcext:value-type="float">
            <text:p>0.210909</text:p>
          </table:table-cell>
          <table:table-cell office:value-type="float" office:value="0.201818" calcext:value-type="float">
            <text:p>0.201818</text:p>
          </table:table-cell>
          <table:table-cell office:value-type="float" office:value="0.174545" calcext:value-type="float">
            <text:p>0.174545</text:p>
          </table:table-cell>
          <table:table-cell office:value-type="float" office:value="0.181818" calcext:value-type="float">
            <text:p>0.181818</text:p>
          </table:table-cell>
          <table:table-cell office:value-type="float" office:value="0.194545" calcext:value-type="float">
            <text:p>0.194545</text:p>
          </table:table-cell>
          <table:table-cell office:value-type="float" office:value="0.209091" calcext:value-type="float">
            <text:p>0.209091</text:p>
          </table:table-cell>
          <table:table-cell office:value-type="float" office:value="0.170909" calcext:value-type="float">
            <text:p>0.170909</text:p>
          </table:table-cell>
          <table:table-cell office:value-type="float" office:value="0.22" calcext:value-type="float">
            <text:p>0.22</text:p>
          </table:table-cell>
          <table:table-cell office:value-type="float" office:value="0.250909" calcext:value-type="float">
            <text:p>0.250909</text:p>
          </table:table-cell>
          <table:table-cell office:value-type="float" office:value="0.198182" calcext:value-type="float">
            <text:p>0.198182</text:p>
          </table:table-cell>
          <table:table-cell office:value-type="float" office:value="0.181818" calcext:value-type="float">
            <text:p>0.181818</text:p>
          </table:table-cell>
          <table:table-cell office:value-type="float" office:value="0.230909" calcext:value-type="float">
            <text:p>0.230909</text:p>
          </table:table-cell>
          <table:table-cell office:value-type="float" office:value="0.187273" calcext:value-type="float">
            <text:p>0.187273</text:p>
          </table:table-cell>
          <table:table-cell office:value-type="float" office:value="0.218182" calcext:value-type="float">
            <text:p>0.218182</text:p>
          </table:table-cell>
          <table:table-cell office:value-type="float" office:value="0.194545" calcext:value-type="float">
            <text:p>0.194545</text:p>
          </table:table-cell>
          <table:table-cell office:value-type="float" office:value="0.190909" calcext:value-type="float">
            <text:p>0.190909</text:p>
          </table:table-cell>
          <table:table-cell office:value-type="float" office:value="0.181818" calcext:value-type="float">
            <text:p>0.181818</text:p>
          </table:table-cell>
          <table:table-cell office:value-type="float" office:value="0.196364" calcext:value-type="float">
            <text:p>0.196364</text:p>
          </table:table-cell>
          <table:table-cell office:value-type="float" office:value="0.247273" calcext:value-type="float">
            <text:p>0.247273</text:p>
          </table:table-cell>
          <table:table-cell office:value-type="float" office:value="0.214545" calcext:value-type="float">
            <text:p>0.214545</text:p>
          </table:table-cell>
          <table:table-cell office:value-type="float" office:value="0.178182" calcext:value-type="float">
            <text:p>0.178182</text:p>
          </table:table-cell>
          <table:table-cell office:value-type="float" office:value="0.236364" calcext:value-type="float">
            <text:p>0.236364</text:p>
          </table:table-cell>
          <table:table-cell office:value-type="float" office:value="0.187273" calcext:value-type="float">
            <text:p>0.187273</text:p>
          </table:table-cell>
          <table:table-cell office:value-type="float" office:value="0.2" calcext:value-type="float">
            <text:p>0.2</text:p>
          </table:table-cell>
          <table:table-cell office:value-type="float" office:value="0.210909" calcext:value-type="float">
            <text:p>0.210909</text:p>
          </table:table-cell>
          <table:table-cell office:value-type="float" office:value="0.147273" calcext:value-type="float">
            <text:p>0.147273</text:p>
          </table:table-cell>
          <table:table-cell office:value-type="float" office:value="0.183636" calcext:value-type="float">
            <text:p>0.183636</text:p>
          </table:table-cell>
          <table:table-cell office:value-type="float" office:value="0.218182" calcext:value-type="float">
            <text:p>0.218182</text:p>
          </table:table-cell>
          <table:table-cell office:value-type="float" office:value="0.232727" calcext:value-type="float">
            <text:p>0.232727</text:p>
          </table:table-cell>
          <table:table-cell office:value-type="float" office:value="0.196364" calcext:value-type="float">
            <text:p>0.196364</text:p>
          </table:table-cell>
          <table:table-cell office:value-type="float" office:value="0.181818" calcext:value-type="float">
            <text:p>0.181818</text:p>
          </table:table-cell>
          <table:table-cell office:value-type="float" office:value="0.207273" calcext:value-type="float">
            <text:p>0.207273</text:p>
          </table:table-cell>
          <table:table-cell office:value-type="float" office:value="0.223636" calcext:value-type="float">
            <text:p>0.223636</text:p>
          </table:table-cell>
          <table:table-cell office:value-type="float" office:value="0.187273" calcext:value-type="float">
            <text:p>0.187273</text:p>
          </table:table-cell>
          <table:table-cell office:value-type="float" office:value="0.232727" calcext:value-type="float">
            <text:p>0.232727</text:p>
          </table:table-cell>
          <table:table-cell office:value-type="float" office:value="0.194545" calcext:value-type="float">
            <text:p>0.194545</text:p>
          </table:table-cell>
          <table:table-cell office:value-type="float" office:value="0.205455" calcext:value-type="float">
            <text:p>0.205455</text:p>
          </table:table-cell>
          <table:table-cell office:value-type="float" office:value="0.190909" calcext:value-type="float">
            <text:p>0.190909</text:p>
          </table:table-cell>
          <table:table-cell office:value-type="float" office:value="0.165455" calcext:value-type="float">
            <text:p>0.165455</text:p>
          </table:table-cell>
          <table:table-cell office:value-type="float" office:value="0.196364" calcext:value-type="float">
            <text:p>0.196364</text:p>
          </table:table-cell>
          <table:table-cell office:value-type="float" office:value="0.185455" calcext:value-type="float">
            <text:p>0.185455</text:p>
          </table:table-cell>
          <table:table-cell office:value-type="float" office:value="0.169091" calcext:value-type="float">
            <text:p>0.169091</text:p>
          </table:table-cell>
          <table:table-cell office:value-type="float" office:value="0.185455" calcext:value-type="float">
            <text:p>0.185455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0.193778" calcext:value-type="float">
            <text:p>0.193778</text:p>
          </table:table-cell>
          <table:table-cell office:value-type="float" office:value="0.211556" calcext:value-type="float">
            <text:p>0.211556</text:p>
          </table:table-cell>
          <table:table-cell office:value-type="float" office:value="0.215111" calcext:value-type="float">
            <text:p>0.215111</text:p>
          </table:table-cell>
          <table:table-cell office:value-type="float" office:value="0.202667" calcext:value-type="float">
            <text:p>0.202667</text:p>
          </table:table-cell>
          <table:table-cell office:value-type="float" office:value="0.190222" calcext:value-type="float">
            <text:p>0.190222</text:p>
          </table:table-cell>
          <table:table-cell office:value-type="float" office:value="0.215111" calcext:value-type="float">
            <text:p>0.215111</text:p>
          </table:table-cell>
          <table:table-cell office:value-type="float" office:value="0.195556" calcext:value-type="float">
            <text:p>0.195556</text:p>
          </table:table-cell>
          <table:table-cell office:value-type="float" office:value="0.211556" calcext:value-type="float">
            <text:p>0.211556</text:p>
          </table:table-cell>
          <table:table-cell office:value-type="float" office:value="0.227556" calcext:value-type="float">
            <text:p>0.227556</text:p>
          </table:table-cell>
          <table:table-cell office:value-type="float" office:value="0.215111" calcext:value-type="float">
            <text:p>0.215111</text:p>
          </table:table-cell>
          <table:table-cell office:value-type="float" office:value="0.188444" calcext:value-type="float">
            <text:p>0.188444</text:p>
          </table:table-cell>
          <table:table-cell office:value-type="float" office:value="0.234667" calcext:value-type="float">
            <text:p>0.234667</text:p>
          </table:table-cell>
          <table:table-cell office:value-type="float" office:value="0.225778" calcext:value-type="float">
            <text:p>0.225778</text:p>
          </table:table-cell>
          <table:table-cell office:value-type="float" office:value="0.184889" calcext:value-type="float">
            <text:p>0.184889</text:p>
          </table:table-cell>
          <table:table-cell office:value-type="float" office:value="0.197333" calcext:value-type="float">
            <text:p>0.197333</text:p>
          </table:table-cell>
          <table:table-cell office:value-type="float" office:value="0.231111" calcext:value-type="float">
            <text:p>0.231111</text:p>
          </table:table-cell>
          <table:table-cell office:value-type="float" office:value="0.170667" calcext:value-type="float">
            <text:p>0.170667</text:p>
          </table:table-cell>
          <table:table-cell office:value-type="float" office:value="0.220444" calcext:value-type="float">
            <text:p>0.220444</text:p>
          </table:table-cell>
          <table:table-cell office:value-type="float" office:value="0.215111" calcext:value-type="float">
            <text:p>0.215111</text:p>
          </table:table-cell>
          <table:table-cell office:value-type="float" office:value="0.177778" calcext:value-type="float">
            <text:p>0.177778</text:p>
          </table:table-cell>
          <table:table-cell office:value-type="float" office:value="0.195556" calcext:value-type="float">
            <text:p>0.195556</text:p>
          </table:table-cell>
          <table:table-cell office:value-type="float" office:value="0.199111" calcext:value-type="float">
            <text:p>0.199111</text:p>
          </table:table-cell>
          <table:table-cell table:number-columns-repeated="2" office:value-type="float" office:value="0.215111" calcext:value-type="float">
            <text:p>0.215111</text:p>
          </table:table-cell>
          <table:table-cell office:value-type="float" office:value="0.206222" calcext:value-type="float">
            <text:p>0.206222</text:p>
          </table:table-cell>
          <table:table-cell office:value-type="float" office:value="0.220444" calcext:value-type="float">
            <text:p>0.220444</text:p>
          </table:table-cell>
          <table:table-cell office:value-type="float" office:value="0.206222" calcext:value-type="float">
            <text:p>0.206222</text:p>
          </table:table-cell>
          <table:table-cell office:value-type="float" office:value="0.181333" calcext:value-type="float">
            <text:p>0.181333</text:p>
          </table:table-cell>
          <table:table-cell office:value-type="float" office:value="0.199111" calcext:value-type="float">
            <text:p>0.199111</text:p>
          </table:table-cell>
          <table:table-cell office:value-type="float" office:value="0.200889" calcext:value-type="float">
            <text:p>0.200889</text:p>
          </table:table-cell>
          <table:table-cell office:value-type="float" office:value="0.179556" calcext:value-type="float">
            <text:p>0.179556</text:p>
          </table:table-cell>
          <table:table-cell office:value-type="float" office:value="0.200889" calcext:value-type="float">
            <text:p>0.200889</text:p>
          </table:table-cell>
          <table:table-cell office:value-type="float" office:value="0.172444" calcext:value-type="float">
            <text:p>0.172444</text:p>
          </table:table-cell>
          <table:table-cell office:value-type="float" office:value="0.190222" calcext:value-type="float">
            <text:p>0.190222</text:p>
          </table:table-cell>
          <table:table-cell office:value-type="float" office:value="0.192" calcext:value-type="float">
            <text:p>0.192</text:p>
          </table:table-cell>
          <table:table-cell office:value-type="float" office:value="0.183111" calcext:value-type="float">
            <text:p>0.183111</text:p>
          </table:table-cell>
          <table:table-cell table:number-columns-repeated="2" office:value-type="float" office:value="0.202667" calcext:value-type="float">
            <text:p>0.202667</text:p>
          </table:table-cell>
          <table:table-cell office:value-type="float" office:value="0.179556" calcext:value-type="float">
            <text:p>0.179556</text:p>
          </table:table-cell>
          <table:table-cell table:number-columns-repeated="2" office:value-type="float" office:value="0.200889" calcext:value-type="float">
            <text:p>0.200889</text:p>
          </table:table-cell>
          <table:table-cell table:number-columns-repeated="2" office:value-type="float" office:value="0.195556" calcext:value-type="float">
            <text:p>0.195556</text:p>
          </table:table-cell>
          <table:table-cell office:value-type="float" office:value="0.218667" calcext:value-type="float">
            <text:p>0.218667</text:p>
          </table:table-cell>
          <table:table-cell office:value-type="float" office:value="0.231111" calcext:value-type="float">
            <text:p>0.231111</text:p>
          </table:table-cell>
          <table:table-cell office:value-type="float" office:value="0.225778" calcext:value-type="float">
            <text:p>0.225778</text:p>
          </table:table-cell>
          <table:table-cell office:value-type="float" office:value="0.200889" calcext:value-type="float">
            <text:p>0.200889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0.181333" calcext:value-type="float">
            <text:p>0.181333</text:p>
          </table:table-cell>
          <table:table-cell office:value-type="float" office:value="0.200889" calcext:value-type="float">
            <text:p>0.200889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0.201739" calcext:value-type="float">
            <text:p>0.201739</text:p>
          </table:table-cell>
          <table:table-cell office:value-type="float" office:value="0.182609" calcext:value-type="float">
            <text:p>0.182609</text:p>
          </table:table-cell>
          <table:table-cell office:value-type="float" office:value="0.193043" calcext:value-type="float">
            <text:p>0.193043</text:p>
          </table:table-cell>
          <table:table-cell table:number-columns-repeated="2" office:value-type="float" office:value="0.189565" calcext:value-type="float">
            <text:p>0.189565</text:p>
          </table:table-cell>
          <table:table-cell office:value-type="float" office:value="0.227826" calcext:value-type="float">
            <text:p>0.227826</text:p>
          </table:table-cell>
          <table:table-cell office:value-type="float" office:value="0.172174" calcext:value-type="float">
            <text:p>0.172174</text:p>
          </table:table-cell>
          <table:table-cell office:value-type="float" office:value="0.194783" calcext:value-type="float">
            <text:p>0.194783</text:p>
          </table:table-cell>
          <table:table-cell office:value-type="float" office:value="0.196522" calcext:value-type="float">
            <text:p>0.196522</text:p>
          </table:table-cell>
          <table:table-cell office:value-type="float" office:value="0.215652" calcext:value-type="float">
            <text:p>0.215652</text:p>
          </table:table-cell>
          <table:table-cell office:value-type="float" office:value="0.205217" calcext:value-type="float">
            <text:p>0.205217</text:p>
          </table:table-cell>
          <table:table-cell office:value-type="float" office:value="0.191304" calcext:value-type="float">
            <text:p>0.191304</text:p>
          </table:table-cell>
          <table:table-cell office:value-type="float" office:value="0.194783" calcext:value-type="float">
            <text:p>0.194783</text:p>
          </table:table-cell>
          <table:table-cell office:value-type="float" office:value="0.196522" calcext:value-type="float">
            <text:p>0.196522</text:p>
          </table:table-cell>
          <table:table-cell office:value-type="float" office:value="0.191304" calcext:value-type="float">
            <text:p>0.191304</text:p>
          </table:table-cell>
          <table:table-cell office:value-type="float" office:value="0.177391" calcext:value-type="float">
            <text:p>0.177391</text:p>
          </table:table-cell>
          <table:table-cell office:value-type="float" office:value="0.210435" calcext:value-type="float">
            <text:p>0.210435</text:p>
          </table:table-cell>
          <table:table-cell office:value-type="float" office:value="0.198261" calcext:value-type="float">
            <text:p>0.198261</text:p>
          </table:table-cell>
          <table:table-cell office:value-type="float" office:value="0.193043" calcext:value-type="float">
            <text:p>0.193043</text:p>
          </table:table-cell>
          <table:table-cell office:value-type="float" office:value="0.210435" calcext:value-type="float">
            <text:p>0.210435</text:p>
          </table:table-cell>
          <table:table-cell office:value-type="float" office:value="0.229565" calcext:value-type="float">
            <text:p>0.229565</text:p>
          </table:table-cell>
          <table:table-cell office:value-type="float" office:value="0.177391" calcext:value-type="float">
            <text:p>0.177391</text:p>
          </table:table-cell>
          <table:table-cell office:value-type="float" office:value="0.210435" calcext:value-type="float">
            <text:p>0.210435</text:p>
          </table:table-cell>
          <table:table-cell office:value-type="float" office:value="0.208696" calcext:value-type="float">
            <text:p>0.208696</text:p>
          </table:table-cell>
          <table:table-cell office:value-type="float" office:value="0.166957" calcext:value-type="float">
            <text:p>0.166957</text:p>
          </table:table-cell>
          <table:table-cell office:value-type="float" office:value="0.206957" calcext:value-type="float">
            <text:p>0.206957</text:p>
          </table:table-cell>
          <table:table-cell office:value-type="float" office:value="0.184348" calcext:value-type="float">
            <text:p>0.184348</text:p>
          </table:table-cell>
          <table:table-cell office:value-type="float" office:value="0.172174" calcext:value-type="float">
            <text:p>0.172174</text:p>
          </table:table-cell>
          <table:table-cell office:value-type="float" office:value="0.182609" calcext:value-type="float">
            <text:p>0.182609</text:p>
          </table:table-cell>
          <table:table-cell office:value-type="float" office:value="0.196522" calcext:value-type="float">
            <text:p>0.196522</text:p>
          </table:table-cell>
          <table:table-cell office:value-type="float" office:value="0.245217" calcext:value-type="float">
            <text:p>0.245217</text:p>
          </table:table-cell>
          <table:table-cell office:value-type="float" office:value="0.163478" calcext:value-type="float">
            <text:p>0.163478</text:p>
          </table:table-cell>
          <table:table-cell office:value-type="float" office:value="0.191304" calcext:value-type="float">
            <text:p>0.191304</text:p>
          </table:table-cell>
          <table:table-cell office:value-type="float" office:value="0.193043" calcext:value-type="float">
            <text:p>0.193043</text:p>
          </table:table-cell>
          <table:table-cell office:value-type="float" office:value="0.22087" calcext:value-type="float">
            <text:p>0.22087</text:p>
          </table:table-cell>
          <table:table-cell office:value-type="float" office:value="0.182609" calcext:value-type="float">
            <text:p>0.182609</text:p>
          </table:table-cell>
          <table:table-cell office:value-type="float" office:value="0.245217" calcext:value-type="float">
            <text:p>0.245217</text:p>
          </table:table-cell>
          <table:table-cell office:value-type="float" office:value="0.193043" calcext:value-type="float">
            <text:p>0.193043</text:p>
          </table:table-cell>
          <table:table-cell office:value-type="float" office:value="0.17913" calcext:value-type="float">
            <text:p>0.17913</text:p>
          </table:table-cell>
          <table:table-cell office:value-type="float" office:value="0.217391" calcext:value-type="float">
            <text:p>0.217391</text:p>
          </table:table-cell>
          <table:table-cell office:value-type="float" office:value="0.172174" calcext:value-type="float">
            <text:p>0.172174</text:p>
          </table:table-cell>
          <table:table-cell office:value-type="float" office:value="0.201739" calcext:value-type="float">
            <text:p>0.201739</text:p>
          </table:table-cell>
          <table:table-cell office:value-type="float" office:value="0.212174" calcext:value-type="float">
            <text:p>0.212174</text:p>
          </table:table-cell>
          <table:table-cell office:value-type="float" office:value="0.191304" calcext:value-type="float">
            <text:p>0.191304</text:p>
          </table:table-cell>
          <table:table-cell table:number-columns-repeated="2" office:value-type="float" office:value="0.189565" calcext:value-type="float">
            <text:p>0.189565</text:p>
          </table:table-cell>
          <table:table-cell office:value-type="float" office:value="0.217391" calcext:value-type="float">
            <text:p>0.217391</text:p>
          </table:table-cell>
          <table:table-cell office:value-type="float" office:value="0.196522" calcext:value-type="float">
            <text:p>0.196522</text:p>
          </table:table-cell>
          <table:table-cell office:value-type="float" office:value="0.203478" calcext:value-type="float">
            <text:p>0.203478</text:p>
          </table:table-cell>
          <table:table-cell office:value-type="float" office:value="0.252174" calcext:value-type="float">
            <text:p>0.252174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0.224681" calcext:value-type="float">
            <text:p>0.224681</text:p>
          </table:table-cell>
          <table:table-cell office:value-type="float" office:value="0.170213" calcext:value-type="float">
            <text:p>0.170213</text:p>
          </table:table-cell>
          <table:table-cell office:value-type="float" office:value="0.199149" calcext:value-type="float">
            <text:p>0.199149</text:p>
          </table:table-cell>
          <table:table-cell office:value-type="float" office:value="0.18383" calcext:value-type="float">
            <text:p>0.18383</text:p>
          </table:table-cell>
          <table:table-cell office:value-type="float" office:value="0.197447" calcext:value-type="float">
            <text:p>0.197447</text:p>
          </table:table-cell>
          <table:table-cell office:value-type="float" office:value="0.211064" calcext:value-type="float">
            <text:p>0.211064</text:p>
          </table:table-cell>
          <table:table-cell office:value-type="float" office:value="0.180426" calcext:value-type="float">
            <text:p>0.180426</text:p>
          </table:table-cell>
          <table:table-cell office:value-type="float" office:value="0.202553" calcext:value-type="float">
            <text:p>0.202553</text:p>
          </table:table-cell>
          <table:table-cell office:value-type="float" office:value="0.229787" calcext:value-type="float">
            <text:p>0.229787</text:p>
          </table:table-cell>
          <table:table-cell office:value-type="float" office:value="0.168511" calcext:value-type="float">
            <text:p>0.168511</text:p>
          </table:table-cell>
          <table:table-cell office:value-type="float" office:value="0.234894" calcext:value-type="float">
            <text:p>0.234894</text:p>
          </table:table-cell>
          <table:table-cell office:value-type="float" office:value="0.190638" calcext:value-type="float">
            <text:p>0.190638</text:p>
          </table:table-cell>
          <table:table-cell office:value-type="float" office:value="0.180426" calcext:value-type="float">
            <text:p>0.180426</text:p>
          </table:table-cell>
          <table:table-cell office:value-type="float" office:value="0.200851" calcext:value-type="float">
            <text:p>0.200851</text:p>
          </table:table-cell>
          <table:table-cell office:value-type="float" office:value="0.229787" calcext:value-type="float">
            <text:p>0.229787</text:p>
          </table:table-cell>
          <table:table-cell office:value-type="float" office:value="0.177021" calcext:value-type="float">
            <text:p>0.177021</text:p>
          </table:table-cell>
          <table:table-cell office:value-type="float" office:value="0.200851" calcext:value-type="float">
            <text:p>0.200851</text:p>
          </table:table-cell>
          <table:table-cell office:value-type="float" office:value="0.180426" calcext:value-type="float">
            <text:p>0.180426</text:p>
          </table:table-cell>
          <table:table-cell office:value-type="float" office:value="0.199149" calcext:value-type="float">
            <text:p>0.199149</text:p>
          </table:table-cell>
          <table:table-cell office:value-type="float" office:value="0.180426" calcext:value-type="float">
            <text:p>0.180426</text:p>
          </table:table-cell>
          <table:table-cell office:value-type="float" office:value="0.226383" calcext:value-type="float">
            <text:p>0.226383</text:p>
          </table:table-cell>
          <table:table-cell office:value-type="float" office:value="0.178723" calcext:value-type="float">
            <text:p>0.178723</text:p>
          </table:table-cell>
          <table:table-cell office:value-type="float" office:value="0.180426" calcext:value-type="float">
            <text:p>0.180426</text:p>
          </table:table-cell>
          <table:table-cell office:value-type="float" office:value="0.212766" calcext:value-type="float">
            <text:p>0.212766</text:p>
          </table:table-cell>
          <table:table-cell office:value-type="float" office:value="0.205957" calcext:value-type="float">
            <text:p>0.205957</text:p>
          </table:table-cell>
          <table:table-cell office:value-type="float" office:value="0.221277" calcext:value-type="float">
            <text:p>0.221277</text:p>
          </table:table-cell>
          <table:table-cell office:value-type="float" office:value="0.18383" calcext:value-type="float">
            <text:p>0.18383</text:p>
          </table:table-cell>
          <table:table-cell office:value-type="float" office:value="0.248511" calcext:value-type="float">
            <text:p>0.248511</text:p>
          </table:table-cell>
          <table:table-cell office:value-type="float" office:value="0.204255" calcext:value-type="float">
            <text:p>0.204255</text:p>
          </table:table-cell>
          <table:table-cell office:value-type="float" office:value="0.180426" calcext:value-type="float">
            <text:p>0.180426</text:p>
          </table:table-cell>
          <table:table-cell office:value-type="float" office:value="0.228085" calcext:value-type="float">
            <text:p>0.228085</text:p>
          </table:table-cell>
          <table:table-cell office:value-type="float" office:value="0.204255" calcext:value-type="float">
            <text:p>0.204255</text:p>
          </table:table-cell>
          <table:table-cell office:value-type="float" office:value="0.199149" calcext:value-type="float">
            <text:p>0.199149</text:p>
          </table:table-cell>
          <table:table-cell office:value-type="float" office:value="0.180426" calcext:value-type="float">
            <text:p>0.180426</text:p>
          </table:table-cell>
          <table:table-cell office:value-type="float" office:value="0.209362" calcext:value-type="float">
            <text:p>0.209362</text:p>
          </table:table-cell>
          <table:table-cell office:value-type="float" office:value="0.222979" calcext:value-type="float">
            <text:p>0.222979</text:p>
          </table:table-cell>
          <table:table-cell office:value-type="float" office:value="0.197447" calcext:value-type="float">
            <text:p>0.197447</text:p>
          </table:table-cell>
          <table:table-cell office:value-type="float" office:value="0.20766" calcext:value-type="float">
            <text:p>0.20766</text:p>
          </table:table-cell>
          <table:table-cell office:value-type="float" office:value="0.204255" calcext:value-type="float">
            <text:p>0.204255</text:p>
          </table:table-cell>
          <table:table-cell office:value-type="float" office:value="0.19234" calcext:value-type="float">
            <text:p>0.19234</text:p>
          </table:table-cell>
          <table:table-cell office:value-type="float" office:value="0.195745" calcext:value-type="float">
            <text:p>0.195745</text:p>
          </table:table-cell>
          <table:table-cell office:value-type="float" office:value="0.171915" calcext:value-type="float">
            <text:p>0.171915</text:p>
          </table:table-cell>
          <table:table-cell office:value-type="float" office:value="0.234894" calcext:value-type="float">
            <text:p>0.234894</text:p>
          </table:table-cell>
          <table:table-cell office:value-type="float" office:value="0.19234" calcext:value-type="float">
            <text:p>0.19234</text:p>
          </table:table-cell>
          <table:table-cell office:value-type="float" office:value="0.214468" calcext:value-type="float">
            <text:p>0.214468</text:p>
          </table:table-cell>
          <table:table-cell office:value-type="float" office:value="0.211064" calcext:value-type="float">
            <text:p>0.211064</text:p>
          </table:table-cell>
          <table:table-cell office:value-type="float" office:value="0.205957" calcext:value-type="float">
            <text:p>0.205957</text:p>
          </table:table-cell>
          <table:table-cell office:value-type="float" office:value="0.200851" calcext:value-type="float">
            <text:p>0.200851</text:p>
          </table:table-cell>
          <table:table-cell office:value-type="float" office:value="0.202553" calcext:value-type="float">
            <text:p>0.202553</text:p>
          </table:table-cell>
          <table:table-cell office:value-type="float" office:value="0.20766" calcext:value-type="float">
            <text:p>0.20766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.22" calcext:value-type="float">
            <text:p>0.22</text:p>
          </table:table-cell>
          <table:table-cell office:value-type="float" office:value="0.198333" calcext:value-type="float">
            <text:p>0.198333</text:p>
          </table:table-cell>
          <table:table-cell office:value-type="float" office:value="0.238333" calcext:value-type="float">
            <text:p>0.238333</text:p>
          </table:table-cell>
          <table:table-cell office:value-type="float" office:value="0.216667" calcext:value-type="float">
            <text:p>0.216667</text:p>
          </table:table-cell>
          <table:table-cell office:value-type="float" office:value="0.183333" calcext:value-type="float">
            <text:p>0.183333</text:p>
          </table:table-cell>
          <table:table-cell office:value-type="float" office:value="0.186667" calcext:value-type="float">
            <text:p>0.186667</text:p>
          </table:table-cell>
          <table:table-cell office:value-type="float" office:value="0.226667" calcext:value-type="float">
            <text:p>0.226667</text:p>
          </table:table-cell>
          <table:table-cell office:value-type="float" office:value="0.195" calcext:value-type="float">
            <text:p>0.195</text:p>
          </table:table-cell>
          <table:table-cell office:value-type="float" office:value="0.186667" calcext:value-type="float">
            <text:p>0.186667</text:p>
          </table:table-cell>
          <table:table-cell office:value-type="float" office:value="0.213333" calcext:value-type="float">
            <text:p>0.213333</text:p>
          </table:table-cell>
          <table:table-cell office:value-type="float" office:value="0.228333" calcext:value-type="float">
            <text:p>0.228333</text:p>
          </table:table-cell>
          <table:table-cell office:value-type="float" office:value="0.203333" calcext:value-type="float">
            <text:p>0.203333</text:p>
          </table:table-cell>
          <table:table-cell office:value-type="float" office:value="0.231667" calcext:value-type="float">
            <text:p>0.231667</text:p>
          </table:table-cell>
          <table:table-cell office:value-type="float" office:value="0.193333" calcext:value-type="float">
            <text:p>0.193333</text:p>
          </table:table-cell>
          <table:table-cell office:value-type="float" office:value="0.191667" calcext:value-type="float">
            <text:p>0.191667</text:p>
          </table:table-cell>
          <table:table-cell office:value-type="float" office:value="0.175" calcext:value-type="float">
            <text:p>0.175</text:p>
          </table:table-cell>
          <table:table-cell office:value-type="float" office:value="0.195" calcext:value-type="float">
            <text:p>0.195</text:p>
          </table:table-cell>
          <table:table-cell office:value-type="float" office:value="0.201667" calcext:value-type="float">
            <text:p>0.201667</text:p>
          </table:table-cell>
          <table:table-cell office:value-type="float" office:value="0.215" calcext:value-type="float">
            <text:p>0.215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176667" calcext:value-type="float">
            <text:p>0.176667</text:p>
          </table:table-cell>
          <table:table-cell office:value-type="float" office:value="0.193333" calcext:value-type="float">
            <text:p>0.193333</text:p>
          </table:table-cell>
          <table:table-cell office:value-type="float" office:value="0.208333" calcext:value-type="float">
            <text:p>0.208333</text:p>
          </table:table-cell>
          <table:table-cell office:value-type="float" office:value="0.198333" calcext:value-type="float">
            <text:p>0.198333</text:p>
          </table:table-cell>
          <table:table-cell office:value-type="float" office:value="0.168333" calcext:value-type="float">
            <text:p>0.168333</text:p>
          </table:table-cell>
          <table:table-cell office:value-type="float" office:value="0.186667" calcext:value-type="float">
            <text:p>0.186667</text:p>
          </table:table-cell>
          <table:table-cell office:value-type="float" office:value="0.155" calcext:value-type="float">
            <text:p>0.155</text:p>
          </table:table-cell>
          <table:table-cell office:value-type="float" office:value="0.213333" calcext:value-type="float">
            <text:p>0.213333</text:p>
          </table:table-cell>
          <table:table-cell office:value-type="float" office:value="0.198333" calcext:value-type="float">
            <text:p>0.198333</text:p>
          </table:table-cell>
          <table:table-cell office:value-type="float" office:value="0.205" calcext:value-type="float">
            <text:p>0.205</text:p>
          </table:table-cell>
          <table:table-cell office:value-type="float" office:value="0.22" calcext:value-type="float">
            <text:p>0.22</text:p>
          </table:table-cell>
          <table:table-cell office:value-type="float" office:value="0.203333" calcext:value-type="float">
            <text:p>0.203333</text:p>
          </table:table-cell>
          <table:table-cell office:value-type="float" office:value="0.223333" calcext:value-type="float">
            <text:p>0.223333</text:p>
          </table:table-cell>
          <table:table-cell office:value-type="float" office:value="0.181667" calcext:value-type="float">
            <text:p>0.181667</text:p>
          </table:table-cell>
          <table:table-cell office:value-type="float" office:value="0.178333" calcext:value-type="float">
            <text:p>0.178333</text:p>
          </table:table-cell>
          <table:table-cell office:value-type="float" office:value="0.2" calcext:value-type="float">
            <text:p>0.2</text:p>
          </table:table-cell>
          <table:table-cell office:value-type="float" office:value="0.221667" calcext:value-type="float">
            <text:p>0.221667</text:p>
          </table:table-cell>
          <table:table-cell office:value-type="float" office:value="0.225" calcext:value-type="float">
            <text:p>0.225</text:p>
          </table:table-cell>
          <table:table-cell office:value-type="float" office:value="0.181667" calcext:value-type="float">
            <text:p>0.181667</text:p>
          </table:table-cell>
          <table:table-cell office:value-type="float" office:value="0.203333" calcext:value-type="float">
            <text:p>0.203333</text:p>
          </table:table-cell>
          <table:table-cell office:value-type="float" office:value="0.205" calcext:value-type="float">
            <text:p>0.205</text:p>
          </table:table-cell>
          <table:table-cell office:value-type="float" office:value="0.175" calcext:value-type="float">
            <text:p>0.175</text:p>
          </table:table-cell>
          <table:table-cell office:value-type="float" office:value="0.208333" calcext:value-type="float">
            <text:p>0.208333</text:p>
          </table:table-cell>
          <table:table-cell office:value-type="float" office:value="0.21" calcext:value-type="float">
            <text:p>0.21</text:p>
          </table:table-cell>
          <table:table-cell office:value-type="float" office:value="0.226667" calcext:value-type="float">
            <text:p>0.226667</text:p>
          </table:table-cell>
          <table:table-cell office:value-type="float" office:value="0.178333" calcext:value-type="float">
            <text:p>0.178333</text:p>
          </table:table-cell>
          <table:table-cell office:value-type="float" office:value="0.198333" calcext:value-type="float">
            <text:p>0.198333</text:p>
          </table:table-cell>
          <table:table-cell office:value-type="float" office:value="0.221667" calcext:value-type="float">
            <text:p>0.221667</text:p>
          </table:table-cell>
          <table:table-cell office:value-type="float" office:value="0.203333" calcext:value-type="float">
            <text:p>0.203333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0.213878" calcext:value-type="float">
            <text:p>0.213878</text:p>
          </table:table-cell>
          <table:table-cell office:value-type="float" office:value="0.225306" calcext:value-type="float">
            <text:p>0.225306</text:p>
          </table:table-cell>
          <table:table-cell office:value-type="float" office:value="0.21551" calcext:value-type="float">
            <text:p>0.21551</text:p>
          </table:table-cell>
          <table:table-cell office:value-type="float" office:value="0.192653" calcext:value-type="float">
            <text:p>0.192653</text:p>
          </table:table-cell>
          <table:table-cell office:value-type="float" office:value="0.202449" calcext:value-type="float">
            <text:p>0.202449</text:p>
          </table:table-cell>
          <table:table-cell office:value-type="float" office:value="0.197551" calcext:value-type="float">
            <text:p>0.197551</text:p>
          </table:table-cell>
          <table:table-cell office:value-type="float" office:value="0.212245" calcext:value-type="float">
            <text:p>0.212245</text:p>
          </table:table-cell>
          <table:table-cell office:value-type="float" office:value="0.199184" calcext:value-type="float">
            <text:p>0.199184</text:p>
          </table:table-cell>
          <table:table-cell table:number-columns-repeated="2" office:value-type="float" office:value="0.200816" calcext:value-type="float">
            <text:p>0.200816</text:p>
          </table:table-cell>
          <table:table-cell office:value-type="float" office:value="0.194286" calcext:value-type="float">
            <text:p>0.194286</text:p>
          </table:table-cell>
          <table:table-cell office:value-type="float" office:value="0.18449" calcext:value-type="float">
            <text:p>0.18449</text:p>
          </table:table-cell>
          <table:table-cell office:value-type="float" office:value="0.199184" calcext:value-type="float">
            <text:p>0.199184</text:p>
          </table:table-cell>
          <table:table-cell office:value-type="float" office:value="0.202449" calcext:value-type="float">
            <text:p>0.202449</text:p>
          </table:table-cell>
          <table:table-cell office:value-type="float" office:value="0.19102" calcext:value-type="float">
            <text:p>0.19102</text:p>
          </table:table-cell>
          <table:table-cell office:value-type="float" office:value="0.18449" calcext:value-type="float">
            <text:p>0.18449</text:p>
          </table:table-cell>
          <table:table-cell office:value-type="float" office:value="0.192653" calcext:value-type="float">
            <text:p>0.192653</text:p>
          </table:table-cell>
          <table:table-cell office:value-type="float" office:value="0.207347" calcext:value-type="float">
            <text:p>0.207347</text:p>
          </table:table-cell>
          <table:table-cell office:value-type="float" office:value="0.194286" calcext:value-type="float">
            <text:p>0.194286</text:p>
          </table:table-cell>
          <table:table-cell office:value-type="float" office:value="0.20898" calcext:value-type="float">
            <text:p>0.20898</text:p>
          </table:table-cell>
          <table:table-cell office:value-type="float" office:value="0.176327" calcext:value-type="float">
            <text:p>0.176327</text:p>
          </table:table-cell>
          <table:table-cell office:value-type="float" office:value="0.207347" calcext:value-type="float">
            <text:p>0.207347</text:p>
          </table:table-cell>
          <table:table-cell office:value-type="float" office:value="0.205714" calcext:value-type="float">
            <text:p>0.205714</text:p>
          </table:table-cell>
          <table:table-cell office:value-type="float" office:value="0.19102" calcext:value-type="float">
            <text:p>0.19102</text:p>
          </table:table-cell>
          <table:table-cell office:value-type="float" office:value="0.197551" calcext:value-type="float">
            <text:p>0.197551</text:p>
          </table:table-cell>
          <table:table-cell office:value-type="float" office:value="0.200816" calcext:value-type="float">
            <text:p>0.200816</text:p>
          </table:table-cell>
          <table:table-cell office:value-type="float" office:value="0.205714" calcext:value-type="float">
            <text:p>0.205714</text:p>
          </table:table-cell>
          <table:table-cell office:value-type="float" office:value="0.192653" calcext:value-type="float">
            <text:p>0.192653</text:p>
          </table:table-cell>
          <table:table-cell office:value-type="float" office:value="0.213878" calcext:value-type="float">
            <text:p>0.213878</text:p>
          </table:table-cell>
          <table:table-cell office:value-type="float" office:value="0.177959" calcext:value-type="float">
            <text:p>0.177959</text:p>
          </table:table-cell>
          <table:table-cell office:value-type="float" office:value="0.217143" calcext:value-type="float">
            <text:p>0.217143</text:p>
          </table:table-cell>
          <table:table-cell office:value-type="float" office:value="0.192653" calcext:value-type="float">
            <text:p>0.192653</text:p>
          </table:table-cell>
          <table:table-cell office:value-type="float" office:value="0.19102" calcext:value-type="float">
            <text:p>0.19102</text:p>
          </table:table-cell>
          <table:table-cell office:value-type="float" office:value="0.182857" calcext:value-type="float">
            <text:p>0.182857</text:p>
          </table:table-cell>
          <table:table-cell table:number-columns-repeated="2" office:value-type="float" office:value="0.194286" calcext:value-type="float">
            <text:p>0.194286</text:p>
          </table:table-cell>
          <table:table-cell table:number-columns-repeated="2" office:value-type="float" office:value="0.204082" calcext:value-type="float">
            <text:p>0.204082</text:p>
          </table:table-cell>
          <table:table-cell office:value-type="float" office:value="0.194286" calcext:value-type="float">
            <text:p>0.194286</text:p>
          </table:table-cell>
          <table:table-cell office:value-type="float" office:value="0.200816" calcext:value-type="float">
            <text:p>0.200816</text:p>
          </table:table-cell>
          <table:table-cell office:value-type="float" office:value="0.204082" calcext:value-type="float">
            <text:p>0.204082</text:p>
          </table:table-cell>
          <table:table-cell office:value-type="float" office:value="0.210612" calcext:value-type="float">
            <text:p>0.210612</text:p>
          </table:table-cell>
          <table:table-cell office:value-type="float" office:value="0.217143" calcext:value-type="float">
            <text:p>0.217143</text:p>
          </table:table-cell>
          <table:table-cell office:value-type="float" office:value="0.205714" calcext:value-type="float">
            <text:p>0.205714</text:p>
          </table:table-cell>
          <table:table-cell office:value-type="float" office:value="0.197551" calcext:value-type="float">
            <text:p>0.197551</text:p>
          </table:table-cell>
          <table:table-cell office:value-type="float" office:value="0.205714" calcext:value-type="float">
            <text:p>0.205714</text:p>
          </table:table-cell>
          <table:table-cell office:value-type="float" office:value="0.176327" calcext:value-type="float">
            <text:p>0.176327</text:p>
          </table:table-cell>
          <table:table-cell office:value-type="float" office:value="0.177959" calcext:value-type="float">
            <text:p>0.177959</text:p>
          </table:table-cell>
          <table:table-cell office:value-type="float" office:value="0.19102" calcext:value-type="float">
            <text:p>0.19102</text:p>
          </table:table-cell>
          <table:table-cell office:value-type="float" office:value="0.169796" calcext:value-type="float">
            <text:p>0.169796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2" calcext:value-type="float">
            <text:p>0.2</text:p>
          </table:table-cell>
          <table:table-cell office:value-type="float" office:value="0.1968" calcext:value-type="float">
            <text:p>0.1968</text:p>
          </table:table-cell>
          <table:table-cell office:value-type="float" office:value="0.2" calcext:value-type="float">
            <text:p>0.2</text:p>
          </table:table-cell>
          <table:table-cell office:value-type="float" office:value="0.2096" calcext:value-type="float">
            <text:p>0.2096</text:p>
          </table:table-cell>
          <table:table-cell office:value-type="float" office:value="0.176" calcext:value-type="float">
            <text:p>0.176</text:p>
          </table:table-cell>
          <table:table-cell office:value-type="float" office:value="0.2176" calcext:value-type="float">
            <text:p>0.2176</text:p>
          </table:table-cell>
          <table:table-cell office:value-type="float" office:value="0.1872" calcext:value-type="float">
            <text:p>0.1872</text:p>
          </table:table-cell>
          <table:table-cell office:value-type="float" office:value="0.1888" calcext:value-type="float">
            <text:p>0.1888</text:p>
          </table:table-cell>
          <table:table-cell office:value-type="float" office:value="0.176" calcext:value-type="float">
            <text:p>0.176</text:p>
          </table:table-cell>
          <table:table-cell office:value-type="float" office:value="0.2048" calcext:value-type="float">
            <text:p>0.2048</text:p>
          </table:table-cell>
          <table:table-cell table:number-columns-repeated="2" office:value-type="float" office:value="0.192" calcext:value-type="float">
            <text:p>0.192</text:p>
          </table:table-cell>
          <table:table-cell office:value-type="float" office:value="0.176" calcext:value-type="float">
            <text:p>0.176</text:p>
          </table:table-cell>
          <table:table-cell office:value-type="float" office:value="0.2048" calcext:value-type="float">
            <text:p>0.2048</text:p>
          </table:table-cell>
          <table:table-cell office:value-type="float" office:value="0.2256" calcext:value-type="float">
            <text:p>0.2256</text:p>
          </table:table-cell>
          <table:table-cell office:value-type="float" office:value="0.1728" calcext:value-type="float">
            <text:p>0.1728</text:p>
          </table:table-cell>
          <table:table-cell office:value-type="float" office:value="0.2272" calcext:value-type="float">
            <text:p>0.2272</text:p>
          </table:table-cell>
          <table:table-cell office:value-type="float" office:value="0.2256" calcext:value-type="float">
            <text:p>0.2256</text:p>
          </table:table-cell>
          <table:table-cell office:value-type="float" office:value="0.1968" calcext:value-type="float">
            <text:p>0.1968</text:p>
          </table:table-cell>
          <table:table-cell office:value-type="float" office:value="0.2" calcext:value-type="float">
            <text:p>0.2</text:p>
          </table:table-cell>
          <table:table-cell office:value-type="float" office:value="0.2208" calcext:value-type="float">
            <text:p>0.2208</text:p>
          </table:table-cell>
          <table:table-cell office:value-type="float" office:value="0.2048" calcext:value-type="float">
            <text:p>0.2048</text:p>
          </table:table-cell>
          <table:table-cell office:value-type="float" office:value="0.1856" calcext:value-type="float">
            <text:p>0.1856</text:p>
          </table:table-cell>
          <table:table-cell office:value-type="float" office:value="0.176" calcext:value-type="float">
            <text:p>0.176</text:p>
          </table:table-cell>
          <table:table-cell office:value-type="float" office:value="0.2064" calcext:value-type="float">
            <text:p>0.2064</text:p>
          </table:table-cell>
          <table:table-cell office:value-type="float" office:value="0.2032" calcext:value-type="float">
            <text:p>0.2032</text:p>
          </table:table-cell>
          <table:table-cell office:value-type="float" office:value="0.2048" calcext:value-type="float">
            <text:p>0.2048</text:p>
          </table:table-cell>
          <table:table-cell office:value-type="float" office:value="0.2352" calcext:value-type="float">
            <text:p>0.2352</text:p>
          </table:table-cell>
          <table:table-cell office:value-type="float" office:value="0.2336" calcext:value-type="float">
            <text:p>0.2336</text:p>
          </table:table-cell>
          <table:table-cell office:value-type="float" office:value="0.184" calcext:value-type="float">
            <text:p>0.184</text:p>
          </table:table-cell>
          <table:table-cell office:value-type="float" office:value="0.176" calcext:value-type="float">
            <text:p>0.176</text:p>
          </table:table-cell>
          <table:table-cell office:value-type="float" office:value="0.1648" calcext:value-type="float">
            <text:p>0.1648</text:p>
          </table:table-cell>
          <table:table-cell office:value-type="float" office:value="0.1984" calcext:value-type="float">
            <text:p>0.1984</text:p>
          </table:table-cell>
          <table:table-cell office:value-type="float" office:value="0.2192" calcext:value-type="float">
            <text:p>0.2192</text:p>
          </table:table-cell>
          <table:table-cell office:value-type="float" office:value="0.1536" calcext:value-type="float">
            <text:p>0.1536</text:p>
          </table:table-cell>
          <table:table-cell office:value-type="float" office:value="0.2176" calcext:value-type="float">
            <text:p>0.2176</text:p>
          </table:table-cell>
          <table:table-cell office:value-type="float" office:value="0.1952" calcext:value-type="float">
            <text:p>0.1952</text:p>
          </table:table-cell>
          <table:table-cell office:value-type="float" office:value="0.1856" calcext:value-type="float">
            <text:p>0.1856</text:p>
          </table:table-cell>
          <table:table-cell office:value-type="float" office:value="0.2208" calcext:value-type="float">
            <text:p>0.2208</text:p>
          </table:table-cell>
          <table:table-cell office:value-type="float" office:value="0.2336" calcext:value-type="float">
            <text:p>0.2336</text:p>
          </table:table-cell>
          <table:table-cell office:value-type="float" office:value="0.1776" calcext:value-type="float">
            <text:p>0.1776</text:p>
          </table:table-cell>
          <table:table-cell office:value-type="float" office:value="0.1824" calcext:value-type="float">
            <text:p>0.1824</text:p>
          </table:table-cell>
          <table:table-cell office:value-type="float" office:value="0.2048" calcext:value-type="float">
            <text:p>0.2048</text:p>
          </table:table-cell>
          <table:table-cell office:value-type="float" office:value="0.2352" calcext:value-type="float">
            <text:p>0.2352</text:p>
          </table:table-cell>
          <table:table-cell office:value-type="float" office:value="0.192" calcext:value-type="float">
            <text:p>0.192</text:p>
          </table:table-cell>
          <table:table-cell office:value-type="float" office:value="0.1744" calcext:value-type="float">
            <text:p>0.1744</text:p>
          </table:table-cell>
          <table:table-cell office:value-type="float" office:value="0.192" calcext:value-type="float">
            <text:p>0.192</text:p>
          </table:table-cell>
          <table:table-cell office:value-type="float" office:value="0.1952" calcext:value-type="float">
            <text:p>0.1952</text:p>
          </table:table-cell>
          <table:table-cell office:value-type="float" office:value="0.1856" calcext:value-type="float">
            <text:p>0.1856</text:p>
          </table:table-cell>
          <table:table-cell office:value-type="float" office:value="0.2192" calcext:value-type="float">
            <text:p>0.2192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0.207059" calcext:value-type="float">
            <text:p>0.207059</text:p>
          </table:table-cell>
          <table:table-cell office:value-type="float" office:value="0.172549" calcext:value-type="float">
            <text:p>0.172549</text:p>
          </table:table-cell>
          <table:table-cell office:value-type="float" office:value="0.216471" calcext:value-type="float">
            <text:p>0.216471</text:p>
          </table:table-cell>
          <table:table-cell office:value-type="float" office:value="0.189804" calcext:value-type="float">
            <text:p>0.189804</text:p>
          </table:table-cell>
          <table:table-cell office:value-type="float" office:value="0.188235" calcext:value-type="float">
            <text:p>0.188235</text:p>
          </table:table-cell>
          <table:table-cell office:value-type="float" office:value="0.216471" calcext:value-type="float">
            <text:p>0.216471</text:p>
          </table:table-cell>
          <table:table-cell office:value-type="float" office:value="0.196078" calcext:value-type="float">
            <text:p>0.196078</text:p>
          </table:table-cell>
          <table:table-cell office:value-type="float" office:value="0.249412" calcext:value-type="float">
            <text:p>0.249412</text:p>
          </table:table-cell>
          <table:table-cell office:value-type="float" office:value="0.207059" calcext:value-type="float">
            <text:p>0.207059</text:p>
          </table:table-cell>
          <table:table-cell office:value-type="float" office:value="0.203922" calcext:value-type="float">
            <text:p>0.203922</text:p>
          </table:table-cell>
          <table:table-cell office:value-type="float" office:value="0.202353" calcext:value-type="float">
            <text:p>0.202353</text:p>
          </table:table-cell>
          <table:table-cell office:value-type="float" office:value="0.222745" calcext:value-type="float">
            <text:p>0.222745</text:p>
          </table:table-cell>
          <table:table-cell office:value-type="float" office:value="0.164706" calcext:value-type="float">
            <text:p>0.164706</text:p>
          </table:table-cell>
          <table:table-cell office:value-type="float" office:value="0.218039" calcext:value-type="float">
            <text:p>0.218039</text:p>
          </table:table-cell>
          <table:table-cell office:value-type="float" office:value="0.241569" calcext:value-type="float">
            <text:p>0.241569</text:p>
          </table:table-cell>
          <table:table-cell office:value-type="float" office:value="0.22902" calcext:value-type="float">
            <text:p>0.22902</text:p>
          </table:table-cell>
          <table:table-cell office:value-type="float" office:value="0.192941" calcext:value-type="float">
            <text:p>0.192941</text:p>
          </table:table-cell>
          <table:table-cell office:value-type="float" office:value="0.211765" calcext:value-type="float">
            <text:p>0.211765</text:p>
          </table:table-cell>
          <table:table-cell office:value-type="float" office:value="0.208627" calcext:value-type="float">
            <text:p>0.208627</text:p>
          </table:table-cell>
          <table:table-cell office:value-type="float" office:value="0.207059" calcext:value-type="float">
            <text:p>0.207059</text:p>
          </table:table-cell>
          <table:table-cell office:value-type="float" office:value="0.186667" calcext:value-type="float">
            <text:p>0.186667</text:p>
          </table:table-cell>
          <table:table-cell office:value-type="float" office:value="0.177255" calcext:value-type="float">
            <text:p>0.177255</text:p>
          </table:table-cell>
          <table:table-cell table:number-columns-repeated="2" office:value-type="float" office:value="0.20549" calcext:value-type="float">
            <text:p>0.20549</text:p>
          </table:table-cell>
          <table:table-cell office:value-type="float" office:value="0.213333" calcext:value-type="float">
            <text:p>0.213333</text:p>
          </table:table-cell>
          <table:table-cell office:value-type="float" office:value="0.202353" calcext:value-type="float">
            <text:p>0.202353</text:p>
          </table:table-cell>
          <table:table-cell office:value-type="float" office:value="0.17098" calcext:value-type="float">
            <text:p>0.17098</text:p>
          </table:table-cell>
          <table:table-cell office:value-type="float" office:value="0.199216" calcext:value-type="float">
            <text:p>0.199216</text:p>
          </table:table-cell>
          <table:table-cell office:value-type="float" office:value="0.186667" calcext:value-type="float">
            <text:p>0.186667</text:p>
          </table:table-cell>
          <table:table-cell office:value-type="float" office:value="0.202353" calcext:value-type="float">
            <text:p>0.202353</text:p>
          </table:table-cell>
          <table:table-cell office:value-type="float" office:value="0.186667" calcext:value-type="float">
            <text:p>0.186667</text:p>
          </table:table-cell>
          <table:table-cell office:value-type="float" office:value="0.230588" calcext:value-type="float">
            <text:p>0.230588</text:p>
          </table:table-cell>
          <table:table-cell office:value-type="float" office:value="0.207059" calcext:value-type="float">
            <text:p>0.207059</text:p>
          </table:table-cell>
          <table:table-cell office:value-type="float" office:value="0.158431" calcext:value-type="float">
            <text:p>0.158431</text:p>
          </table:table-cell>
          <table:table-cell office:value-type="float" office:value="0.202353" calcext:value-type="float">
            <text:p>0.202353</text:p>
          </table:table-cell>
          <table:table-cell office:value-type="float" office:value="0.19451" calcext:value-type="float">
            <text:p>0.19451</text:p>
          </table:table-cell>
          <table:table-cell office:value-type="float" office:value="0.221176" calcext:value-type="float">
            <text:p>0.221176</text:p>
          </table:table-cell>
          <table:table-cell office:value-type="float" office:value="0.19451" calcext:value-type="float">
            <text:p>0.19451</text:p>
          </table:table-cell>
          <table:table-cell office:value-type="float" office:value="0.175686" calcext:value-type="float">
            <text:p>0.175686</text:p>
          </table:table-cell>
          <table:table-cell office:value-type="float" office:value="0.219608" calcext:value-type="float">
            <text:p>0.219608</text:p>
          </table:table-cell>
          <table:table-cell office:value-type="float" office:value="0.224314" calcext:value-type="float">
            <text:p>0.224314</text:p>
          </table:table-cell>
          <table:table-cell office:value-type="float" office:value="0.197647" calcext:value-type="float">
            <text:p>0.197647</text:p>
          </table:table-cell>
          <table:table-cell office:value-type="float" office:value="0.236863" calcext:value-type="float">
            <text:p>0.236863</text:p>
          </table:table-cell>
          <table:table-cell office:value-type="float" office:value="0.180392" calcext:value-type="float">
            <text:p>0.180392</text:p>
          </table:table-cell>
          <table:table-cell office:value-type="float" office:value="0.208627" calcext:value-type="float">
            <text:p>0.208627</text:p>
          </table:table-cell>
          <table:table-cell office:value-type="float" office:value="0.207059" calcext:value-type="float">
            <text:p>0.207059</text:p>
          </table:table-cell>
          <table:table-cell office:value-type="float" office:value="0.22902" calcext:value-type="float">
            <text:p>0.22902</text:p>
          </table:table-cell>
          <table:table-cell office:value-type="float" office:value="0.196078" calcext:value-type="float">
            <text:p>0.196078</text:p>
          </table:table-cell>
          <table:table-cell office:value-type="float" office:value="0.185098" calcext:value-type="float">
            <text:p>0.185098</text:p>
          </table:table-cell>
          <table:table-cell office:value-type="float" office:value="0.172549" calcext:value-type="float">
            <text:p>0.172549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.206154" calcext:value-type="float">
            <text:p>0.206154</text:p>
          </table:table-cell>
          <table:table-cell office:value-type="float" office:value="0.173846" calcext:value-type="float">
            <text:p>0.173846</text:p>
          </table:table-cell>
          <table:table-cell office:value-type="float" office:value="0.18" calcext:value-type="float">
            <text:p>0.18</text:p>
          </table:table-cell>
          <table:table-cell office:value-type="float" office:value="0.187692" calcext:value-type="float">
            <text:p>0.187692</text:p>
          </table:table-cell>
          <table:table-cell office:value-type="float" office:value="0.213846" calcext:value-type="float">
            <text:p>0.213846</text:p>
          </table:table-cell>
          <table:table-cell office:value-type="float" office:value="0.201538" calcext:value-type="float">
            <text:p>0.201538</text:p>
          </table:table-cell>
          <table:table-cell office:value-type="float" office:value="0.206154" calcext:value-type="float">
            <text:p>0.206154</text:p>
          </table:table-cell>
          <table:table-cell office:value-type="float" office:value="0.184615" calcext:value-type="float">
            <text:p>0.184615</text:p>
          </table:table-cell>
          <table:table-cell office:value-type="float" office:value="0.193846" calcext:value-type="float">
            <text:p>0.193846</text:p>
          </table:table-cell>
          <table:table-cell office:value-type="float" office:value="0.187692" calcext:value-type="float">
            <text:p>0.187692</text:p>
          </table:table-cell>
          <table:table-cell office:value-type="float" office:value="0.201538" calcext:value-type="float">
            <text:p>0.201538</text:p>
          </table:table-cell>
          <table:table-cell office:value-type="float" office:value="0.215385" calcext:value-type="float">
            <text:p>0.215385</text:p>
          </table:table-cell>
          <table:table-cell office:value-type="float" office:value="0.216923" calcext:value-type="float">
            <text:p>0.216923</text:p>
          </table:table-cell>
          <table:table-cell office:value-type="float" office:value="0.186154" calcext:value-type="float">
            <text:p>0.186154</text:p>
          </table:table-cell>
          <table:table-cell office:value-type="float" office:value="0.196923" calcext:value-type="float">
            <text:p>0.196923</text:p>
          </table:table-cell>
          <table:table-cell office:value-type="float" office:value="0.206154" calcext:value-type="float">
            <text:p>0.206154</text:p>
          </table:table-cell>
          <table:table-cell office:value-type="float" office:value="0.186154" calcext:value-type="float">
            <text:p>0.186154</text:p>
          </table:table-cell>
          <table:table-cell office:value-type="float" office:value="0.212308" calcext:value-type="float">
            <text:p>0.212308</text:p>
          </table:table-cell>
          <table:table-cell office:value-type="float" office:value="0.198462" calcext:value-type="float">
            <text:p>0.198462</text:p>
          </table:table-cell>
          <table:table-cell office:value-type="float" office:value="0.181538" calcext:value-type="float">
            <text:p>0.181538</text:p>
          </table:table-cell>
          <table:table-cell office:value-type="float" office:value="0.218462" calcext:value-type="float">
            <text:p>0.218462</text:p>
          </table:table-cell>
          <table:table-cell office:value-type="float" office:value="0.230769" calcext:value-type="float">
            <text:p>0.230769</text:p>
          </table:table-cell>
          <table:table-cell office:value-type="float" office:value="0.213846" calcext:value-type="float">
            <text:p>0.213846</text:p>
          </table:table-cell>
          <table:table-cell office:value-type="float" office:value="0.212308" calcext:value-type="float">
            <text:p>0.212308</text:p>
          </table:table-cell>
          <table:table-cell office:value-type="float" office:value="0.186154" calcext:value-type="float">
            <text:p>0.186154</text:p>
          </table:table-cell>
          <table:table-cell office:value-type="float" office:value="0.221538" calcext:value-type="float">
            <text:p>0.221538</text:p>
          </table:table-cell>
          <table:table-cell office:value-type="float" office:value="0.204615" calcext:value-type="float">
            <text:p>0.204615</text:p>
          </table:table-cell>
          <table:table-cell office:value-type="float" office:value="0.193846" calcext:value-type="float">
            <text:p>0.193846</text:p>
          </table:table-cell>
          <table:table-cell office:value-type="float" office:value="0.189231" calcext:value-type="float">
            <text:p>0.189231</text:p>
          </table:table-cell>
          <table:table-cell office:value-type="float" office:value="0.227692" calcext:value-type="float">
            <text:p>0.227692</text:p>
          </table:table-cell>
          <table:table-cell office:value-type="float" office:value="0.206154" calcext:value-type="float">
            <text:p>0.206154</text:p>
          </table:table-cell>
          <table:table-cell office:value-type="float" office:value="0.233846" calcext:value-type="float">
            <text:p>0.233846</text:p>
          </table:table-cell>
          <table:table-cell office:value-type="float" office:value="0.183077" calcext:value-type="float">
            <text:p>0.183077</text:p>
          </table:table-cell>
          <table:table-cell office:value-type="float" office:value="0.209231" calcext:value-type="float">
            <text:p>0.209231</text:p>
          </table:table-cell>
          <table:table-cell office:value-type="float" office:value="0.198462" calcext:value-type="float">
            <text:p>0.198462</text:p>
          </table:table-cell>
          <table:table-cell office:value-type="float" office:value="0.206154" calcext:value-type="float">
            <text:p>0.206154</text:p>
          </table:table-cell>
          <table:table-cell office:value-type="float" office:value="0.238462" calcext:value-type="float">
            <text:p>0.238462</text:p>
          </table:table-cell>
          <table:table-cell office:value-type="float" office:value="0.203077" calcext:value-type="float">
            <text:p>0.203077</text:p>
          </table:table-cell>
          <table:table-cell office:value-type="float" office:value="0.223077" calcext:value-type="float">
            <text:p>0.223077</text:p>
          </table:table-cell>
          <table:table-cell office:value-type="float" office:value="0.198462" calcext:value-type="float">
            <text:p>0.198462</text:p>
          </table:table-cell>
          <table:table-cell office:value-type="float" office:value="0.207692" calcext:value-type="float">
            <text:p>0.207692</text:p>
          </table:table-cell>
          <table:table-cell office:value-type="float" office:value="0.186154" calcext:value-type="float">
            <text:p>0.186154</text:p>
          </table:table-cell>
          <table:table-cell office:value-type="float" office:value="0.206154" calcext:value-type="float">
            <text:p>0.206154</text:p>
          </table:table-cell>
          <table:table-cell office:value-type="float" office:value="0.207692" calcext:value-type="float">
            <text:p>0.207692</text:p>
          </table:table-cell>
          <table:table-cell office:value-type="float" office:value="0.213846" calcext:value-type="float">
            <text:p>0.213846</text:p>
          </table:table-cell>
          <table:table-cell office:value-type="float" office:value="0.204615" calcext:value-type="float">
            <text:p>0.204615</text:p>
          </table:table-cell>
          <table:table-cell office:value-type="float" office:value="0.236923" calcext:value-type="float">
            <text:p>0.236923</text:p>
          </table:table-cell>
          <table:table-cell office:value-type="float" office:value="0.184615" calcext:value-type="float">
            <text:p>0.184615</text:p>
          </table:table-cell>
          <table:table-cell office:value-type="float" office:value="0.2" calcext:value-type="float">
            <text:p>0.2</text:p>
          </table:table-cell>
          <table:table-cell office:value-type="float" office:value="0.201538" calcext:value-type="float">
            <text:p>0.201538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0.190189" calcext:value-type="float">
            <text:p>0.190189</text:p>
          </table:table-cell>
          <table:table-cell office:value-type="float" office:value="0.208302" calcext:value-type="float">
            <text:p>0.208302</text:p>
          </table:table-cell>
          <table:table-cell office:value-type="float" office:value="0.199245" calcext:value-type="float">
            <text:p>0.199245</text:p>
          </table:table-cell>
          <table:table-cell office:value-type="float" office:value="0.181132" calcext:value-type="float">
            <text:p>0.181132</text:p>
          </table:table-cell>
          <table:table-cell office:value-type="float" office:value="0.188679" calcext:value-type="float">
            <text:p>0.188679</text:p>
          </table:table-cell>
          <table:table-cell office:value-type="float" office:value="0.208302" calcext:value-type="float">
            <text:p>0.208302</text:p>
          </table:table-cell>
          <table:table-cell office:value-type="float" office:value="0.191698" calcext:value-type="float">
            <text:p>0.191698</text:p>
          </table:table-cell>
          <table:table-cell office:value-type="float" office:value="0.202264" calcext:value-type="float">
            <text:p>0.202264</text:p>
          </table:table-cell>
          <table:table-cell office:value-type="float" office:value="0.221887" calcext:value-type="float">
            <text:p>0.221887</text:p>
          </table:table-cell>
          <table:table-cell office:value-type="float" office:value="0.191698" calcext:value-type="float">
            <text:p>0.191698</text:p>
          </table:table-cell>
          <table:table-cell office:value-type="float" office:value="0.206792" calcext:value-type="float">
            <text:p>0.206792</text:p>
          </table:table-cell>
          <table:table-cell office:value-type="float" office:value="0.191698" calcext:value-type="float">
            <text:p>0.191698</text:p>
          </table:table-cell>
          <table:table-cell office:value-type="float" office:value="0.243019" calcext:value-type="float">
            <text:p>0.243019</text:p>
          </table:table-cell>
          <table:table-cell office:value-type="float" office:value="0.21283" calcext:value-type="float">
            <text:p>0.21283</text:p>
          </table:table-cell>
          <table:table-cell office:value-type="float" office:value="0.194717" calcext:value-type="float">
            <text:p>0.194717</text:p>
          </table:table-cell>
          <table:table-cell office:value-type="float" office:value="0.200755" calcext:value-type="float">
            <text:p>0.200755</text:p>
          </table:table-cell>
          <table:table-cell office:value-type="float" office:value="0.197736" calcext:value-type="float">
            <text:p>0.197736</text:p>
          </table:table-cell>
          <table:table-cell office:value-type="float" office:value="0.199245" calcext:value-type="float">
            <text:p>0.199245</text:p>
          </table:table-cell>
          <table:table-cell office:value-type="float" office:value="0.208302" calcext:value-type="float">
            <text:p>0.208302</text:p>
          </table:table-cell>
          <table:table-cell office:value-type="float" office:value="0.220377" calcext:value-type="float">
            <text:p>0.220377</text:p>
          </table:table-cell>
          <table:table-cell office:value-type="float" office:value="0.197736" calcext:value-type="float">
            <text:p>0.197736</text:p>
          </table:table-cell>
          <table:table-cell office:value-type="float" office:value="0.194717" calcext:value-type="float">
            <text:p>0.194717</text:p>
          </table:table-cell>
          <table:table-cell office:value-type="float" office:value="0.21434" calcext:value-type="float">
            <text:p>0.21434</text:p>
          </table:table-cell>
          <table:table-cell office:value-type="float" office:value="0.172075" calcext:value-type="float">
            <text:p>0.172075</text:p>
          </table:table-cell>
          <table:table-cell table:number-columns-repeated="2" office:value-type="float" office:value="0.197736" calcext:value-type="float">
            <text:p>0.197736</text:p>
          </table:table-cell>
          <table:table-cell office:value-type="float" office:value="0.18717" calcext:value-type="float">
            <text:p>0.18717</text:p>
          </table:table-cell>
          <table:table-cell office:value-type="float" office:value="0.208302" calcext:value-type="float">
            <text:p>0.208302</text:p>
          </table:table-cell>
          <table:table-cell office:value-type="float" office:value="0.169057" calcext:value-type="float">
            <text:p>0.169057</text:p>
          </table:table-cell>
          <table:table-cell office:value-type="float" office:value="0.205283" calcext:value-type="float">
            <text:p>0.205283</text:p>
          </table:table-cell>
          <table:table-cell office:value-type="float" office:value="0.200755" calcext:value-type="float">
            <text:p>0.200755</text:p>
          </table:table-cell>
          <table:table-cell office:value-type="float" office:value="0.191698" calcext:value-type="float">
            <text:p>0.191698</text:p>
          </table:table-cell>
          <table:table-cell office:value-type="float" office:value="0.18717" calcext:value-type="float">
            <text:p>0.18717</text:p>
          </table:table-cell>
          <table:table-cell office:value-type="float" office:value="0.193208" calcext:value-type="float">
            <text:p>0.193208</text:p>
          </table:table-cell>
          <table:table-cell office:value-type="float" office:value="0.181132" calcext:value-type="float">
            <text:p>0.181132</text:p>
          </table:table-cell>
          <table:table-cell office:value-type="float" office:value="0.190189" calcext:value-type="float">
            <text:p>0.190189</text:p>
          </table:table-cell>
          <table:table-cell office:value-type="float" office:value="0.188679" calcext:value-type="float">
            <text:p>0.188679</text:p>
          </table:table-cell>
          <table:table-cell office:value-type="float" office:value="0.227925" calcext:value-type="float">
            <text:p>0.227925</text:p>
          </table:table-cell>
          <table:table-cell office:value-type="float" office:value="0.217358" calcext:value-type="float">
            <text:p>0.217358</text:p>
          </table:table-cell>
          <table:table-cell office:value-type="float" office:value="0.193208" calcext:value-type="float">
            <text:p>0.193208</text:p>
          </table:table-cell>
          <table:table-cell office:value-type="float" office:value="0.169057" calcext:value-type="float">
            <text:p>0.169057</text:p>
          </table:table-cell>
          <table:table-cell office:value-type="float" office:value="0.226415" calcext:value-type="float">
            <text:p>0.226415</text:p>
          </table:table-cell>
          <table:table-cell office:value-type="float" office:value="0.197736" calcext:value-type="float">
            <text:p>0.197736</text:p>
          </table:table-cell>
          <table:table-cell office:value-type="float" office:value="0.21283" calcext:value-type="float">
            <text:p>0.21283</text:p>
          </table:table-cell>
          <table:table-cell office:value-type="float" office:value="0.182642" calcext:value-type="float">
            <text:p>0.182642</text:p>
          </table:table-cell>
          <table:table-cell office:value-type="float" office:value="0.191698" calcext:value-type="float">
            <text:p>0.191698</text:p>
          </table:table-cell>
          <table:table-cell office:value-type="float" office:value="0.205283" calcext:value-type="float">
            <text:p>0.205283</text:p>
          </table:table-cell>
          <table:table-cell office:value-type="float" office:value="0.21283" calcext:value-type="float">
            <text:p>0.21283</text:p>
          </table:table-cell>
          <table:table-cell office:value-type="float" office:value="0.215849" calcext:value-type="float">
            <text:p>0.215849</text:p>
          </table:table-cell>
          <table:table-cell office:value-type="float" office:value="0.21434" calcext:value-type="float">
            <text:p>0.21434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0.226667" calcext:value-type="float">
            <text:p>0.226667</text:p>
          </table:table-cell>
          <table:table-cell office:value-type="float" office:value="0.188148" calcext:value-type="float">
            <text:p>0.188148</text:p>
          </table:table-cell>
          <table:table-cell office:value-type="float" office:value="0.217778" calcext:value-type="float">
            <text:p>0.217778</text:p>
          </table:table-cell>
          <table:table-cell office:value-type="float" office:value="0.191111" calcext:value-type="float">
            <text:p>0.191111</text:p>
          </table:table-cell>
          <table:table-cell office:value-type="float" office:value="0.247407" calcext:value-type="float">
            <text:p>0.247407</text:p>
          </table:table-cell>
          <table:table-cell office:value-type="float" office:value="0.205926" calcext:value-type="float">
            <text:p>0.205926</text:p>
          </table:table-cell>
          <table:table-cell office:value-type="float" office:value="0.171852" calcext:value-type="float">
            <text:p>0.171852</text:p>
          </table:table-cell>
          <table:table-cell office:value-type="float" office:value="0.201481" calcext:value-type="float">
            <text:p>0.201481</text:p>
          </table:table-cell>
          <table:table-cell office:value-type="float" office:value="0.205926" calcext:value-type="float">
            <text:p>0.205926</text:p>
          </table:table-cell>
          <table:table-cell office:value-type="float" office:value="0.18963" calcext:value-type="float">
            <text:p>0.18963</text:p>
          </table:table-cell>
          <table:table-cell office:value-type="float" office:value="0.213333" calcext:value-type="float">
            <text:p>0.213333</text:p>
          </table:table-cell>
          <table:table-cell office:value-type="float" office:value="0.219259" calcext:value-type="float">
            <text:p>0.219259</text:p>
          </table:table-cell>
          <table:table-cell office:value-type="float" office:value="0.158519" calcext:value-type="float">
            <text:p>0.158519</text:p>
          </table:table-cell>
          <table:table-cell office:value-type="float" office:value="0.188148" calcext:value-type="float">
            <text:p>0.188148</text:p>
          </table:table-cell>
          <table:table-cell office:value-type="float" office:value="0.17037" calcext:value-type="float">
            <text:p>0.17037</text:p>
          </table:table-cell>
          <table:table-cell office:value-type="float" office:value="0.217778" calcext:value-type="float">
            <text:p>0.217778</text:p>
          </table:table-cell>
          <table:table-cell office:value-type="float" office:value="0.176296" calcext:value-type="float">
            <text:p>0.176296</text:p>
          </table:table-cell>
          <table:table-cell office:value-type="float" office:value="0.198519" calcext:value-type="float">
            <text:p>0.198519</text:p>
          </table:table-cell>
          <table:table-cell office:value-type="float" office:value="0.188148" calcext:value-type="float">
            <text:p>0.188148</text:p>
          </table:table-cell>
          <table:table-cell office:value-type="float" office:value="0.208889" calcext:value-type="float">
            <text:p>0.208889</text:p>
          </table:table-cell>
          <table:table-cell office:value-type="float" office:value="0.174815" calcext:value-type="float">
            <text:p>0.174815</text:p>
          </table:table-cell>
          <table:table-cell office:value-type="float" office:value="0.183704" calcext:value-type="float">
            <text:p>0.183704</text:p>
          </table:table-cell>
          <table:table-cell table:number-columns-repeated="2" office:value-type="float" office:value="0.204444" calcext:value-type="float">
            <text:p>0.204444</text:p>
          </table:table-cell>
          <table:table-cell office:value-type="float" office:value="0.211852" calcext:value-type="float">
            <text:p>0.211852</text:p>
          </table:table-cell>
          <table:table-cell office:value-type="float" office:value="0.207407" calcext:value-type="float">
            <text:p>0.207407</text:p>
          </table:table-cell>
          <table:table-cell office:value-type="float" office:value="0.208889" calcext:value-type="float">
            <text:p>0.208889</text:p>
          </table:table-cell>
          <table:table-cell office:value-type="float" office:value="0.220741" calcext:value-type="float">
            <text:p>0.220741</text:p>
          </table:table-cell>
          <table:table-cell office:value-type="float" office:value="0.171852" calcext:value-type="float">
            <text:p>0.171852</text:p>
          </table:table-cell>
          <table:table-cell office:value-type="float" office:value="0.192593" calcext:value-type="float">
            <text:p>0.192593</text:p>
          </table:table-cell>
          <table:table-cell office:value-type="float" office:value="0.198519" calcext:value-type="float">
            <text:p>0.198519</text:p>
          </table:table-cell>
          <table:table-cell office:value-type="float" office:value="0.186667" calcext:value-type="float">
            <text:p>0.186667</text:p>
          </table:table-cell>
          <table:table-cell office:value-type="float" office:value="0.211852" calcext:value-type="float">
            <text:p>0.211852</text:p>
          </table:table-cell>
          <table:table-cell office:value-type="float" office:value="0.223704" calcext:value-type="float">
            <text:p>0.223704</text:p>
          </table:table-cell>
          <table:table-cell office:value-type="float" office:value="0.21037" calcext:value-type="float">
            <text:p>0.21037</text:p>
          </table:table-cell>
          <table:table-cell office:value-type="float" office:value="0.204444" calcext:value-type="float">
            <text:p>0.204444</text:p>
          </table:table-cell>
          <table:table-cell office:value-type="float" office:value="0.207407" calcext:value-type="float">
            <text:p>0.207407</text:p>
          </table:table-cell>
          <table:table-cell office:value-type="float" office:value="0.2" calcext:value-type="float">
            <text:p>0.2</text:p>
          </table:table-cell>
          <table:table-cell office:value-type="float" office:value="0.226667" calcext:value-type="float">
            <text:p>0.226667</text:p>
          </table:table-cell>
          <table:table-cell office:value-type="float" office:value="0.204444" calcext:value-type="float">
            <text:p>0.204444</text:p>
          </table:table-cell>
          <table:table-cell office:value-type="float" office:value="0.195556" calcext:value-type="float">
            <text:p>0.195556</text:p>
          </table:table-cell>
          <table:table-cell office:value-type="float" office:value="0.235556" calcext:value-type="float">
            <text:p>0.235556</text:p>
          </table:table-cell>
          <table:table-cell office:value-type="float" office:value="0.182222" calcext:value-type="float">
            <text:p>0.182222</text:p>
          </table:table-cell>
          <table:table-cell office:value-type="float" office:value="0.220741" calcext:value-type="float">
            <text:p>0.220741</text:p>
          </table:table-cell>
          <table:table-cell office:value-type="float" office:value="0.167407" calcext:value-type="float">
            <text:p>0.167407</text:p>
          </table:table-cell>
          <table:table-cell office:value-type="float" office:value="0.220741" calcext:value-type="float">
            <text:p>0.220741</text:p>
          </table:table-cell>
          <table:table-cell office:value-type="float" office:value="0.211852" calcext:value-type="float">
            <text:p>0.211852</text:p>
          </table:table-cell>
          <table:table-cell office:value-type="float" office:value="0.226667" calcext:value-type="float">
            <text:p>0.226667</text:p>
          </table:table-cell>
          <table:table-cell office:value-type="float" office:value="0.225185" calcext:value-type="float">
            <text:p>0.225185</text:p>
          </table:table-cell>
          <table:table-cell office:value-type="float" office:value="0.177778" calcext:value-type="float">
            <text:p>0.177778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0.202182" calcext:value-type="float">
            <text:p>0.202182</text:p>
          </table:table-cell>
          <table:table-cell office:value-type="float" office:value="0.210909" calcext:value-type="float">
            <text:p>0.210909</text:p>
          </table:table-cell>
          <table:table-cell office:value-type="float" office:value="0.215273" calcext:value-type="float">
            <text:p>0.215273</text:p>
          </table:table-cell>
          <table:table-cell office:value-type="float" office:value="0.229818" calcext:value-type="float">
            <text:p>0.229818</text:p>
          </table:table-cell>
          <table:table-cell office:value-type="float" office:value="0.213818" calcext:value-type="float">
            <text:p>0.213818</text:p>
          </table:table-cell>
          <table:table-cell office:value-type="float" office:value="0.176" calcext:value-type="float">
            <text:p>0.176</text:p>
          </table:table-cell>
          <table:table-cell office:value-type="float" office:value="0.206545" calcext:value-type="float">
            <text:p>0.206545</text:p>
          </table:table-cell>
          <table:table-cell office:value-type="float" office:value="0.161455" calcext:value-type="float">
            <text:p>0.161455</text:p>
          </table:table-cell>
          <table:table-cell office:value-type="float" office:value="0.199273" calcext:value-type="float">
            <text:p>0.199273</text:p>
          </table:table-cell>
          <table:table-cell office:value-type="float" office:value="0.210909" calcext:value-type="float">
            <text:p>0.210909</text:p>
          </table:table-cell>
          <table:table-cell office:value-type="float" office:value="0.231273" calcext:value-type="float">
            <text:p>0.231273</text:p>
          </table:table-cell>
          <table:table-cell office:value-type="float" office:value="0.209455" calcext:value-type="float">
            <text:p>0.209455</text:p>
          </table:table-cell>
          <table:table-cell office:value-type="float" office:value="0.196364" calcext:value-type="float">
            <text:p>0.196364</text:p>
          </table:table-cell>
          <table:table-cell office:value-type="float" office:value="0.192" calcext:value-type="float">
            <text:p>0.192</text:p>
          </table:table-cell>
          <table:table-cell office:value-type="float" office:value="0.222545" calcext:value-type="float">
            <text:p>0.222545</text:p>
          </table:table-cell>
          <table:table-cell office:value-type="float" office:value="0.184727" calcext:value-type="float">
            <text:p>0.184727</text:p>
          </table:table-cell>
          <table:table-cell office:value-type="float" office:value="0.203636" calcext:value-type="float">
            <text:p>0.203636</text:p>
          </table:table-cell>
          <table:table-cell office:value-type="float" office:value="0.202182" calcext:value-type="float">
            <text:p>0.202182</text:p>
          </table:table-cell>
          <table:table-cell office:value-type="float" office:value="0.190545" calcext:value-type="float">
            <text:p>0.190545</text:p>
          </table:table-cell>
          <table:table-cell office:value-type="float" office:value="0.192" calcext:value-type="float">
            <text:p>0.192</text:p>
          </table:table-cell>
          <table:table-cell office:value-type="float" office:value="0.187636" calcext:value-type="float">
            <text:p>0.187636</text:p>
          </table:table-cell>
          <table:table-cell office:value-type="float" office:value="0.165818" calcext:value-type="float">
            <text:p>0.165818</text:p>
          </table:table-cell>
          <table:table-cell office:value-type="float" office:value="0.225455" calcext:value-type="float">
            <text:p>0.225455</text:p>
          </table:table-cell>
          <table:table-cell office:value-type="float" office:value="0.205091" calcext:value-type="float">
            <text:p>0.205091</text:p>
          </table:table-cell>
          <table:table-cell office:value-type="float" office:value="0.231273" calcext:value-type="float">
            <text:p>0.231273</text:p>
          </table:table-cell>
          <table:table-cell office:value-type="float" office:value="0.213818" calcext:value-type="float">
            <text:p>0.213818</text:p>
          </table:table-cell>
          <table:table-cell office:value-type="float" office:value="0.196364" calcext:value-type="float">
            <text:p>0.196364</text:p>
          </table:table-cell>
          <table:table-cell office:value-type="float" office:value="0.189091" calcext:value-type="float">
            <text:p>0.189091</text:p>
          </table:table-cell>
          <table:table-cell office:value-type="float" office:value="0.205091" calcext:value-type="float">
            <text:p>0.205091</text:p>
          </table:table-cell>
          <table:table-cell office:value-type="float" office:value="0.199273" calcext:value-type="float">
            <text:p>0.199273</text:p>
          </table:table-cell>
          <table:table-cell office:value-type="float" office:value="0.203636" calcext:value-type="float">
            <text:p>0.203636</text:p>
          </table:table-cell>
          <table:table-cell office:value-type="float" office:value="0.187636" calcext:value-type="float">
            <text:p>0.187636</text:p>
          </table:table-cell>
          <table:table-cell office:value-type="float" office:value="0.215273" calcext:value-type="float">
            <text:p>0.215273</text:p>
          </table:table-cell>
          <table:table-cell office:value-type="float" office:value="0.184727" calcext:value-type="float">
            <text:p>0.184727</text:p>
          </table:table-cell>
          <table:table-cell office:value-type="float" office:value="0.209455" calcext:value-type="float">
            <text:p>0.209455</text:p>
          </table:table-cell>
          <table:table-cell office:value-type="float" office:value="0.213818" calcext:value-type="float">
            <text:p>0.213818</text:p>
          </table:table-cell>
          <table:table-cell office:value-type="float" office:value="0.232727" calcext:value-type="float">
            <text:p>0.232727</text:p>
          </table:table-cell>
          <table:table-cell office:value-type="float" office:value="0.197818" calcext:value-type="float">
            <text:p>0.197818</text:p>
          </table:table-cell>
          <table:table-cell office:value-type="float" office:value="0.200727" calcext:value-type="float">
            <text:p>0.200727</text:p>
          </table:table-cell>
          <table:table-cell office:value-type="float" office:value="0.213818" calcext:value-type="float">
            <text:p>0.213818</text:p>
          </table:table-cell>
          <table:table-cell office:value-type="float" office:value="0.197818" calcext:value-type="float">
            <text:p>0.197818</text:p>
          </table:table-cell>
          <table:table-cell office:value-type="float" office:value="0.193455" calcext:value-type="float">
            <text:p>0.193455</text:p>
          </table:table-cell>
          <table:table-cell office:value-type="float" office:value="0.186182" calcext:value-type="float">
            <text:p>0.186182</text:p>
          </table:table-cell>
          <table:table-cell office:value-type="float" office:value="0.194909" calcext:value-type="float">
            <text:p>0.194909</text:p>
          </table:table-cell>
          <table:table-cell office:value-type="float" office:value="0.193455" calcext:value-type="float">
            <text:p>0.193455</text:p>
          </table:table-cell>
          <table:table-cell office:value-type="float" office:value="0.197818" calcext:value-type="float">
            <text:p>0.197818</text:p>
          </table:table-cell>
          <table:table-cell office:value-type="float" office:value="0.194909" calcext:value-type="float">
            <text:p>0.194909</text:p>
          </table:table-cell>
          <table:table-cell office:value-type="float" office:value="0.174545" calcext:value-type="float">
            <text:p>0.174545</text:p>
          </table:table-cell>
          <table:table-cell office:value-type="float" office:value="0.218182" calcext:value-type="float">
            <text:p>0.218182</text:p>
          </table:table-cell>
          <table:table-cell office:value-type="float" office:value="0.192" calcext:value-type="float">
            <text:p>0.192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0.187143" calcext:value-type="float">
            <text:p>0.187143</text:p>
          </table:table-cell>
          <table:table-cell office:value-type="float" office:value="0.188571" calcext:value-type="float">
            <text:p>0.188571</text:p>
          </table:table-cell>
          <table:table-cell office:value-type="float" office:value="0.174286" calcext:value-type="float">
            <text:p>0.174286</text:p>
          </table:table-cell>
          <table:table-cell office:value-type="float" office:value="0.211429" calcext:value-type="float">
            <text:p>0.211429</text:p>
          </table:table-cell>
          <table:table-cell office:value-type="float" office:value="0.215714" calcext:value-type="float">
            <text:p>0.215714</text:p>
          </table:table-cell>
          <table:table-cell office:value-type="float" office:value="0.205714" calcext:value-type="float">
            <text:p>0.205714</text:p>
          </table:table-cell>
          <table:table-cell office:value-type="float" office:value="0.217143" calcext:value-type="float">
            <text:p>0.217143</text:p>
          </table:table-cell>
          <table:table-cell office:value-type="float" office:value="0.195714" calcext:value-type="float">
            <text:p>0.195714</text:p>
          </table:table-cell>
          <table:table-cell office:value-type="float" office:value="0.191429" calcext:value-type="float">
            <text:p>0.191429</text:p>
          </table:table-cell>
          <table:table-cell office:value-type="float" office:value="0.192857" calcext:value-type="float">
            <text:p>0.192857</text:p>
          </table:table-cell>
          <table:table-cell office:value-type="float" office:value="0.214286" calcext:value-type="float">
            <text:p>0.214286</text:p>
          </table:table-cell>
          <table:table-cell office:value-type="float" office:value="0.212857" calcext:value-type="float">
            <text:p>0.212857</text:p>
          </table:table-cell>
          <table:table-cell office:value-type="float" office:value="0.172857" calcext:value-type="float">
            <text:p>0.172857</text:p>
          </table:table-cell>
          <table:table-cell office:value-type="float" office:value="0.217143" calcext:value-type="float">
            <text:p>0.217143</text:p>
          </table:table-cell>
          <table:table-cell office:value-type="float" office:value="0.244286" calcext:value-type="float">
            <text:p>0.244286</text:p>
          </table:table-cell>
          <table:table-cell office:value-type="float" office:value="0.194286" calcext:value-type="float">
            <text:p>0.194286</text:p>
          </table:table-cell>
          <table:table-cell office:value-type="float" office:value="0.224286" calcext:value-type="float">
            <text:p>0.224286</text:p>
          </table:table-cell>
          <table:table-cell office:value-type="float" office:value="0.185714" calcext:value-type="float">
            <text:p>0.185714</text:p>
          </table:table-cell>
          <table:table-cell office:value-type="float" office:value="0.225714" calcext:value-type="float">
            <text:p>0.225714</text:p>
          </table:table-cell>
          <table:table-cell office:value-type="float" office:value="0.197143" calcext:value-type="float">
            <text:p>0.197143</text:p>
          </table:table-cell>
          <table:table-cell office:value-type="float" office:value="0.187143" calcext:value-type="float">
            <text:p>0.187143</text:p>
          </table:table-cell>
          <table:table-cell office:value-type="float" office:value="0.221429" calcext:value-type="float">
            <text:p>0.221429</text:p>
          </table:table-cell>
          <table:table-cell office:value-type="float" office:value="0.208571" calcext:value-type="float">
            <text:p>0.208571</text:p>
          </table:table-cell>
          <table:table-cell office:value-type="float" office:value="0.184286" calcext:value-type="float">
            <text:p>0.184286</text:p>
          </table:table-cell>
          <table:table-cell office:value-type="float" office:value="0.201429" calcext:value-type="float">
            <text:p>0.201429</text:p>
          </table:table-cell>
          <table:table-cell office:value-type="float" office:value="0.221429" calcext:value-type="float">
            <text:p>0.221429</text:p>
          </table:table-cell>
          <table:table-cell office:value-type="float" office:value="0.228571" calcext:value-type="float">
            <text:p>0.228571</text:p>
          </table:table-cell>
          <table:table-cell office:value-type="float" office:value="0.225714" calcext:value-type="float">
            <text:p>0.225714</text:p>
          </table:table-cell>
          <table:table-cell office:value-type="float" office:value="0.192857" calcext:value-type="float">
            <text:p>0.192857</text:p>
          </table:table-cell>
          <table:table-cell office:value-type="float" office:value="0.185714" calcext:value-type="float">
            <text:p>0.185714</text:p>
          </table:table-cell>
          <table:table-cell office:value-type="float" office:value="0.187143" calcext:value-type="float">
            <text:p>0.187143</text:p>
          </table:table-cell>
          <table:table-cell office:value-type="float" office:value="0.205714" calcext:value-type="float">
            <text:p>0.205714</text:p>
          </table:table-cell>
          <table:table-cell office:value-type="float" office:value="0.228571" calcext:value-type="float">
            <text:p>0.228571</text:p>
          </table:table-cell>
          <table:table-cell office:value-type="float" office:value="0.208571" calcext:value-type="float">
            <text:p>0.208571</text:p>
          </table:table-cell>
          <table:table-cell office:value-type="float" office:value="0.165714" calcext:value-type="float">
            <text:p>0.165714</text:p>
          </table:table-cell>
          <table:table-cell office:value-type="float" office:value="0.205714" calcext:value-type="float">
            <text:p>0.205714</text:p>
          </table:table-cell>
          <table:table-cell office:value-type="float" office:value="0.202857" calcext:value-type="float">
            <text:p>0.202857</text:p>
          </table:table-cell>
          <table:table-cell table:number-columns-repeated="2" office:value-type="float" office:value="0.171429" calcext:value-type="float">
            <text:p>0.171429</text:p>
          </table:table-cell>
          <table:table-cell office:value-type="float" office:value="0.19" calcext:value-type="float">
            <text:p>0.19</text:p>
          </table:table-cell>
          <table:table-cell office:value-type="float" office:value="0.194286" calcext:value-type="float">
            <text:p>0.194286</text:p>
          </table:table-cell>
          <table:table-cell office:value-type="float" office:value="0.195714" calcext:value-type="float">
            <text:p>0.195714</text:p>
          </table:table-cell>
          <table:table-cell office:value-type="float" office:value="0.17" calcext:value-type="float">
            <text:p>0.17</text:p>
          </table:table-cell>
          <table:table-cell office:value-type="float" office:value="0.181429" calcext:value-type="float">
            <text:p>0.181429</text:p>
          </table:table-cell>
          <table:table-cell office:value-type="float" office:value="0.192857" calcext:value-type="float">
            <text:p>0.192857</text:p>
          </table:table-cell>
          <table:table-cell office:value-type="float" office:value="0.185714" calcext:value-type="float">
            <text:p>0.185714</text:p>
          </table:table-cell>
          <table:table-cell office:value-type="float" office:value="0.208571" calcext:value-type="float">
            <text:p>0.208571</text:p>
          </table:table-cell>
          <table:table-cell office:value-type="float" office:value="0.182857" calcext:value-type="float">
            <text:p>0.182857</text:p>
          </table:table-cell>
          <table:table-cell office:value-type="float" office:value="0.2" calcext:value-type="float">
            <text:p>0.2</text:p>
          </table:table-cell>
          <table:table-cell office:value-type="float" office:value="0.204286" calcext:value-type="float">
            <text:p>0.204286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0.202105" calcext:value-type="float">
            <text:p>0.202105</text:p>
          </table:table-cell>
          <table:table-cell office:value-type="float" office:value="0.204912" calcext:value-type="float">
            <text:p>0.204912</text:p>
          </table:table-cell>
          <table:table-cell office:value-type="float" office:value="0.207719" calcext:value-type="float">
            <text:p>0.207719</text:p>
          </table:table-cell>
          <table:table-cell office:value-type="float" office:value="0.209123" calcext:value-type="float">
            <text:p>0.209123</text:p>
          </table:table-cell>
          <table:table-cell office:value-type="float" office:value="0.214737" calcext:value-type="float">
            <text:p>0.214737</text:p>
          </table:table-cell>
          <table:table-cell office:value-type="float" office:value="0.196491" calcext:value-type="float">
            <text:p>0.196491</text:p>
          </table:table-cell>
          <table:table-cell office:value-type="float" office:value="0.189474" calcext:value-type="float">
            <text:p>0.189474</text:p>
          </table:table-cell>
          <table:table-cell office:value-type="float" office:value="0.213333" calcext:value-type="float">
            <text:p>0.213333</text:p>
          </table:table-cell>
          <table:table-cell office:value-type="float" office:value="0.203509" calcext:value-type="float">
            <text:p>0.203509</text:p>
          </table:table-cell>
          <table:table-cell office:value-type="float" office:value="0.238596" calcext:value-type="float">
            <text:p>0.238596</text:p>
          </table:table-cell>
          <table:table-cell office:value-type="float" office:value="0.193684" calcext:value-type="float">
            <text:p>0.193684</text:p>
          </table:table-cell>
          <table:table-cell office:value-type="float" office:value="0.195088" calcext:value-type="float">
            <text:p>0.195088</text:p>
          </table:table-cell>
          <table:table-cell office:value-type="float" office:value="0.204912" calcext:value-type="float">
            <text:p>0.204912</text:p>
          </table:table-cell>
          <table:table-cell office:value-type="float" office:value="0.218947" calcext:value-type="float">
            <text:p>0.218947</text:p>
          </table:table-cell>
          <table:table-cell office:value-type="float" office:value="0.210526" calcext:value-type="float">
            <text:p>0.210526</text:p>
          </table:table-cell>
          <table:table-cell office:value-type="float" office:value="0.196491" calcext:value-type="float">
            <text:p>0.196491</text:p>
          </table:table-cell>
          <table:table-cell office:value-type="float" office:value="0.197895" calcext:value-type="float">
            <text:p>0.197895</text:p>
          </table:table-cell>
          <table:table-cell office:value-type="float" office:value="0.196491" calcext:value-type="float">
            <text:p>0.196491</text:p>
          </table:table-cell>
          <table:table-cell office:value-type="float" office:value="0.181053" calcext:value-type="float">
            <text:p>0.181053</text:p>
          </table:table-cell>
          <table:table-cell office:value-type="float" office:value="0.158596" calcext:value-type="float">
            <text:p>0.158596</text:p>
          </table:table-cell>
          <table:table-cell office:value-type="float" office:value="0.206316" calcext:value-type="float">
            <text:p>0.206316</text:p>
          </table:table-cell>
          <table:table-cell office:value-type="float" office:value="0.199298" calcext:value-type="float">
            <text:p>0.199298</text:p>
          </table:table-cell>
          <table:table-cell office:value-type="float" office:value="0.203509" calcext:value-type="float">
            <text:p>0.203509</text:p>
          </table:table-cell>
          <table:table-cell office:value-type="float" office:value="0.199298" calcext:value-type="float">
            <text:p>0.199298</text:p>
          </table:table-cell>
          <table:table-cell office:value-type="float" office:value="0.203509" calcext:value-type="float">
            <text:p>0.203509</text:p>
          </table:table-cell>
          <table:table-cell office:value-type="float" office:value="0.217544" calcext:value-type="float">
            <text:p>0.217544</text:p>
          </table:table-cell>
          <table:table-cell office:value-type="float" office:value="0.18807" calcext:value-type="float">
            <text:p>0.18807</text:p>
          </table:table-cell>
          <table:table-cell office:value-type="float" office:value="0.21193" calcext:value-type="float">
            <text:p>0.21193</text:p>
          </table:table-cell>
          <table:table-cell office:value-type="float" office:value="0.195088" calcext:value-type="float">
            <text:p>0.195088</text:p>
          </table:table-cell>
          <table:table-cell office:value-type="float" office:value="0.206316" calcext:value-type="float">
            <text:p>0.206316</text:p>
          </table:table-cell>
          <table:table-cell office:value-type="float" office:value="0.167018" calcext:value-type="float">
            <text:p>0.167018</text:p>
          </table:table-cell>
          <table:table-cell office:value-type="float" office:value="0.151579" calcext:value-type="float">
            <text:p>0.151579</text:p>
          </table:table-cell>
          <table:table-cell office:value-type="float" office:value="0.214737" calcext:value-type="float">
            <text:p>0.214737</text:p>
          </table:table-cell>
          <table:table-cell office:value-type="float" office:value="0.210526" calcext:value-type="float">
            <text:p>0.210526</text:p>
          </table:table-cell>
          <table:table-cell office:value-type="float" office:value="0.192281" calcext:value-type="float">
            <text:p>0.192281</text:p>
          </table:table-cell>
          <table:table-cell office:value-type="float" office:value="0.196491" calcext:value-type="float">
            <text:p>0.196491</text:p>
          </table:table-cell>
          <table:table-cell office:value-type="float" office:value="0.195088" calcext:value-type="float">
            <text:p>0.195088</text:p>
          </table:table-cell>
          <table:table-cell office:value-type="float" office:value="0.213333" calcext:value-type="float">
            <text:p>0.213333</text:p>
          </table:table-cell>
          <table:table-cell office:value-type="float" office:value="0.206316" calcext:value-type="float">
            <text:p>0.206316</text:p>
          </table:table-cell>
          <table:table-cell office:value-type="float" office:value="0.204912" calcext:value-type="float">
            <text:p>0.204912</text:p>
          </table:table-cell>
          <table:table-cell office:value-type="float" office:value="0.24" calcext:value-type="float">
            <text:p>0.24</text:p>
          </table:table-cell>
          <table:table-cell office:value-type="float" office:value="0.18386" calcext:value-type="float">
            <text:p>0.18386</text:p>
          </table:table-cell>
          <table:table-cell office:value-type="float" office:value="0.225965" calcext:value-type="float">
            <text:p>0.225965</text:p>
          </table:table-cell>
          <table:table-cell office:value-type="float" office:value="0.176842" calcext:value-type="float">
            <text:p>0.176842</text:p>
          </table:table-cell>
          <table:table-cell table:number-columns-repeated="2" office:value-type="float" office:value="0.18807" calcext:value-type="float">
            <text:p>0.18807</text:p>
          </table:table-cell>
          <table:table-cell office:value-type="float" office:value="0.206316" calcext:value-type="float">
            <text:p>0.206316</text:p>
          </table:table-cell>
          <table:table-cell office:value-type="float" office:value="0.175439" calcext:value-type="float">
            <text:p>0.175439</text:p>
          </table:table-cell>
          <table:table-cell office:value-type="float" office:value="0.185263" calcext:value-type="float">
            <text:p>0.185263</text:p>
          </table:table-cell>
          <table:table-cell office:value-type="float" office:value="0.18807" calcext:value-type="float">
            <text:p>0.18807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0.224828" calcext:value-type="float">
            <text:p>0.224828</text:p>
          </table:table-cell>
          <table:table-cell office:value-type="float" office:value="0.18069" calcext:value-type="float">
            <text:p>0.18069</text:p>
          </table:table-cell>
          <table:table-cell office:value-type="float" office:value="0.183448" calcext:value-type="float">
            <text:p>0.183448</text:p>
          </table:table-cell>
          <table:table-cell office:value-type="float" office:value="0.213793" calcext:value-type="float">
            <text:p>0.213793</text:p>
          </table:table-cell>
          <table:table-cell office:value-type="float" office:value="0.191724" calcext:value-type="float">
            <text:p>0.191724</text:p>
          </table:table-cell>
          <table:table-cell office:value-type="float" office:value="0.202759" calcext:value-type="float">
            <text:p>0.202759</text:p>
          </table:table-cell>
          <table:table-cell office:value-type="float" office:value="0.208276" calcext:value-type="float">
            <text:p>0.208276</text:p>
          </table:table-cell>
          <table:table-cell office:value-type="float" office:value="0.209655" calcext:value-type="float">
            <text:p>0.209655</text:p>
          </table:table-cell>
          <table:table-cell office:value-type="float" office:value="0.212414" calcext:value-type="float">
            <text:p>0.212414</text:p>
          </table:table-cell>
          <table:table-cell office:value-type="float" office:value="0.183448" calcext:value-type="float">
            <text:p>0.183448</text:p>
          </table:table-cell>
          <table:table-cell office:value-type="float" office:value="0.162759" calcext:value-type="float">
            <text:p>0.162759</text:p>
          </table:table-cell>
          <table:table-cell office:value-type="float" office:value="0.22069" calcext:value-type="float">
            <text:p>0.22069</text:p>
          </table:table-cell>
          <table:table-cell office:value-type="float" office:value="0.213793" calcext:value-type="float">
            <text:p>0.213793</text:p>
          </table:table-cell>
          <table:table-cell office:value-type="float" office:value="0.202759" calcext:value-type="float">
            <text:p>0.202759</text:p>
          </table:table-cell>
          <table:table-cell office:value-type="float" office:value="0.194483" calcext:value-type="float">
            <text:p>0.194483</text:p>
          </table:table-cell>
          <table:table-cell office:value-type="float" office:value="0.201379" calcext:value-type="float">
            <text:p>0.201379</text:p>
          </table:table-cell>
          <table:table-cell office:value-type="float" office:value="0.206897" calcext:value-type="float">
            <text:p>0.206897</text:p>
          </table:table-cell>
          <table:table-cell office:value-type="float" office:value="0.190345" calcext:value-type="float">
            <text:p>0.190345</text:p>
          </table:table-cell>
          <table:table-cell office:value-type="float" office:value="0.183448" calcext:value-type="float">
            <text:p>0.183448</text:p>
          </table:table-cell>
          <table:table-cell office:value-type="float" office:value="0.173793" calcext:value-type="float">
            <text:p>0.173793</text:p>
          </table:table-cell>
          <table:table-cell office:value-type="float" office:value="0.190345" calcext:value-type="float">
            <text:p>0.190345</text:p>
          </table:table-cell>
          <table:table-cell office:value-type="float" office:value="0.235862" calcext:value-type="float">
            <text:p>0.235862</text:p>
          </table:table-cell>
          <table:table-cell office:value-type="float" office:value="0.202759" calcext:value-type="float">
            <text:p>0.202759</text:p>
          </table:table-cell>
          <table:table-cell office:value-type="float" office:value="0.184828" calcext:value-type="float">
            <text:p>0.184828</text:p>
          </table:table-cell>
          <table:table-cell office:value-type="float" office:value="0.205517" calcext:value-type="float">
            <text:p>0.205517</text:p>
          </table:table-cell>
          <table:table-cell office:value-type="float" office:value="0.228966" calcext:value-type="float">
            <text:p>0.228966</text:p>
          </table:table-cell>
          <table:table-cell office:value-type="float" office:value="0.202759" calcext:value-type="float">
            <text:p>0.202759</text:p>
          </table:table-cell>
          <table:table-cell office:value-type="float" office:value="0.176552" calcext:value-type="float">
            <text:p>0.176552</text:p>
          </table:table-cell>
          <table:table-cell office:value-type="float" office:value="0.187586" calcext:value-type="float">
            <text:p>0.187586</text:p>
          </table:table-cell>
          <table:table-cell office:value-type="float" office:value="0.217931" calcext:value-type="float">
            <text:p>0.217931</text:p>
          </table:table-cell>
          <table:table-cell office:value-type="float" office:value="0.212414" calcext:value-type="float">
            <text:p>0.212414</text:p>
          </table:table-cell>
          <table:table-cell office:value-type="float" office:value="0.17931" calcext:value-type="float">
            <text:p>0.17931</text:p>
          </table:table-cell>
          <table:table-cell office:value-type="float" office:value="0.205517" calcext:value-type="float">
            <text:p>0.205517</text:p>
          </table:table-cell>
          <table:table-cell office:value-type="float" office:value="0.194483" calcext:value-type="float">
            <text:p>0.194483</text:p>
          </table:table-cell>
          <table:table-cell office:value-type="float" office:value="0.205517" calcext:value-type="float">
            <text:p>0.205517</text:p>
          </table:table-cell>
          <table:table-cell office:value-type="float" office:value="0.187586" calcext:value-type="float">
            <text:p>0.187586</text:p>
          </table:table-cell>
          <table:table-cell office:value-type="float" office:value="0.202759" calcext:value-type="float">
            <text:p>0.202759</text:p>
          </table:table-cell>
          <table:table-cell office:value-type="float" office:value="0.186207" calcext:value-type="float">
            <text:p>0.186207</text:p>
          </table:table-cell>
          <table:table-cell office:value-type="float" office:value="0.217931" calcext:value-type="float">
            <text:p>0.217931</text:p>
          </table:table-cell>
          <table:table-cell office:value-type="float" office:value="0.182069" calcext:value-type="float">
            <text:p>0.182069</text:p>
          </table:table-cell>
          <table:table-cell office:value-type="float" office:value="0.194483" calcext:value-type="float">
            <text:p>0.194483</text:p>
          </table:table-cell>
          <table:table-cell office:value-type="float" office:value="0.197241" calcext:value-type="float">
            <text:p>0.197241</text:p>
          </table:table-cell>
          <table:table-cell office:value-type="float" office:value="0.241379" calcext:value-type="float">
            <text:p>0.241379</text:p>
          </table:table-cell>
          <table:table-cell office:value-type="float" office:value="0.18069" calcext:value-type="float">
            <text:p>0.18069</text:p>
          </table:table-cell>
          <table:table-cell office:value-type="float" office:value="0.182069" calcext:value-type="float">
            <text:p>0.182069</text:p>
          </table:table-cell>
          <table:table-cell office:value-type="float" office:value="0.216552" calcext:value-type="float">
            <text:p>0.216552</text:p>
          </table:table-cell>
          <table:table-cell office:value-type="float" office:value="0.230345" calcext:value-type="float">
            <text:p>0.230345</text:p>
          </table:table-cell>
          <table:table-cell office:value-type="float" office:value="0.209655" calcext:value-type="float">
            <text:p>0.209655</text:p>
          </table:table-cell>
          <table:table-cell office:value-type="float" office:value="0.2" calcext:value-type="float">
            <text:p>0.2</text:p>
          </table:table-cell>
          <table:table-cell office:value-type="float" office:value="0.213793" calcext:value-type="float">
            <text:p>0.213793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0.214237" calcext:value-type="float">
            <text:p>0.214237</text:p>
          </table:table-cell>
          <table:table-cell office:value-type="float" office:value="0.245424" calcext:value-type="float">
            <text:p>0.245424</text:p>
          </table:table-cell>
          <table:table-cell office:value-type="float" office:value="0.207458" calcext:value-type="float">
            <text:p>0.207458</text:p>
          </table:table-cell>
          <table:table-cell office:value-type="float" office:value="0.195254" calcext:value-type="float">
            <text:p>0.195254</text:p>
          </table:table-cell>
          <table:table-cell office:value-type="float" office:value="0.180339" calcext:value-type="float">
            <text:p>0.180339</text:p>
          </table:table-cell>
          <table:table-cell office:value-type="float" office:value="0.177627" calcext:value-type="float">
            <text:p>0.177627</text:p>
          </table:table-cell>
          <table:table-cell office:value-type="float" office:value="0.173559" calcext:value-type="float">
            <text:p>0.173559</text:p>
          </table:table-cell>
          <table:table-cell office:value-type="float" office:value="0.192542" calcext:value-type="float">
            <text:p>0.192542</text:p>
          </table:table-cell>
          <table:table-cell office:value-type="float" office:value="0.216949" calcext:value-type="float">
            <text:p>0.216949</text:p>
          </table:table-cell>
          <table:table-cell office:value-type="float" office:value="0.206102" calcext:value-type="float">
            <text:p>0.206102</text:p>
          </table:table-cell>
          <table:table-cell office:value-type="float" office:value="0.177627" calcext:value-type="float">
            <text:p>0.177627</text:p>
          </table:table-cell>
          <table:table-cell office:value-type="float" office:value="0.210169" calcext:value-type="float">
            <text:p>0.210169</text:p>
          </table:table-cell>
          <table:table-cell office:value-type="float" office:value="0.189831" calcext:value-type="float">
            <text:p>0.189831</text:p>
          </table:table-cell>
          <table:table-cell office:value-type="float" office:value="0.208814" calcext:value-type="float">
            <text:p>0.208814</text:p>
          </table:table-cell>
          <table:table-cell office:value-type="float" office:value="0.193898" calcext:value-type="float">
            <text:p>0.193898</text:p>
          </table:table-cell>
          <table:table-cell office:value-type="float" office:value="0.202034" calcext:value-type="float">
            <text:p>0.202034</text:p>
          </table:table-cell>
          <table:table-cell office:value-type="float" office:value="0.211525" calcext:value-type="float">
            <text:p>0.211525</text:p>
          </table:table-cell>
          <table:table-cell office:value-type="float" office:value="0.229153" calcext:value-type="float">
            <text:p>0.229153</text:p>
          </table:table-cell>
          <table:table-cell office:value-type="float" office:value="0.176271" calcext:value-type="float">
            <text:p>0.176271</text:p>
          </table:table-cell>
          <table:table-cell office:value-type="float" office:value="0.187119" calcext:value-type="float">
            <text:p>0.187119</text:p>
          </table:table-cell>
          <table:table-cell office:value-type="float" office:value="0.210169" calcext:value-type="float">
            <text:p>0.210169</text:p>
          </table:table-cell>
          <table:table-cell office:value-type="float" office:value="0.212881" calcext:value-type="float">
            <text:p>0.212881</text:p>
          </table:table-cell>
          <table:table-cell office:value-type="float" office:value="0.183051" calcext:value-type="float">
            <text:p>0.183051</text:p>
          </table:table-cell>
          <table:table-cell office:value-type="float" office:value="0.204746" calcext:value-type="float">
            <text:p>0.204746</text:p>
          </table:table-cell>
          <table:table-cell office:value-type="float" office:value="0.195254" calcext:value-type="float">
            <text:p>0.195254</text:p>
          </table:table-cell>
          <table:table-cell office:value-type="float" office:value="0.248136" calcext:value-type="float">
            <text:p>0.248136</text:p>
          </table:table-cell>
          <table:table-cell office:value-type="float" office:value="0.177627" calcext:value-type="float">
            <text:p>0.177627</text:p>
          </table:table-cell>
          <table:table-cell office:value-type="float" office:value="0.188475" calcext:value-type="float">
            <text:p>0.188475</text:p>
          </table:table-cell>
          <table:table-cell office:value-type="float" office:value="0.222373" calcext:value-type="float">
            <text:p>0.222373</text:p>
          </table:table-cell>
          <table:table-cell office:value-type="float" office:value="0.208814" calcext:value-type="float">
            <text:p>0.208814</text:p>
          </table:table-cell>
          <table:table-cell office:value-type="float" office:value="0.184407" calcext:value-type="float">
            <text:p>0.184407</text:p>
          </table:table-cell>
          <table:table-cell office:value-type="float" office:value="0.234576" calcext:value-type="float">
            <text:p>0.234576</text:p>
          </table:table-cell>
          <table:table-cell office:value-type="float" office:value="0.188475" calcext:value-type="float">
            <text:p>0.188475</text:p>
          </table:table-cell>
          <table:table-cell office:value-type="float" office:value="0.211525" calcext:value-type="float">
            <text:p>0.211525</text:p>
          </table:table-cell>
          <table:table-cell office:value-type="float" office:value="0.219661" calcext:value-type="float">
            <text:p>0.219661</text:p>
          </table:table-cell>
          <table:table-cell office:value-type="float" office:value="0.189831" calcext:value-type="float">
            <text:p>0.189831</text:p>
          </table:table-cell>
          <table:table-cell office:value-type="float" office:value="0.19661" calcext:value-type="float">
            <text:p>0.19661</text:p>
          </table:table-cell>
          <table:table-cell office:value-type="float" office:value="0.199322" calcext:value-type="float">
            <text:p>0.199322</text:p>
          </table:table-cell>
          <table:table-cell office:value-type="float" office:value="0.172203" calcext:value-type="float">
            <text:p>0.172203</text:p>
          </table:table-cell>
          <table:table-cell office:value-type="float" office:value="0.202034" calcext:value-type="float">
            <text:p>0.202034</text:p>
          </table:table-cell>
          <table:table-cell office:value-type="float" office:value="0.206102" calcext:value-type="float">
            <text:p>0.206102</text:p>
          </table:table-cell>
          <table:table-cell office:value-type="float" office:value="0.20339" calcext:value-type="float">
            <text:p>0.20339</text:p>
          </table:table-cell>
          <table:table-cell office:value-type="float" office:value="0.191186" calcext:value-type="float">
            <text:p>0.191186</text:p>
          </table:table-cell>
          <table:table-cell office:value-type="float" office:value="0.202034" calcext:value-type="float">
            <text:p>0.202034</text:p>
          </table:table-cell>
          <table:table-cell office:value-type="float" office:value="0.208814" calcext:value-type="float">
            <text:p>0.208814</text:p>
          </table:table-cell>
          <table:table-cell office:value-type="float" office:value="0.176271" calcext:value-type="float">
            <text:p>0.176271</text:p>
          </table:table-cell>
          <table:table-cell office:value-type="float" office:value="0.226441" calcext:value-type="float">
            <text:p>0.226441</text:p>
          </table:table-cell>
          <table:table-cell office:value-type="float" office:value="0.202034" calcext:value-type="float">
            <text:p>0.202034</text:p>
          </table:table-cell>
          <table:table-cell office:value-type="float" office:value="0.204746" calcext:value-type="float">
            <text:p>0.204746</text:p>
          </table:table-cell>
          <table:table-cell office:value-type="float" office:value="0.207458" calcext:value-type="float">
            <text:p>0.20745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189333" calcext:value-type="float">
            <text:p>0.189333</text:p>
          </table:table-cell>
          <table:table-cell office:value-type="float" office:value="0.184" calcext:value-type="float">
            <text:p>0.184</text:p>
          </table:table-cell>
          <table:table-cell office:value-type="float" office:value="0.194667" calcext:value-type="float">
            <text:p>0.194667</text:p>
          </table:table-cell>
          <table:table-cell office:value-type="float" office:value="0.2" calcext:value-type="float">
            <text:p>0.2</text:p>
          </table:table-cell>
          <table:table-cell office:value-type="float" office:value="0.174667" calcext:value-type="float">
            <text:p>0.174667</text:p>
          </table:table-cell>
          <table:table-cell office:value-type="float" office:value="0.188" calcext:value-type="float">
            <text:p>0.188</text:p>
          </table:table-cell>
          <table:table-cell office:value-type="float" office:value="0.190667" calcext:value-type="float">
            <text:p>0.190667</text:p>
          </table:table-cell>
          <table:table-cell office:value-type="float" office:value="0.193333" calcext:value-type="float">
            <text:p>0.193333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05333" calcext:value-type="float">
            <text:p>0.205333</text:p>
          </table:table-cell>
          <table:table-cell office:value-type="float" office:value="0.170667" calcext:value-type="float">
            <text:p>0.170667</text:p>
          </table:table-cell>
          <table:table-cell office:value-type="float" office:value="0.194667" calcext:value-type="float">
            <text:p>0.194667</text:p>
          </table:table-cell>
          <table:table-cell office:value-type="float" office:value="0.234667" calcext:value-type="float">
            <text:p>0.234667</text:p>
          </table:table-cell>
          <table:table-cell office:value-type="float" office:value="0.193333" calcext:value-type="float">
            <text:p>0.193333</text:p>
          </table:table-cell>
          <table:table-cell office:value-type="float" office:value="0.178667" calcext:value-type="float">
            <text:p>0.178667</text:p>
          </table:table-cell>
          <table:table-cell office:value-type="float" office:value="0.217333" calcext:value-type="float">
            <text:p>0.217333</text:p>
          </table:table-cell>
          <table:table-cell office:value-type="float" office:value="0.198667" calcext:value-type="float">
            <text:p>0.198667</text:p>
          </table:table-cell>
          <table:table-cell office:value-type="float" office:value="0.213333" calcext:value-type="float">
            <text:p>0.213333</text:p>
          </table:table-cell>
          <table:table-cell office:value-type="float" office:value="0.186667" calcext:value-type="float">
            <text:p>0.186667</text:p>
          </table:table-cell>
          <table:table-cell office:value-type="float" office:value="0.197333" calcext:value-type="float">
            <text:p>0.197333</text:p>
          </table:table-cell>
          <table:table-cell office:value-type="float" office:value="0.206667" calcext:value-type="float">
            <text:p>0.206667</text:p>
          </table:table-cell>
          <table:table-cell office:value-type="float" office:value="0.205333" calcext:value-type="float">
            <text:p>0.205333</text:p>
          </table:table-cell>
          <table:table-cell office:value-type="float" office:value="0.225333" calcext:value-type="float">
            <text:p>0.225333</text:p>
          </table:table-cell>
          <table:table-cell office:value-type="float" office:value="0.2" calcext:value-type="float">
            <text:p>0.2</text:p>
          </table:table-cell>
          <table:table-cell office:value-type="float" office:value="0.173333" calcext:value-type="float">
            <text:p>0.173333</text:p>
          </table:table-cell>
          <table:table-cell office:value-type="float" office:value="0.190667" calcext:value-type="float">
            <text:p>0.190667</text:p>
          </table:table-cell>
          <table:table-cell office:value-type="float" office:value="0.226667" calcext:value-type="float">
            <text:p>0.226667</text:p>
          </table:table-cell>
          <table:table-cell office:value-type="float" office:value="0.18" calcext:value-type="float">
            <text:p>0.18</text:p>
          </table:table-cell>
          <table:table-cell office:value-type="float" office:value="0.229333" calcext:value-type="float">
            <text:p>0.229333</text:p>
          </table:table-cell>
          <table:table-cell office:value-type="float" office:value="0.196" calcext:value-type="float">
            <text:p>0.196</text:p>
          </table:table-cell>
          <table:table-cell office:value-type="float" office:value="0.218667" calcext:value-type="float">
            <text:p>0.218667</text:p>
          </table:table-cell>
          <table:table-cell office:value-type="float" office:value="0.206667" calcext:value-type="float">
            <text:p>0.206667</text:p>
          </table:table-cell>
          <table:table-cell office:value-type="float" office:value="0.190667" calcext:value-type="float">
            <text:p>0.190667</text:p>
          </table:table-cell>
          <table:table-cell office:value-type="float" office:value="0.221333" calcext:value-type="float">
            <text:p>0.221333</text:p>
          </table:table-cell>
          <table:table-cell office:value-type="float" office:value="0.193333" calcext:value-type="float">
            <text:p>0.193333</text:p>
          </table:table-cell>
          <table:table-cell office:value-type="float" office:value="0.221333" calcext:value-type="float">
            <text:p>0.221333</text:p>
          </table:table-cell>
          <table:table-cell office:value-type="float" office:value="0.182667" calcext:value-type="float">
            <text:p>0.182667</text:p>
          </table:table-cell>
          <table:table-cell office:value-type="float" office:value="0.177333" calcext:value-type="float">
            <text:p>0.177333</text:p>
          </table:table-cell>
          <table:table-cell office:value-type="float" office:value="0.217333" calcext:value-type="float">
            <text:p>0.217333</text:p>
          </table:table-cell>
          <table:table-cell office:value-type="float" office:value="0.198667" calcext:value-type="float">
            <text:p>0.198667</text:p>
          </table:table-cell>
          <table:table-cell office:value-type="float" office:value="0.176" calcext:value-type="float">
            <text:p>0.176</text:p>
          </table:table-cell>
          <table:table-cell office:value-type="float" office:value="0.214667" calcext:value-type="float">
            <text:p>0.214667</text:p>
          </table:table-cell>
          <table:table-cell office:value-type="float" office:value="0.168" calcext:value-type="float">
            <text:p>0.168</text:p>
          </table:table-cell>
          <table:table-cell office:value-type="float" office:value="0.209333" calcext:value-type="float">
            <text:p>0.209333</text:p>
          </table:table-cell>
          <table:table-cell office:value-type="float" office:value="0.205333" calcext:value-type="float">
            <text:p>0.205333</text:p>
          </table:table-cell>
          <table:table-cell office:value-type="float" office:value="0.202667" calcext:value-type="float">
            <text:p>0.202667</text:p>
          </table:table-cell>
          <table:table-cell table:number-columns-repeated="2" office:value-type="float" office:value="0.206667" calcext:value-type="float">
            <text:p>0.206667</text:p>
          </table:table-cell>
          <table:table-cell office:value-type="float" office:value="0.188" calcext:value-type="float">
            <text:p>0.188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0.174426" calcext:value-type="float">
            <text:p>0.174426</text:p>
          </table:table-cell>
          <table:table-cell office:value-type="float" office:value="0.207213" calcext:value-type="float">
            <text:p>0.207213</text:p>
          </table:table-cell>
          <table:table-cell office:value-type="float" office:value="0.182295" calcext:value-type="float">
            <text:p>0.182295</text:p>
          </table:table-cell>
          <table:table-cell office:value-type="float" office:value="0.190164" calcext:value-type="float">
            <text:p>0.190164</text:p>
          </table:table-cell>
          <table:table-cell office:value-type="float" office:value="0.194098" calcext:value-type="float">
            <text:p>0.194098</text:p>
          </table:table-cell>
          <table:table-cell office:value-type="float" office:value="0.205902" calcext:value-type="float">
            <text:p>0.205902</text:p>
          </table:table-cell>
          <table:table-cell office:value-type="float" office:value="0.198033" calcext:value-type="float">
            <text:p>0.198033</text:p>
          </table:table-cell>
          <table:table-cell office:value-type="float" office:value="0.187541" calcext:value-type="float">
            <text:p>0.187541</text:p>
          </table:table-cell>
          <table:table-cell office:value-type="float" office:value="0.156066" calcext:value-type="float">
            <text:p>0.156066</text:p>
          </table:table-cell>
          <table:table-cell office:value-type="float" office:value="0.180984" calcext:value-type="float">
            <text:p>0.180984</text:p>
          </table:table-cell>
          <table:table-cell office:value-type="float" office:value="0.219016" calcext:value-type="float">
            <text:p>0.219016</text:p>
          </table:table-cell>
          <table:table-cell office:value-type="float" office:value="0.192787" calcext:value-type="float">
            <text:p>0.192787</text:p>
          </table:table-cell>
          <table:table-cell office:value-type="float" office:value="0.21377" calcext:value-type="float">
            <text:p>0.21377</text:p>
          </table:table-cell>
          <table:table-cell office:value-type="float" office:value="0.198033" calcext:value-type="float">
            <text:p>0.198033</text:p>
          </table:table-cell>
          <table:table-cell office:value-type="float" office:value="0.184918" calcext:value-type="float">
            <text:p>0.184918</text:p>
          </table:table-cell>
          <table:table-cell table:number-columns-repeated="2" office:value-type="float" office:value="0.199344" calcext:value-type="float">
            <text:p>0.199344</text:p>
          </table:table-cell>
          <table:table-cell office:value-type="float" office:value="0.178361" calcext:value-type="float">
            <text:p>0.178361</text:p>
          </table:table-cell>
          <table:table-cell office:value-type="float" office:value="0.188852" calcext:value-type="float">
            <text:p>0.188852</text:p>
          </table:table-cell>
          <table:table-cell office:value-type="float" office:value="0.205902" calcext:value-type="float">
            <text:p>0.205902</text:p>
          </table:table-cell>
          <table:table-cell office:value-type="float" office:value="0.215082" calcext:value-type="float">
            <text:p>0.215082</text:p>
          </table:table-cell>
          <table:table-cell office:value-type="float" office:value="0.19541" calcext:value-type="float">
            <text:p>0.19541</text:p>
          </table:table-cell>
          <table:table-cell office:value-type="float" office:value="0.221639" calcext:value-type="float">
            <text:p>0.221639</text:p>
          </table:table-cell>
          <table:table-cell office:value-type="float" office:value="0.212459" calcext:value-type="float">
            <text:p>0.212459</text:p>
          </table:table-cell>
          <table:table-cell office:value-type="float" office:value="0.220328" calcext:value-type="float">
            <text:p>0.220328</text:p>
          </table:table-cell>
          <table:table-cell office:value-type="float" office:value="0.192787" calcext:value-type="float">
            <text:p>0.192787</text:p>
          </table:table-cell>
          <table:table-cell office:value-type="float" office:value="0.200656" calcext:value-type="float">
            <text:p>0.200656</text:p>
          </table:table-cell>
          <table:table-cell office:value-type="float" office:value="0.198033" calcext:value-type="float">
            <text:p>0.198033</text:p>
          </table:table-cell>
          <table:table-cell office:value-type="float" office:value="0.224262" calcext:value-type="float">
            <text:p>0.224262</text:p>
          </table:table-cell>
          <table:table-cell office:value-type="float" office:value="0.19541" calcext:value-type="float">
            <text:p>0.19541</text:p>
          </table:table-cell>
          <table:table-cell office:value-type="float" office:value="0.199344" calcext:value-type="float">
            <text:p>0.199344</text:p>
          </table:table-cell>
          <table:table-cell office:value-type="float" office:value="0.216393" calcext:value-type="float">
            <text:p>0.216393</text:p>
          </table:table-cell>
          <table:table-cell office:value-type="float" office:value="0.236066" calcext:value-type="float">
            <text:p>0.236066</text:p>
          </table:table-cell>
          <table:table-cell office:value-type="float" office:value="0.226885" calcext:value-type="float">
            <text:p>0.226885</text:p>
          </table:table-cell>
          <table:table-cell office:value-type="float" office:value="0.184918" calcext:value-type="float">
            <text:p>0.184918</text:p>
          </table:table-cell>
          <table:table-cell table:number-columns-repeated="2" office:value-type="float" office:value="0.21377" calcext:value-type="float">
            <text:p>0.21377</text:p>
          </table:table-cell>
          <table:table-cell office:value-type="float" office:value="0.201967" calcext:value-type="float">
            <text:p>0.201967</text:p>
          </table:table-cell>
          <table:table-cell table:number-columns-repeated="2" office:value-type="float" office:value="0.183607" calcext:value-type="float">
            <text:p>0.183607</text:p>
          </table:table-cell>
          <table:table-cell office:value-type="float" office:value="0.191475" calcext:value-type="float">
            <text:p>0.191475</text:p>
          </table:table-cell>
          <table:table-cell office:value-type="float" office:value="0.184918" calcext:value-type="float">
            <text:p>0.184918</text:p>
          </table:table-cell>
          <table:table-cell office:value-type="float" office:value="0.191475" calcext:value-type="float">
            <text:p>0.191475</text:p>
          </table:table-cell>
          <table:table-cell office:value-type="float" office:value="0.187541" calcext:value-type="float">
            <text:p>0.187541</text:p>
          </table:table-cell>
          <table:table-cell table:number-columns-repeated="2" office:value-type="float" office:value="0.203279" calcext:value-type="float">
            <text:p>0.203279</text:p>
          </table:table-cell>
          <table:table-cell office:value-type="float" office:value="0.224262" calcext:value-type="float">
            <text:p>0.224262</text:p>
          </table:table-cell>
          <table:table-cell office:value-type="float" office:value="0.188852" calcext:value-type="float">
            <text:p>0.188852</text:p>
          </table:table-cell>
          <table:table-cell office:value-type="float" office:value="0.201967" calcext:value-type="float">
            <text:p>0.201967</text:p>
          </table:table-cell>
          <table:table-cell office:value-type="float" office:value="0.19541" calcext:value-type="float">
            <text:p>0.1954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0.203871" calcext:value-type="float">
            <text:p>0.203871</text:p>
          </table:table-cell>
          <table:table-cell office:value-type="float" office:value="0.212903" calcext:value-type="float">
            <text:p>0.212903</text:p>
          </table:table-cell>
          <table:table-cell office:value-type="float" office:value="0.230968" calcext:value-type="float">
            <text:p>0.230968</text:p>
          </table:table-cell>
          <table:table-cell office:value-type="float" office:value="0.187097" calcext:value-type="float">
            <text:p>0.187097</text:p>
          </table:table-cell>
          <table:table-cell office:value-type="float" office:value="0.2" calcext:value-type="float">
            <text:p>0.2</text:p>
          </table:table-cell>
          <table:table-cell office:value-type="float" office:value="0.207742" calcext:value-type="float">
            <text:p>0.207742</text:p>
          </table:table-cell>
          <table:table-cell office:value-type="float" office:value="0.210323" calcext:value-type="float">
            <text:p>0.210323</text:p>
          </table:table-cell>
          <table:table-cell office:value-type="float" office:value="0.180645" calcext:value-type="float">
            <text:p>0.180645</text:p>
          </table:table-cell>
          <table:table-cell office:value-type="float" office:value="0.2" calcext:value-type="float">
            <text:p>0.2</text:p>
          </table:table-cell>
          <table:table-cell office:value-type="float" office:value="0.172903" calcext:value-type="float">
            <text:p>0.172903</text:p>
          </table:table-cell>
          <table:table-cell office:value-type="float" office:value="0.206452" calcext:value-type="float">
            <text:p>0.206452</text:p>
          </table:table-cell>
          <table:table-cell office:value-type="float" office:value="0.193548" calcext:value-type="float">
            <text:p>0.193548</text:p>
          </table:table-cell>
          <table:table-cell office:value-type="float" office:value="0.2" calcext:value-type="float">
            <text:p>0.2</text:p>
          </table:table-cell>
          <table:table-cell office:value-type="float" office:value="0.190968" calcext:value-type="float">
            <text:p>0.190968</text:p>
          </table:table-cell>
          <table:table-cell office:value-type="float" office:value="0.202581" calcext:value-type="float">
            <text:p>0.202581</text:p>
          </table:table-cell>
          <table:table-cell office:value-type="float" office:value="0.205161" calcext:value-type="float">
            <text:p>0.205161</text:p>
          </table:table-cell>
          <table:table-cell table:number-columns-repeated="2" office:value-type="float" office:value="0.206452" calcext:value-type="float">
            <text:p>0.206452</text:p>
          </table:table-cell>
          <table:table-cell office:value-type="float" office:value="0.185806" calcext:value-type="float">
            <text:p>0.185806</text:p>
          </table:table-cell>
          <table:table-cell office:value-type="float" office:value="0.227097" calcext:value-type="float">
            <text:p>0.227097</text:p>
          </table:table-cell>
          <table:table-cell office:value-type="float" office:value="0.202581" calcext:value-type="float">
            <text:p>0.202581</text:p>
          </table:table-cell>
          <table:table-cell office:value-type="float" office:value="0.19871" calcext:value-type="float">
            <text:p>0.19871</text:p>
          </table:table-cell>
          <table:table-cell office:value-type="float" office:value="0.188387" calcext:value-type="float">
            <text:p>0.188387</text:p>
          </table:table-cell>
          <table:table-cell office:value-type="float" office:value="0.210323" calcext:value-type="float">
            <text:p>0.210323</text:p>
          </table:table-cell>
          <table:table-cell office:value-type="float" office:value="0.206452" calcext:value-type="float">
            <text:p>0.206452</text:p>
          </table:table-cell>
          <table:table-cell office:value-type="float" office:value="0.212903" calcext:value-type="float">
            <text:p>0.212903</text:p>
          </table:table-cell>
          <table:table-cell office:value-type="float" office:value="0.171613" calcext:value-type="float">
            <text:p>0.171613</text:p>
          </table:table-cell>
          <table:table-cell office:value-type="float" office:value="0.207742" calcext:value-type="float">
            <text:p>0.207742</text:p>
          </table:table-cell>
          <table:table-cell office:value-type="float" office:value="0.202581" calcext:value-type="float">
            <text:p>0.202581</text:p>
          </table:table-cell>
          <table:table-cell office:value-type="float" office:value="0.215484" calcext:value-type="float">
            <text:p>0.215484</text:p>
          </table:table-cell>
          <table:table-cell office:value-type="float" office:value="0.197419" calcext:value-type="float">
            <text:p>0.197419</text:p>
          </table:table-cell>
          <table:table-cell office:value-type="float" office:value="0.210323" calcext:value-type="float">
            <text:p>0.210323</text:p>
          </table:table-cell>
          <table:table-cell office:value-type="float" office:value="0.215484" calcext:value-type="float">
            <text:p>0.215484</text:p>
          </table:table-cell>
          <table:table-cell office:value-type="float" office:value="0.214194" calcext:value-type="float">
            <text:p>0.214194</text:p>
          </table:table-cell>
          <table:table-cell office:value-type="float" office:value="0.210323" calcext:value-type="float">
            <text:p>0.210323</text:p>
          </table:table-cell>
          <table:table-cell office:value-type="float" office:value="0.2" calcext:value-type="float">
            <text:p>0.2</text:p>
          </table:table-cell>
          <table:table-cell office:value-type="float" office:value="0.190968" calcext:value-type="float">
            <text:p>0.190968</text:p>
          </table:table-cell>
          <table:table-cell office:value-type="float" office:value="0.178065" calcext:value-type="float">
            <text:p>0.178065</text:p>
          </table:table-cell>
          <table:table-cell office:value-type="float" office:value="0.188387" calcext:value-type="float">
            <text:p>0.188387</text:p>
          </table:table-cell>
          <table:table-cell office:value-type="float" office:value="0.189677" calcext:value-type="float">
            <text:p>0.189677</text:p>
          </table:table-cell>
          <table:table-cell office:value-type="float" office:value="0.184516" calcext:value-type="float">
            <text:p>0.184516</text:p>
          </table:table-cell>
          <table:table-cell office:value-type="float" office:value="0.189677" calcext:value-type="float">
            <text:p>0.189677</text:p>
          </table:table-cell>
          <table:table-cell office:value-type="float" office:value="0.192258" calcext:value-type="float">
            <text:p>0.192258</text:p>
          </table:table-cell>
          <table:table-cell office:value-type="float" office:value="0.209032" calcext:value-type="float">
            <text:p>0.209032</text:p>
          </table:table-cell>
          <table:table-cell office:value-type="float" office:value="0.166452" calcext:value-type="float">
            <text:p>0.166452</text:p>
          </table:table-cell>
          <table:table-cell office:value-type="float" office:value="0.19871" calcext:value-type="float">
            <text:p>0.19871</text:p>
          </table:table-cell>
          <table:table-cell office:value-type="float" office:value="0.211613" calcext:value-type="float">
            <text:p>0.211613</text:p>
          </table:table-cell>
          <table:table-cell office:value-type="float" office:value="0.205161" calcext:value-type="float">
            <text:p>0.205161</text:p>
          </table:table-cell>
          <table:table-cell office:value-type="float" office:value="0.20129" calcext:value-type="float">
            <text:p>0.20129</text:p>
          </table:table-cell>
          <table:table-cell office:value-type="float" office:value="0.212903" calcext:value-type="float">
            <text:p>0.212903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0.219683" calcext:value-type="float">
            <text:p>0.219683</text:p>
          </table:table-cell>
          <table:table-cell office:value-type="float" office:value="0.191746" calcext:value-type="float">
            <text:p>0.191746</text:p>
          </table:table-cell>
          <table:table-cell office:value-type="float" office:value="0.209524" calcext:value-type="float">
            <text:p>0.209524</text:p>
          </table:table-cell>
          <table:table-cell office:value-type="float" office:value="0.168889" calcext:value-type="float">
            <text:p>0.168889</text:p>
          </table:table-cell>
          <table:table-cell office:value-type="float" office:value="0.201905" calcext:value-type="float">
            <text:p>0.201905</text:p>
          </table:table-cell>
          <table:table-cell office:value-type="float" office:value="0.189206" calcext:value-type="float">
            <text:p>0.189206</text:p>
          </table:table-cell>
          <table:table-cell office:value-type="float" office:value="0.200635" calcext:value-type="float">
            <text:p>0.200635</text:p>
          </table:table-cell>
          <table:table-cell office:value-type="float" office:value="0.185397" calcext:value-type="float">
            <text:p>0.185397</text:p>
          </table:table-cell>
          <table:table-cell office:value-type="float" office:value="0.223492" calcext:value-type="float">
            <text:p>0.223492</text:p>
          </table:table-cell>
          <table:table-cell office:value-type="float" office:value="0.182857" calcext:value-type="float">
            <text:p>0.182857</text:p>
          </table:table-cell>
          <table:table-cell office:value-type="float" office:value="0.214603" calcext:value-type="float">
            <text:p>0.214603</text:p>
          </table:table-cell>
          <table:table-cell office:value-type="float" office:value="0.175238" calcext:value-type="float">
            <text:p>0.175238</text:p>
          </table:table-cell>
          <table:table-cell office:value-type="float" office:value="0.206984" calcext:value-type="float">
            <text:p>0.206984</text:p>
          </table:table-cell>
          <table:table-cell office:value-type="float" office:value="0.200635" calcext:value-type="float">
            <text:p>0.200635</text:p>
          </table:table-cell>
          <table:table-cell office:value-type="float" office:value="0.182857" calcext:value-type="float">
            <text:p>0.182857</text:p>
          </table:table-cell>
          <table:table-cell office:value-type="float" office:value="0.209524" calcext:value-type="float">
            <text:p>0.209524</text:p>
          </table:table-cell>
          <table:table-cell office:value-type="float" office:value="0.213333" calcext:value-type="float">
            <text:p>0.213333</text:p>
          </table:table-cell>
          <table:table-cell office:value-type="float" office:value="0.184127" calcext:value-type="float">
            <text:p>0.184127</text:p>
          </table:table-cell>
          <table:table-cell office:value-type="float" office:value="0.200635" calcext:value-type="float">
            <text:p>0.200635</text:p>
          </table:table-cell>
          <table:table-cell office:value-type="float" office:value="0.195556" calcext:value-type="float">
            <text:p>0.195556</text:p>
          </table:table-cell>
          <table:table-cell office:value-type="float" office:value="0.214603" calcext:value-type="float">
            <text:p>0.214603</text:p>
          </table:table-cell>
          <table:table-cell office:value-type="float" office:value="0.203175" calcext:value-type="float">
            <text:p>0.203175</text:p>
          </table:table-cell>
          <table:table-cell office:value-type="float" office:value="0.213333" calcext:value-type="float">
            <text:p>0.213333</text:p>
          </table:table-cell>
          <table:table-cell office:value-type="float" office:value="0.217143" calcext:value-type="float">
            <text:p>0.217143</text:p>
          </table:table-cell>
          <table:table-cell office:value-type="float" office:value="0.168889" calcext:value-type="float">
            <text:p>0.168889</text:p>
          </table:table-cell>
          <table:table-cell office:value-type="float" office:value="0.212063" calcext:value-type="float">
            <text:p>0.212063</text:p>
          </table:table-cell>
          <table:table-cell office:value-type="float" office:value="0.179048" calcext:value-type="float">
            <text:p>0.179048</text:p>
          </table:table-cell>
          <table:table-cell office:value-type="float" office:value="0.199365" calcext:value-type="float">
            <text:p>0.199365</text:p>
          </table:table-cell>
          <table:table-cell office:value-type="float" office:value="0.218413" calcext:value-type="float">
            <text:p>0.218413</text:p>
          </table:table-cell>
          <table:table-cell office:value-type="float" office:value="0.204444" calcext:value-type="float">
            <text:p>0.204444</text:p>
          </table:table-cell>
          <table:table-cell office:value-type="float" office:value="0.215873" calcext:value-type="float">
            <text:p>0.215873</text:p>
          </table:table-cell>
          <table:table-cell office:value-type="float" office:value="0.179048" calcext:value-type="float">
            <text:p>0.179048</text:p>
          </table:table-cell>
          <table:table-cell office:value-type="float" office:value="0.189206" calcext:value-type="float">
            <text:p>0.189206</text:p>
          </table:table-cell>
          <table:table-cell office:value-type="float" office:value="0.201905" calcext:value-type="float">
            <text:p>0.201905</text:p>
          </table:table-cell>
          <table:table-cell office:value-type="float" office:value="0.212063" calcext:value-type="float">
            <text:p>0.212063</text:p>
          </table:table-cell>
          <table:table-cell office:value-type="float" office:value="0.187937" calcext:value-type="float">
            <text:p>0.187937</text:p>
          </table:table-cell>
          <table:table-cell table:number-columns-repeated="2" office:value-type="float" office:value="0.199365" calcext:value-type="float">
            <text:p>0.199365</text:p>
          </table:table-cell>
          <table:table-cell office:value-type="float" office:value="0.194286" calcext:value-type="float">
            <text:p>0.194286</text:p>
          </table:table-cell>
          <table:table-cell office:value-type="float" office:value="0.223492" calcext:value-type="float">
            <text:p>0.223492</text:p>
          </table:table-cell>
          <table:table-cell office:value-type="float" office:value="0.203175" calcext:value-type="float">
            <text:p>0.203175</text:p>
          </table:table-cell>
          <table:table-cell office:value-type="float" office:value="0.206984" calcext:value-type="float">
            <text:p>0.206984</text:p>
          </table:table-cell>
          <table:table-cell office:value-type="float" office:value="0.186667" calcext:value-type="float">
            <text:p>0.186667</text:p>
          </table:table-cell>
          <table:table-cell office:value-type="float" office:value="0.190476" calcext:value-type="float">
            <text:p>0.190476</text:p>
          </table:table-cell>
          <table:table-cell office:value-type="float" office:value="0.220952" calcext:value-type="float">
            <text:p>0.220952</text:p>
          </table:table-cell>
          <table:table-cell table:number-columns-repeated="2" office:value-type="float" office:value="0.205714" calcext:value-type="float">
            <text:p>0.205714</text:p>
          </table:table-cell>
          <table:table-cell office:value-type="float" office:value="0.204444" calcext:value-type="float">
            <text:p>0.204444</text:p>
          </table:table-cell>
          <table:table-cell table:number-columns-repeated="2" office:value-type="float" office:value="0.205714" calcext:value-type="float">
            <text:p>0.205714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0.2" calcext:value-type="float">
            <text:p>0.2</text:p>
          </table:table-cell>
          <table:table-cell office:value-type="float" office:value="0.18875" calcext:value-type="float">
            <text:p>0.18875</text:p>
          </table:table-cell>
          <table:table-cell office:value-type="float" office:value="0.19875" calcext:value-type="float">
            <text:p>0.19875</text:p>
          </table:table-cell>
          <table:table-cell office:value-type="float" office:value="0.195" calcext:value-type="float">
            <text:p>0.195</text:p>
          </table:table-cell>
          <table:table-cell office:value-type="float" office:value="0.17875" calcext:value-type="float">
            <text:p>0.1787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20875" calcext:value-type="float">
            <text:p>0.20875</text:p>
          </table:table-cell>
          <table:table-cell office:value-type="float" office:value="0.2075" calcext:value-type="float">
            <text:p>0.2075</text:p>
          </table:table-cell>
          <table:table-cell office:value-type="float" office:value="0.1975" calcext:value-type="float">
            <text:p>0.1975</text:p>
          </table:table-cell>
          <table:table-cell office:value-type="float" office:value="0.19625" calcext:value-type="float">
            <text:p>0.19625</text:p>
          </table:table-cell>
          <table:table-cell office:value-type="float" office:value="0.18625" calcext:value-type="float">
            <text:p>0.1862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2025" calcext:value-type="float">
            <text:p>0.2025</text:p>
          </table:table-cell>
          <table:table-cell office:value-type="float" office:value="0.195" calcext:value-type="float">
            <text:p>0.195</text:p>
          </table:table-cell>
          <table:table-cell office:value-type="float" office:value="0.18875" calcext:value-type="float">
            <text:p>0.18875</text:p>
          </table:table-cell>
          <table:table-cell office:value-type="float" office:value="0.21875" calcext:value-type="float">
            <text:p>0.21875</text:p>
          </table:table-cell>
          <table:table-cell office:value-type="float" office:value="0.18875" calcext:value-type="float">
            <text:p>0.18875</text:p>
          </table:table-cell>
          <table:table-cell office:value-type="float" office:value="0.19125" calcext:value-type="float">
            <text:p>0.19125</text:p>
          </table:table-cell>
          <table:table-cell office:value-type="float" office:value="0.2175" calcext:value-type="float">
            <text:p>0.2175</text:p>
          </table:table-cell>
          <table:table-cell office:value-type="float" office:value="0.17125" calcext:value-type="float">
            <text:p>0.17125</text:p>
          </table:table-cell>
          <table:table-cell office:value-type="float" office:value="0.19" calcext:value-type="float">
            <text:p>0.19</text:p>
          </table:table-cell>
          <table:table-cell office:value-type="float" office:value="0.215" calcext:value-type="float">
            <text:p>0.215</text:p>
          </table:table-cell>
          <table:table-cell office:value-type="float" office:value="0.18125" calcext:value-type="float">
            <text:p>0.18125</text:p>
          </table:table-cell>
          <table:table-cell office:value-type="float" office:value="0.1825" calcext:value-type="float">
            <text:p>0.1825</text:p>
          </table:table-cell>
          <table:table-cell office:value-type="float" office:value="0.1925" calcext:value-type="float">
            <text:p>0.1925</text:p>
          </table:table-cell>
          <table:table-cell office:value-type="float" office:value="0.19125" calcext:value-type="float">
            <text:p>0.19125</text:p>
          </table:table-cell>
          <table:table-cell office:value-type="float" office:value="0.20625" calcext:value-type="float">
            <text:p>0.20625</text:p>
          </table:table-cell>
          <table:table-cell office:value-type="float" office:value="0.2225" calcext:value-type="float">
            <text:p>0.2225</text:p>
          </table:table-cell>
          <table:table-cell office:value-type="float" office:value="0.2" calcext:value-type="float">
            <text:p>0.2</text:p>
          </table:table-cell>
          <table:table-cell office:value-type="float" office:value="0.19125" calcext:value-type="float">
            <text:p>0.19125</text:p>
          </table:table-cell>
          <table:table-cell office:value-type="float" office:value="0.20625" calcext:value-type="float">
            <text:p>0.20625</text:p>
          </table:table-cell>
          <table:table-cell office:value-type="float" office:value="0.185" calcext:value-type="float">
            <text:p>0.185</text:p>
          </table:table-cell>
          <table:table-cell office:value-type="float" office:value="0.20125" calcext:value-type="float">
            <text:p>0.20125</text:p>
          </table:table-cell>
          <table:table-cell office:value-type="float" office:value="0.17875" calcext:value-type="float">
            <text:p>0.17875</text:p>
          </table:table-cell>
          <table:table-cell office:value-type="float" office:value="0.21125" calcext:value-type="float">
            <text:p>0.21125</text:p>
          </table:table-cell>
          <table:table-cell office:value-type="float" office:value="0.185" calcext:value-type="float">
            <text:p>0.185</text:p>
          </table:table-cell>
          <table:table-cell office:value-type="float" office:value="0.205" calcext:value-type="float">
            <text:p>0.205</text:p>
          </table:table-cell>
          <table:table-cell table:number-columns-repeated="2" office:value-type="float" office:value="0.20625" calcext:value-type="float">
            <text:p>0.20625</text:p>
          </table:table-cell>
          <table:table-cell office:value-type="float" office:value="0.19375" calcext:value-type="float">
            <text:p>0.19375</text:p>
          </table:table-cell>
          <table:table-cell office:value-type="float" office:value="0.20625" calcext:value-type="float">
            <text:p>0.20625</text:p>
          </table:table-cell>
          <table:table-cell office:value-type="float" office:value="0.21625" calcext:value-type="float">
            <text:p>0.21625</text:p>
          </table:table-cell>
          <table:table-cell office:value-type="float" office:value="0.17125" calcext:value-type="float">
            <text:p>0.1712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215" calcext:value-type="float">
            <text:p>0.215</text:p>
          </table:table-cell>
          <table:table-cell office:value-type="float" office:value="0.22875" calcext:value-type="float">
            <text:p>0.22875</text:p>
          </table:table-cell>
          <table:table-cell office:value-type="float" office:value="0.21625" calcext:value-type="float">
            <text:p>0.21625</text:p>
          </table:table-cell>
          <table:table-cell office:value-type="float" office:value="0.20625" calcext:value-type="float">
            <text:p>0.20625</text:p>
          </table:table-cell>
          <table:table-cell office:value-type="float" office:value="0.20375" calcext:value-type="float">
            <text:p>0.20375</text:p>
          </table:table-cell>
          <table:table-cell office:value-type="float" office:value="0.21375" calcext:value-type="float">
            <text:p>0.21375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0.178462" calcext:value-type="float">
            <text:p>0.178462</text:p>
          </table:table-cell>
          <table:table-cell office:value-type="float" office:value="0.185846" calcext:value-type="float">
            <text:p>0.185846</text:p>
          </table:table-cell>
          <table:table-cell office:value-type="float" office:value="0.169846" calcext:value-type="float">
            <text:p>0.169846</text:p>
          </table:table-cell>
          <table:table-cell office:value-type="float" office:value="0.188308" calcext:value-type="float">
            <text:p>0.188308</text:p>
          </table:table-cell>
          <table:table-cell office:value-type="float" office:value="0.193231" calcext:value-type="float">
            <text:p>0.193231</text:p>
          </table:table-cell>
          <table:table-cell office:value-type="float" office:value="0.203077" calcext:value-type="float">
            <text:p>0.203077</text:p>
          </table:table-cell>
          <table:table-cell office:value-type="float" office:value="0.173538" calcext:value-type="float">
            <text:p>0.173538</text:p>
          </table:table-cell>
          <table:table-cell office:value-type="float" office:value="0.188308" calcext:value-type="float">
            <text:p>0.188308</text:p>
          </table:table-cell>
          <table:table-cell office:value-type="float" office:value="0.185846" calcext:value-type="float">
            <text:p>0.185846</text:p>
          </table:table-cell>
          <table:table-cell office:value-type="float" office:value="0.196923" calcext:value-type="float">
            <text:p>0.196923</text:p>
          </table:table-cell>
          <table:table-cell office:value-type="float" office:value="0.201846" calcext:value-type="float">
            <text:p>0.201846</text:p>
          </table:table-cell>
          <table:table-cell office:value-type="float" office:value="0.204308" calcext:value-type="float">
            <text:p>0.204308</text:p>
          </table:table-cell>
          <table:table-cell office:value-type="float" office:value="0.199385" calcext:value-type="float">
            <text:p>0.199385</text:p>
          </table:table-cell>
          <table:table-cell office:value-type="float" office:value="0.201846" calcext:value-type="float">
            <text:p>0.201846</text:p>
          </table:table-cell>
          <table:table-cell office:value-type="float" office:value="0.180923" calcext:value-type="float">
            <text:p>0.180923</text:p>
          </table:table-cell>
          <table:table-cell office:value-type="float" office:value="0.210462" calcext:value-type="float">
            <text:p>0.210462</text:p>
          </table:table-cell>
          <table:table-cell office:value-type="float" office:value="0.194462" calcext:value-type="float">
            <text:p>0.194462</text:p>
          </table:table-cell>
          <table:table-cell office:value-type="float" office:value="0.216615" calcext:value-type="float">
            <text:p>0.216615</text:p>
          </table:table-cell>
          <table:table-cell office:value-type="float" office:value="0.200615" calcext:value-type="float">
            <text:p>0.200615</text:p>
          </table:table-cell>
          <table:table-cell office:value-type="float" office:value="0.183385" calcext:value-type="float">
            <text:p>0.183385</text:p>
          </table:table-cell>
          <table:table-cell office:value-type="float" office:value="0.182154" calcext:value-type="float">
            <text:p>0.182154</text:p>
          </table:table-cell>
          <table:table-cell office:value-type="float" office:value="0.205538" calcext:value-type="float">
            <text:p>0.205538</text:p>
          </table:table-cell>
          <table:table-cell office:value-type="float" office:value="0.217846" calcext:value-type="float">
            <text:p>0.217846</text:p>
          </table:table-cell>
          <table:table-cell office:value-type="float" office:value="0.168615" calcext:value-type="float">
            <text:p>0.168615</text:p>
          </table:table-cell>
          <table:table-cell office:value-type="float" office:value="0.236308" calcext:value-type="float">
            <text:p>0.236308</text:p>
          </table:table-cell>
          <table:table-cell office:value-type="float" office:value="0.231385" calcext:value-type="float">
            <text:p>0.231385</text:p>
          </table:table-cell>
          <table:table-cell office:value-type="float" office:value="0.215385" calcext:value-type="float">
            <text:p>0.215385</text:p>
          </table:table-cell>
          <table:table-cell office:value-type="float" office:value="0.194462" calcext:value-type="float">
            <text:p>0.194462</text:p>
          </table:table-cell>
          <table:table-cell office:value-type="float" office:value="0.179692" calcext:value-type="float">
            <text:p>0.179692</text:p>
          </table:table-cell>
          <table:table-cell office:value-type="float" office:value="0.204308" calcext:value-type="float">
            <text:p>0.204308</text:p>
          </table:table-cell>
          <table:table-cell table:number-columns-repeated="2" office:value-type="float" office:value="0.217846" calcext:value-type="float">
            <text:p>0.217846</text:p>
          </table:table-cell>
          <table:table-cell office:value-type="float" office:value="0.196923" calcext:value-type="float">
            <text:p>0.196923</text:p>
          </table:table-cell>
          <table:table-cell office:value-type="float" office:value="0.206769" calcext:value-type="float">
            <text:p>0.206769</text:p>
          </table:table-cell>
          <table:table-cell office:value-type="float" office:value="0.209231" calcext:value-type="float">
            <text:p>0.209231</text:p>
          </table:table-cell>
          <table:table-cell office:value-type="float" office:value="0.210462" calcext:value-type="float">
            <text:p>0.210462</text:p>
          </table:table-cell>
          <table:table-cell office:value-type="float" office:value="0.203077" calcext:value-type="float">
            <text:p>0.203077</text:p>
          </table:table-cell>
          <table:table-cell office:value-type="float" office:value="0.206769" calcext:value-type="float">
            <text:p>0.206769</text:p>
          </table:table-cell>
          <table:table-cell office:value-type="float" office:value="0.200615" calcext:value-type="float">
            <text:p>0.200615</text:p>
          </table:table-cell>
          <table:table-cell office:value-type="float" office:value="0.201846" calcext:value-type="float">
            <text:p>0.201846</text:p>
          </table:table-cell>
          <table:table-cell office:value-type="float" office:value="0.190769" calcext:value-type="float">
            <text:p>0.190769</text:p>
          </table:table-cell>
          <table:table-cell office:value-type="float" office:value="0.189538" calcext:value-type="float">
            <text:p>0.189538</text:p>
          </table:table-cell>
          <table:table-cell office:value-type="float" office:value="0.209231" calcext:value-type="float">
            <text:p>0.209231</text:p>
          </table:table-cell>
          <table:table-cell office:value-type="float" office:value="0.200615" calcext:value-type="float">
            <text:p>0.200615</text:p>
          </table:table-cell>
          <table:table-cell office:value-type="float" office:value="0.183385" calcext:value-type="float">
            <text:p>0.183385</text:p>
          </table:table-cell>
          <table:table-cell office:value-type="float" office:value="0.211692" calcext:value-type="float">
            <text:p>0.211692</text:p>
          </table:table-cell>
          <table:table-cell office:value-type="float" office:value="0.208" calcext:value-type="float">
            <text:p>0.208</text:p>
          </table:table-cell>
          <table:table-cell office:value-type="float" office:value="0.215385" calcext:value-type="float">
            <text:p>0.215385</text:p>
          </table:table-cell>
          <table:table-cell office:value-type="float" office:value="0.228923" calcext:value-type="float">
            <text:p>0.228923</text:p>
          </table:table-cell>
          <table:table-cell office:value-type="float" office:value="0.200615" calcext:value-type="float">
            <text:p>0.200615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0.196364" calcext:value-type="float">
            <text:p>0.196364</text:p>
          </table:table-cell>
          <table:table-cell office:value-type="float" office:value="0.189091" calcext:value-type="float">
            <text:p>0.189091</text:p>
          </table:table-cell>
          <table:table-cell office:value-type="float" office:value="0.192727" calcext:value-type="float">
            <text:p>0.192727</text:p>
          </table:table-cell>
          <table:table-cell office:value-type="float" office:value="0.189091" calcext:value-type="float">
            <text:p>0.189091</text:p>
          </table:table-cell>
          <table:table-cell office:value-type="float" office:value="0.206061" calcext:value-type="float">
            <text:p>0.206061</text:p>
          </table:table-cell>
          <table:table-cell office:value-type="float" office:value="0.2" calcext:value-type="float">
            <text:p>0.2</text:p>
          </table:table-cell>
          <table:table-cell office:value-type="float" office:value="0.207273" calcext:value-type="float">
            <text:p>0.207273</text:p>
          </table:table-cell>
          <table:table-cell office:value-type="float" office:value="0.204848" calcext:value-type="float">
            <text:p>0.204848</text:p>
          </table:table-cell>
          <table:table-cell office:value-type="float" office:value="0.189091" calcext:value-type="float">
            <text:p>0.189091</text:p>
          </table:table-cell>
          <table:table-cell office:value-type="float" office:value="0.178182" calcext:value-type="float">
            <text:p>0.178182</text:p>
          </table:table-cell>
          <table:table-cell office:value-type="float" office:value="0.186667" calcext:value-type="float">
            <text:p>0.186667</text:p>
          </table:table-cell>
          <table:table-cell office:value-type="float" office:value="0.17697" calcext:value-type="float">
            <text:p>0.17697</text:p>
          </table:table-cell>
          <table:table-cell office:value-type="float" office:value="0.185455" calcext:value-type="float">
            <text:p>0.185455</text:p>
          </table:table-cell>
          <table:table-cell office:value-type="float" office:value="0.225455" calcext:value-type="float">
            <text:p>0.225455</text:p>
          </table:table-cell>
          <table:table-cell office:value-type="float" office:value="0.178182" calcext:value-type="float">
            <text:p>0.178182</text:p>
          </table:table-cell>
          <table:table-cell office:value-type="float" office:value="0.213333" calcext:value-type="float">
            <text:p>0.213333</text:p>
          </table:table-cell>
          <table:table-cell office:value-type="float" office:value="0.196364" calcext:value-type="float">
            <text:p>0.196364</text:p>
          </table:table-cell>
          <table:table-cell office:value-type="float" office:value="0.206061" calcext:value-type="float">
            <text:p>0.206061</text:p>
          </table:table-cell>
          <table:table-cell office:value-type="float" office:value="0.201212" calcext:value-type="float">
            <text:p>0.201212</text:p>
          </table:table-cell>
          <table:table-cell table:number-columns-repeated="2" office:value-type="float" office:value="0.193939" calcext:value-type="float">
            <text:p>0.193939</text:p>
          </table:table-cell>
          <table:table-cell office:value-type="float" office:value="0.206061" calcext:value-type="float">
            <text:p>0.206061</text:p>
          </table:table-cell>
          <table:table-cell office:value-type="float" office:value="0.156364" calcext:value-type="float">
            <text:p>0.156364</text:p>
          </table:table-cell>
          <table:table-cell office:value-type="float" office:value="0.206061" calcext:value-type="float">
            <text:p>0.206061</text:p>
          </table:table-cell>
          <table:table-cell office:value-type="float" office:value="0.18303" calcext:value-type="float">
            <text:p>0.18303</text:p>
          </table:table-cell>
          <table:table-cell office:value-type="float" office:value="0.178182" calcext:value-type="float">
            <text:p>0.178182</text:p>
          </table:table-cell>
          <table:table-cell office:value-type="float" office:value="0.218182" calcext:value-type="float">
            <text:p>0.218182</text:p>
          </table:table-cell>
          <table:table-cell office:value-type="float" office:value="0.2" calcext:value-type="float">
            <text:p>0.2</text:p>
          </table:table-cell>
          <table:table-cell office:value-type="float" office:value="0.21697" calcext:value-type="float">
            <text:p>0.21697</text:p>
          </table:table-cell>
          <table:table-cell office:value-type="float" office:value="0.2" calcext:value-type="float">
            <text:p>0.2</text:p>
          </table:table-cell>
          <table:table-cell office:value-type="float" office:value="0.219394" calcext:value-type="float">
            <text:p>0.219394</text:p>
          </table:table-cell>
          <table:table-cell office:value-type="float" office:value="0.213333" calcext:value-type="float">
            <text:p>0.213333</text:p>
          </table:table-cell>
          <table:table-cell office:value-type="float" office:value="0.202424" calcext:value-type="float">
            <text:p>0.202424</text:p>
          </table:table-cell>
          <table:table-cell office:value-type="float" office:value="0.2" calcext:value-type="float">
            <text:p>0.2</text:p>
          </table:table-cell>
          <table:table-cell office:value-type="float" office:value="0.198788" calcext:value-type="float">
            <text:p>0.198788</text:p>
          </table:table-cell>
          <table:table-cell office:value-type="float" office:value="0.17697" calcext:value-type="float">
            <text:p>0.17697</text:p>
          </table:table-cell>
          <table:table-cell office:value-type="float" office:value="0.169697" calcext:value-type="float">
            <text:p>0.169697</text:p>
          </table:table-cell>
          <table:table-cell office:value-type="float" office:value="0.190303" calcext:value-type="float">
            <text:p>0.190303</text:p>
          </table:table-cell>
          <table:table-cell office:value-type="float" office:value="0.202424" calcext:value-type="float">
            <text:p>0.202424</text:p>
          </table:table-cell>
          <table:table-cell office:value-type="float" office:value="0.196364" calcext:value-type="float">
            <text:p>0.196364</text:p>
          </table:table-cell>
          <table:table-cell office:value-type="float" office:value="0.189091" calcext:value-type="float">
            <text:p>0.189091</text:p>
          </table:table-cell>
          <table:table-cell office:value-type="float" office:value="0.17697" calcext:value-type="float">
            <text:p>0.17697</text:p>
          </table:table-cell>
          <table:table-cell office:value-type="float" office:value="0.201212" calcext:value-type="float">
            <text:p>0.201212</text:p>
          </table:table-cell>
          <table:table-cell office:value-type="float" office:value="0.198788" calcext:value-type="float">
            <text:p>0.198788</text:p>
          </table:table-cell>
          <table:table-cell office:value-type="float" office:value="0.212121" calcext:value-type="float">
            <text:p>0.212121</text:p>
          </table:table-cell>
          <table:table-cell office:value-type="float" office:value="0.202424" calcext:value-type="float">
            <text:p>0.202424</text:p>
          </table:table-cell>
          <table:table-cell office:value-type="float" office:value="0.204848" calcext:value-type="float">
            <text:p>0.204848</text:p>
          </table:table-cell>
          <table:table-cell office:value-type="float" office:value="0.201212" calcext:value-type="float">
            <text:p>0.201212</text:p>
          </table:table-cell>
          <table:table-cell table:number-columns-repeated="2" office:value-type="float" office:value="0.206061" calcext:value-type="float">
            <text:p>0.206061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0.208955" calcext:value-type="float">
            <text:p>0.208955</text:p>
          </table:table-cell>
          <table:table-cell office:value-type="float" office:value="0.193433" calcext:value-type="float">
            <text:p>0.193433</text:p>
          </table:table-cell>
          <table:table-cell office:value-type="float" office:value="0.182687" calcext:value-type="float">
            <text:p>0.182687</text:p>
          </table:table-cell>
          <table:table-cell office:value-type="float" office:value="0.207761" calcext:value-type="float">
            <text:p>0.207761</text:p>
          </table:table-cell>
          <table:table-cell office:value-type="float" office:value="0.218507" calcext:value-type="float">
            <text:p>0.218507</text:p>
          </table:table-cell>
          <table:table-cell office:value-type="float" office:value="0.213731" calcext:value-type="float">
            <text:p>0.213731</text:p>
          </table:table-cell>
          <table:table-cell office:value-type="float" office:value="0.210149" calcext:value-type="float">
            <text:p>0.210149</text:p>
          </table:table-cell>
          <table:table-cell office:value-type="float" office:value="0.198209" calcext:value-type="float">
            <text:p>0.198209</text:p>
          </table:table-cell>
          <table:table-cell table:number-columns-repeated="2" office:value-type="float" office:value="0.199403" calcext:value-type="float">
            <text:p>0.199403</text:p>
          </table:table-cell>
          <table:table-cell office:value-type="float" office:value="0.205373" calcext:value-type="float">
            <text:p>0.205373</text:p>
          </table:table-cell>
          <table:table-cell office:value-type="float" office:value="0.220896" calcext:value-type="float">
            <text:p>0.220896</text:p>
          </table:table-cell>
          <table:table-cell office:value-type="float" office:value="0.182687" calcext:value-type="float">
            <text:p>0.182687</text:p>
          </table:table-cell>
          <table:table-cell office:value-type="float" office:value="0.195821" calcext:value-type="float">
            <text:p>0.195821</text:p>
          </table:table-cell>
          <table:table-cell office:value-type="float" office:value="0.187463" calcext:value-type="float">
            <text:p>0.187463</text:p>
          </table:table-cell>
          <table:table-cell office:value-type="float" office:value="0.219701" calcext:value-type="float">
            <text:p>0.219701</text:p>
          </table:table-cell>
          <table:table-cell office:value-type="float" office:value="0.182687" calcext:value-type="float">
            <text:p>0.182687</text:p>
          </table:table-cell>
          <table:table-cell office:value-type="float" office:value="0.195821" calcext:value-type="float">
            <text:p>0.195821</text:p>
          </table:table-cell>
          <table:table-cell office:value-type="float" office:value="0.206567" calcext:value-type="float">
            <text:p>0.206567</text:p>
          </table:table-cell>
          <table:table-cell office:value-type="float" office:value="0.210149" calcext:value-type="float">
            <text:p>0.210149</text:p>
          </table:table-cell>
          <table:table-cell office:value-type="float" office:value="0.195821" calcext:value-type="float">
            <text:p>0.195821</text:p>
          </table:table-cell>
          <table:table-cell office:value-type="float" office:value="0.170746" calcext:value-type="float">
            <text:p>0.170746</text:p>
          </table:table-cell>
          <table:table-cell office:value-type="float" office:value="0.195821" calcext:value-type="float">
            <text:p>0.195821</text:p>
          </table:table-cell>
          <table:table-cell office:value-type="float" office:value="0.202985" calcext:value-type="float">
            <text:p>0.202985</text:p>
          </table:table-cell>
          <table:table-cell office:value-type="float" office:value="0.192239" calcext:value-type="float">
            <text:p>0.192239</text:p>
          </table:table-cell>
          <table:table-cell office:value-type="float" office:value="0.229254" calcext:value-type="float">
            <text:p>0.229254</text:p>
          </table:table-cell>
          <table:table-cell office:value-type="float" office:value="0.193433" calcext:value-type="float">
            <text:p>0.193433</text:p>
          </table:table-cell>
          <table:table-cell office:value-type="float" office:value="0.151642" calcext:value-type="float">
            <text:p>0.151642</text:p>
          </table:table-cell>
          <table:table-cell office:value-type="float" office:value="0.174328" calcext:value-type="float">
            <text:p>0.174328</text:p>
          </table:table-cell>
          <table:table-cell office:value-type="float" office:value="0.195821" calcext:value-type="float">
            <text:p>0.195821</text:p>
          </table:table-cell>
          <table:table-cell office:value-type="float" office:value="0.206567" calcext:value-type="float">
            <text:p>0.206567</text:p>
          </table:table-cell>
          <table:table-cell office:value-type="float" office:value="0.232836" calcext:value-type="float">
            <text:p>0.232836</text:p>
          </table:table-cell>
          <table:table-cell office:value-type="float" office:value="0.182687" calcext:value-type="float">
            <text:p>0.182687</text:p>
          </table:table-cell>
          <table:table-cell office:value-type="float" office:value="0.198209" calcext:value-type="float">
            <text:p>0.198209</text:p>
          </table:table-cell>
          <table:table-cell office:value-type="float" office:value="0.197015" calcext:value-type="float">
            <text:p>0.197015</text:p>
          </table:table-cell>
          <table:table-cell office:value-type="float" office:value="0.225672" calcext:value-type="float">
            <text:p>0.225672</text:p>
          </table:table-cell>
          <table:table-cell office:value-type="float" office:value="0.202985" calcext:value-type="float">
            <text:p>0.202985</text:p>
          </table:table-cell>
          <table:table-cell office:value-type="float" office:value="0.208955" calcext:value-type="float">
            <text:p>0.208955</text:p>
          </table:table-cell>
          <table:table-cell office:value-type="float" office:value="0.197015" calcext:value-type="float">
            <text:p>0.197015</text:p>
          </table:table-cell>
          <table:table-cell office:value-type="float" office:value="0.188657" calcext:value-type="float">
            <text:p>0.188657</text:p>
          </table:table-cell>
          <table:table-cell office:value-type="float" office:value="0.199403" calcext:value-type="float">
            <text:p>0.199403</text:p>
          </table:table-cell>
          <table:table-cell office:value-type="float" office:value="0.216119" calcext:value-type="float">
            <text:p>0.216119</text:p>
          </table:table-cell>
          <table:table-cell office:value-type="float" office:value="0.206567" calcext:value-type="float">
            <text:p>0.206567</text:p>
          </table:table-cell>
          <table:table-cell office:value-type="float" office:value="0.188657" calcext:value-type="float">
            <text:p>0.188657</text:p>
          </table:table-cell>
          <table:table-cell office:value-type="float" office:value="0.175522" calcext:value-type="float">
            <text:p>0.175522</text:p>
          </table:table-cell>
          <table:table-cell office:value-type="float" office:value="0.187463" calcext:value-type="float">
            <text:p>0.187463</text:p>
          </table:table-cell>
          <table:table-cell office:value-type="float" office:value="0.204179" calcext:value-type="float">
            <text:p>0.204179</text:p>
          </table:table-cell>
          <table:table-cell office:value-type="float" office:value="0.185075" calcext:value-type="float">
            <text:p>0.185075</text:p>
          </table:table-cell>
          <table:table-cell office:value-type="float" office:value="0.198209" calcext:value-type="float">
            <text:p>0.198209</text:p>
          </table:table-cell>
          <table:table-cell office:value-type="float" office:value="0.17791" calcext:value-type="float">
            <text:p>0.17791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0.177647" calcext:value-type="float">
            <text:p>0.177647</text:p>
          </table:table-cell>
          <table:table-cell office:value-type="float" office:value="0.227059" calcext:value-type="float">
            <text:p>0.227059</text:p>
          </table:table-cell>
          <table:table-cell office:value-type="float" office:value="0.198824" calcext:value-type="float">
            <text:p>0.198824</text:p>
          </table:table-cell>
          <table:table-cell office:value-type="float" office:value="0.211765" calcext:value-type="float">
            <text:p>0.211765</text:p>
          </table:table-cell>
          <table:table-cell office:value-type="float" office:value="0.231765" calcext:value-type="float">
            <text:p>0.231765</text:p>
          </table:table-cell>
          <table:table-cell office:value-type="float" office:value="0.184706" calcext:value-type="float">
            <text:p>0.184706</text:p>
          </table:table-cell>
          <table:table-cell office:value-type="float" office:value="0.225882" calcext:value-type="float">
            <text:p>0.225882</text:p>
          </table:table-cell>
          <table:table-cell office:value-type="float" office:value="0.237647" calcext:value-type="float">
            <text:p>0.237647</text:p>
          </table:table-cell>
          <table:table-cell office:value-type="float" office:value="0.184706" calcext:value-type="float">
            <text:p>0.184706</text:p>
          </table:table-cell>
          <table:table-cell office:value-type="float" office:value="0.208235" calcext:value-type="float">
            <text:p>0.208235</text:p>
          </table:table-cell>
          <table:table-cell office:value-type="float" office:value="0.196471" calcext:value-type="float">
            <text:p>0.196471</text:p>
          </table:table-cell>
          <table:table-cell office:value-type="float" office:value="0.190588" calcext:value-type="float">
            <text:p>0.190588</text:p>
          </table:table-cell>
          <table:table-cell office:value-type="float" office:value="0.204706" calcext:value-type="float">
            <text:p>0.204706</text:p>
          </table:table-cell>
          <table:table-cell office:value-type="float" office:value="0.181176" calcext:value-type="float">
            <text:p>0.181176</text:p>
          </table:table-cell>
          <table:table-cell office:value-type="float" office:value="0.216471" calcext:value-type="float">
            <text:p>0.216471</text:p>
          </table:table-cell>
          <table:table-cell office:value-type="float" office:value="0.189412" calcext:value-type="float">
            <text:p>0.189412</text:p>
          </table:table-cell>
          <table:table-cell office:value-type="float" office:value="0.192941" calcext:value-type="float">
            <text:p>0.192941</text:p>
          </table:table-cell>
          <table:table-cell office:value-type="float" office:value="0.214118" calcext:value-type="float">
            <text:p>0.214118</text:p>
          </table:table-cell>
          <table:table-cell office:value-type="float" office:value="0.196471" calcext:value-type="float">
            <text:p>0.196471</text:p>
          </table:table-cell>
          <table:table-cell office:value-type="float" office:value="0.195294" calcext:value-type="float">
            <text:p>0.195294</text:p>
          </table:table-cell>
          <table:table-cell office:value-type="float" office:value="0.234118" calcext:value-type="float">
            <text:p>0.234118</text:p>
          </table:table-cell>
          <table:table-cell office:value-type="float" office:value="0.182353" calcext:value-type="float">
            <text:p>0.182353</text:p>
          </table:table-cell>
          <table:table-cell office:value-type="float" office:value="0.217647" calcext:value-type="float">
            <text:p>0.217647</text:p>
          </table:table-cell>
          <table:table-cell office:value-type="float" office:value="0.208235" calcext:value-type="float">
            <text:p>0.208235</text:p>
          </table:table-cell>
          <table:table-cell office:value-type="float" office:value="0.184706" calcext:value-type="float">
            <text:p>0.184706</text:p>
          </table:table-cell>
          <table:table-cell office:value-type="float" office:value="0.203529" calcext:value-type="float">
            <text:p>0.203529</text:p>
          </table:table-cell>
          <table:table-cell office:value-type="float" office:value="0.176471" calcext:value-type="float">
            <text:p>0.176471</text:p>
          </table:table-cell>
          <table:table-cell office:value-type="float" office:value="0.218824" calcext:value-type="float">
            <text:p>0.218824</text:p>
          </table:table-cell>
          <table:table-cell table:number-columns-repeated="2" office:value-type="float" office:value="0.189412" calcext:value-type="float">
            <text:p>0.189412</text:p>
          </table:table-cell>
          <table:table-cell office:value-type="float" office:value="0.207059" calcext:value-type="float">
            <text:p>0.207059</text:p>
          </table:table-cell>
          <table:table-cell office:value-type="float" office:value="0.208235" calcext:value-type="float">
            <text:p>0.208235</text:p>
          </table:table-cell>
          <table:table-cell office:value-type="float" office:value="0.202353" calcext:value-type="float">
            <text:p>0.202353</text:p>
          </table:table-cell>
          <table:table-cell office:value-type="float" office:value="0.164706" calcext:value-type="float">
            <text:p>0.164706</text:p>
          </table:table-cell>
          <table:table-cell office:value-type="float" office:value="0.212941" calcext:value-type="float">
            <text:p>0.212941</text:p>
          </table:table-cell>
          <table:table-cell office:value-type="float" office:value="0.208235" calcext:value-type="float">
            <text:p>0.208235</text:p>
          </table:table-cell>
          <table:table-cell office:value-type="float" office:value="0.211765" calcext:value-type="float">
            <text:p>0.211765</text:p>
          </table:table-cell>
          <table:table-cell office:value-type="float" office:value="0.172941" calcext:value-type="float">
            <text:p>0.172941</text:p>
          </table:table-cell>
          <table:table-cell office:value-type="float" office:value="0.217647" calcext:value-type="float">
            <text:p>0.217647</text:p>
          </table:table-cell>
          <table:table-cell office:value-type="float" office:value="0.225882" calcext:value-type="float">
            <text:p>0.225882</text:p>
          </table:table-cell>
          <table:table-cell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 office:value-type="float" office:value="0.207059" calcext:value-type="float">
            <text:p>0.207059</text:p>
          </table:table-cell>
          <table:table-cell office:value-type="float" office:value="0.214118" calcext:value-type="float">
            <text:p>0.214118</text:p>
          </table:table-cell>
          <table:table-cell office:value-type="float" office:value="0.201176" calcext:value-type="float">
            <text:p>0.201176</text:p>
          </table:table-cell>
          <table:table-cell office:value-type="float" office:value="0.2" calcext:value-type="float">
            <text:p>0.2</text:p>
          </table:table-cell>
          <table:table-cell office:value-type="float" office:value="0.217647" calcext:value-type="float">
            <text:p>0.217647</text:p>
          </table:table-cell>
          <table:table-cell office:value-type="float" office:value="0.208235" calcext:value-type="float">
            <text:p>0.208235</text:p>
          </table:table-cell>
          <table:table-cell office:value-type="float" office:value="0.202353" calcext:value-type="float">
            <text:p>0.202353</text:p>
          </table:table-cell>
          <table:table-cell office:value-type="float" office:value="0.195294" calcext:value-type="float">
            <text:p>0.195294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0.185507" calcext:value-type="float">
            <text:p>0.185507</text:p>
          </table:table-cell>
          <table:table-cell office:value-type="float" office:value="0.197101" calcext:value-type="float">
            <text:p>0.197101</text:p>
          </table:table-cell>
          <table:table-cell office:value-type="float" office:value="0.221449" calcext:value-type="float">
            <text:p>0.221449</text:p>
          </table:table-cell>
          <table:table-cell office:value-type="float" office:value="0.166957" calcext:value-type="float">
            <text:p>0.166957</text:p>
          </table:table-cell>
          <table:table-cell office:value-type="float" office:value="0.22029" calcext:value-type="float">
            <text:p>0.22029</text:p>
          </table:table-cell>
          <table:table-cell table:number-columns-repeated="3" office:value-type="float" office:value="0.195942" calcext:value-type="float">
            <text:p>0.195942</text:p>
          </table:table-cell>
          <table:table-cell office:value-type="float" office:value="0.204058" calcext:value-type="float">
            <text:p>0.204058</text:p>
          </table:table-cell>
          <table:table-cell office:value-type="float" office:value="0.195942" calcext:value-type="float">
            <text:p>0.195942</text:p>
          </table:table-cell>
          <table:table-cell office:value-type="float" office:value="0.190145" calcext:value-type="float">
            <text:p>0.190145</text:p>
          </table:table-cell>
          <table:table-cell office:value-type="float" office:value="0.192464" calcext:value-type="float">
            <text:p>0.192464</text:p>
          </table:table-cell>
          <table:table-cell office:value-type="float" office:value="0.21913" calcext:value-type="float">
            <text:p>0.21913</text:p>
          </table:table-cell>
          <table:table-cell office:value-type="float" office:value="0.204058" calcext:value-type="float">
            <text:p>0.204058</text:p>
          </table:table-cell>
          <table:table-cell office:value-type="float" office:value="0.20058" calcext:value-type="float">
            <text:p>0.20058</text:p>
          </table:table-cell>
          <table:table-cell office:value-type="float" office:value="0.22029" calcext:value-type="float">
            <text:p>0.22029</text:p>
          </table:table-cell>
          <table:table-cell office:value-type="float" office:value="0.204058" calcext:value-type="float">
            <text:p>0.204058</text:p>
          </table:table-cell>
          <table:table-cell office:value-type="float" office:value="0.178551" calcext:value-type="float">
            <text:p>0.178551</text:p>
          </table:table-cell>
          <table:table-cell office:value-type="float" office:value="0.207536" calcext:value-type="float">
            <text:p>0.207536</text:p>
          </table:table-cell>
          <table:table-cell office:value-type="float" office:value="0.222609" calcext:value-type="float">
            <text:p>0.222609</text:p>
          </table:table-cell>
          <table:table-cell office:value-type="float" office:value="0.201739" calcext:value-type="float">
            <text:p>0.201739</text:p>
          </table:table-cell>
          <table:table-cell table:number-columns-repeated="2" office:value-type="float" office:value="0.184348" calcext:value-type="float">
            <text:p>0.184348</text:p>
          </table:table-cell>
          <table:table-cell office:value-type="float" office:value="0.233043" calcext:value-type="float">
            <text:p>0.233043</text:p>
          </table:table-cell>
          <table:table-cell office:value-type="float" office:value="0.214493" calcext:value-type="float">
            <text:p>0.214493</text:p>
          </table:table-cell>
          <table:table-cell office:value-type="float" office:value="0.213333" calcext:value-type="float">
            <text:p>0.213333</text:p>
          </table:table-cell>
          <table:table-cell office:value-type="float" office:value="0.183188" calcext:value-type="float">
            <text:p>0.183188</text:p>
          </table:table-cell>
          <table:table-cell office:value-type="float" office:value="0.209855" calcext:value-type="float">
            <text:p>0.209855</text:p>
          </table:table-cell>
          <table:table-cell office:value-type="float" office:value="0.178551" calcext:value-type="float">
            <text:p>0.178551</text:p>
          </table:table-cell>
          <table:table-cell office:value-type="float" office:value="0.211014" calcext:value-type="float">
            <text:p>0.211014</text:p>
          </table:table-cell>
          <table:table-cell office:value-type="float" office:value="0.226087" calcext:value-type="float">
            <text:p>0.226087</text:p>
          </table:table-cell>
          <table:table-cell office:value-type="float" office:value="0.205217" calcext:value-type="float">
            <text:p>0.205217</text:p>
          </table:table-cell>
          <table:table-cell office:value-type="float" office:value="0.197101" calcext:value-type="float">
            <text:p>0.197101</text:p>
          </table:table-cell>
          <table:table-cell office:value-type="float" office:value="0.198261" calcext:value-type="float">
            <text:p>0.198261</text:p>
          </table:table-cell>
          <table:table-cell office:value-type="float" office:value="0.188986" calcext:value-type="float">
            <text:p>0.188986</text:p>
          </table:table-cell>
          <table:table-cell office:value-type="float" office:value="0.208696" calcext:value-type="float">
            <text:p>0.208696</text:p>
          </table:table-cell>
          <table:table-cell office:value-type="float" office:value="0.190145" calcext:value-type="float">
            <text:p>0.190145</text:p>
          </table:table-cell>
          <table:table-cell office:value-type="float" office:value="0.214493" calcext:value-type="float">
            <text:p>0.214493</text:p>
          </table:table-cell>
          <table:table-cell office:value-type="float" office:value="0.212174" calcext:value-type="float">
            <text:p>0.212174</text:p>
          </table:table-cell>
          <table:table-cell office:value-type="float" office:value="0.201739" calcext:value-type="float">
            <text:p>0.201739</text:p>
          </table:table-cell>
          <table:table-cell office:value-type="float" office:value="0.191304" calcext:value-type="float">
            <text:p>0.191304</text:p>
          </table:table-cell>
          <table:table-cell office:value-type="float" office:value="0.22029" calcext:value-type="float">
            <text:p>0.22029</text:p>
          </table:table-cell>
          <table:table-cell office:value-type="float" office:value="0.207536" calcext:value-type="float">
            <text:p>0.207536</text:p>
          </table:table-cell>
          <table:table-cell office:value-type="float" office:value="0.215652" calcext:value-type="float">
            <text:p>0.215652</text:p>
          </table:table-cell>
          <table:table-cell office:value-type="float" office:value="0.228406" calcext:value-type="float">
            <text:p>0.228406</text:p>
          </table:table-cell>
          <table:table-cell office:value-type="float" office:value="0.204058" calcext:value-type="float">
            <text:p>0.204058</text:p>
          </table:table-cell>
          <table:table-cell office:value-type="float" office:value="0.224928" calcext:value-type="float">
            <text:p>0.224928</text:p>
          </table:table-cell>
          <table:table-cell office:value-type="float" office:value="0.193623" calcext:value-type="float">
            <text:p>0.193623</text:p>
          </table:table-cell>
          <table:table-cell office:value-type="float" office:value="0.192464" calcext:value-type="float">
            <text:p>0.192464</text:p>
          </table:table-cell>
          <table:table-cell office:value-type="float" office:value="0.197101" calcext:value-type="float">
            <text:p>0.197101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0.209143" calcext:value-type="float">
            <text:p>0.209143</text:p>
          </table:table-cell>
          <table:table-cell office:value-type="float" office:value="0.190857" calcext:value-type="float">
            <text:p>0.190857</text:p>
          </table:table-cell>
          <table:table-cell office:value-type="float" office:value="0.227429" calcext:value-type="float">
            <text:p>0.227429</text:p>
          </table:table-cell>
          <table:table-cell office:value-type="float" office:value="0.202286" calcext:value-type="float">
            <text:p>0.202286</text:p>
          </table:table-cell>
          <table:table-cell office:value-type="float" office:value="0.189714" calcext:value-type="float">
            <text:p>0.189714</text:p>
          </table:table-cell>
          <table:table-cell office:value-type="float" office:value="0.196571" calcext:value-type="float">
            <text:p>0.196571</text:p>
          </table:table-cell>
          <table:table-cell office:value-type="float" office:value="0.201143" calcext:value-type="float">
            <text:p>0.201143</text:p>
          </table:table-cell>
          <table:table-cell office:value-type="float" office:value="0.193143" calcext:value-type="float">
            <text:p>0.193143</text:p>
          </table:table-cell>
          <table:table-cell office:value-type="float" office:value="0.202286" calcext:value-type="float">
            <text:p>0.202286</text:p>
          </table:table-cell>
          <table:table-cell office:value-type="float" office:value="0.209143" calcext:value-type="float">
            <text:p>0.209143</text:p>
          </table:table-cell>
          <table:table-cell office:value-type="float" office:value="0.2" calcext:value-type="float">
            <text:p>0.2</text:p>
          </table:table-cell>
          <table:table-cell office:value-type="float" office:value="0.177143" calcext:value-type="float">
            <text:p>0.177143</text:p>
          </table:table-cell>
          <table:table-cell office:value-type="float" office:value="0.193143" calcext:value-type="float">
            <text:p>0.193143</text:p>
          </table:table-cell>
          <table:table-cell office:value-type="float" office:value="0.185143" calcext:value-type="float">
            <text:p>0.185143</text:p>
          </table:table-cell>
          <table:table-cell office:value-type="float" office:value="0.2" calcext:value-type="float">
            <text:p>0.2</text:p>
          </table:table-cell>
          <table:table-cell office:value-type="float" office:value="0.197714" calcext:value-type="float">
            <text:p>0.197714</text:p>
          </table:table-cell>
          <table:table-cell office:value-type="float" office:value="0.205714" calcext:value-type="float">
            <text:p>0.205714</text:p>
          </table:table-cell>
          <table:table-cell office:value-type="float" office:value="0.219429" calcext:value-type="float">
            <text:p>0.219429</text:p>
          </table:table-cell>
          <table:table-cell table:number-columns-repeated="2" office:value-type="float" office:value="0.193143" calcext:value-type="float">
            <text:p>0.193143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194286" calcext:value-type="float">
            <text:p>0.194286</text:p>
          </table:table-cell>
          <table:table-cell office:value-type="float" office:value="0.217143" calcext:value-type="float">
            <text:p>0.217143</text:p>
          </table:table-cell>
          <table:table-cell office:value-type="float" office:value="0.203429" calcext:value-type="float">
            <text:p>0.203429</text:p>
          </table:table-cell>
          <table:table-cell office:value-type="float" office:value="0.198857" calcext:value-type="float">
            <text:p>0.198857</text:p>
          </table:table-cell>
          <table:table-cell table:number-columns-repeated="2" office:value-type="float" office:value="0.192" calcext:value-type="float">
            <text:p>0.192</text:p>
          </table:table-cell>
          <table:table-cell office:value-type="float" office:value="0.196571" calcext:value-type="float">
            <text:p>0.196571</text:p>
          </table:table-cell>
          <table:table-cell office:value-type="float" office:value="0.188571" calcext:value-type="float">
            <text:p>0.188571</text:p>
          </table:table-cell>
          <table:table-cell office:value-type="float" office:value="0.194286" calcext:value-type="float">
            <text:p>0.194286</text:p>
          </table:table-cell>
          <table:table-cell office:value-type="float" office:value="0.202286" calcext:value-type="float">
            <text:p>0.202286</text:p>
          </table:table-cell>
          <table:table-cell office:value-type="float" office:value="0.172571" calcext:value-type="float">
            <text:p>0.172571</text:p>
          </table:table-cell>
          <table:table-cell office:value-type="float" office:value="0.219429" calcext:value-type="float">
            <text:p>0.219429</text:p>
          </table:table-cell>
          <table:table-cell office:value-type="float" office:value="0.218286" calcext:value-type="float">
            <text:p>0.218286</text:p>
          </table:table-cell>
          <table:table-cell office:value-type="float" office:value="0.197714" calcext:value-type="float">
            <text:p>0.197714</text:p>
          </table:table-cell>
          <table:table-cell office:value-type="float" office:value="0.214857" calcext:value-type="float">
            <text:p>0.214857</text:p>
          </table:table-cell>
          <table:table-cell office:value-type="float" office:value="0.209143" calcext:value-type="float">
            <text:p>0.209143</text:p>
          </table:table-cell>
          <table:table-cell office:value-type="float" office:value="0.211429" calcext:value-type="float">
            <text:p>0.211429</text:p>
          </table:table-cell>
          <table:table-cell office:value-type="float" office:value="0.205714" calcext:value-type="float">
            <text:p>0.205714</text:p>
          </table:table-cell>
          <table:table-cell office:value-type="float" office:value="0.196571" calcext:value-type="float">
            <text:p>0.196571</text:p>
          </table:table-cell>
          <table:table-cell office:value-type="float" office:value="0.230857" calcext:value-type="float">
            <text:p>0.230857</text:p>
          </table:table-cell>
          <table:table-cell office:value-type="float" office:value="0.204571" calcext:value-type="float">
            <text:p>0.204571</text:p>
          </table:table-cell>
          <table:table-cell office:value-type="float" office:value="0.186286" calcext:value-type="float">
            <text:p>0.186286</text:p>
          </table:table-cell>
          <table:table-cell office:value-type="float" office:value="0.193143" calcext:value-type="float">
            <text:p>0.193143</text:p>
          </table:table-cell>
          <table:table-cell office:value-type="float" office:value="0.227429" calcext:value-type="float">
            <text:p>0.227429</text:p>
          </table:table-cell>
          <table:table-cell office:value-type="float" office:value="0.182857" calcext:value-type="float">
            <text:p>0.182857</text:p>
          </table:table-cell>
          <table:table-cell office:value-type="float" office:value="0.193143" calcext:value-type="float">
            <text:p>0.193143</text:p>
          </table:table-cell>
          <table:table-cell office:value-type="float" office:value="0.205714" calcext:value-type="float">
            <text:p>0.205714</text:p>
          </table:table-cell>
          <table:table-cell office:value-type="float" office:value="0.236571" calcext:value-type="float">
            <text:p>0.236571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0.202817" calcext:value-type="float">
            <text:p>0.202817</text:p>
          </table:table-cell>
          <table:table-cell office:value-type="float" office:value="0.208451" calcext:value-type="float">
            <text:p>0.208451</text:p>
          </table:table-cell>
          <table:table-cell office:value-type="float" office:value="0.207324" calcext:value-type="float">
            <text:p>0.207324</text:p>
          </table:table-cell>
          <table:table-cell office:value-type="float" office:value="0.214085" calcext:value-type="float">
            <text:p>0.214085</text:p>
          </table:table-cell>
          <table:table-cell office:value-type="float" office:value="0.192676" calcext:value-type="float">
            <text:p>0.192676</text:p>
          </table:table-cell>
          <table:table-cell office:value-type="float" office:value="0.170141" calcext:value-type="float">
            <text:p>0.170141</text:p>
          </table:table-cell>
          <table:table-cell table:number-columns-repeated="2" office:value-type="float" office:value="0.181408" calcext:value-type="float">
            <text:p>0.181408</text:p>
          </table:table-cell>
          <table:table-cell office:value-type="float" office:value="0.193803" calcext:value-type="float">
            <text:p>0.193803</text:p>
          </table:table-cell>
          <table:table-cell office:value-type="float" office:value="0.215211" calcext:value-type="float">
            <text:p>0.215211</text:p>
          </table:table-cell>
          <table:table-cell office:value-type="float" office:value="0.208451" calcext:value-type="float">
            <text:p>0.208451</text:p>
          </table:table-cell>
          <table:table-cell office:value-type="float" office:value="0.211831" calcext:value-type="float">
            <text:p>0.211831</text:p>
          </table:table-cell>
          <table:table-cell office:value-type="float" office:value="0.196056" calcext:value-type="float">
            <text:p>0.196056</text:p>
          </table:table-cell>
          <table:table-cell office:value-type="float" office:value="0.219718" calcext:value-type="float">
            <text:p>0.219718</text:p>
          </table:table-cell>
          <table:table-cell office:value-type="float" office:value="0.224225" calcext:value-type="float">
            <text:p>0.224225</text:p>
          </table:table-cell>
          <table:table-cell office:value-type="float" office:value="0.207324" calcext:value-type="float">
            <text:p>0.207324</text:p>
          </table:table-cell>
          <table:table-cell office:value-type="float" office:value="0.19831" calcext:value-type="float">
            <text:p>0.19831</text:p>
          </table:table-cell>
          <table:table-cell office:value-type="float" office:value="0.210704" calcext:value-type="float">
            <text:p>0.210704</text:p>
          </table:table-cell>
          <table:table-cell office:value-type="float" office:value="0.214085" calcext:value-type="float">
            <text:p>0.214085</text:p>
          </table:table-cell>
          <table:table-cell office:value-type="float" office:value="0.207324" calcext:value-type="float">
            <text:p>0.207324</text:p>
          </table:table-cell>
          <table:table-cell office:value-type="float" office:value="0.221972" calcext:value-type="float">
            <text:p>0.221972</text:p>
          </table:table-cell>
          <table:table-cell office:value-type="float" office:value="0.184789" calcext:value-type="float">
            <text:p>0.184789</text:p>
          </table:table-cell>
          <table:table-cell office:value-type="float" office:value="0.217465" calcext:value-type="float">
            <text:p>0.217465</text:p>
          </table:table-cell>
          <table:table-cell office:value-type="float" office:value="0.193803" calcext:value-type="float">
            <text:p>0.193803</text:p>
          </table:table-cell>
          <table:table-cell office:value-type="float" office:value="0.225352" calcext:value-type="float">
            <text:p>0.225352</text:p>
          </table:table-cell>
          <table:table-cell office:value-type="float" office:value="0.202817" calcext:value-type="float">
            <text:p>0.202817</text:p>
          </table:table-cell>
          <table:table-cell office:value-type="float" office:value="0.193803" calcext:value-type="float">
            <text:p>0.193803</text:p>
          </table:table-cell>
          <table:table-cell office:value-type="float" office:value="0.185915" calcext:value-type="float">
            <text:p>0.185915</text:p>
          </table:table-cell>
          <table:table-cell office:value-type="float" office:value="0.191549" calcext:value-type="float">
            <text:p>0.191549</text:p>
          </table:table-cell>
          <table:table-cell office:value-type="float" office:value="0.210704" calcext:value-type="float">
            <text:p>0.210704</text:p>
          </table:table-cell>
          <table:table-cell office:value-type="float" office:value="0.197183" calcext:value-type="float">
            <text:p>0.197183</text:p>
          </table:table-cell>
          <table:table-cell office:value-type="float" office:value="0.211831" calcext:value-type="float">
            <text:p>0.211831</text:p>
          </table:table-cell>
          <table:table-cell office:value-type="float" office:value="0.212958" calcext:value-type="float">
            <text:p>0.212958</text:p>
          </table:table-cell>
          <table:table-cell office:value-type="float" office:value="0.203944" calcext:value-type="float">
            <text:p>0.203944</text:p>
          </table:table-cell>
          <table:table-cell office:value-type="float" office:value="0.179155" calcext:value-type="float">
            <text:p>0.179155</text:p>
          </table:table-cell>
          <table:table-cell office:value-type="float" office:value="0.174648" calcext:value-type="float">
            <text:p>0.174648</text:p>
          </table:table-cell>
          <table:table-cell office:value-type="float" office:value="0.193803" calcext:value-type="float">
            <text:p>0.193803</text:p>
          </table:table-cell>
          <table:table-cell office:value-type="float" office:value="0.179155" calcext:value-type="float">
            <text:p>0.179155</text:p>
          </table:table-cell>
          <table:table-cell office:value-type="float" office:value="0.196056" calcext:value-type="float">
            <text:p>0.196056</text:p>
          </table:table-cell>
          <table:table-cell office:value-type="float" office:value="0.199437" calcext:value-type="float">
            <text:p>0.199437</text:p>
          </table:table-cell>
          <table:table-cell office:value-type="float" office:value="0.20507" calcext:value-type="float">
            <text:p>0.20507</text:p>
          </table:table-cell>
          <table:table-cell office:value-type="float" office:value="0.226479" calcext:value-type="float">
            <text:p>0.226479</text:p>
          </table:table-cell>
          <table:table-cell office:value-type="float" office:value="0.192676" calcext:value-type="float">
            <text:p>0.192676</text:p>
          </table:table-cell>
          <table:table-cell office:value-type="float" office:value="0.218592" calcext:value-type="float">
            <text:p>0.218592</text:p>
          </table:table-cell>
          <table:table-cell office:value-type="float" office:value="0.188169" calcext:value-type="float">
            <text:p>0.188169</text:p>
          </table:table-cell>
          <table:table-cell office:value-type="float" office:value="0.203944" calcext:value-type="float">
            <text:p>0.203944</text:p>
          </table:table-cell>
          <table:table-cell office:value-type="float" office:value="0.191549" calcext:value-type="float">
            <text:p>0.191549</text:p>
          </table:table-cell>
          <table:table-cell office:value-type="float" office:value="0.215211" calcext:value-type="float">
            <text:p>0.215211</text:p>
          </table:table-cell>
          <table:table-cell office:value-type="float" office:value="0.188169" calcext:value-type="float">
            <text:p>0.188169</text:p>
          </table:table-cell>
          <table:table-cell office:value-type="float" office:value="0.192676" calcext:value-type="float">
            <text:p>0.192676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table:number-columns-repeated="2" office:value-type="float" office:value="0.192222" calcext:value-type="float">
            <text:p>0.192222</text:p>
          </table:table-cell>
          <table:table-cell office:value-type="float" office:value="0.197778" calcext:value-type="float">
            <text:p>0.197778</text:p>
          </table:table-cell>
          <table:table-cell office:value-type="float" office:value="0.211111" calcext:value-type="float">
            <text:p>0.211111</text:p>
          </table:table-cell>
          <table:table-cell office:value-type="float" office:value="0.197778" calcext:value-type="float">
            <text:p>0.197778</text:p>
          </table:table-cell>
          <table:table-cell office:value-type="float" office:value="0.172222" calcext:value-type="float">
            <text:p>0.172222</text:p>
          </table:table-cell>
          <table:table-cell office:value-type="float" office:value="0.188889" calcext:value-type="float">
            <text:p>0.188889</text:p>
          </table:table-cell>
          <table:table-cell office:value-type="float" office:value="0.207778" calcext:value-type="float">
            <text:p>0.207778</text:p>
          </table:table-cell>
          <table:table-cell office:value-type="float" office:value="0.226667" calcext:value-type="float">
            <text:p>0.226667</text:p>
          </table:table-cell>
          <table:table-cell office:value-type="float" office:value="0.177778" calcext:value-type="float">
            <text:p>0.177778</text:p>
          </table:table-cell>
          <table:table-cell office:value-type="float" office:value="0.217778" calcext:value-type="float">
            <text:p>0.217778</text:p>
          </table:table-cell>
          <table:table-cell office:value-type="float" office:value="0.206667" calcext:value-type="float">
            <text:p>0.206667</text:p>
          </table:table-cell>
          <table:table-cell office:value-type="float" office:value="0.187778" calcext:value-type="float">
            <text:p>0.187778</text:p>
          </table:table-cell>
          <table:table-cell office:value-type="float" office:value="0.206667" calcext:value-type="float">
            <text:p>0.206667</text:p>
          </table:table-cell>
          <table:table-cell office:value-type="float" office:value="0.174444" calcext:value-type="float">
            <text:p>0.174444</text:p>
          </table:table-cell>
          <table:table-cell office:value-type="float" office:value="0.168889" calcext:value-type="float">
            <text:p>0.168889</text:p>
          </table:table-cell>
          <table:table-cell office:value-type="float" office:value="0.175556" calcext:value-type="float">
            <text:p>0.175556</text:p>
          </table:table-cell>
          <table:table-cell office:value-type="float" office:value="0.184444" calcext:value-type="float">
            <text:p>0.184444</text:p>
          </table:table-cell>
          <table:table-cell office:value-type="float" office:value="0.197778" calcext:value-type="float">
            <text:p>0.197778</text:p>
          </table:table-cell>
          <table:table-cell office:value-type="float" office:value="0.218889" calcext:value-type="float">
            <text:p>0.218889</text:p>
          </table:table-cell>
          <table:table-cell office:value-type="float" office:value="0.21" calcext:value-type="float">
            <text:p>0.21</text:p>
          </table:table-cell>
          <table:table-cell office:value-type="float" office:value="0.188889" calcext:value-type="float">
            <text:p>0.188889</text:p>
          </table:table-cell>
          <table:table-cell office:value-type="float" office:value="0.214444" calcext:value-type="float">
            <text:p>0.214444</text:p>
          </table:table-cell>
          <table:table-cell office:value-type="float" office:value="0.193333" calcext:value-type="float">
            <text:p>0.193333</text:p>
          </table:table-cell>
          <table:table-cell office:value-type="float" office:value="0.173333" calcext:value-type="float">
            <text:p>0.173333</text:p>
          </table:table-cell>
          <table:table-cell office:value-type="float" office:value="0.212222" calcext:value-type="float">
            <text:p>0.212222</text:p>
          </table:table-cell>
          <table:table-cell office:value-type="float" office:value="0.203333" calcext:value-type="float">
            <text:p>0.203333</text:p>
          </table:table-cell>
          <table:table-cell office:value-type="float" office:value="0.206667" calcext:value-type="float">
            <text:p>0.206667</text:p>
          </table:table-cell>
          <table:table-cell office:value-type="float" office:value="0.193333" calcext:value-type="float">
            <text:p>0.193333</text:p>
          </table:table-cell>
          <table:table-cell office:value-type="float" office:value="0.192222" calcext:value-type="float">
            <text:p>0.192222</text:p>
          </table:table-cell>
          <table:table-cell office:value-type="float" office:value="0.194444" calcext:value-type="float">
            <text:p>0.194444</text:p>
          </table:table-cell>
          <table:table-cell office:value-type="float" office:value="0.196667" calcext:value-type="float">
            <text:p>0.196667</text:p>
          </table:table-cell>
          <table:table-cell office:value-type="float" office:value="0.187778" calcext:value-type="float">
            <text:p>0.187778</text:p>
          </table:table-cell>
          <table:table-cell office:value-type="float" office:value="0.206667" calcext:value-type="float">
            <text:p>0.206667</text:p>
          </table:table-cell>
          <table:table-cell office:value-type="float" office:value="0.205556" calcext:value-type="float">
            <text:p>0.205556</text:p>
          </table:table-cell>
          <table:table-cell office:value-type="float" office:value="0.201111" calcext:value-type="float">
            <text:p>0.201111</text:p>
          </table:table-cell>
          <table:table-cell office:value-type="float" office:value="0.206667" calcext:value-type="float">
            <text:p>0.206667</text:p>
          </table:table-cell>
          <table:table-cell office:value-type="float" office:value="0.215556" calcext:value-type="float">
            <text:p>0.215556</text:p>
          </table:table-cell>
          <table:table-cell office:value-type="float" office:value="0.198889" calcext:value-type="float">
            <text:p>0.198889</text:p>
          </table:table-cell>
          <table:table-cell office:value-type="float" office:value="0.201111" calcext:value-type="float">
            <text:p>0.201111</text:p>
          </table:table-cell>
          <table:table-cell office:value-type="float" office:value="0.204444" calcext:value-type="float">
            <text:p>0.204444</text:p>
          </table:table-cell>
          <table:table-cell office:value-type="float" office:value="0.2" calcext:value-type="float">
            <text:p>0.2</text:p>
          </table:table-cell>
          <table:table-cell office:value-type="float" office:value="0.177778" calcext:value-type="float">
            <text:p>0.177778</text:p>
          </table:table-cell>
          <table:table-cell office:value-type="float" office:value="0.197778" calcext:value-type="float">
            <text:p>0.197778</text:p>
          </table:table-cell>
          <table:table-cell office:value-type="float" office:value="0.202222" calcext:value-type="float">
            <text:p>0.202222</text:p>
          </table:table-cell>
          <table:table-cell office:value-type="float" office:value="0.191111" calcext:value-type="float">
            <text:p>0.191111</text:p>
          </table:table-cell>
          <table:table-cell office:value-type="float" office:value="0.194444" calcext:value-type="float">
            <text:p>0.194444</text:p>
          </table:table-cell>
          <table:table-cell office:value-type="float" office:value="0.211111" calcext:value-type="float">
            <text:p>0.211111</text:p>
          </table:table-cell>
          <table:table-cell office:value-type="float" office:value="0.204444" calcext:value-type="float">
            <text:p>0.204444</text:p>
          </table:table-cell>
          <table:table-cell office:value-type="float" office:value="0.194444" calcext:value-type="float">
            <text:p>0.194444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float" office:value="0.189589" calcext:value-type="float">
            <text:p>0.189589</text:p>
          </table:table-cell>
          <table:table-cell office:value-type="float" office:value="0.195068" calcext:value-type="float">
            <text:p>0.195068</text:p>
          </table:table-cell>
          <table:table-cell office:value-type="float" office:value="0.204932" calcext:value-type="float">
            <text:p>0.204932</text:p>
          </table:table-cell>
          <table:table-cell office:value-type="float" office:value="0.173151" calcext:value-type="float">
            <text:p>0.173151</text:p>
          </table:table-cell>
          <table:table-cell office:value-type="float" office:value="0.21589" calcext:value-type="float">
            <text:p>0.21589</text:p>
          </table:table-cell>
          <table:table-cell office:value-type="float" office:value="0.198356" calcext:value-type="float">
            <text:p>0.198356</text:p>
          </table:table-cell>
          <table:table-cell office:value-type="float" office:value="0.177534" calcext:value-type="float">
            <text:p>0.177534</text:p>
          </table:table-cell>
          <table:table-cell office:value-type="float" office:value="0.204932" calcext:value-type="float">
            <text:p>0.204932</text:p>
          </table:table-cell>
          <table:table-cell office:value-type="float" office:value="0.224658" calcext:value-type="float">
            <text:p>0.224658</text:p>
          </table:table-cell>
          <table:table-cell office:value-type="float" office:value="0.21589" calcext:value-type="float">
            <text:p>0.21589</text:p>
          </table:table-cell>
          <table:table-cell office:value-type="float" office:value="0.201644" calcext:value-type="float">
            <text:p>0.201644</text:p>
          </table:table-cell>
          <table:table-cell office:value-type="float" office:value="0.183014" calcext:value-type="float">
            <text:p>0.183014</text:p>
          </table:table-cell>
          <table:table-cell office:value-type="float" office:value="0.188493" calcext:value-type="float">
            <text:p>0.188493</text:p>
          </table:table-cell>
          <table:table-cell office:value-type="float" office:value="0.186301" calcext:value-type="float">
            <text:p>0.186301</text:p>
          </table:table-cell>
          <table:table-cell office:value-type="float" office:value="0.192877" calcext:value-type="float">
            <text:p>0.192877</text:p>
          </table:table-cell>
          <table:table-cell office:value-type="float" office:value="0.183014" calcext:value-type="float">
            <text:p>0.183014</text:p>
          </table:table-cell>
          <table:table-cell office:value-type="float" office:value="0.198356" calcext:value-type="float">
            <text:p>0.198356</text:p>
          </table:table-cell>
          <table:table-cell office:value-type="float" office:value="0.18411" calcext:value-type="float">
            <text:p>0.18411</text:p>
          </table:table-cell>
          <table:table-cell office:value-type="float" office:value="0.173151" calcext:value-type="float">
            <text:p>0.173151</text:p>
          </table:table-cell>
          <table:table-cell office:value-type="float" office:value="0.210411" calcext:value-type="float">
            <text:p>0.210411</text:p>
          </table:table-cell>
          <table:table-cell office:value-type="float" office:value="0.206027" calcext:value-type="float">
            <text:p>0.206027</text:p>
          </table:table-cell>
          <table:table-cell table:number-columns-repeated="2" office:value-type="float" office:value="0.19726" calcext:value-type="float">
            <text:p>0.19726</text:p>
          </table:table-cell>
          <table:table-cell office:value-type="float" office:value="0.218082" calcext:value-type="float">
            <text:p>0.218082</text:p>
          </table:table-cell>
          <table:table-cell office:value-type="float" office:value="0.226849" calcext:value-type="float">
            <text:p>0.226849</text:p>
          </table:table-cell>
          <table:table-cell office:value-type="float" office:value="0.198356" calcext:value-type="float">
            <text:p>0.198356</text:p>
          </table:table-cell>
          <table:table-cell office:value-type="float" office:value="0.176438" calcext:value-type="float">
            <text:p>0.176438</text:p>
          </table:table-cell>
          <table:table-cell office:value-type="float" office:value="0.187397" calcext:value-type="float">
            <text:p>0.187397</text:p>
          </table:table-cell>
          <table:table-cell office:value-type="float" office:value="0.218082" calcext:value-type="float">
            <text:p>0.218082</text:p>
          </table:table-cell>
          <table:table-cell office:value-type="float" office:value="0.199452" calcext:value-type="float">
            <text:p>0.199452</text:p>
          </table:table-cell>
          <table:table-cell office:value-type="float" office:value="0.201644" calcext:value-type="float">
            <text:p>0.201644</text:p>
          </table:table-cell>
          <table:table-cell office:value-type="float" office:value="0.186301" calcext:value-type="float">
            <text:p>0.186301</text:p>
          </table:table-cell>
          <table:table-cell office:value-type="float" office:value="0.20274" calcext:value-type="float">
            <text:p>0.20274</text:p>
          </table:table-cell>
          <table:table-cell office:value-type="float" office:value="0.200548" calcext:value-type="float">
            <text:p>0.200548</text:p>
          </table:table-cell>
          <table:table-cell office:value-type="float" office:value="0.176438" calcext:value-type="float">
            <text:p>0.176438</text:p>
          </table:table-cell>
          <table:table-cell office:value-type="float" office:value="0.188493" calcext:value-type="float">
            <text:p>0.188493</text:p>
          </table:table-cell>
          <table:table-cell office:value-type="float" office:value="0.201644" calcext:value-type="float">
            <text:p>0.201644</text:p>
          </table:table-cell>
          <table:table-cell office:value-type="float" office:value="0.195068" calcext:value-type="float">
            <text:p>0.195068</text:p>
          </table:table-cell>
          <table:table-cell office:value-type="float" office:value="0.212603" calcext:value-type="float">
            <text:p>0.212603</text:p>
          </table:table-cell>
          <table:table-cell office:value-type="float" office:value="0.188493" calcext:value-type="float">
            <text:p>0.188493</text:p>
          </table:table-cell>
          <table:table-cell office:value-type="float" office:value="0.186301" calcext:value-type="float">
            <text:p>0.186301</text:p>
          </table:table-cell>
          <table:table-cell office:value-type="float" office:value="0.216986" calcext:value-type="float">
            <text:p>0.216986</text:p>
          </table:table-cell>
          <table:table-cell office:value-type="float" office:value="0.191781" calcext:value-type="float">
            <text:p>0.191781</text:p>
          </table:table-cell>
          <table:table-cell office:value-type="float" office:value="0.19726" calcext:value-type="float">
            <text:p>0.19726</text:p>
          </table:table-cell>
          <table:table-cell office:value-type="float" office:value="0.224658" calcext:value-type="float">
            <text:p>0.224658</text:p>
          </table:table-cell>
          <table:table-cell office:value-type="float" office:value="0.17863" calcext:value-type="float">
            <text:p>0.17863</text:p>
          </table:table-cell>
          <table:table-cell office:value-type="float" office:value="0.20274" calcext:value-type="float">
            <text:p>0.20274</text:p>
          </table:table-cell>
          <table:table-cell office:value-type="float" office:value="0.199452" calcext:value-type="float">
            <text:p>0.199452</text:p>
          </table:table-cell>
          <table:table-cell office:value-type="float" office:value="0.183014" calcext:value-type="float">
            <text:p>0.183014</text:p>
          </table:table-cell>
          <table:table-cell office:value-type="float" office:value="0.189589" calcext:value-type="float">
            <text:p>0.189589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0.204324" calcext:value-type="float">
            <text:p>0.204324</text:p>
          </table:table-cell>
          <table:table-cell office:value-type="float" office:value="0.205405" calcext:value-type="float">
            <text:p>0.205405</text:p>
          </table:table-cell>
          <table:table-cell office:value-type="float" office:value="0.208649" calcext:value-type="float">
            <text:p>0.208649</text:p>
          </table:table-cell>
          <table:table-cell office:value-type="float" office:value="0.192432" calcext:value-type="float">
            <text:p>0.192432</text:p>
          </table:table-cell>
          <table:table-cell office:value-type="float" office:value="0.19027" calcext:value-type="float">
            <text:p>0.19027</text:p>
          </table:table-cell>
          <table:table-cell office:value-type="float" office:value="0.234595" calcext:value-type="float">
            <text:p>0.234595</text:p>
          </table:table-cell>
          <table:table-cell office:value-type="float" office:value="0.215135" calcext:value-type="float">
            <text:p>0.215135</text:p>
          </table:table-cell>
          <table:table-cell office:value-type="float" office:value="0.207568" calcext:value-type="float">
            <text:p>0.207568</text:p>
          </table:table-cell>
          <table:table-cell office:value-type="float" office:value="0.208649" calcext:value-type="float">
            <text:p>0.208649</text:p>
          </table:table-cell>
          <table:table-cell office:value-type="float" office:value="0.210811" calcext:value-type="float">
            <text:p>0.210811</text:p>
          </table:table-cell>
          <table:table-cell office:value-type="float" office:value="0.181622" calcext:value-type="float">
            <text:p>0.181622</text:p>
          </table:table-cell>
          <table:table-cell office:value-type="float" office:value="0.212973" calcext:value-type="float">
            <text:p>0.212973</text:p>
          </table:table-cell>
          <table:table-cell office:value-type="float" office:value="0.19027" calcext:value-type="float">
            <text:p>0.19027</text:p>
          </table:table-cell>
          <table:table-cell office:value-type="float" office:value="0.191351" calcext:value-type="float">
            <text:p>0.191351</text:p>
          </table:table-cell>
          <table:table-cell office:value-type="float" office:value="0.197838" calcext:value-type="float">
            <text:p>0.197838</text:p>
          </table:table-cell>
          <table:table-cell office:value-type="float" office:value="0.20973" calcext:value-type="float">
            <text:p>0.20973</text:p>
          </table:table-cell>
          <table:table-cell office:value-type="float" office:value="0.174054" calcext:value-type="float">
            <text:p>0.174054</text:p>
          </table:table-cell>
          <table:table-cell office:value-type="float" office:value="0.19027" calcext:value-type="float">
            <text:p>0.19027</text:p>
          </table:table-cell>
          <table:table-cell table:number-columns-repeated="2" office:value-type="float" office:value="0.203243" calcext:value-type="float">
            <text:p>0.203243</text:p>
          </table:table-cell>
          <table:table-cell office:value-type="float" office:value="0.193514" calcext:value-type="float">
            <text:p>0.193514</text:p>
          </table:table-cell>
          <table:table-cell office:value-type="float" office:value="0.224865" calcext:value-type="float">
            <text:p>0.224865</text:p>
          </table:table-cell>
          <table:table-cell office:value-type="float" office:value="0.202162" calcext:value-type="float">
            <text:p>0.202162</text:p>
          </table:table-cell>
          <table:table-cell office:value-type="float" office:value="0.184865" calcext:value-type="float">
            <text:p>0.184865</text:p>
          </table:table-cell>
          <table:table-cell office:value-type="float" office:value="0.221622" calcext:value-type="float">
            <text:p>0.221622</text:p>
          </table:table-cell>
          <table:table-cell office:value-type="float" office:value="0.211892" calcext:value-type="float">
            <text:p>0.211892</text:p>
          </table:table-cell>
          <table:table-cell office:value-type="float" office:value="0.201081" calcext:value-type="float">
            <text:p>0.201081</text:p>
          </table:table-cell>
          <table:table-cell office:value-type="float" office:value="0.194595" calcext:value-type="float">
            <text:p>0.194595</text:p>
          </table:table-cell>
          <table:table-cell office:value-type="float" office:value="0.204324" calcext:value-type="float">
            <text:p>0.204324</text:p>
          </table:table-cell>
          <table:table-cell office:value-type="float" office:value="0.189189" calcext:value-type="float">
            <text:p>0.189189</text:p>
          </table:table-cell>
          <table:table-cell office:value-type="float" office:value="0.195676" calcext:value-type="float">
            <text:p>0.195676</text:p>
          </table:table-cell>
          <table:table-cell office:value-type="float" office:value="0.194595" calcext:value-type="float">
            <text:p>0.194595</text:p>
          </table:table-cell>
          <table:table-cell office:value-type="float" office:value="0.193514" calcext:value-type="float">
            <text:p>0.193514</text:p>
          </table:table-cell>
          <table:table-cell office:value-type="float" office:value="0.207568" calcext:value-type="float">
            <text:p>0.207568</text:p>
          </table:table-cell>
          <table:table-cell office:value-type="float" office:value="0.210811" calcext:value-type="float">
            <text:p>0.210811</text:p>
          </table:table-cell>
          <table:table-cell office:value-type="float" office:value="0.194595" calcext:value-type="float">
            <text:p>0.194595</text:p>
          </table:table-cell>
          <table:table-cell office:value-type="float" office:value="0.185946" calcext:value-type="float">
            <text:p>0.185946</text:p>
          </table:table-cell>
          <table:table-cell office:value-type="float" office:value="0.215135" calcext:value-type="float">
            <text:p>0.215135</text:p>
          </table:table-cell>
          <table:table-cell office:value-type="float" office:value="0.224865" calcext:value-type="float">
            <text:p>0.224865</text:p>
          </table:table-cell>
          <table:table-cell office:value-type="float" office:value="0.203243" calcext:value-type="float">
            <text:p>0.203243</text:p>
          </table:table-cell>
          <table:table-cell office:value-type="float" office:value="0.181622" calcext:value-type="float">
            <text:p>0.181622</text:p>
          </table:table-cell>
          <table:table-cell table:number-columns-repeated="2" office:value-type="float" office:value="0.193514" calcext:value-type="float">
            <text:p>0.193514</text:p>
          </table:table-cell>
          <table:table-cell office:value-type="float" office:value="0.228108" calcext:value-type="float">
            <text:p>0.228108</text:p>
          </table:table-cell>
          <table:table-cell office:value-type="float" office:value="0.194595" calcext:value-type="float">
            <text:p>0.194595</text:p>
          </table:table-cell>
          <table:table-cell office:value-type="float" office:value="0.197838" calcext:value-type="float">
            <text:p>0.197838</text:p>
          </table:table-cell>
          <table:table-cell office:value-type="float" office:value="0.215135" calcext:value-type="float">
            <text:p>0.215135</text:p>
          </table:table-cell>
          <table:table-cell office:value-type="float" office:value="0.187027" calcext:value-type="float">
            <text:p>0.187027</text:p>
          </table:table-cell>
          <table:table-cell office:value-type="float" office:value="0.206486" calcext:value-type="float">
            <text:p>0.206486</text:p>
          </table:table-cell>
          <table:table-cell office:value-type="float" office:value="0.189189" calcext:value-type="float">
            <text:p>0.189189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0.186667" calcext:value-type="float">
            <text:p>0.186667</text:p>
          </table:table-cell>
          <table:table-cell office:value-type="float" office:value="0.202667" calcext:value-type="float">
            <text:p>0.202667</text:p>
          </table:table-cell>
          <table:table-cell office:value-type="float" office:value="0.208" calcext:value-type="float">
            <text:p>0.208</text:p>
          </table:table-cell>
          <table:table-cell office:value-type="float" office:value="0.181333" calcext:value-type="float">
            <text:p>0.181333</text:p>
          </table:table-cell>
          <table:table-cell office:value-type="float" office:value="0.183467" calcext:value-type="float">
            <text:p>0.183467</text:p>
          </table:table-cell>
          <table:table-cell office:value-type="float" office:value="0.170667" calcext:value-type="float">
            <text:p>0.170667</text:p>
          </table:table-cell>
          <table:table-cell office:value-type="float" office:value="0.215467" calcext:value-type="float">
            <text:p>0.215467</text:p>
          </table:table-cell>
          <table:table-cell office:value-type="float" office:value="0.218667" calcext:value-type="float">
            <text:p>0.218667</text:p>
          </table:table-cell>
          <table:table-cell office:value-type="float" office:value="0.16" calcext:value-type="float">
            <text:p>0.16</text:p>
          </table:table-cell>
          <table:table-cell office:value-type="float" office:value="0.2112" calcext:value-type="float">
            <text:p>0.2112</text:p>
          </table:table-cell>
          <table:table-cell office:value-type="float" office:value="0.210133" calcext:value-type="float">
            <text:p>0.210133</text:p>
          </table:table-cell>
          <table:table-cell office:value-type="float" office:value="0.213333" calcext:value-type="float">
            <text:p>0.213333</text:p>
          </table:table-cell>
          <table:table-cell office:value-type="float" office:value="0.205867" calcext:value-type="float">
            <text:p>0.205867</text:p>
          </table:table-cell>
          <table:table-cell office:value-type="float" office:value="0.2144" calcext:value-type="float">
            <text:p>0.2144</text:p>
          </table:table-cell>
          <table:table-cell office:value-type="float" office:value="0.222933" calcext:value-type="float">
            <text:p>0.222933</text:p>
          </table:table-cell>
          <table:table-cell office:value-type="float" office:value="0.206933" calcext:value-type="float">
            <text:p>0.206933</text:p>
          </table:table-cell>
          <table:table-cell office:value-type="float" office:value="0.174933" calcext:value-type="float">
            <text:p>0.174933</text:p>
          </table:table-cell>
          <table:table-cell office:value-type="float" office:value="0.186667" calcext:value-type="float">
            <text:p>0.186667</text:p>
          </table:table-cell>
          <table:table-cell office:value-type="float" office:value="0.229333" calcext:value-type="float">
            <text:p>0.229333</text:p>
          </table:table-cell>
          <table:table-cell office:value-type="float" office:value="0.206933" calcext:value-type="float">
            <text:p>0.206933</text:p>
          </table:table-cell>
          <table:table-cell office:value-type="float" office:value="0.189867" calcext:value-type="float">
            <text:p>0.189867</text:p>
          </table:table-cell>
          <table:table-cell office:value-type="float" office:value="0.183467" calcext:value-type="float">
            <text:p>0.183467</text:p>
          </table:table-cell>
          <table:table-cell office:value-type="float" office:value="0.1952" calcext:value-type="float">
            <text:p>0.1952</text:p>
          </table:table-cell>
          <table:table-cell table:number-columns-repeated="2" office:value-type="float" office:value="0.194133" calcext:value-type="float">
            <text:p>0.194133</text:p>
          </table:table-cell>
          <table:table-cell office:value-type="float" office:value="0.173867" calcext:value-type="float">
            <text:p>0.173867</text:p>
          </table:table-cell>
          <table:table-cell table:number-columns-repeated="2" office:value-type="float" office:value="0.2016" calcext:value-type="float">
            <text:p>0.2016</text:p>
          </table:table-cell>
          <table:table-cell office:value-type="float" office:value="0.197333" calcext:value-type="float">
            <text:p>0.197333</text:p>
          </table:table-cell>
          <table:table-cell office:value-type="float" office:value="0.1632" calcext:value-type="float">
            <text:p>0.1632</text:p>
          </table:table-cell>
          <table:table-cell office:value-type="float" office:value="0.1824" calcext:value-type="float">
            <text:p>0.1824</text:p>
          </table:table-cell>
          <table:table-cell office:value-type="float" office:value="0.192" calcext:value-type="float">
            <text:p>0.192</text:p>
          </table:table-cell>
          <table:table-cell office:value-type="float" office:value="0.194133" calcext:value-type="float">
            <text:p>0.194133</text:p>
          </table:table-cell>
          <table:table-cell office:value-type="float" office:value="0.222933" calcext:value-type="float">
            <text:p>0.222933</text:p>
          </table:table-cell>
          <table:table-cell office:value-type="float" office:value="0.1888" calcext:value-type="float">
            <text:p>0.1888</text:p>
          </table:table-cell>
          <table:table-cell table:number-columns-repeated="2" office:value-type="float" office:value="0.2144" calcext:value-type="float">
            <text:p>0.2144</text:p>
          </table:table-cell>
          <table:table-cell office:value-type="float" office:value="0.212267" calcext:value-type="float">
            <text:p>0.212267</text:p>
          </table:table-cell>
          <table:table-cell office:value-type="float" office:value="0.2048" calcext:value-type="float">
            <text:p>0.2048</text:p>
          </table:table-cell>
          <table:table-cell office:value-type="float" office:value="0.1952" calcext:value-type="float">
            <text:p>0.1952</text:p>
          </table:table-cell>
          <table:table-cell office:value-type="float" office:value="0.192" calcext:value-type="float">
            <text:p>0.192</text:p>
          </table:table-cell>
          <table:table-cell office:value-type="float" office:value="0.2016" calcext:value-type="float">
            <text:p>0.2016</text:p>
          </table:table-cell>
          <table:table-cell office:value-type="float" office:value="0.2112" calcext:value-type="float">
            <text:p>0.2112</text:p>
          </table:table-cell>
          <table:table-cell office:value-type="float" office:value="0.1888" calcext:value-type="float">
            <text:p>0.1888</text:p>
          </table:table-cell>
          <table:table-cell office:value-type="float" office:value="0.208" calcext:value-type="float">
            <text:p>0.208</text:p>
          </table:table-cell>
          <table:table-cell office:value-type="float" office:value="0.216533" calcext:value-type="float">
            <text:p>0.216533</text:p>
          </table:table-cell>
          <table:table-cell office:value-type="float" office:value="0.176" calcext:value-type="float">
            <text:p>0.176</text:p>
          </table:table-cell>
          <table:table-cell table:number-columns-repeated="2" office:value-type="float" office:value="0.206933" calcext:value-type="float">
            <text:p>0.206933</text:p>
          </table:table-cell>
          <table:table-cell office:value-type="float" office:value="0.2144" calcext:value-type="float">
            <text:p>0.2144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0.175789" calcext:value-type="float">
            <text:p>0.175789</text:p>
          </table:table-cell>
          <table:table-cell office:value-type="float" office:value="0.22" calcext:value-type="float">
            <text:p>0.22</text:p>
          </table:table-cell>
          <table:table-cell office:value-type="float" office:value="0.209474" calcext:value-type="float">
            <text:p>0.209474</text:p>
          </table:table-cell>
          <table:table-cell office:value-type="float" office:value="0.194737" calcext:value-type="float">
            <text:p>0.194737</text:p>
          </table:table-cell>
          <table:table-cell office:value-type="float" office:value="0.191579" calcext:value-type="float">
            <text:p>0.191579</text:p>
          </table:table-cell>
          <table:table-cell office:value-type="float" office:value="0.202105" calcext:value-type="float">
            <text:p>0.202105</text:p>
          </table:table-cell>
          <table:table-cell office:value-type="float" office:value="0.194737" calcext:value-type="float">
            <text:p>0.194737</text:p>
          </table:table-cell>
          <table:table-cell office:value-type="float" office:value="0.206316" calcext:value-type="float">
            <text:p>0.206316</text:p>
          </table:table-cell>
          <table:table-cell office:value-type="float" office:value="0.185263" calcext:value-type="float">
            <text:p>0.185263</text:p>
          </table:table-cell>
          <table:table-cell office:value-type="float" office:value="0.205263" calcext:value-type="float">
            <text:p>0.205263</text:p>
          </table:table-cell>
          <table:table-cell office:value-type="float" office:value="0.216842" calcext:value-type="float">
            <text:p>0.216842</text:p>
          </table:table-cell>
          <table:table-cell office:value-type="float" office:value="0.207368" calcext:value-type="float">
            <text:p>0.207368</text:p>
          </table:table-cell>
          <table:table-cell office:value-type="float" office:value="0.177895" calcext:value-type="float">
            <text:p>0.177895</text:p>
          </table:table-cell>
          <table:table-cell office:value-type="float" office:value="0.202105" calcext:value-type="float">
            <text:p>0.202105</text:p>
          </table:table-cell>
          <table:table-cell office:value-type="float" office:value="0.187368" calcext:value-type="float">
            <text:p>0.187368</text:p>
          </table:table-cell>
          <table:table-cell office:value-type="float" office:value="0.212632" calcext:value-type="float">
            <text:p>0.212632</text:p>
          </table:table-cell>
          <table:table-cell office:value-type="float" office:value="0.222105" calcext:value-type="float">
            <text:p>0.222105</text:p>
          </table:table-cell>
          <table:table-cell office:value-type="float" office:value="0.207368" calcext:value-type="float">
            <text:p>0.207368</text:p>
          </table:table-cell>
          <table:table-cell office:value-type="float" office:value="0.214737" calcext:value-type="float">
            <text:p>0.214737</text:p>
          </table:table-cell>
          <table:table-cell office:value-type="float" office:value="0.211579" calcext:value-type="float">
            <text:p>0.211579</text:p>
          </table:table-cell>
          <table:table-cell office:value-type="float" office:value="0.206316" calcext:value-type="float">
            <text:p>0.206316</text:p>
          </table:table-cell>
          <table:table-cell office:value-type="float" office:value="0.195789" calcext:value-type="float">
            <text:p>0.195789</text:p>
          </table:table-cell>
          <table:table-cell office:value-type="float" office:value="0.217895" calcext:value-type="float">
            <text:p>0.217895</text:p>
          </table:table-cell>
          <table:table-cell office:value-type="float" office:value="0.192632" calcext:value-type="float">
            <text:p>0.192632</text:p>
          </table:table-cell>
          <table:table-cell office:value-type="float" office:value="0.218947" calcext:value-type="float">
            <text:p>0.218947</text:p>
          </table:table-cell>
          <table:table-cell office:value-type="float" office:value="0.201053" calcext:value-type="float">
            <text:p>0.201053</text:p>
          </table:table-cell>
          <table:table-cell office:value-type="float" office:value="0.196842" calcext:value-type="float">
            <text:p>0.196842</text:p>
          </table:table-cell>
          <table:table-cell office:value-type="float" office:value="0.214737" calcext:value-type="float">
            <text:p>0.214737</text:p>
          </table:table-cell>
          <table:table-cell office:value-type="float" office:value="0.201053" calcext:value-type="float">
            <text:p>0.201053</text:p>
          </table:table-cell>
          <table:table-cell office:value-type="float" office:value="0.217895" calcext:value-type="float">
            <text:p>0.217895</text:p>
          </table:table-cell>
          <table:table-cell office:value-type="float" office:value="0.193684" calcext:value-type="float">
            <text:p>0.193684</text:p>
          </table:table-cell>
          <table:table-cell office:value-type="float" office:value="0.18" calcext:value-type="float">
            <text:p>0.18</text:p>
          </table:table-cell>
          <table:table-cell office:value-type="float" office:value="0.191579" calcext:value-type="float">
            <text:p>0.191579</text:p>
          </table:table-cell>
          <table:table-cell office:value-type="float" office:value="0.210526" calcext:value-type="float">
            <text:p>0.210526</text:p>
          </table:table-cell>
          <table:table-cell office:value-type="float" office:value="0.183158" calcext:value-type="float">
            <text:p>0.183158</text:p>
          </table:table-cell>
          <table:table-cell office:value-type="float" office:value="0.175789" calcext:value-type="float">
            <text:p>0.175789</text:p>
          </table:table-cell>
          <table:table-cell office:value-type="float" office:value="0.22" calcext:value-type="float">
            <text:p>0.22</text:p>
          </table:table-cell>
          <table:table-cell office:value-type="float" office:value="0.212632" calcext:value-type="float">
            <text:p>0.212632</text:p>
          </table:table-cell>
          <table:table-cell office:value-type="float" office:value="0.197895" calcext:value-type="float">
            <text:p>0.197895</text:p>
          </table:table-cell>
          <table:table-cell office:value-type="float" office:value="0.2" calcext:value-type="float">
            <text:p>0.2</text:p>
          </table:table-cell>
          <table:table-cell office:value-type="float" office:value="0.191579" calcext:value-type="float">
            <text:p>0.191579</text:p>
          </table:table-cell>
          <table:table-cell office:value-type="float" office:value="0.227368" calcext:value-type="float">
            <text:p>0.227368</text:p>
          </table:table-cell>
          <table:table-cell office:value-type="float" office:value="0.191579" calcext:value-type="float">
            <text:p>0.191579</text:p>
          </table:table-cell>
          <table:table-cell office:value-type="float" office:value="0.216842" calcext:value-type="float">
            <text:p>0.216842</text:p>
          </table:table-cell>
          <table:table-cell office:value-type="float" office:value="0.232632" calcext:value-type="float">
            <text:p>0.232632</text:p>
          </table:table-cell>
          <table:table-cell office:value-type="float" office:value="0.210526" calcext:value-type="float">
            <text:p>0.210526</text:p>
          </table:table-cell>
          <table:table-cell office:value-type="float" office:value="0.171579" calcext:value-type="float">
            <text:p>0.171579</text:p>
          </table:table-cell>
          <table:table-cell office:value-type="float" office:value="0.221053" calcext:value-type="float">
            <text:p>0.221053</text:p>
          </table:table-cell>
          <table:table-cell office:value-type="float" office:value="0.202105" calcext:value-type="float">
            <text:p>0.202105</text:p>
          </table:table-cell>
          <table:table-cell office:value-type="float" office:value="0.188421" calcext:value-type="float">
            <text:p>0.188421</text:p>
          </table:table-cell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float" office:value="0.226494" calcext:value-type="float">
            <text:p>0.226494</text:p>
          </table:table-cell>
          <table:table-cell office:value-type="float" office:value="0.200519" calcext:value-type="float">
            <text:p>0.200519</text:p>
          </table:table-cell>
          <table:table-cell office:value-type="float" office:value="0.196364" calcext:value-type="float">
            <text:p>0.196364</text:p>
          </table:table-cell>
          <table:table-cell office:value-type="float" office:value="0.20987" calcext:value-type="float">
            <text:p>0.20987</text:p>
          </table:table-cell>
          <table:table-cell office:value-type="float" office:value="0.201558" calcext:value-type="float">
            <text:p>0.201558</text:p>
          </table:table-cell>
          <table:table-cell office:value-type="float" office:value="0.178701" calcext:value-type="float">
            <text:p>0.178701</text:p>
          </table:table-cell>
          <table:table-cell office:value-type="float" office:value="0.195325" calcext:value-type="float">
            <text:p>0.195325</text:p>
          </table:table-cell>
          <table:table-cell office:value-type="float" office:value="0.208831" calcext:value-type="float">
            <text:p>0.208831</text:p>
          </table:table-cell>
          <table:table-cell office:value-type="float" office:value="0.199481" calcext:value-type="float">
            <text:p>0.199481</text:p>
          </table:table-cell>
          <table:table-cell office:value-type="float" office:value="0.184935" calcext:value-type="float">
            <text:p>0.184935</text:p>
          </table:table-cell>
          <table:table-cell office:value-type="float" office:value="0.19013" calcext:value-type="float">
            <text:p>0.19013</text:p>
          </table:table-cell>
          <table:table-cell office:value-type="float" office:value="0.218182" calcext:value-type="float">
            <text:p>0.218182</text:p>
          </table:table-cell>
          <table:table-cell office:value-type="float" office:value="0.210909" calcext:value-type="float">
            <text:p>0.210909</text:p>
          </table:table-cell>
          <table:table-cell office:value-type="float" office:value="0.204675" calcext:value-type="float">
            <text:p>0.204675</text:p>
          </table:table-cell>
          <table:table-cell office:value-type="float" office:value="0.189091" calcext:value-type="float">
            <text:p>0.189091</text:p>
          </table:table-cell>
          <table:table-cell office:value-type="float" office:value="0.232727" calcext:value-type="float">
            <text:p>0.232727</text:p>
          </table:table-cell>
          <table:table-cell office:value-type="float" office:value="0.211948" calcext:value-type="float">
            <text:p>0.211948</text:p>
          </table:table-cell>
          <table:table-cell office:value-type="float" office:value="0.207792" calcext:value-type="float">
            <text:p>0.207792</text:p>
          </table:table-cell>
          <table:table-cell office:value-type="float" office:value="0.183896" calcext:value-type="float">
            <text:p>0.183896</text:p>
          </table:table-cell>
          <table:table-cell office:value-type="float" office:value="0.199481" calcext:value-type="float">
            <text:p>0.199481</text:p>
          </table:table-cell>
          <table:table-cell office:value-type="float" office:value="0.201558" calcext:value-type="float">
            <text:p>0.201558</text:p>
          </table:table-cell>
          <table:table-cell office:value-type="float" office:value="0.17974" calcext:value-type="float">
            <text:p>0.17974</text:p>
          </table:table-cell>
          <table:table-cell office:value-type="float" office:value="0.207792" calcext:value-type="float">
            <text:p>0.207792</text:p>
          </table:table-cell>
          <table:table-cell office:value-type="float" office:value="0.192208" calcext:value-type="float">
            <text:p>0.192208</text:p>
          </table:table-cell>
          <table:table-cell office:value-type="float" office:value="0.22961" calcext:value-type="float">
            <text:p>0.22961</text:p>
          </table:table-cell>
          <table:table-cell office:value-type="float" office:value="0.195325" calcext:value-type="float">
            <text:p>0.195325</text:p>
          </table:table-cell>
          <table:table-cell office:value-type="float" office:value="0.196364" calcext:value-type="float">
            <text:p>0.196364</text:p>
          </table:table-cell>
          <table:table-cell office:value-type="float" office:value="0.198442" calcext:value-type="float">
            <text:p>0.198442</text:p>
          </table:table-cell>
          <table:table-cell office:value-type="float" office:value="0.194286" calcext:value-type="float">
            <text:p>0.194286</text:p>
          </table:table-cell>
          <table:table-cell office:value-type="float" office:value="0.222338" calcext:value-type="float">
            <text:p>0.222338</text:p>
          </table:table-cell>
          <table:table-cell office:value-type="float" office:value="0.20987" calcext:value-type="float">
            <text:p>0.20987</text:p>
          </table:table-cell>
          <table:table-cell office:value-type="float" office:value="0.178701" calcext:value-type="float">
            <text:p>0.178701</text:p>
          </table:table-cell>
          <table:table-cell office:value-type="float" office:value="0.183896" calcext:value-type="float">
            <text:p>0.183896</text:p>
          </table:table-cell>
          <table:table-cell office:value-type="float" office:value="0.203636" calcext:value-type="float">
            <text:p>0.203636</text:p>
          </table:table-cell>
          <table:table-cell table:number-columns-repeated="2" office:value-type="float" office:value="0.197403" calcext:value-type="float">
            <text:p>0.197403</text:p>
          </table:table-cell>
          <table:table-cell office:value-type="float" office:value="0.189091" calcext:value-type="float">
            <text:p>0.189091</text:p>
          </table:table-cell>
          <table:table-cell office:value-type="float" office:value="0.204675" calcext:value-type="float">
            <text:p>0.204675</text:p>
          </table:table-cell>
          <table:table-cell office:value-type="float" office:value="0.194286" calcext:value-type="float">
            <text:p>0.194286</text:p>
          </table:table-cell>
          <table:table-cell office:value-type="float" office:value="0.197403" calcext:value-type="float">
            <text:p>0.197403</text:p>
          </table:table-cell>
          <table:table-cell office:value-type="float" office:value="0.178701" calcext:value-type="float">
            <text:p>0.178701</text:p>
          </table:table-cell>
          <table:table-cell office:value-type="float" office:value="0.219221" calcext:value-type="float">
            <text:p>0.219221</text:p>
          </table:table-cell>
          <table:table-cell office:value-type="float" office:value="0.167273" calcext:value-type="float">
            <text:p>0.167273</text:p>
          </table:table-cell>
          <table:table-cell office:value-type="float" office:value="0.172468" calcext:value-type="float">
            <text:p>0.172468</text:p>
          </table:table-cell>
          <table:table-cell office:value-type="float" office:value="0.195325" calcext:value-type="float">
            <text:p>0.195325</text:p>
          </table:table-cell>
          <table:table-cell office:value-type="float" office:value="0.210909" calcext:value-type="float">
            <text:p>0.210909</text:p>
          </table:table-cell>
          <table:table-cell office:value-type="float" office:value="0.202597" calcext:value-type="float">
            <text:p>0.202597</text:p>
          </table:table-cell>
          <table:table-cell office:value-type="float" office:value="0.216104" calcext:value-type="float">
            <text:p>0.216104</text:p>
          </table:table-cell>
          <table:table-cell office:value-type="float" office:value="0.199481" calcext:value-type="float">
            <text:p>0.199481</text:p>
          </table:table-cell>
          <table:table-cell office:value-type="float" office:value="0.166234" calcext:value-type="float">
            <text:p>0.166234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0.188718" calcext:value-type="float">
            <text:p>0.188718</text:p>
          </table:table-cell>
          <table:table-cell office:value-type="float" office:value="0.195897" calcext:value-type="float">
            <text:p>0.195897</text:p>
          </table:table-cell>
          <table:table-cell office:value-type="float" office:value="0.205128" calcext:value-type="float">
            <text:p>0.205128</text:p>
          </table:table-cell>
          <table:table-cell office:value-type="float" office:value="0.209231" calcext:value-type="float">
            <text:p>0.209231</text:p>
          </table:table-cell>
          <table:table-cell office:value-type="float" office:value="0.194872" calcext:value-type="float">
            <text:p>0.194872</text:p>
          </table:table-cell>
          <table:table-cell office:value-type="float" office:value="0.2" calcext:value-type="float">
            <text:p>0.2</text:p>
          </table:table-cell>
          <table:table-cell office:value-type="float" office:value="0.18359" calcext:value-type="float">
            <text:p>0.18359</text:p>
          </table:table-cell>
          <table:table-cell office:value-type="float" office:value="0.2" calcext:value-type="float">
            <text:p>0.2</text:p>
          </table:table-cell>
          <table:table-cell office:value-type="float" office:value="0.215385" calcext:value-type="float">
            <text:p>0.215385</text:p>
          </table:table-cell>
          <table:table-cell office:value-type="float" office:value="0.209231" calcext:value-type="float">
            <text:p>0.209231</text:p>
          </table:table-cell>
          <table:table-cell office:value-type="float" office:value="0.202051" calcext:value-type="float">
            <text:p>0.202051</text:p>
          </table:table-cell>
          <table:table-cell office:value-type="float" office:value="0.190769" calcext:value-type="float">
            <text:p>0.190769</text:p>
          </table:table-cell>
          <table:table-cell office:value-type="float" office:value="0.226667" calcext:value-type="float">
            <text:p>0.226667</text:p>
          </table:table-cell>
          <table:table-cell office:value-type="float" office:value="0.208205" calcext:value-type="float">
            <text:p>0.208205</text:p>
          </table:table-cell>
          <table:table-cell office:value-type="float" office:value="0.188718" calcext:value-type="float">
            <text:p>0.188718</text:p>
          </table:table-cell>
          <table:table-cell office:value-type="float" office:value="0.209231" calcext:value-type="float">
            <text:p>0.209231</text:p>
          </table:table-cell>
          <table:table-cell office:value-type="float" office:value="0.173333" calcext:value-type="float">
            <text:p>0.173333</text:p>
          </table:table-cell>
          <table:table-cell office:value-type="float" office:value="0.194872" calcext:value-type="float">
            <text:p>0.194872</text:p>
          </table:table-cell>
          <table:table-cell office:value-type="float" office:value="0.213333" calcext:value-type="float">
            <text:p>0.213333</text:p>
          </table:table-cell>
          <table:table-cell office:value-type="float" office:value="0.205128" calcext:value-type="float">
            <text:p>0.205128</text:p>
          </table:table-cell>
          <table:table-cell office:value-type="float" office:value="0.210256" calcext:value-type="float">
            <text:p>0.210256</text:p>
          </table:table-cell>
          <table:table-cell office:value-type="float" office:value="0.203077" calcext:value-type="float">
            <text:p>0.203077</text:p>
          </table:table-cell>
          <table:table-cell office:value-type="float" office:value="0.165128" calcext:value-type="float">
            <text:p>0.165128</text:p>
          </table:table-cell>
          <table:table-cell office:value-type="float" office:value="0.203077" calcext:value-type="float">
            <text:p>0.203077</text:p>
          </table:table-cell>
          <table:table-cell office:value-type="float" office:value="0.175385" calcext:value-type="float">
            <text:p>0.175385</text:p>
          </table:table-cell>
          <table:table-cell office:value-type="float" office:value="0.22359" calcext:value-type="float">
            <text:p>0.22359</text:p>
          </table:table-cell>
          <table:table-cell office:value-type="float" office:value="0.173333" calcext:value-type="float">
            <text:p>0.173333</text:p>
          </table:table-cell>
          <table:table-cell office:value-type="float" office:value="0.204103" calcext:value-type="float">
            <text:p>0.204103</text:p>
          </table:table-cell>
          <table:table-cell office:value-type="float" office:value="0.189744" calcext:value-type="float">
            <text:p>0.189744</text:p>
          </table:table-cell>
          <table:table-cell office:value-type="float" office:value="0.197949" calcext:value-type="float">
            <text:p>0.197949</text:p>
          </table:table-cell>
          <table:table-cell office:value-type="float" office:value="0.189744" calcext:value-type="float">
            <text:p>0.189744</text:p>
          </table:table-cell>
          <table:table-cell office:value-type="float" office:value="0.196923" calcext:value-type="float">
            <text:p>0.196923</text:p>
          </table:table-cell>
          <table:table-cell office:value-type="float" office:value="0.187692" calcext:value-type="float">
            <text:p>0.187692</text:p>
          </table:table-cell>
          <table:table-cell office:value-type="float" office:value="0.190769" calcext:value-type="float">
            <text:p>0.190769</text:p>
          </table:table-cell>
          <table:table-cell office:value-type="float" office:value="0.196923" calcext:value-type="float">
            <text:p>0.196923</text:p>
          </table:table-cell>
          <table:table-cell office:value-type="float" office:value="0.205128" calcext:value-type="float">
            <text:p>0.205128</text:p>
          </table:table-cell>
          <table:table-cell office:value-type="float" office:value="0.206154" calcext:value-type="float">
            <text:p>0.206154</text:p>
          </table:table-cell>
          <table:table-cell office:value-type="float" office:value="0.186667" calcext:value-type="float">
            <text:p>0.186667</text:p>
          </table:table-cell>
          <table:table-cell office:value-type="float" office:value="0.196923" calcext:value-type="float">
            <text:p>0.196923</text:p>
          </table:table-cell>
          <table:table-cell office:value-type="float" office:value="0.222564" calcext:value-type="float">
            <text:p>0.222564</text:p>
          </table:table-cell>
          <table:table-cell office:value-type="float" office:value="0.202051" calcext:value-type="float">
            <text:p>0.202051</text:p>
          </table:table-cell>
          <table:table-cell table:number-columns-repeated="2" office:value-type="float" office:value="0.217436" calcext:value-type="float">
            <text:p>0.217436</text:p>
          </table:table-cell>
          <table:table-cell office:value-type="float" office:value="0.206154" calcext:value-type="float">
            <text:p>0.206154</text:p>
          </table:table-cell>
          <table:table-cell office:value-type="float" office:value="0.2" calcext:value-type="float">
            <text:p>0.2</text:p>
          </table:table-cell>
          <table:table-cell office:value-type="float" office:value="0.220513" calcext:value-type="float">
            <text:p>0.220513</text:p>
          </table:table-cell>
          <table:table-cell office:value-type="float" office:value="0.192821" calcext:value-type="float">
            <text:p>0.192821</text:p>
          </table:table-cell>
          <table:table-cell office:value-type="float" office:value="0.213333" calcext:value-type="float">
            <text:p>0.213333</text:p>
          </table:table-cell>
          <table:table-cell office:value-type="float" office:value="0.17641" calcext:value-type="float">
            <text:p>0.17641</text:p>
          </table:table-cell>
          <table:table-cell office:value-type="float" office:value="0.197949" calcext:value-type="float">
            <text:p>0.197949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float" office:value="0.187342" calcext:value-type="float">
            <text:p>0.187342</text:p>
          </table:table-cell>
          <table:table-cell office:value-type="float" office:value="0.211646" calcext:value-type="float">
            <text:p>0.211646</text:p>
          </table:table-cell>
          <table:table-cell office:value-type="float" office:value="0.217722" calcext:value-type="float">
            <text:p>0.217722</text:p>
          </table:table-cell>
          <table:table-cell office:value-type="float" office:value="0.185316" calcext:value-type="float">
            <text:p>0.185316</text:p>
          </table:table-cell>
          <table:table-cell office:value-type="float" office:value="0.20962" calcext:value-type="float">
            <text:p>0.20962</text:p>
          </table:table-cell>
          <table:table-cell office:value-type="float" office:value="0.197468" calcext:value-type="float">
            <text:p>0.197468</text:p>
          </table:table-cell>
          <table:table-cell office:value-type="float" office:value="0.199494" calcext:value-type="float">
            <text:p>0.199494</text:p>
          </table:table-cell>
          <table:table-cell office:value-type="float" office:value="0.198481" calcext:value-type="float">
            <text:p>0.198481</text:p>
          </table:table-cell>
          <table:table-cell office:value-type="float" office:value="0.237975" calcext:value-type="float">
            <text:p>0.237975</text:p>
          </table:table-cell>
          <table:table-cell office:value-type="float" office:value="0.188354" calcext:value-type="float">
            <text:p>0.188354</text:p>
          </table:table-cell>
          <table:table-cell office:value-type="float" office:value="0.218734" calcext:value-type="float">
            <text:p>0.218734</text:p>
          </table:table-cell>
          <table:table-cell office:value-type="float" office:value="0.215696" calcext:value-type="float">
            <text:p>0.215696</text:p>
          </table:table-cell>
          <table:table-cell office:value-type="float" office:value="0.195443" calcext:value-type="float">
            <text:p>0.195443</text:p>
          </table:table-cell>
          <table:table-cell office:value-type="float" office:value="0.207595" calcext:value-type="float">
            <text:p>0.207595</text:p>
          </table:table-cell>
          <table:table-cell office:value-type="float" office:value="0.203544" calcext:value-type="float">
            <text:p>0.203544</text:p>
          </table:table-cell>
          <table:table-cell office:value-type="float" office:value="0.207595" calcext:value-type="float">
            <text:p>0.207595</text:p>
          </table:table-cell>
          <table:table-cell office:value-type="float" office:value="0.193418" calcext:value-type="float">
            <text:p>0.193418</text:p>
          </table:table-cell>
          <table:table-cell office:value-type="float" office:value="0.215696" calcext:value-type="float">
            <text:p>0.215696</text:p>
          </table:table-cell>
          <table:table-cell office:value-type="float" office:value="0.207595" calcext:value-type="float">
            <text:p>0.207595</text:p>
          </table:table-cell>
          <table:table-cell office:value-type="float" office:value="0.212658" calcext:value-type="float">
            <text:p>0.212658</text:p>
          </table:table-cell>
          <table:table-cell office:value-type="float" office:value="0.200506" calcext:value-type="float">
            <text:p>0.200506</text:p>
          </table:table-cell>
          <table:table-cell office:value-type="float" office:value="0.187342" calcext:value-type="float">
            <text:p>0.187342</text:p>
          </table:table-cell>
          <table:table-cell office:value-type="float" office:value="0.214684" calcext:value-type="float">
            <text:p>0.214684</text:p>
          </table:table-cell>
          <table:table-cell office:value-type="float" office:value="0.206582" calcext:value-type="float">
            <text:p>0.206582</text:p>
          </table:table-cell>
          <table:table-cell office:value-type="float" office:value="0.186329" calcext:value-type="float">
            <text:p>0.186329</text:p>
          </table:table-cell>
          <table:table-cell office:value-type="float" office:value="0.219747" calcext:value-type="float">
            <text:p>0.219747</text:p>
          </table:table-cell>
          <table:table-cell office:value-type="float" office:value="0.215696" calcext:value-type="float">
            <text:p>0.215696</text:p>
          </table:table-cell>
          <table:table-cell office:value-type="float" office:value="0.203544" calcext:value-type="float">
            <text:p>0.203544</text:p>
          </table:table-cell>
          <table:table-cell office:value-type="float" office:value="0.156962" calcext:value-type="float">
            <text:p>0.156962</text:p>
          </table:table-cell>
          <table:table-cell office:value-type="float" office:value="0.172152" calcext:value-type="float">
            <text:p>0.172152</text:p>
          </table:table-cell>
          <table:table-cell office:value-type="float" office:value="0.211646" calcext:value-type="float">
            <text:p>0.211646</text:p>
          </table:table-cell>
          <table:table-cell office:value-type="float" office:value="0.200506" calcext:value-type="float">
            <text:p>0.200506</text:p>
          </table:table-cell>
          <table:table-cell office:value-type="float" office:value="0.215696" calcext:value-type="float">
            <text:p>0.215696</text:p>
          </table:table-cell>
          <table:table-cell office:value-type="float" office:value="0.202532" calcext:value-type="float">
            <text:p>0.202532</text:p>
          </table:table-cell>
          <table:table-cell office:value-type="float" office:value="0.201519" calcext:value-type="float">
            <text:p>0.201519</text:p>
          </table:table-cell>
          <table:table-cell office:value-type="float" office:value="0.19038" calcext:value-type="float">
            <text:p>0.19038</text:p>
          </table:table-cell>
          <table:table-cell office:value-type="float" office:value="0.211646" calcext:value-type="float">
            <text:p>0.211646</text:p>
          </table:table-cell>
          <table:table-cell office:value-type="float" office:value="0.192405" calcext:value-type="float">
            <text:p>0.192405</text:p>
          </table:table-cell>
          <table:table-cell office:value-type="float" office:value="0.227848" calcext:value-type="float">
            <text:p>0.227848</text:p>
          </table:table-cell>
          <table:table-cell office:value-type="float" office:value="0.199494" calcext:value-type="float">
            <text:p>0.199494</text:p>
          </table:table-cell>
          <table:table-cell office:value-type="float" office:value="0.210633" calcext:value-type="float">
            <text:p>0.210633</text:p>
          </table:table-cell>
          <table:table-cell office:value-type="float" office:value="0.196456" calcext:value-type="float">
            <text:p>0.196456</text:p>
          </table:table-cell>
          <table:table-cell office:value-type="float" office:value="0.208608" calcext:value-type="float">
            <text:p>0.208608</text:p>
          </table:table-cell>
          <table:table-cell office:value-type="float" office:value="0.200506" calcext:value-type="float">
            <text:p>0.200506</text:p>
          </table:table-cell>
          <table:table-cell office:value-type="float" office:value="0.199494" calcext:value-type="float">
            <text:p>0.199494</text:p>
          </table:table-cell>
          <table:table-cell office:value-type="float" office:value="0.204557" calcext:value-type="float">
            <text:p>0.204557</text:p>
          </table:table-cell>
          <table:table-cell office:value-type="float" office:value="0.20557" calcext:value-type="float">
            <text:p>0.20557</text:p>
          </table:table-cell>
          <table:table-cell office:value-type="float" office:value="0.202532" calcext:value-type="float">
            <text:p>0.202532</text:p>
          </table:table-cell>
          <table:table-cell office:value-type="float" office:value="0.210633" calcext:value-type="float">
            <text:p>0.210633</text:p>
          </table:table-cell>
          <table:table-cell office:value-type="float" office:value="0.17519" calcext:value-type="float">
            <text:p>0.1751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184" calcext:value-type="float">
            <text:p>0.184</text:p>
          </table:table-cell>
          <table:table-cell office:value-type="float" office:value="0.207" calcext:value-type="float">
            <text:p>0.207</text:p>
          </table:table-cell>
          <table:table-cell office:value-type="float" office:value="0.185" calcext:value-type="float">
            <text:p>0.185</text:p>
          </table:table-cell>
          <table:table-cell office:value-type="float" office:value="0.195" calcext:value-type="float">
            <text:p>0.195</text:p>
          </table:table-cell>
          <table:table-cell office:value-type="float" office:value="0.182" calcext:value-type="float">
            <text:p>0.182</text:p>
          </table:table-cell>
          <table:table-cell office:value-type="float" office:value="0.216" calcext:value-type="float">
            <text:p>0.216</text:p>
          </table:table-cell>
          <table:table-cell office:value-type="float" office:value="0.205" calcext:value-type="float">
            <text:p>0.205</text:p>
          </table:table-cell>
          <table:table-cell office:value-type="float" office:value="0.159" calcext:value-type="float">
            <text:p>0.159</text:p>
          </table:table-cell>
          <table:table-cell office:value-type="float" office:value="0.183" calcext:value-type="float">
            <text:p>0.183</text:p>
          </table:table-cell>
          <table:table-cell office:value-type="float" office:value="0.208" calcext:value-type="float">
            <text:p>0.208</text:p>
          </table:table-cell>
          <table:table-cell office:value-type="float" office:value="0.19" calcext:value-type="float">
            <text:p>0.19</text:p>
          </table:table-cell>
          <table:table-cell office:value-type="float" office:value="0.186" calcext:value-type="float">
            <text:p>0.186</text:p>
          </table:table-cell>
          <table:table-cell office:value-type="float" office:value="0.194" calcext:value-type="float">
            <text:p>0.194</text:p>
          </table:table-cell>
          <table:table-cell office:value-type="float" office:value="0.162" calcext:value-type="float">
            <text:p>0.162</text:p>
          </table:table-cell>
          <table:table-cell office:value-type="float" office:value="0.209" calcext:value-type="float">
            <text:p>0.209</text:p>
          </table:table-cell>
          <table:table-cell office:value-type="float" office:value="0.215" calcext:value-type="float">
            <text:p>0.215</text:p>
          </table:table-cell>
          <table:table-cell office:value-type="float" office:value="0.205" calcext:value-type="float">
            <text:p>0.205</text:p>
          </table:table-cell>
          <table:table-cell office:value-type="float" office:value="0.223" calcext:value-type="float">
            <text:p>0.223</text:p>
          </table:table-cell>
          <table:table-cell table:number-columns-repeated="2" office:value-type="float" office:value="0.198" calcext:value-type="float">
            <text:p>0.198</text:p>
          </table:table-cell>
          <table:table-cell office:value-type="float" office:value="0.21" calcext:value-type="float">
            <text:p>0.21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8" calcext:value-type="float">
            <text:p>0.218</text:p>
          </table:table-cell>
          <table:table-cell office:value-type="float" office:value="0.172" calcext:value-type="float">
            <text:p>0.172</text:p>
          </table:table-cell>
          <table:table-cell office:value-type="float" office:value="0.202" calcext:value-type="float">
            <text:p>0.202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205" calcext:value-type="float">
            <text:p>0.205</text:p>
          </table:table-cell>
          <table:table-cell office:value-type="float" office:value="0.194" calcext:value-type="float">
            <text:p>0.194</text:p>
          </table:table-cell>
          <table:table-cell office:value-type="float" office:value="0.182" calcext:value-type="float">
            <text:p>0.182</text:p>
          </table:table-cell>
          <table:table-cell office:value-type="float" office:value="0.21" calcext:value-type="float">
            <text:p>0.21</text:p>
          </table:table-cell>
          <table:table-cell office:value-type="float" office:value="0.2" calcext:value-type="float">
            <text:p>0.2</text:p>
          </table:table-cell>
          <table:table-cell office:value-type="float" office:value="0.211" calcext:value-type="float">
            <text:p>0.211</text:p>
          </table:table-cell>
          <table:table-cell office:value-type="float" office:value="0.208" calcext:value-type="float">
            <text:p>0.208</text:p>
          </table:table-cell>
          <table:table-cell office:value-type="float" office:value="0.171" calcext:value-type="float">
            <text:p>0.171</text:p>
          </table:table-cell>
          <table:table-cell office:value-type="float" office:value="0.201" calcext:value-type="float">
            <text:p>0.201</text:p>
          </table:table-cell>
          <table:table-cell office:value-type="float" office:value="0.199" calcext:value-type="float">
            <text:p>0.199</text:p>
          </table:table-cell>
          <table:table-cell office:value-type="float" office:value="0.194" calcext:value-type="float">
            <text:p>0.194</text:p>
          </table:table-cell>
          <table:table-cell office:value-type="float" office:value="0.186" calcext:value-type="float">
            <text:p>0.186</text:p>
          </table:table-cell>
          <table:table-cell office:value-type="float" office:value="0.215" calcext:value-type="float">
            <text:p>0.215</text:p>
          </table:table-cell>
          <table:table-cell office:value-type="float" office:value="0.197" calcext:value-type="float">
            <text:p>0.197</text:p>
          </table:table-cell>
          <table:table-cell office:value-type="float" office:value="0.21" calcext:value-type="float">
            <text:p>0.21</text:p>
          </table:table-cell>
          <table:table-cell office:value-type="float" office:value="0.204" calcext:value-type="float">
            <text:p>0.204</text:p>
          </table:table-cell>
          <table:table-cell office:value-type="float" office:value="0.2" calcext:value-type="float">
            <text:p>0.2</text:p>
          </table:table-cell>
          <table:table-cell office:value-type="float" office:value="0.188" calcext:value-type="float">
            <text:p>0.188</text:p>
          </table:table-cell>
          <table:table-cell office:value-type="float" office:value="0.193" calcext:value-type="float">
            <text:p>0.193</text:p>
          </table:table-cell>
          <table:table-cell office:value-type="float" office:value="0.184" calcext:value-type="float">
            <text:p>0.184</text:p>
          </table:table-cell>
          <table:table-cell office:value-type="float" office:value="0.199" calcext:value-type="float">
            <text:p>0.199</text:p>
          </table:table-cell>
          <table:table-cell office:value-type="float" office:value="0.205" calcext:value-type="float">
            <text:p>0.205</text:p>
          </table:table-cell>
          <table:table-cell office:value-type="float" office:value="0.186" calcext:value-type="float">
            <text:p>0.186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float" office:value="0.212346" calcext:value-type="float">
            <text:p>0.212346</text:p>
          </table:table-cell>
          <table:table-cell office:value-type="float" office:value="0.205432" calcext:value-type="float">
            <text:p>0.205432</text:p>
          </table:table-cell>
          <table:table-cell office:value-type="float" office:value="0.202469" calcext:value-type="float">
            <text:p>0.202469</text:p>
          </table:table-cell>
          <table:table-cell office:value-type="float" office:value="0.194568" calcext:value-type="float">
            <text:p>0.194568</text:p>
          </table:table-cell>
          <table:table-cell office:value-type="float" office:value="0.200494" calcext:value-type="float">
            <text:p>0.200494</text:p>
          </table:table-cell>
          <table:table-cell office:value-type="float" office:value="0.237037" calcext:value-type="float">
            <text:p>0.237037</text:p>
          </table:table-cell>
          <table:table-cell office:value-type="float" office:value="0.197531" calcext:value-type="float">
            <text:p>0.197531</text:p>
          </table:table-cell>
          <table:table-cell office:value-type="float" office:value="0.196543" calcext:value-type="float">
            <text:p>0.196543</text:p>
          </table:table-cell>
          <table:table-cell office:value-type="float" office:value="0.192593" calcext:value-type="float">
            <text:p>0.192593</text:p>
          </table:table-cell>
          <table:table-cell office:value-type="float" office:value="0.207407" calcext:value-type="float">
            <text:p>0.207407</text:p>
          </table:table-cell>
          <table:table-cell office:value-type="float" office:value="0.197531" calcext:value-type="float">
            <text:p>0.197531</text:p>
          </table:table-cell>
          <table:table-cell office:value-type="float" office:value="0.201481" calcext:value-type="float">
            <text:p>0.201481</text:p>
          </table:table-cell>
          <table:table-cell office:value-type="float" office:value="0.17679" calcext:value-type="float">
            <text:p>0.17679</text:p>
          </table:table-cell>
          <table:table-cell office:value-type="float" office:value="0.225185" calcext:value-type="float">
            <text:p>0.225185</text:p>
          </table:table-cell>
          <table:table-cell office:value-type="float" office:value="0.204444" calcext:value-type="float">
            <text:p>0.204444</text:p>
          </table:table-cell>
          <table:table-cell office:value-type="float" office:value="0.196543" calcext:value-type="float">
            <text:p>0.196543</text:p>
          </table:table-cell>
          <table:table-cell office:value-type="float" office:value="0.199506" calcext:value-type="float">
            <text:p>0.199506</text:p>
          </table:table-cell>
          <table:table-cell office:value-type="float" office:value="0.186667" calcext:value-type="float">
            <text:p>0.186667</text:p>
          </table:table-cell>
          <table:table-cell office:value-type="float" office:value="0.213333" calcext:value-type="float">
            <text:p>0.213333</text:p>
          </table:table-cell>
          <table:table-cell office:value-type="float" office:value="0.212346" calcext:value-type="float">
            <text:p>0.212346</text:p>
          </table:table-cell>
          <table:table-cell office:value-type="float" office:value="0.214321" calcext:value-type="float">
            <text:p>0.214321</text:p>
          </table:table-cell>
          <table:table-cell office:value-type="float" office:value="0.217284" calcext:value-type="float">
            <text:p>0.217284</text:p>
          </table:table-cell>
          <table:table-cell office:value-type="float" office:value="0.199506" calcext:value-type="float">
            <text:p>0.199506</text:p>
          </table:table-cell>
          <table:table-cell office:value-type="float" office:value="0.192593" calcext:value-type="float">
            <text:p>0.192593</text:p>
          </table:table-cell>
          <table:table-cell office:value-type="float" office:value="0.184691" calcext:value-type="float">
            <text:p>0.184691</text:p>
          </table:table-cell>
          <table:table-cell office:value-type="float" office:value="0.209383" calcext:value-type="float">
            <text:p>0.209383</text:p>
          </table:table-cell>
          <table:table-cell office:value-type="float" office:value="0.225185" calcext:value-type="float">
            <text:p>0.225185</text:p>
          </table:table-cell>
          <table:table-cell office:value-type="float" office:value="0.215309" calcext:value-type="float">
            <text:p>0.215309</text:p>
          </table:table-cell>
          <table:table-cell office:value-type="float" office:value="0.228148" calcext:value-type="float">
            <text:p>0.228148</text:p>
          </table:table-cell>
          <table:table-cell office:value-type="float" office:value="0.196543" calcext:value-type="float">
            <text:p>0.196543</text:p>
          </table:table-cell>
          <table:table-cell office:value-type="float" office:value="0.216296" calcext:value-type="float">
            <text:p>0.216296</text:p>
          </table:table-cell>
          <table:table-cell office:value-type="float" office:value="0.213333" calcext:value-type="float">
            <text:p>0.213333</text:p>
          </table:table-cell>
          <table:table-cell office:value-type="float" office:value="0.201481" calcext:value-type="float">
            <text:p>0.201481</text:p>
          </table:table-cell>
          <table:table-cell office:value-type="float" office:value="0.217284" calcext:value-type="float">
            <text:p>0.217284</text:p>
          </table:table-cell>
          <table:table-cell office:value-type="float" office:value="0.215309" calcext:value-type="float">
            <text:p>0.215309</text:p>
          </table:table-cell>
          <table:table-cell office:value-type="float" office:value="0.180741" calcext:value-type="float">
            <text:p>0.180741</text:p>
          </table:table-cell>
          <table:table-cell office:value-type="float" office:value="0.196543" calcext:value-type="float">
            <text:p>0.196543</text:p>
          </table:table-cell>
          <table:table-cell office:value-type="float" office:value="0.200494" calcext:value-type="float">
            <text:p>0.200494</text:p>
          </table:table-cell>
          <table:table-cell office:value-type="float" office:value="0.208395" calcext:value-type="float">
            <text:p>0.208395</text:p>
          </table:table-cell>
          <table:table-cell office:value-type="float" office:value="0.201481" calcext:value-type="float">
            <text:p>0.201481</text:p>
          </table:table-cell>
          <table:table-cell office:value-type="float" office:value="0.219259" calcext:value-type="float">
            <text:p>0.219259</text:p>
          </table:table-cell>
          <table:table-cell office:value-type="float" office:value="0.18963" calcext:value-type="float">
            <text:p>0.18963</text:p>
          </table:table-cell>
          <table:table-cell office:value-type="float" office:value="0.199506" calcext:value-type="float">
            <text:p>0.199506</text:p>
          </table:table-cell>
          <table:table-cell office:value-type="float" office:value="0.17284" calcext:value-type="float">
            <text:p>0.17284</text:p>
          </table:table-cell>
          <table:table-cell table:number-columns-repeated="2" office:value-type="float" office:value="0.204444" calcext:value-type="float">
            <text:p>0.204444</text:p>
          </table:table-cell>
          <table:table-cell office:value-type="float" office:value="0.21037" calcext:value-type="float">
            <text:p>0.21037</text:p>
          </table:table-cell>
          <table:table-cell office:value-type="float" office:value="0.22716" calcext:value-type="float">
            <text:p>0.22716</text:p>
          </table:table-cell>
          <table:table-cell office:value-type="float" office:value="0.190617" calcext:value-type="float">
            <text:p>0.190617</text:p>
          </table:table-cell>
          <table:table-cell office:value-type="float" office:value="0.20642" calcext:value-type="float">
            <text:p>0.20642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0.190244" calcext:value-type="float">
            <text:p>0.190244</text:p>
          </table:table-cell>
          <table:table-cell office:value-type="float" office:value="0.197073" calcext:value-type="float">
            <text:p>0.197073</text:p>
          </table:table-cell>
          <table:table-cell office:value-type="float" office:value="0.202927" calcext:value-type="float">
            <text:p>0.202927</text:p>
          </table:table-cell>
          <table:table-cell office:value-type="float" office:value="0.219512" calcext:value-type="float">
            <text:p>0.219512</text:p>
          </table:table-cell>
          <table:table-cell office:value-type="float" office:value="0.188293" calcext:value-type="float">
            <text:p>0.188293</text:p>
          </table:table-cell>
          <table:table-cell office:value-type="float" office:value="0.23122" calcext:value-type="float">
            <text:p>0.23122</text:p>
          </table:table-cell>
          <table:table-cell office:value-type="float" office:value="0.192195" calcext:value-type="float">
            <text:p>0.192195</text:p>
          </table:table-cell>
          <table:table-cell office:value-type="float" office:value="0.17561" calcext:value-type="float">
            <text:p>0.17561</text:p>
          </table:table-cell>
          <table:table-cell office:value-type="float" office:value="0.190244" calcext:value-type="float">
            <text:p>0.190244</text:p>
          </table:table-cell>
          <table:table-cell office:value-type="float" office:value="0.185366" calcext:value-type="float">
            <text:p>0.185366</text:p>
          </table:table-cell>
          <table:table-cell office:value-type="float" office:value="0.172683" calcext:value-type="float">
            <text:p>0.172683</text:p>
          </table:table-cell>
          <table:table-cell office:value-type="float" office:value="0.188293" calcext:value-type="float">
            <text:p>0.188293</text:p>
          </table:table-cell>
          <table:table-cell office:value-type="float" office:value="0.202927" calcext:value-type="float">
            <text:p>0.202927</text:p>
          </table:table-cell>
          <table:table-cell office:value-type="float" office:value="0.180488" calcext:value-type="float">
            <text:p>0.180488</text:p>
          </table:table-cell>
          <table:table-cell office:value-type="float" office:value="0.202927" calcext:value-type="float">
            <text:p>0.202927</text:p>
          </table:table-cell>
          <table:table-cell office:value-type="float" office:value="0.201951" calcext:value-type="float">
            <text:p>0.201951</text:p>
          </table:table-cell>
          <table:table-cell office:value-type="float" office:value="0.186341" calcext:value-type="float">
            <text:p>0.186341</text:p>
          </table:table-cell>
          <table:table-cell office:value-type="float" office:value="0.20878" calcext:value-type="float">
            <text:p>0.20878</text:p>
          </table:table-cell>
          <table:table-cell office:value-type="float" office:value="0.196098" calcext:value-type="float">
            <text:p>0.196098</text:p>
          </table:table-cell>
          <table:table-cell office:value-type="float" office:value="0.206829" calcext:value-type="float">
            <text:p>0.206829</text:p>
          </table:table-cell>
          <table:table-cell office:value-type="float" office:value="0.200976" calcext:value-type="float">
            <text:p>0.200976</text:p>
          </table:table-cell>
          <table:table-cell office:value-type="float" office:value="0.205854" calcext:value-type="float">
            <text:p>0.205854</text:p>
          </table:table-cell>
          <table:table-cell office:value-type="float" office:value="0.210732" calcext:value-type="float">
            <text:p>0.210732</text:p>
          </table:table-cell>
          <table:table-cell office:value-type="float" office:value="0.19122" calcext:value-type="float">
            <text:p>0.19122</text:p>
          </table:table-cell>
          <table:table-cell table:number-columns-repeated="2" office:value-type="float" office:value="0.200976" calcext:value-type="float">
            <text:p>0.200976</text:p>
          </table:table-cell>
          <table:table-cell office:value-type="float" office:value="0.209756" calcext:value-type="float">
            <text:p>0.209756</text:p>
          </table:table-cell>
          <table:table-cell office:value-type="float" office:value="0.225366" calcext:value-type="float">
            <text:p>0.225366</text:p>
          </table:table-cell>
          <table:table-cell office:value-type="float" office:value="0.192195" calcext:value-type="float">
            <text:p>0.192195</text:p>
          </table:table-cell>
          <table:table-cell office:value-type="float" office:value="0.197073" calcext:value-type="float">
            <text:p>0.197073</text:p>
          </table:table-cell>
          <table:table-cell office:value-type="float" office:value="0.186341" calcext:value-type="float">
            <text:p>0.186341</text:p>
          </table:table-cell>
          <table:table-cell office:value-type="float" office:value="0.19122" calcext:value-type="float">
            <text:p>0.19122</text:p>
          </table:table-cell>
          <table:table-cell office:value-type="float" office:value="0.174634" calcext:value-type="float">
            <text:p>0.174634</text:p>
          </table:table-cell>
          <table:table-cell office:value-type="float" office:value="0.22439" calcext:value-type="float">
            <text:p>0.22439</text:p>
          </table:table-cell>
          <table:table-cell office:value-type="float" office:value="0.200976" calcext:value-type="float">
            <text:p>0.200976</text:p>
          </table:table-cell>
          <table:table-cell office:value-type="float" office:value="0.169756" calcext:value-type="float">
            <text:p>0.169756</text:p>
          </table:table-cell>
          <table:table-cell office:value-type="float" office:value="0.220488" calcext:value-type="float">
            <text:p>0.220488</text:p>
          </table:table-cell>
          <table:table-cell office:value-type="float" office:value="0.192195" calcext:value-type="float">
            <text:p>0.192195</text:p>
          </table:table-cell>
          <table:table-cell office:value-type="float" office:value="0.18439" calcext:value-type="float">
            <text:p>0.18439</text:p>
          </table:table-cell>
          <table:table-cell office:value-type="float" office:value="0.203902" calcext:value-type="float">
            <text:p>0.203902</text:p>
          </table:table-cell>
          <table:table-cell office:value-type="float" office:value="0.204878" calcext:value-type="float">
            <text:p>0.204878</text:p>
          </table:table-cell>
          <table:table-cell office:value-type="float" office:value="0.192195" calcext:value-type="float">
            <text:p>0.192195</text:p>
          </table:table-cell>
          <table:table-cell office:value-type="float" office:value="0.183415" calcext:value-type="float">
            <text:p>0.183415</text:p>
          </table:table-cell>
          <table:table-cell table:number-columns-repeated="2" office:value-type="float" office:value="0.202927" calcext:value-type="float">
            <text:p>0.202927</text:p>
          </table:table-cell>
          <table:table-cell office:value-type="float" office:value="0.221463" calcext:value-type="float">
            <text:p>0.221463</text:p>
          </table:table-cell>
          <table:table-cell office:value-type="float" office:value="0.190244" calcext:value-type="float">
            <text:p>0.190244</text:p>
          </table:table-cell>
          <table:table-cell office:value-type="float" office:value="0.186341" calcext:value-type="float">
            <text:p>0.186341</text:p>
          </table:table-cell>
          <table:table-cell office:value-type="float" office:value="0.194146" calcext:value-type="float">
            <text:p>0.194146</text:p>
          </table:table-cell>
          <table:table-cell office:value-type="float" office:value="0.205854" calcext:value-type="float">
            <text:p>0.205854</text:p>
          </table:table-cell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float" office:value="0.186988" calcext:value-type="float">
            <text:p>0.186988</text:p>
          </table:table-cell>
          <table:table-cell office:value-type="float" office:value="0.192771" calcext:value-type="float">
            <text:p>0.192771</text:p>
          </table:table-cell>
          <table:table-cell office:value-type="float" office:value="0.182169" calcext:value-type="float">
            <text:p>0.182169</text:p>
          </table:table-cell>
          <table:table-cell office:value-type="float" office:value="0.199518" calcext:value-type="float">
            <text:p>0.199518</text:p>
          </table:table-cell>
          <table:table-cell office:value-type="float" office:value="0.192771" calcext:value-type="float">
            <text:p>0.192771</text:p>
          </table:table-cell>
          <table:table-cell office:value-type="float" office:value="0.22747" calcext:value-type="float">
            <text:p>0.22747</text:p>
          </table:table-cell>
          <table:table-cell office:value-type="float" office:value="0.198554" calcext:value-type="float">
            <text:p>0.198554</text:p>
          </table:table-cell>
          <table:table-cell office:value-type="float" office:value="0.186988" calcext:value-type="float">
            <text:p>0.186988</text:p>
          </table:table-cell>
          <table:table-cell office:value-type="float" office:value="0.206265" calcext:value-type="float">
            <text:p>0.206265</text:p>
          </table:table-cell>
          <table:table-cell office:value-type="float" office:value="0.190843" calcext:value-type="float">
            <text:p>0.190843</text:p>
          </table:table-cell>
          <table:table-cell office:value-type="float" office:value="0.186024" calcext:value-type="float">
            <text:p>0.186024</text:p>
          </table:table-cell>
          <table:table-cell office:value-type="float" office:value="0.207229" calcext:value-type="float">
            <text:p>0.207229</text:p>
          </table:table-cell>
          <table:table-cell office:value-type="float" office:value="0.196627" calcext:value-type="float">
            <text:p>0.196627</text:p>
          </table:table-cell>
          <table:table-cell office:value-type="float" office:value="0.186988" calcext:value-type="float">
            <text:p>0.186988</text:p>
          </table:table-cell>
          <table:table-cell office:value-type="float" office:value="0.198554" calcext:value-type="float">
            <text:p>0.198554</text:p>
          </table:table-cell>
          <table:table-cell office:value-type="float" office:value="0.211084" calcext:value-type="float">
            <text:p>0.211084</text:p>
          </table:table-cell>
          <table:table-cell office:value-type="float" office:value="0.199518" calcext:value-type="float">
            <text:p>0.199518</text:p>
          </table:table-cell>
          <table:table-cell office:value-type="float" office:value="0.165783" calcext:value-type="float">
            <text:p>0.165783</text:p>
          </table:table-cell>
          <table:table-cell office:value-type="float" office:value="0.180241" calcext:value-type="float">
            <text:p>0.180241</text:p>
          </table:table-cell>
          <table:table-cell office:value-type="float" office:value="0.199518" calcext:value-type="float">
            <text:p>0.199518</text:p>
          </table:table-cell>
          <table:table-cell office:value-type="float" office:value="0.218795" calcext:value-type="float">
            <text:p>0.218795</text:p>
          </table:table-cell>
          <table:table-cell office:value-type="float" office:value="0.231325" calcext:value-type="float">
            <text:p>0.231325</text:p>
          </table:table-cell>
          <table:table-cell office:value-type="float" office:value="0.198554" calcext:value-type="float">
            <text:p>0.198554</text:p>
          </table:table-cell>
          <table:table-cell office:value-type="float" office:value="0.223614" calcext:value-type="float">
            <text:p>0.223614</text:p>
          </table:table-cell>
          <table:table-cell office:value-type="float" office:value="0.218795" calcext:value-type="float">
            <text:p>0.218795</text:p>
          </table:table-cell>
          <table:table-cell office:value-type="float" office:value="0.200482" calcext:value-type="float">
            <text:p>0.200482</text:p>
          </table:table-cell>
          <table:table-cell office:value-type="float" office:value="0.217831" calcext:value-type="float">
            <text:p>0.217831</text:p>
          </table:table-cell>
          <table:table-cell office:value-type="float" office:value="0.206265" calcext:value-type="float">
            <text:p>0.206265</text:p>
          </table:table-cell>
          <table:table-cell office:value-type="float" office:value="0.193735" calcext:value-type="float">
            <text:p>0.193735</text:p>
          </table:table-cell>
          <table:table-cell office:value-type="float" office:value="0.222651" calcext:value-type="float">
            <text:p>0.222651</text:p>
          </table:table-cell>
          <table:table-cell office:value-type="float" office:value="0.190843" calcext:value-type="float">
            <text:p>0.190843</text:p>
          </table:table-cell>
          <table:table-cell office:value-type="float" office:value="0.19759" calcext:value-type="float">
            <text:p>0.19759</text:p>
          </table:table-cell>
          <table:table-cell office:value-type="float" office:value="0.219759" calcext:value-type="float">
            <text:p>0.219759</text:p>
          </table:table-cell>
          <table:table-cell office:value-type="float" office:value="0.226506" calcext:value-type="float">
            <text:p>0.226506</text:p>
          </table:table-cell>
          <table:table-cell office:value-type="float" office:value="0.196627" calcext:value-type="float">
            <text:p>0.196627</text:p>
          </table:table-cell>
          <table:table-cell office:value-type="float" office:value="0.205301" calcext:value-type="float">
            <text:p>0.205301</text:p>
          </table:table-cell>
          <table:table-cell office:value-type="float" office:value="0.204337" calcext:value-type="float">
            <text:p>0.204337</text:p>
          </table:table-cell>
          <table:table-cell table:number-columns-repeated="2" office:value-type="float" office:value="0.205301" calcext:value-type="float">
            <text:p>0.205301</text:p>
          </table:table-cell>
          <table:table-cell office:value-type="float" office:value="0.200482" calcext:value-type="float">
            <text:p>0.200482</text:p>
          </table:table-cell>
          <table:table-cell office:value-type="float" office:value="0.20241" calcext:value-type="float">
            <text:p>0.20241</text:p>
          </table:table-cell>
          <table:table-cell office:value-type="float" office:value="0.195663" calcext:value-type="float">
            <text:p>0.195663</text:p>
          </table:table-cell>
          <table:table-cell office:value-type="float" office:value="0.183133" calcext:value-type="float">
            <text:p>0.183133</text:p>
          </table:table-cell>
          <table:table-cell office:value-type="float" office:value="0.201446" calcext:value-type="float">
            <text:p>0.201446</text:p>
          </table:table-cell>
          <table:table-cell office:value-type="float" office:value="0.215904" calcext:value-type="float">
            <text:p>0.215904</text:p>
          </table:table-cell>
          <table:table-cell office:value-type="float" office:value="0.200482" calcext:value-type="float">
            <text:p>0.200482</text:p>
          </table:table-cell>
          <table:table-cell office:value-type="float" office:value="0.173494" calcext:value-type="float">
            <text:p>0.173494</text:p>
          </table:table-cell>
          <table:table-cell office:value-type="float" office:value="0.211084" calcext:value-type="float">
            <text:p>0.211084</text:p>
          </table:table-cell>
          <table:table-cell office:value-type="float" office:value="0.195663" calcext:value-type="float">
            <text:p>0.195663</text:p>
          </table:table-cell>
          <table:table-cell office:value-type="float" office:value="0.209157" calcext:value-type="float">
            <text:p>0.209157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0.197143" calcext:value-type="float">
            <text:p>0.197143</text:p>
          </table:table-cell>
          <table:table-cell office:value-type="float" office:value="0.186667" calcext:value-type="float">
            <text:p>0.186667</text:p>
          </table:table-cell>
          <table:table-cell office:value-type="float" office:value="0.201905" calcext:value-type="float">
            <text:p>0.201905</text:p>
          </table:table-cell>
          <table:table-cell office:value-type="float" office:value="0.2" calcext:value-type="float">
            <text:p>0.2</text:p>
          </table:table-cell>
          <table:table-cell office:value-type="float" office:value="0.198095" calcext:value-type="float">
            <text:p>0.198095</text:p>
          </table:table-cell>
          <table:table-cell office:value-type="float" office:value="0.201905" calcext:value-type="float">
            <text:p>0.201905</text:p>
          </table:table-cell>
          <table:table-cell office:value-type="float" office:value="0.190476" calcext:value-type="float">
            <text:p>0.190476</text:p>
          </table:table-cell>
          <table:table-cell office:value-type="float" office:value="0.191429" calcext:value-type="float">
            <text:p>0.191429</text:p>
          </table:table-cell>
          <table:table-cell office:value-type="float" office:value="0.204762" calcext:value-type="float">
            <text:p>0.204762</text:p>
          </table:table-cell>
          <table:table-cell office:value-type="float" office:value="0.198095" calcext:value-type="float">
            <text:p>0.198095</text:p>
          </table:table-cell>
          <table:table-cell office:value-type="float" office:value="0.205714" calcext:value-type="float">
            <text:p>0.205714</text:p>
          </table:table-cell>
          <table:table-cell office:value-type="float" office:value="0.191429" calcext:value-type="float">
            <text:p>0.191429</text:p>
          </table:table-cell>
          <table:table-cell table:number-columns-repeated="2" office:value-type="float" office:value="0.177143" calcext:value-type="float">
            <text:p>0.177143</text:p>
          </table:table-cell>
          <table:table-cell office:value-type="float" office:value="0.194286" calcext:value-type="float">
            <text:p>0.194286</text:p>
          </table:table-cell>
          <table:table-cell office:value-type="float" office:value="0.22" calcext:value-type="float">
            <text:p>0.22</text:p>
          </table:table-cell>
          <table:table-cell office:value-type="float" office:value="0.184762" calcext:value-type="float">
            <text:p>0.184762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office:value-type="float" office:value="0.194286" calcext:value-type="float">
            <text:p>0.194286</text:p>
          </table:table-cell>
          <table:table-cell office:value-type="float" office:value="0.205714" calcext:value-type="float">
            <text:p>0.205714</text:p>
          </table:table-cell>
          <table:table-cell office:value-type="float" office:value="0.169524" calcext:value-type="float">
            <text:p>0.169524</text:p>
          </table:table-cell>
          <table:table-cell office:value-type="float" office:value="0.206667" calcext:value-type="float">
            <text:p>0.206667</text:p>
          </table:table-cell>
          <table:table-cell office:value-type="float" office:value="0.214286" calcext:value-type="float">
            <text:p>0.214286</text:p>
          </table:table-cell>
          <table:table-cell office:value-type="float" office:value="0.177143" calcext:value-type="float">
            <text:p>0.177143</text:p>
          </table:table-cell>
          <table:table-cell office:value-type="float" office:value="0.186667" calcext:value-type="float">
            <text:p>0.186667</text:p>
          </table:table-cell>
          <table:table-cell office:value-type="float" office:value="0.197143" calcext:value-type="float">
            <text:p>0.197143</text:p>
          </table:table-cell>
          <table:table-cell office:value-type="float" office:value="0.18381" calcext:value-type="float">
            <text:p>0.18381</text:p>
          </table:table-cell>
          <table:table-cell office:value-type="float" office:value="0.209524" calcext:value-type="float">
            <text:p>0.209524</text:p>
          </table:table-cell>
          <table:table-cell office:value-type="float" office:value="0.194286" calcext:value-type="float">
            <text:p>0.194286</text:p>
          </table:table-cell>
          <table:table-cell office:value-type="float" office:value="0.214286" calcext:value-type="float">
            <text:p>0.214286</text:p>
          </table:table-cell>
          <table:table-cell office:value-type="float" office:value="0.200952" calcext:value-type="float">
            <text:p>0.200952</text:p>
          </table:table-cell>
          <table:table-cell office:value-type="float" office:value="0.213333" calcext:value-type="float">
            <text:p>0.213333</text:p>
          </table:table-cell>
          <table:table-cell office:value-type="float" office:value="0.208571" calcext:value-type="float">
            <text:p>0.208571</text:p>
          </table:table-cell>
          <table:table-cell office:value-type="float" office:value="0.182857" calcext:value-type="float">
            <text:p>0.182857</text:p>
          </table:table-cell>
          <table:table-cell office:value-type="float" office:value="0.18381" calcext:value-type="float">
            <text:p>0.18381</text:p>
          </table:table-cell>
          <table:table-cell office:value-type="float" office:value="0.2" calcext:value-type="float">
            <text:p>0.2</text:p>
          </table:table-cell>
          <table:table-cell office:value-type="float" office:value="0.201905" calcext:value-type="float">
            <text:p>0.201905</text:p>
          </table:table-cell>
          <table:table-cell office:value-type="float" office:value="0.199048" calcext:value-type="float">
            <text:p>0.199048</text:p>
          </table:table-cell>
          <table:table-cell office:value-type="float" office:value="0.188571" calcext:value-type="float">
            <text:p>0.188571</text:p>
          </table:table-cell>
          <table:table-cell office:value-type="float" office:value="0.218095" calcext:value-type="float">
            <text:p>0.218095</text:p>
          </table:table-cell>
          <table:table-cell office:value-type="float" office:value="0.208571" calcext:value-type="float">
            <text:p>0.208571</text:p>
          </table:table-cell>
          <table:table-cell office:value-type="float" office:value="0.20381" calcext:value-type="float">
            <text:p>0.20381</text:p>
          </table:table-cell>
          <table:table-cell office:value-type="float" office:value="0.204762" calcext:value-type="float">
            <text:p>0.204762</text:p>
          </table:table-cell>
          <table:table-cell office:value-type="float" office:value="0.171429" calcext:value-type="float">
            <text:p>0.171429</text:p>
          </table:table-cell>
          <table:table-cell office:value-type="float" office:value="0.195238" calcext:value-type="float">
            <text:p>0.195238</text:p>
          </table:table-cell>
          <table:table-cell office:value-type="float" office:value="0.193333" calcext:value-type="float">
            <text:p>0.193333</text:p>
          </table:table-cell>
          <table:table-cell office:value-type="float" office:value="0.209524" calcext:value-type="float">
            <text:p>0.209524</text:p>
          </table:table-cell>
          <table:table-cell office:value-type="float" office:value="0.198095" calcext:value-type="float">
            <text:p>0.198095</text:p>
          </table:table-cell>
          <table:table-cell office:value-type="float" office:value="0.201905" calcext:value-type="float">
            <text:p>0.201905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0.161882" calcext:value-type="float">
            <text:p>0.161882</text:p>
          </table:table-cell>
          <table:table-cell office:value-type="float" office:value="0.187294" calcext:value-type="float">
            <text:p>0.187294</text:p>
          </table:table-cell>
          <table:table-cell office:value-type="float" office:value="0.190118" calcext:value-type="float">
            <text:p>0.190118</text:p>
          </table:table-cell>
          <table:table-cell office:value-type="float" office:value="0.197647" calcext:value-type="float">
            <text:p>0.197647</text:p>
          </table:table-cell>
          <table:table-cell office:value-type="float" office:value="0.206118" calcext:value-type="float">
            <text:p>0.206118</text:p>
          </table:table-cell>
          <table:table-cell office:value-type="float" office:value="0.201412" calcext:value-type="float">
            <text:p>0.201412</text:p>
          </table:table-cell>
          <table:table-cell office:value-type="float" office:value="0.208" calcext:value-type="float">
            <text:p>0.208</text:p>
          </table:table-cell>
          <table:table-cell office:value-type="float" office:value="0.198588" calcext:value-type="float">
            <text:p>0.198588</text:p>
          </table:table-cell>
          <table:table-cell office:value-type="float" office:value="0.195765" calcext:value-type="float">
            <text:p>0.195765</text:p>
          </table:table-cell>
          <table:table-cell office:value-type="float" office:value="0.192941" calcext:value-type="float">
            <text:p>0.192941</text:p>
          </table:table-cell>
          <table:table-cell office:value-type="float" office:value="0.193882" calcext:value-type="float">
            <text:p>0.193882</text:p>
          </table:table-cell>
          <table:table-cell office:value-type="float" office:value="0.234353" calcext:value-type="float">
            <text:p>0.234353</text:p>
          </table:table-cell>
          <table:table-cell office:value-type="float" office:value="0.200471" calcext:value-type="float">
            <text:p>0.200471</text:p>
          </table:table-cell>
          <table:table-cell office:value-type="float" office:value="0.205176" calcext:value-type="float">
            <text:p>0.205176</text:p>
          </table:table-cell>
          <table:table-cell office:value-type="float" office:value="0.208941" calcext:value-type="float">
            <text:p>0.208941</text:p>
          </table:table-cell>
          <table:table-cell office:value-type="float" office:value="0.194824" calcext:value-type="float">
            <text:p>0.194824</text:p>
          </table:table-cell>
          <table:table-cell office:value-type="float" office:value="0.199529" calcext:value-type="float">
            <text:p>0.199529</text:p>
          </table:table-cell>
          <table:table-cell office:value-type="float" office:value="0.203294" calcext:value-type="float">
            <text:p>0.203294</text:p>
          </table:table-cell>
          <table:table-cell office:value-type="float" office:value="0.209882" calcext:value-type="float">
            <text:p>0.209882</text:p>
          </table:table-cell>
          <table:table-cell office:value-type="float" office:value="0.181647" calcext:value-type="float">
            <text:p>0.181647</text:p>
          </table:table-cell>
          <table:table-cell office:value-type="float" office:value="0.182588" calcext:value-type="float">
            <text:p>0.182588</text:p>
          </table:table-cell>
          <table:table-cell office:value-type="float" office:value="0.244706" calcext:value-type="float">
            <text:p>0.244706</text:p>
          </table:table-cell>
          <table:table-cell office:value-type="float" office:value="0.192941" calcext:value-type="float">
            <text:p>0.192941</text:p>
          </table:table-cell>
          <table:table-cell office:value-type="float" office:value="0.216471" calcext:value-type="float">
            <text:p>0.216471</text:p>
          </table:table-cell>
          <table:table-cell table:number-columns-repeated="2" office:value-type="float" office:value="0.206118" calcext:value-type="float">
            <text:p>0.206118</text:p>
          </table:table-cell>
          <table:table-cell office:value-type="float" office:value="0.207059" calcext:value-type="float">
            <text:p>0.207059</text:p>
          </table:table-cell>
          <table:table-cell office:value-type="float" office:value="0.199529" calcext:value-type="float">
            <text:p>0.199529</text:p>
          </table:table-cell>
          <table:table-cell office:value-type="float" office:value="0.205176" calcext:value-type="float">
            <text:p>0.205176</text:p>
          </table:table-cell>
          <table:table-cell office:value-type="float" office:value="0.199529" calcext:value-type="float">
            <text:p>0.199529</text:p>
          </table:table-cell>
          <table:table-cell office:value-type="float" office:value="0.202353" calcext:value-type="float">
            <text:p>0.202353</text:p>
          </table:table-cell>
          <table:table-cell office:value-type="float" office:value="0.186353" calcext:value-type="float">
            <text:p>0.186353</text:p>
          </table:table-cell>
          <table:table-cell office:value-type="float" office:value="0.197647" calcext:value-type="float">
            <text:p>0.197647</text:p>
          </table:table-cell>
          <table:table-cell office:value-type="float" office:value="0.203294" calcext:value-type="float">
            <text:p>0.203294</text:p>
          </table:table-cell>
          <table:table-cell office:value-type="float" office:value="0.195765" calcext:value-type="float">
            <text:p>0.195765</text:p>
          </table:table-cell>
          <table:table-cell office:value-type="float" office:value="0.204235" calcext:value-type="float">
            <text:p>0.204235</text:p>
          </table:table-cell>
          <table:table-cell office:value-type="float" office:value="0.186353" calcext:value-type="float">
            <text:p>0.186353</text:p>
          </table:table-cell>
          <table:table-cell office:value-type="float" office:value="0.215529" calcext:value-type="float">
            <text:p>0.215529</text:p>
          </table:table-cell>
          <table:table-cell office:value-type="float" office:value="0.216471" calcext:value-type="float">
            <text:p>0.216471</text:p>
          </table:table-cell>
          <table:table-cell office:value-type="float" office:value="0.187294" calcext:value-type="float">
            <text:p>0.187294</text:p>
          </table:table-cell>
          <table:table-cell office:value-type="float" office:value="0.202353" calcext:value-type="float">
            <text:p>0.202353</text:p>
          </table:table-cell>
          <table:table-cell office:value-type="float" office:value="0.196706" calcext:value-type="float">
            <text:p>0.196706</text:p>
          </table:table-cell>
          <table:table-cell office:value-type="float" office:value="0.195765" calcext:value-type="float">
            <text:p>0.195765</text:p>
          </table:table-cell>
          <table:table-cell office:value-type="float" office:value="0.226824" calcext:value-type="float">
            <text:p>0.226824</text:p>
          </table:table-cell>
          <table:table-cell office:value-type="float" office:value="0.194824" calcext:value-type="float">
            <text:p>0.194824</text:p>
          </table:table-cell>
          <table:table-cell office:value-type="float" office:value="0.191059" calcext:value-type="float">
            <text:p>0.191059</text:p>
          </table:table-cell>
          <table:table-cell office:value-type="float" office:value="0.196706" calcext:value-type="float">
            <text:p>0.196706</text:p>
          </table:table-cell>
          <table:table-cell office:value-type="float" office:value="0.214588" calcext:value-type="float">
            <text:p>0.214588</text:p>
          </table:table-cell>
          <table:table-cell office:value-type="float" office:value="0.194824" calcext:value-type="float">
            <text:p>0.194824</text:p>
          </table:table-cell>
          <table:table-cell office:value-type="float" office:value="0.182588" calcext:value-type="float">
            <text:p>0.182588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0.190698" calcext:value-type="float">
            <text:p>0.190698</text:p>
          </table:table-cell>
          <table:table-cell office:value-type="float" office:value="0.215814" calcext:value-type="float">
            <text:p>0.215814</text:p>
          </table:table-cell>
          <table:table-cell office:value-type="float" office:value="0.2" calcext:value-type="float">
            <text:p>0.2</text:p>
          </table:table-cell>
          <table:table-cell office:value-type="float" office:value="0.226047" calcext:value-type="float">
            <text:p>0.226047</text:p>
          </table:table-cell>
          <table:table-cell office:value-type="float" office:value="0.203721" calcext:value-type="float">
            <text:p>0.203721</text:p>
          </table:table-cell>
          <table:table-cell office:value-type="float" office:value="0.207442" calcext:value-type="float">
            <text:p>0.207442</text:p>
          </table:table-cell>
          <table:table-cell office:value-type="float" office:value="0.186977" calcext:value-type="float">
            <text:p>0.186977</text:p>
          </table:table-cell>
          <table:table-cell office:value-type="float" office:value="0.190698" calcext:value-type="float">
            <text:p>0.190698</text:p>
          </table:table-cell>
          <table:table-cell office:value-type="float" office:value="0.189767" calcext:value-type="float">
            <text:p>0.189767</text:p>
          </table:table-cell>
          <table:table-cell office:value-type="float" office:value="0.20093" calcext:value-type="float">
            <text:p>0.20093</text:p>
          </table:table-cell>
          <table:table-cell office:value-type="float" office:value="0.2" calcext:value-type="float">
            <text:p>0.2</text:p>
          </table:table-cell>
          <table:table-cell office:value-type="float" office:value="0.182326" calcext:value-type="float">
            <text:p>0.182326</text:p>
          </table:table-cell>
          <table:table-cell office:value-type="float" office:value="0.19907" calcext:value-type="float">
            <text:p>0.19907</text:p>
          </table:table-cell>
          <table:table-cell office:value-type="float" office:value="0.179535" calcext:value-type="float">
            <text:p>0.179535</text:p>
          </table:table-cell>
          <table:table-cell office:value-type="float" office:value="0.19814" calcext:value-type="float">
            <text:p>0.19814</text:p>
          </table:table-cell>
          <table:table-cell office:value-type="float" office:value="0.213953" calcext:value-type="float">
            <text:p>0.213953</text:p>
          </table:table-cell>
          <table:table-cell office:value-type="float" office:value="0.189767" calcext:value-type="float">
            <text:p>0.189767</text:p>
          </table:table-cell>
          <table:table-cell office:value-type="float" office:value="0.224186" calcext:value-type="float">
            <text:p>0.224186</text:p>
          </table:table-cell>
          <table:table-cell office:value-type="float" office:value="0.2" calcext:value-type="float">
            <text:p>0.2</text:p>
          </table:table-cell>
          <table:table-cell office:value-type="float" office:value="0.173023" calcext:value-type="float">
            <text:p>0.173023</text:p>
          </table:table-cell>
          <table:table-cell office:value-type="float" office:value="0.184186" calcext:value-type="float">
            <text:p>0.184186</text:p>
          </table:table-cell>
          <table:table-cell office:value-type="float" office:value="0.203721" calcext:value-type="float">
            <text:p>0.203721</text:p>
          </table:table-cell>
          <table:table-cell office:value-type="float" office:value="0.179535" calcext:value-type="float">
            <text:p>0.179535</text:p>
          </table:table-cell>
          <table:table-cell office:value-type="float" office:value="0.215814" calcext:value-type="float">
            <text:p>0.215814</text:p>
          </table:table-cell>
          <table:table-cell office:value-type="float" office:value="0.188837" calcext:value-type="float">
            <text:p>0.188837</text:p>
          </table:table-cell>
          <table:table-cell office:value-type="float" office:value="0.184186" calcext:value-type="float">
            <text:p>0.184186</text:p>
          </table:table-cell>
          <table:table-cell office:value-type="float" office:value="0.191628" calcext:value-type="float">
            <text:p>0.191628</text:p>
          </table:table-cell>
          <table:table-cell office:value-type="float" office:value="0.187907" calcext:value-type="float">
            <text:p>0.187907</text:p>
          </table:table-cell>
          <table:table-cell office:value-type="float" office:value="0.181395" calcext:value-type="float">
            <text:p>0.181395</text:p>
          </table:table-cell>
          <table:table-cell office:value-type="float" office:value="0.236279" calcext:value-type="float">
            <text:p>0.236279</text:p>
          </table:table-cell>
          <table:table-cell office:value-type="float" office:value="0.197209" calcext:value-type="float">
            <text:p>0.197209</text:p>
          </table:table-cell>
          <table:table-cell office:value-type="float" office:value="0.196279" calcext:value-type="float">
            <text:p>0.196279</text:p>
          </table:table-cell>
          <table:table-cell office:value-type="float" office:value="0.188837" calcext:value-type="float">
            <text:p>0.188837</text:p>
          </table:table-cell>
          <table:table-cell office:value-type="float" office:value="0.190698" calcext:value-type="float">
            <text:p>0.190698</text:p>
          </table:table-cell>
          <table:table-cell office:value-type="float" office:value="0.218605" calcext:value-type="float">
            <text:p>0.218605</text:p>
          </table:table-cell>
          <table:table-cell office:value-type="float" office:value="0.20186" calcext:value-type="float">
            <text:p>0.20186</text:p>
          </table:table-cell>
          <table:table-cell office:value-type="float" office:value="0.202791" calcext:value-type="float">
            <text:p>0.202791</text:p>
          </table:table-cell>
          <table:table-cell office:value-type="float" office:value="0.210233" calcext:value-type="float">
            <text:p>0.210233</text:p>
          </table:table-cell>
          <table:table-cell office:value-type="float" office:value="0.186977" calcext:value-type="float">
            <text:p>0.186977</text:p>
          </table:table-cell>
          <table:table-cell office:value-type="float" office:value="0.224186" calcext:value-type="float">
            <text:p>0.224186</text:p>
          </table:table-cell>
          <table:table-cell office:value-type="float" office:value="0.204651" calcext:value-type="float">
            <text:p>0.204651</text:p>
          </table:table-cell>
          <table:table-cell office:value-type="float" office:value="0.221395" calcext:value-type="float">
            <text:p>0.221395</text:p>
          </table:table-cell>
          <table:table-cell office:value-type="float" office:value="0.189767" calcext:value-type="float">
            <text:p>0.189767</text:p>
          </table:table-cell>
          <table:table-cell office:value-type="float" office:value="0.190698" calcext:value-type="float">
            <text:p>0.190698</text:p>
          </table:table-cell>
          <table:table-cell office:value-type="float" office:value="0.203721" calcext:value-type="float">
            <text:p>0.203721</text:p>
          </table:table-cell>
          <table:table-cell office:value-type="float" office:value="0.192558" calcext:value-type="float">
            <text:p>0.192558</text:p>
          </table:table-cell>
          <table:table-cell office:value-type="float" office:value="0.208372" calcext:value-type="float">
            <text:p>0.208372</text:p>
          </table:table-cell>
          <table:table-cell office:value-type="float" office:value="0.16186" calcext:value-type="float">
            <text:p>0.16186</text:p>
          </table:table-cell>
          <table:table-cell office:value-type="float" office:value="0.217674" calcext:value-type="float">
            <text:p>0.217674</text:p>
          </table:table-cell>
          <table:table-cell office:value-type="float" office:value="0.220465" calcext:value-type="float">
            <text:p>0.220465</text:p>
          </table:table-cell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float" office:value="0.178391" calcext:value-type="float">
            <text:p>0.178391</text:p>
          </table:table-cell>
          <table:table-cell office:value-type="float" office:value="0.210575" calcext:value-type="float">
            <text:p>0.210575</text:p>
          </table:table-cell>
          <table:table-cell office:value-type="float" office:value="0.205057" calcext:value-type="float">
            <text:p>0.205057</text:p>
          </table:table-cell>
          <table:table-cell office:value-type="float" office:value="0.186667" calcext:value-type="float">
            <text:p>0.186667</text:p>
          </table:table-cell>
          <table:table-cell office:value-type="float" office:value="0.191264" calcext:value-type="float">
            <text:p>0.191264</text:p>
          </table:table-cell>
          <table:table-cell office:value-type="float" office:value="0.197701" calcext:value-type="float">
            <text:p>0.197701</text:p>
          </table:table-cell>
          <table:table-cell office:value-type="float" office:value="0.224368" calcext:value-type="float">
            <text:p>0.224368</text:p>
          </table:table-cell>
          <table:table-cell office:value-type="float" office:value="0.209655" calcext:value-type="float">
            <text:p>0.209655</text:p>
          </table:table-cell>
          <table:table-cell office:value-type="float" office:value="0.208736" calcext:value-type="float">
            <text:p>0.208736</text:p>
          </table:table-cell>
          <table:table-cell table:number-columns-repeated="2" office:value-type="float" office:value="0.198621" calcext:value-type="float">
            <text:p>0.198621</text:p>
          </table:table-cell>
          <table:table-cell office:value-type="float" office:value="0.184828" calcext:value-type="float">
            <text:p>0.184828</text:p>
          </table:table-cell>
          <table:table-cell office:value-type="float" office:value="0.182989" calcext:value-type="float">
            <text:p>0.182989</text:p>
          </table:table-cell>
          <table:table-cell office:value-type="float" office:value="0.216092" calcext:value-type="float">
            <text:p>0.216092</text:p>
          </table:table-cell>
          <table:table-cell office:value-type="float" office:value="0.211494" calcext:value-type="float">
            <text:p>0.211494</text:p>
          </table:table-cell>
          <table:table-cell office:value-type="float" office:value="0.221609" calcext:value-type="float">
            <text:p>0.221609</text:p>
          </table:table-cell>
          <table:table-cell office:value-type="float" office:value="0.197701" calcext:value-type="float">
            <text:p>0.197701</text:p>
          </table:table-cell>
          <table:table-cell office:value-type="float" office:value="0.217931" calcext:value-type="float">
            <text:p>0.217931</text:p>
          </table:table-cell>
          <table:table-cell office:value-type="float" office:value="0.214253" calcext:value-type="float">
            <text:p>0.214253</text:p>
          </table:table-cell>
          <table:table-cell office:value-type="float" office:value="0.17931" calcext:value-type="float">
            <text:p>0.17931</text:p>
          </table:table-cell>
          <table:table-cell office:value-type="float" office:value="0.198621" calcext:value-type="float">
            <text:p>0.198621</text:p>
          </table:table-cell>
          <table:table-cell office:value-type="float" office:value="0.182989" calcext:value-type="float">
            <text:p>0.182989</text:p>
          </table:table-cell>
          <table:table-cell office:value-type="float" office:value="0.212414" calcext:value-type="float">
            <text:p>0.212414</text:p>
          </table:table-cell>
          <table:table-cell office:value-type="float" office:value="0.190345" calcext:value-type="float">
            <text:p>0.190345</text:p>
          </table:table-cell>
          <table:table-cell office:value-type="float" office:value="0.184828" calcext:value-type="float">
            <text:p>0.184828</text:p>
          </table:table-cell>
          <table:table-cell office:value-type="float" office:value="0.211494" calcext:value-type="float">
            <text:p>0.211494</text:p>
          </table:table-cell>
          <table:table-cell office:value-type="float" office:value="0.185747" calcext:value-type="float">
            <text:p>0.185747</text:p>
          </table:table-cell>
          <table:table-cell office:value-type="float" office:value="0.211494" calcext:value-type="float">
            <text:p>0.211494</text:p>
          </table:table-cell>
          <table:table-cell office:value-type="float" office:value="0.184828" calcext:value-type="float">
            <text:p>0.184828</text:p>
          </table:table-cell>
          <table:table-cell office:value-type="float" office:value="0.190345" calcext:value-type="float">
            <text:p>0.190345</text:p>
          </table:table-cell>
          <table:table-cell office:value-type="float" office:value="0.19954" calcext:value-type="float">
            <text:p>0.19954</text:p>
          </table:table-cell>
          <table:table-cell table:number-columns-repeated="2" office:value-type="float" office:value="0.18023" calcext:value-type="float">
            <text:p>0.18023</text:p>
          </table:table-cell>
          <table:table-cell office:value-type="float" office:value="0.203218" calcext:value-type="float">
            <text:p>0.203218</text:p>
          </table:table-cell>
          <table:table-cell office:value-type="float" office:value="0.226207" calcext:value-type="float">
            <text:p>0.226207</text:p>
          </table:table-cell>
          <table:table-cell office:value-type="float" office:value="0.204138" calcext:value-type="float">
            <text:p>0.204138</text:p>
          </table:table-cell>
          <table:table-cell office:value-type="float" office:value="0.193103" calcext:value-type="float">
            <text:p>0.193103</text:p>
          </table:table-cell>
          <table:table-cell office:value-type="float" office:value="0.205057" calcext:value-type="float">
            <text:p>0.205057</text:p>
          </table:table-cell>
          <table:table-cell office:value-type="float" office:value="0.198621" calcext:value-type="float">
            <text:p>0.198621</text:p>
          </table:table-cell>
          <table:table-cell office:value-type="float" office:value="0.195862" calcext:value-type="float">
            <text:p>0.195862</text:p>
          </table:table-cell>
          <table:table-cell office:value-type="float" office:value="0.207816" calcext:value-type="float">
            <text:p>0.207816</text:p>
          </table:table-cell>
          <table:table-cell office:value-type="float" office:value="0.174713" calcext:value-type="float">
            <text:p>0.174713</text:p>
          </table:table-cell>
          <table:table-cell office:value-type="float" office:value="0.211494" calcext:value-type="float">
            <text:p>0.211494</text:p>
          </table:table-cell>
          <table:table-cell office:value-type="float" office:value="0.212414" calcext:value-type="float">
            <text:p>0.212414</text:p>
          </table:table-cell>
          <table:table-cell office:value-type="float" office:value="0.211494" calcext:value-type="float">
            <text:p>0.211494</text:p>
          </table:table-cell>
          <table:table-cell office:value-type="float" office:value="0.19954" calcext:value-type="float">
            <text:p>0.19954</text:p>
          </table:table-cell>
          <table:table-cell office:value-type="float" office:value="0.202299" calcext:value-type="float">
            <text:p>0.202299</text:p>
          </table:table-cell>
          <table:table-cell office:value-type="float" office:value="0.182069" calcext:value-type="float">
            <text:p>0.182069</text:p>
          </table:table-cell>
          <table:table-cell office:value-type="float" office:value="0.186667" calcext:value-type="float">
            <text:p>0.186667</text:p>
          </table:table-cell>
          <table:table-cell office:value-type="float" office:value="0.205977" calcext:value-type="float">
            <text:p>0.205977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0.184545" calcext:value-type="float">
            <text:p>0.184545</text:p>
          </table:table-cell>
          <table:table-cell office:value-type="float" office:value="0.185455" calcext:value-type="float">
            <text:p>0.185455</text:p>
          </table:table-cell>
          <table:table-cell office:value-type="float" office:value="0.209091" calcext:value-type="float">
            <text:p>0.209091</text:p>
          </table:table-cell>
          <table:table-cell office:value-type="float" office:value="0.188182" calcext:value-type="float">
            <text:p>0.188182</text:p>
          </table:table-cell>
          <table:table-cell office:value-type="float" office:value="0.21" calcext:value-type="float">
            <text:p>0.21</text:p>
          </table:table-cell>
          <table:table-cell office:value-type="float" office:value="0.2" calcext:value-type="float">
            <text:p>0.2</text:p>
          </table:table-cell>
          <table:table-cell office:value-type="float" office:value="0.224545" calcext:value-type="float">
            <text:p>0.224545</text:p>
          </table:table-cell>
          <table:table-cell office:value-type="float" office:value="0.214545" calcext:value-type="float">
            <text:p>0.214545</text:p>
          </table:table-cell>
          <table:table-cell office:value-type="float" office:value="0.170909" calcext:value-type="float">
            <text:p>0.170909</text:p>
          </table:table-cell>
          <table:table-cell office:value-type="float" office:value="0.182727" calcext:value-type="float">
            <text:p>0.182727</text:p>
          </table:table-cell>
          <table:table-cell office:value-type="float" office:value="0.189091" calcext:value-type="float">
            <text:p>0.189091</text:p>
          </table:table-cell>
          <table:table-cell office:value-type="float" office:value="0.200909" calcext:value-type="float">
            <text:p>0.200909</text:p>
          </table:table-cell>
          <table:table-cell office:value-type="float" office:value="0.211818" calcext:value-type="float">
            <text:p>0.211818</text:p>
          </table:table-cell>
          <table:table-cell office:value-type="float" office:value="0.163636" calcext:value-type="float">
            <text:p>0.163636</text:p>
          </table:table-cell>
          <table:table-cell office:value-type="float" office:value="0.194545" calcext:value-type="float">
            <text:p>0.194545</text:p>
          </table:table-cell>
          <table:table-cell office:value-type="float" office:value="0.184545" calcext:value-type="float">
            <text:p>0.184545</text:p>
          </table:table-cell>
          <table:table-cell office:value-type="float" office:value="0.198182" calcext:value-type="float">
            <text:p>0.198182</text:p>
          </table:table-cell>
          <table:table-cell office:value-type="float" office:value="0.210909" calcext:value-type="float">
            <text:p>0.210909</text:p>
          </table:table-cell>
          <table:table-cell office:value-type="float" office:value="0.224545" calcext:value-type="float">
            <text:p>0.224545</text:p>
          </table:table-cell>
          <table:table-cell office:value-type="float" office:value="0.2" calcext:value-type="float">
            <text:p>0.2</text:p>
          </table:table-cell>
          <table:table-cell office:value-type="float" office:value="0.181818" calcext:value-type="float">
            <text:p>0.181818</text:p>
          </table:table-cell>
          <table:table-cell office:value-type="float" office:value="0.220909" calcext:value-type="float">
            <text:p>0.220909</text:p>
          </table:table-cell>
          <table:table-cell office:value-type="float" office:value="0.194545" calcext:value-type="float">
            <text:p>0.194545</text:p>
          </table:table-cell>
          <table:table-cell office:value-type="float" office:value="0.185455" calcext:value-type="float">
            <text:p>0.185455</text:p>
          </table:table-cell>
          <table:table-cell office:value-type="float" office:value="0.193636" calcext:value-type="float">
            <text:p>0.193636</text:p>
          </table:table-cell>
          <table:table-cell office:value-type="float" office:value="0.184545" calcext:value-type="float">
            <text:p>0.184545</text:p>
          </table:table-cell>
          <table:table-cell office:value-type="float" office:value="0.197273" calcext:value-type="float">
            <text:p>0.197273</text:p>
          </table:table-cell>
          <table:table-cell office:value-type="float" office:value="0.193636" calcext:value-type="float">
            <text:p>0.193636</text:p>
          </table:table-cell>
          <table:table-cell office:value-type="float" office:value="0.19" calcext:value-type="float">
            <text:p>0.19</text:p>
          </table:table-cell>
          <table:table-cell office:value-type="float" office:value="0.203636" calcext:value-type="float">
            <text:p>0.203636</text:p>
          </table:table-cell>
          <table:table-cell office:value-type="float" office:value="0.214545" calcext:value-type="float">
            <text:p>0.214545</text:p>
          </table:table-cell>
          <table:table-cell office:value-type="float" office:value="0.175455" calcext:value-type="float">
            <text:p>0.175455</text:p>
          </table:table-cell>
          <table:table-cell office:value-type="float" office:value="0.189091" calcext:value-type="float">
            <text:p>0.189091</text:p>
          </table:table-cell>
          <table:table-cell office:value-type="float" office:value="0.183636" calcext:value-type="float">
            <text:p>0.183636</text:p>
          </table:table-cell>
          <table:table-cell office:value-type="float" office:value="0.212727" calcext:value-type="float">
            <text:p>0.212727</text:p>
          </table:table-cell>
          <table:table-cell office:value-type="float" office:value="0.185455" calcext:value-type="float">
            <text:p>0.185455</text:p>
          </table:table-cell>
          <table:table-cell office:value-type="float" office:value="0.233636" calcext:value-type="float">
            <text:p>0.233636</text:p>
          </table:table-cell>
          <table:table-cell office:value-type="float" office:value="0.215455" calcext:value-type="float">
            <text:p>0.215455</text:p>
          </table:table-cell>
          <table:table-cell office:value-type="float" office:value="0.176364" calcext:value-type="float">
            <text:p>0.176364</text:p>
          </table:table-cell>
          <table:table-cell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 office:value-type="float" office:value="0.173636" calcext:value-type="float">
            <text:p>0.173636</text:p>
          </table:table-cell>
          <table:table-cell office:value-type="float" office:value="0.178182" calcext:value-type="float">
            <text:p>0.178182</text:p>
          </table:table-cell>
          <table:table-cell office:value-type="float" office:value="0.195455" calcext:value-type="float">
            <text:p>0.195455</text:p>
          </table:table-cell>
          <table:table-cell office:value-type="float" office:value="0.182727" calcext:value-type="float">
            <text:p>0.182727</text:p>
          </table:table-cell>
          <table:table-cell office:value-type="float" office:value="0.205455" calcext:value-type="float">
            <text:p>0.205455</text:p>
          </table:table-cell>
          <table:table-cell office:value-type="float" office:value="0.191818" calcext:value-type="float">
            <text:p>0.191818</text:p>
          </table:table-cell>
          <table:table-cell office:value-type="float" office:value="0.178182" calcext:value-type="float">
            <text:p>0.178182</text:p>
          </table:table-cell>
          <table:table-cell office:value-type="float" office:value="0.207273" calcext:value-type="float">
            <text:p>0.207273</text:p>
          </table:table-cell>
          <table:table-cell office:value-type="float" office:value="0.172727" calcext:value-type="float">
            <text:p>0.172727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float" office:value="0.20764" calcext:value-type="float">
            <text:p>0.20764</text:p>
          </table:table-cell>
          <table:table-cell office:value-type="float" office:value="0.204944" calcext:value-type="float">
            <text:p>0.204944</text:p>
          </table:table-cell>
          <table:table-cell office:value-type="float" office:value="0.196854" calcext:value-type="float">
            <text:p>0.196854</text:p>
          </table:table-cell>
          <table:table-cell office:value-type="float" office:value="0.201348" calcext:value-type="float">
            <text:p>0.201348</text:p>
          </table:table-cell>
          <table:table-cell office:value-type="float" office:value="0.227416" calcext:value-type="float">
            <text:p>0.227416</text:p>
          </table:table-cell>
          <table:table-cell office:value-type="float" office:value="0.204944" calcext:value-type="float">
            <text:p>0.204944</text:p>
          </table:table-cell>
          <table:table-cell office:value-type="float" office:value="0.221124" calcext:value-type="float">
            <text:p>0.221124</text:p>
          </table:table-cell>
          <table:table-cell office:value-type="float" office:value="0.203146" calcext:value-type="float">
            <text:p>0.203146</text:p>
          </table:table-cell>
          <table:table-cell office:value-type="float" office:value="0.168989" calcext:value-type="float">
            <text:p>0.168989</text:p>
          </table:table-cell>
          <table:table-cell office:value-type="float" office:value="0.231011" calcext:value-type="float">
            <text:p>0.231011</text:p>
          </table:table-cell>
          <table:table-cell office:value-type="float" office:value="0.222022" calcext:value-type="float">
            <text:p>0.222022</text:p>
          </table:table-cell>
          <table:table-cell office:value-type="float" office:value="0.208539" calcext:value-type="float">
            <text:p>0.208539</text:p>
          </table:table-cell>
          <table:table-cell office:value-type="float" office:value="0.200449" calcext:value-type="float">
            <text:p>0.200449</text:p>
          </table:table-cell>
          <table:table-cell office:value-type="float" office:value="0.183371" calcext:value-type="float">
            <text:p>0.183371</text:p>
          </table:table-cell>
          <table:table-cell office:value-type="float" office:value="0.200449" calcext:value-type="float">
            <text:p>0.200449</text:p>
          </table:table-cell>
          <table:table-cell office:value-type="float" office:value="0.190562" calcext:value-type="float">
            <text:p>0.190562</text:p>
          </table:table-cell>
          <table:table-cell office:value-type="float" office:value="0.204944" calcext:value-type="float">
            <text:p>0.204944</text:p>
          </table:table-cell>
          <table:table-cell office:value-type="float" office:value="0.206742" calcext:value-type="float">
            <text:p>0.206742</text:p>
          </table:table-cell>
          <table:table-cell office:value-type="float" office:value="0.197753" calcext:value-type="float">
            <text:p>0.197753</text:p>
          </table:table-cell>
          <table:table-cell office:value-type="float" office:value="0.180674" calcext:value-type="float">
            <text:p>0.180674</text:p>
          </table:table-cell>
          <table:table-cell office:value-type="float" office:value="0.210337" calcext:value-type="float">
            <text:p>0.210337</text:p>
          </table:table-cell>
          <table:table-cell office:value-type="float" office:value="0.209438" calcext:value-type="float">
            <text:p>0.209438</text:p>
          </table:table-cell>
          <table:table-cell office:value-type="float" office:value="0.198652" calcext:value-type="float">
            <text:p>0.198652</text:p>
          </table:table-cell>
          <table:table-cell office:value-type="float" office:value="0.19236" calcext:value-type="float">
            <text:p>0.19236</text:p>
          </table:table-cell>
          <table:table-cell office:value-type="float" office:value="0.205843" calcext:value-type="float">
            <text:p>0.205843</text:p>
          </table:table-cell>
          <table:table-cell office:value-type="float" office:value="0.221124" calcext:value-type="float">
            <text:p>0.221124</text:p>
          </table:table-cell>
          <table:table-cell office:value-type="float" office:value="0.226517" calcext:value-type="float">
            <text:p>0.226517</text:p>
          </table:table-cell>
          <table:table-cell office:value-type="float" office:value="0.179775" calcext:value-type="float">
            <text:p>0.179775</text:p>
          </table:table-cell>
          <table:table-cell office:value-type="float" office:value="0.204045" calcext:value-type="float">
            <text:p>0.204045</text:p>
          </table:table-cell>
          <table:table-cell office:value-type="float" office:value="0.187865" calcext:value-type="float">
            <text:p>0.187865</text:p>
          </table:table-cell>
          <table:table-cell office:value-type="float" office:value="0.217528" calcext:value-type="float">
            <text:p>0.217528</text:p>
          </table:table-cell>
          <table:table-cell office:value-type="float" office:value="0.195056" calcext:value-type="float">
            <text:p>0.195056</text:p>
          </table:table-cell>
          <table:table-cell office:value-type="float" office:value="0.197753" calcext:value-type="float">
            <text:p>0.197753</text:p>
          </table:table-cell>
          <table:table-cell office:value-type="float" office:value="0.186067" calcext:value-type="float">
            <text:p>0.186067</text:p>
          </table:table-cell>
          <table:table-cell office:value-type="float" office:value="0.198652" calcext:value-type="float">
            <text:p>0.198652</text:p>
          </table:table-cell>
          <table:table-cell office:value-type="float" office:value="0.180674" calcext:value-type="float">
            <text:p>0.180674</text:p>
          </table:table-cell>
          <table:table-cell office:value-type="float" office:value="0.189663" calcext:value-type="float">
            <text:p>0.189663</text:p>
          </table:table-cell>
          <table:table-cell office:value-type="float" office:value="0.183371" calcext:value-type="float">
            <text:p>0.183371</text:p>
          </table:table-cell>
          <table:table-cell office:value-type="float" office:value="0.199551" calcext:value-type="float">
            <text:p>0.199551</text:p>
          </table:table-cell>
          <table:table-cell office:value-type="float" office:value="0.212135" calcext:value-type="float">
            <text:p>0.212135</text:p>
          </table:table-cell>
          <table:table-cell office:value-type="float" office:value="0.218427" calcext:value-type="float">
            <text:p>0.218427</text:p>
          </table:table-cell>
          <table:table-cell office:value-type="float" office:value="0.204045" calcext:value-type="float">
            <text:p>0.204045</text:p>
          </table:table-cell>
          <table:table-cell office:value-type="float" office:value="0.203146" calcext:value-type="float">
            <text:p>0.203146</text:p>
          </table:table-cell>
          <table:table-cell office:value-type="float" office:value="0.198652" calcext:value-type="float">
            <text:p>0.198652</text:p>
          </table:table-cell>
          <table:table-cell office:value-type="float" office:value="0.178876" calcext:value-type="float">
            <text:p>0.178876</text:p>
          </table:table-cell>
          <table:table-cell office:value-type="float" office:value="0.181573" calcext:value-type="float">
            <text:p>0.181573</text:p>
          </table:table-cell>
          <table:table-cell office:value-type="float" office:value="0.196854" calcext:value-type="float">
            <text:p>0.196854</text:p>
          </table:table-cell>
          <table:table-cell office:value-type="float" office:value="0.21573" calcext:value-type="float">
            <text:p>0.21573</text:p>
          </table:table-cell>
          <table:table-cell table:number-columns-repeated="2" office:value-type="float" office:value="0.204045" calcext:value-type="float">
            <text:p>0.204045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0.203556" calcext:value-type="float">
            <text:p>0.203556</text:p>
          </table:table-cell>
          <table:table-cell office:value-type="float" office:value="0.188444" calcext:value-type="float">
            <text:p>0.188444</text:p>
          </table:table-cell>
          <table:table-cell office:value-type="float" office:value="0.192889" calcext:value-type="float">
            <text:p>0.192889</text:p>
          </table:table-cell>
          <table:table-cell office:value-type="float" office:value="0.210667" calcext:value-type="float">
            <text:p>0.210667</text:p>
          </table:table-cell>
          <table:table-cell office:value-type="float" office:value="0.178667" calcext:value-type="float">
            <text:p>0.178667</text:p>
          </table:table-cell>
          <table:table-cell office:value-type="float" office:value="0.203556" calcext:value-type="float">
            <text:p>0.203556</text:p>
          </table:table-cell>
          <table:table-cell office:value-type="float" office:value="0.168" calcext:value-type="float">
            <text:p>0.168</text:p>
          </table:table-cell>
          <table:table-cell office:value-type="float" office:value="0.201778" calcext:value-type="float">
            <text:p>0.201778</text:p>
          </table:table-cell>
          <table:table-cell office:value-type="float" office:value="0.194667" calcext:value-type="float">
            <text:p>0.194667</text:p>
          </table:table-cell>
          <table:table-cell office:value-type="float" office:value="0.191111" calcext:value-type="float">
            <text:p>0.191111</text:p>
          </table:table-cell>
          <table:table-cell office:value-type="float" office:value="0.213333" calcext:value-type="float">
            <text:p>0.213333</text:p>
          </table:table-cell>
          <table:table-cell office:value-type="float" office:value="0.197333" calcext:value-type="float">
            <text:p>0.197333</text:p>
          </table:table-cell>
          <table:table-cell office:value-type="float" office:value="0.187556" calcext:value-type="float">
            <text:p>0.187556</text:p>
          </table:table-cell>
          <table:table-cell office:value-type="float" office:value="0.232889" calcext:value-type="float">
            <text:p>0.232889</text:p>
          </table:table-cell>
          <table:table-cell office:value-type="float" office:value="0.214222" calcext:value-type="float">
            <text:p>0.214222</text:p>
          </table:table-cell>
          <table:table-cell office:value-type="float" office:value="0.211556" calcext:value-type="float">
            <text:p>0.211556</text:p>
          </table:table-cell>
          <table:table-cell office:value-type="float" office:value="0.177778" calcext:value-type="float">
            <text:p>0.177778</text:p>
          </table:table-cell>
          <table:table-cell office:value-type="float" office:value="0.194667" calcext:value-type="float">
            <text:p>0.194667</text:p>
          </table:table-cell>
          <table:table-cell office:value-type="float" office:value="0.208" calcext:value-type="float">
            <text:p>0.208</text:p>
          </table:table-cell>
          <table:table-cell office:value-type="float" office:value="0.206222" calcext:value-type="float">
            <text:p>0.206222</text:p>
          </table:table-cell>
          <table:table-cell office:value-type="float" office:value="0.203556" calcext:value-type="float">
            <text:p>0.203556</text:p>
          </table:table-cell>
          <table:table-cell office:value-type="float" office:value="0.194667" calcext:value-type="float">
            <text:p>0.194667</text:p>
          </table:table-cell>
          <table:table-cell office:value-type="float" office:value="0.220444" calcext:value-type="float">
            <text:p>0.220444</text:p>
          </table:table-cell>
          <table:table-cell office:value-type="float" office:value="0.184" calcext:value-type="float">
            <text:p>0.184</text:p>
          </table:table-cell>
          <table:table-cell office:value-type="float" office:value="0.201778" calcext:value-type="float">
            <text:p>0.201778</text:p>
          </table:table-cell>
          <table:table-cell office:value-type="float" office:value="0.230222" calcext:value-type="float">
            <text:p>0.230222</text:p>
          </table:table-cell>
          <table:table-cell office:value-type="float" office:value="0.197333" calcext:value-type="float">
            <text:p>0.197333</text:p>
          </table:table-cell>
          <table:table-cell office:value-type="float" office:value="0.178667" calcext:value-type="float">
            <text:p>0.178667</text:p>
          </table:table-cell>
          <table:table-cell office:value-type="float" office:value="0.213333" calcext:value-type="float">
            <text:p>0.213333</text:p>
          </table:table-cell>
          <table:table-cell office:value-type="float" office:value="0.193778" calcext:value-type="float">
            <text:p>0.193778</text:p>
          </table:table-cell>
          <table:table-cell office:value-type="float" office:value="0.191111" calcext:value-type="float">
            <text:p>0.191111</text:p>
          </table:table-cell>
          <table:table-cell office:value-type="float" office:value="0.214222" calcext:value-type="float">
            <text:p>0.214222</text:p>
          </table:table-cell>
          <table:table-cell office:value-type="float" office:value="0.189333" calcext:value-type="float">
            <text:p>0.189333</text:p>
          </table:table-cell>
          <table:table-cell office:value-type="float" office:value="0.220444" calcext:value-type="float">
            <text:p>0.220444</text:p>
          </table:table-cell>
          <table:table-cell office:value-type="float" office:value="0.208" calcext:value-type="float">
            <text:p>0.208</text:p>
          </table:table-cell>
          <table:table-cell office:value-type="float" office:value="0.208889" calcext:value-type="float">
            <text:p>0.208889</text:p>
          </table:table-cell>
          <table:table-cell office:value-type="float" office:value="0.186667" calcext:value-type="float">
            <text:p>0.186667</text:p>
          </table:table-cell>
          <table:table-cell office:value-type="float" office:value="0.198222" calcext:value-type="float">
            <text:p>0.198222</text:p>
          </table:table-cell>
          <table:table-cell office:value-type="float" office:value="0.183111" calcext:value-type="float">
            <text:p>0.183111</text:p>
          </table:table-cell>
          <table:table-cell office:value-type="float" office:value="0.206222" calcext:value-type="float">
            <text:p>0.206222</text:p>
          </table:table-cell>
          <table:table-cell office:value-type="float" office:value="0.223111" calcext:value-type="float">
            <text:p>0.223111</text:p>
          </table:table-cell>
          <table:table-cell office:value-type="float" office:value="0.196444" calcext:value-type="float">
            <text:p>0.196444</text:p>
          </table:table-cell>
          <table:table-cell office:value-type="float" office:value="0.200889" calcext:value-type="float">
            <text:p>0.200889</text:p>
          </table:table-cell>
          <table:table-cell office:value-type="float" office:value="0.221333" calcext:value-type="float">
            <text:p>0.221333</text:p>
          </table:table-cell>
          <table:table-cell office:value-type="float" office:value="0.192" calcext:value-type="float">
            <text:p>0.192</text:p>
          </table:table-cell>
          <table:table-cell office:value-type="float" office:value="0.196444" calcext:value-type="float">
            <text:p>0.196444</text:p>
          </table:table-cell>
          <table:table-cell office:value-type="float" office:value="0.205333" calcext:value-type="float">
            <text:p>0.205333</text:p>
          </table:table-cell>
          <table:table-cell office:value-type="float" office:value="0.192889" calcext:value-type="float">
            <text:p>0.192889</text:p>
          </table:table-cell>
          <table:table-cell office:value-type="float" office:value="0.196444" calcext:value-type="float">
            <text:p>0.196444</text:p>
          </table:table-cell>
          <table:table-cell office:value-type="float" office:value="0.188444" calcext:value-type="float">
            <text:p>0.188444</text:p>
          </table:table-cell>
        </table:table-row>
        <table:table-row table:style-name="ro1">
          <table:table-cell office:value-type="float" office:value="4550" calcext:value-type="float">
            <text:p>4550</text:p>
          </table:table-cell>
          <table:table-cell office:value-type="float" office:value="0.204835" calcext:value-type="float">
            <text:p>0.204835</text:p>
          </table:table-cell>
          <table:table-cell office:value-type="float" office:value="0.176703" calcext:value-type="float">
            <text:p>0.176703</text:p>
          </table:table-cell>
          <table:table-cell office:value-type="float" office:value="0.18989" calcext:value-type="float">
            <text:p>0.18989</text:p>
          </table:table-cell>
          <table:table-cell office:value-type="float" office:value="0.195165" calcext:value-type="float">
            <text:p>0.195165</text:p>
          </table:table-cell>
          <table:table-cell office:value-type="float" office:value="0.210989" calcext:value-type="float">
            <text:p>0.210989</text:p>
          </table:table-cell>
          <table:table-cell office:value-type="float" office:value="0.202198" calcext:value-type="float">
            <text:p>0.202198</text:p>
          </table:table-cell>
          <table:table-cell office:value-type="float" office:value="0.215385" calcext:value-type="float">
            <text:p>0.215385</text:p>
          </table:table-cell>
          <table:table-cell office:value-type="float" office:value="0.208352" calcext:value-type="float">
            <text:p>0.208352</text:p>
          </table:table-cell>
          <table:table-cell office:value-type="float" office:value="0.18989" calcext:value-type="float">
            <text:p>0.18989</text:p>
          </table:table-cell>
          <table:table-cell office:value-type="float" office:value="0.183736" calcext:value-type="float">
            <text:p>0.183736</text:p>
          </table:table-cell>
          <table:table-cell office:value-type="float" office:value="0.218901" calcext:value-type="float">
            <text:p>0.218901</text:p>
          </table:table-cell>
          <table:table-cell office:value-type="float" office:value="0.196923" calcext:value-type="float">
            <text:p>0.196923</text:p>
          </table:table-cell>
          <table:table-cell office:value-type="float" office:value="0.205714" calcext:value-type="float">
            <text:p>0.205714</text:p>
          </table:table-cell>
          <table:table-cell office:value-type="float" office:value="0.186374" calcext:value-type="float">
            <text:p>0.186374</text:p>
          </table:table-cell>
          <table:table-cell office:value-type="float" office:value="0.202198" calcext:value-type="float">
            <text:p>0.202198</text:p>
          </table:table-cell>
          <table:table-cell office:value-type="float" office:value="0.203956" calcext:value-type="float">
            <text:p>0.203956</text:p>
          </table:table-cell>
          <table:table-cell office:value-type="float" office:value="0.190769" calcext:value-type="float">
            <text:p>0.190769</text:p>
          </table:table-cell>
          <table:table-cell office:value-type="float" office:value="0.210989" calcext:value-type="float">
            <text:p>0.210989</text:p>
          </table:table-cell>
          <table:table-cell office:value-type="float" office:value="0.204835" calcext:value-type="float">
            <text:p>0.204835</text:p>
          </table:table-cell>
          <table:table-cell office:value-type="float" office:value="0.195165" calcext:value-type="float">
            <text:p>0.195165</text:p>
          </table:table-cell>
          <table:table-cell office:value-type="float" office:value="0.234725" calcext:value-type="float">
            <text:p>0.234725</text:p>
          </table:table-cell>
          <table:table-cell office:value-type="float" office:value="0.187253" calcext:value-type="float">
            <text:p>0.187253</text:p>
          </table:table-cell>
          <table:table-cell office:value-type="float" office:value="0.172308" calcext:value-type="float">
            <text:p>0.172308</text:p>
          </table:table-cell>
          <table:table-cell office:value-type="float" office:value="0.209231" calcext:value-type="float">
            <text:p>0.209231</text:p>
          </table:table-cell>
          <table:table-cell office:value-type="float" office:value="0.202198" calcext:value-type="float">
            <text:p>0.202198</text:p>
          </table:table-cell>
          <table:table-cell office:value-type="float" office:value="0.18989" calcext:value-type="float">
            <text:p>0.18989</text:p>
          </table:table-cell>
          <table:table-cell office:value-type="float" office:value="0.216264" calcext:value-type="float">
            <text:p>0.216264</text:p>
          </table:table-cell>
          <table:table-cell office:value-type="float" office:value="0.186374" calcext:value-type="float">
            <text:p>0.186374</text:p>
          </table:table-cell>
          <table:table-cell office:value-type="float" office:value="0.194286" calcext:value-type="float">
            <text:p>0.194286</text:p>
          </table:table-cell>
          <table:table-cell office:value-type="float" office:value="0.187253" calcext:value-type="float">
            <text:p>0.187253</text:p>
          </table:table-cell>
          <table:table-cell office:value-type="float" office:value="0.186374" calcext:value-type="float">
            <text:p>0.186374</text:p>
          </table:table-cell>
          <table:table-cell office:value-type="float" office:value="0.214505" calcext:value-type="float">
            <text:p>0.214505</text:p>
          </table:table-cell>
          <table:table-cell office:value-type="float" office:value="0.202198" calcext:value-type="float">
            <text:p>0.202198</text:p>
          </table:table-cell>
          <table:table-cell office:value-type="float" office:value="0.217143" calcext:value-type="float">
            <text:p>0.217143</text:p>
          </table:table-cell>
          <table:table-cell office:value-type="float" office:value="0.197802" calcext:value-type="float">
            <text:p>0.197802</text:p>
          </table:table-cell>
          <table:table-cell office:value-type="float" office:value="0.218022" calcext:value-type="float">
            <text:p>0.218022</text:p>
          </table:table-cell>
          <table:table-cell office:value-type="float" office:value="0.195165" calcext:value-type="float">
            <text:p>0.195165</text:p>
          </table:table-cell>
          <table:table-cell office:value-type="float" office:value="0.218022" calcext:value-type="float">
            <text:p>0.218022</text:p>
          </table:table-cell>
          <table:table-cell office:value-type="float" office:value="0.193407" calcext:value-type="float">
            <text:p>0.193407</text:p>
          </table:table-cell>
          <table:table-cell office:value-type="float" office:value="0.181978" calcext:value-type="float">
            <text:p>0.181978</text:p>
          </table:table-cell>
          <table:table-cell office:value-type="float" office:value="0.210989" calcext:value-type="float">
            <text:p>0.210989</text:p>
          </table:table-cell>
          <table:table-cell table:number-columns-repeated="2" office:value-type="float" office:value="0.201319" calcext:value-type="float">
            <text:p>0.201319</text:p>
          </table:table-cell>
          <table:table-cell office:value-type="float" office:value="0.189011" calcext:value-type="float">
            <text:p>0.189011</text:p>
          </table:table-cell>
          <table:table-cell office:value-type="float" office:value="0.205714" calcext:value-type="float">
            <text:p>0.205714</text:p>
          </table:table-cell>
          <table:table-cell office:value-type="float" office:value="0.18989" calcext:value-type="float">
            <text:p>0.18989</text:p>
          </table:table-cell>
          <table:table-cell office:value-type="float" office:value="0.185495" calcext:value-type="float">
            <text:p>0.185495</text:p>
          </table:table-cell>
          <table:table-cell office:value-type="float" office:value="0.198681" calcext:value-type="float">
            <text:p>0.198681</text:p>
          </table:table-cell>
          <table:table-cell office:value-type="float" office:value="0.195165" calcext:value-type="float">
            <text:p>0.195165</text:p>
          </table:table-cell>
          <table:table-cell office:value-type="float" office:value="0.183736" calcext:value-type="float">
            <text:p>0.183736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0.204348" calcext:value-type="float">
            <text:p>0.204348</text:p>
          </table:table-cell>
          <table:table-cell office:value-type="float" office:value="0.2" calcext:value-type="float">
            <text:p>0.2</text:p>
          </table:table-cell>
          <table:table-cell office:value-type="float" office:value="0.210435" calcext:value-type="float">
            <text:p>0.210435</text:p>
          </table:table-cell>
          <table:table-cell office:value-type="float" office:value="0.186957" calcext:value-type="float">
            <text:p>0.186957</text:p>
          </table:table-cell>
          <table:table-cell office:value-type="float" office:value="0.190435" calcext:value-type="float">
            <text:p>0.190435</text:p>
          </table:table-cell>
          <table:table-cell office:value-type="float" office:value="0.201739" calcext:value-type="float">
            <text:p>0.201739</text:p>
          </table:table-cell>
          <table:table-cell office:value-type="float" office:value="0.210435" calcext:value-type="float">
            <text:p>0.210435</text:p>
          </table:table-cell>
          <table:table-cell office:value-type="float" office:value="0.217391" calcext:value-type="float">
            <text:p>0.217391</text:p>
          </table:table-cell>
          <table:table-cell office:value-type="float" office:value="0.2" calcext:value-type="float">
            <text:p>0.2</text:p>
          </table:table-cell>
          <table:table-cell office:value-type="float" office:value="0.206957" calcext:value-type="float">
            <text:p>0.206957</text:p>
          </table:table-cell>
          <table:table-cell office:value-type="float" office:value="0.193913" calcext:value-type="float">
            <text:p>0.193913</text:p>
          </table:table-cell>
          <table:table-cell office:value-type="float" office:value="0.203478" calcext:value-type="float">
            <text:p>0.203478</text:p>
          </table:table-cell>
          <table:table-cell office:value-type="float" office:value="0.211304" calcext:value-type="float">
            <text:p>0.211304</text:p>
          </table:table-cell>
          <table:table-cell office:value-type="float" office:value="0.190435" calcext:value-type="float">
            <text:p>0.190435</text:p>
          </table:table-cell>
          <table:table-cell office:value-type="float" office:value="0.20087" calcext:value-type="float">
            <text:p>0.20087</text:p>
          </table:table-cell>
          <table:table-cell office:value-type="float" office:value="0.208696" calcext:value-type="float">
            <text:p>0.208696</text:p>
          </table:table-cell>
          <table:table-cell office:value-type="float" office:value="0.190435" calcext:value-type="float">
            <text:p>0.190435</text:p>
          </table:table-cell>
          <table:table-cell office:value-type="float" office:value="0.186957" calcext:value-type="float">
            <text:p>0.186957</text:p>
          </table:table-cell>
          <table:table-cell office:value-type="float" office:value="0.202609" calcext:value-type="float">
            <text:p>0.202609</text:p>
          </table:table-cell>
          <table:table-cell office:value-type="float" office:value="0.216522" calcext:value-type="float">
            <text:p>0.216522</text:p>
          </table:table-cell>
          <table:table-cell office:value-type="float" office:value="0.215652" calcext:value-type="float">
            <text:p>0.215652</text:p>
          </table:table-cell>
          <table:table-cell office:value-type="float" office:value="0.209565" calcext:value-type="float">
            <text:p>0.209565</text:p>
          </table:table-cell>
          <table:table-cell office:value-type="float" office:value="0.2" calcext:value-type="float">
            <text:p>0.2</text:p>
          </table:table-cell>
          <table:table-cell office:value-type="float" office:value="0.196522" calcext:value-type="float">
            <text:p>0.196522</text:p>
          </table:table-cell>
          <table:table-cell office:value-type="float" office:value="0.201739" calcext:value-type="float">
            <text:p>0.201739</text:p>
          </table:table-cell>
          <table:table-cell office:value-type="float" office:value="0.198261" calcext:value-type="float">
            <text:p>0.198261</text:p>
          </table:table-cell>
          <table:table-cell office:value-type="float" office:value="0.188696" calcext:value-type="float">
            <text:p>0.188696</text:p>
          </table:table-cell>
          <table:table-cell office:value-type="float" office:value="0.213913" calcext:value-type="float">
            <text:p>0.213913</text:p>
          </table:table-cell>
          <table:table-cell office:value-type="float" office:value="0.207826" calcext:value-type="float">
            <text:p>0.207826</text:p>
          </table:table-cell>
          <table:table-cell office:value-type="float" office:value="0.201739" calcext:value-type="float">
            <text:p>0.201739</text:p>
          </table:table-cell>
          <table:table-cell office:value-type="float" office:value="0.208696" calcext:value-type="float">
            <text:p>0.208696</text:p>
          </table:table-cell>
          <table:table-cell office:value-type="float" office:value="0.212174" calcext:value-type="float">
            <text:p>0.212174</text:p>
          </table:table-cell>
          <table:table-cell office:value-type="float" office:value="0.198261" calcext:value-type="float">
            <text:p>0.198261</text:p>
          </table:table-cell>
          <table:table-cell office:value-type="float" office:value="0.195652" calcext:value-type="float">
            <text:p>0.195652</text:p>
          </table:table-cell>
          <table:table-cell office:value-type="float" office:value="0.226087" calcext:value-type="float">
            <text:p>0.226087</text:p>
          </table:table-cell>
          <table:table-cell office:value-type="float" office:value="0.186957" calcext:value-type="float">
            <text:p>0.186957</text:p>
          </table:table-cell>
          <table:table-cell office:value-type="float" office:value="0.20087" calcext:value-type="float">
            <text:p>0.20087</text:p>
          </table:table-cell>
          <table:table-cell office:value-type="float" office:value="0.19913" calcext:value-type="float">
            <text:p>0.19913</text:p>
          </table:table-cell>
          <table:table-cell office:value-type="float" office:value="0.210435" calcext:value-type="float">
            <text:p>0.210435</text:p>
          </table:table-cell>
          <table:table-cell office:value-type="float" office:value="0.209565" calcext:value-type="float">
            <text:p>0.209565</text:p>
          </table:table-cell>
          <table:table-cell office:value-type="float" office:value="0.206087" calcext:value-type="float">
            <text:p>0.206087</text:p>
          </table:table-cell>
          <table:table-cell office:value-type="float" office:value="0.205217" calcext:value-type="float">
            <text:p>0.205217</text:p>
          </table:table-cell>
          <table:table-cell office:value-type="float" office:value="0.206087" calcext:value-type="float">
            <text:p>0.206087</text:p>
          </table:table-cell>
          <table:table-cell office:value-type="float" office:value="0.201739" calcext:value-type="float">
            <text:p>0.201739</text:p>
          </table:table-cell>
          <table:table-cell office:value-type="float" office:value="0.221739" calcext:value-type="float">
            <text:p>0.221739</text:p>
          </table:table-cell>
          <table:table-cell office:value-type="float" office:value="0.191304" calcext:value-type="float">
            <text:p>0.191304</text:p>
          </table:table-cell>
          <table:table-cell office:value-type="float" office:value="0.18" calcext:value-type="float">
            <text:p>0.18</text:p>
          </table:table-cell>
          <table:table-cell office:value-type="float" office:value="0.196522" calcext:value-type="float">
            <text:p>0.196522</text:p>
          </table:table-cell>
          <table:table-cell office:value-type="float" office:value="0.201739" calcext:value-type="float">
            <text:p>0.201739</text:p>
          </table:table-cell>
          <table:table-cell office:value-type="float" office:value="0.184348" calcext:value-type="float">
            <text:p>0.184348</text:p>
          </table:table-cell>
        </table:table-row>
        <table:table-row table:style-name="ro1">
          <table:table-cell office:value-type="float" office:value="4650" calcext:value-type="float">
            <text:p>4650</text:p>
          </table:table-cell>
          <table:table-cell office:value-type="float" office:value="0.202151" calcext:value-type="float">
            <text:p>0.202151</text:p>
          </table:table-cell>
          <table:table-cell office:value-type="float" office:value="0.208172" calcext:value-type="float">
            <text:p>0.208172</text:p>
          </table:table-cell>
          <table:table-cell office:value-type="float" office:value="0.196989" calcext:value-type="float">
            <text:p>0.196989</text:p>
          </table:table-cell>
          <table:table-cell office:value-type="float" office:value="0.19871" calcext:value-type="float">
            <text:p>0.19871</text:p>
          </table:table-cell>
          <table:table-cell office:value-type="float" office:value="0.202151" calcext:value-type="float">
            <text:p>0.202151</text:p>
          </table:table-cell>
          <table:table-cell office:value-type="float" office:value="0.221935" calcext:value-type="float">
            <text:p>0.221935</text:p>
          </table:table-cell>
          <table:table-cell office:value-type="float" office:value="0.214194" calcext:value-type="float">
            <text:p>0.214194</text:p>
          </table:table-cell>
          <table:table-cell office:value-type="float" office:value="0.193548" calcext:value-type="float">
            <text:p>0.193548</text:p>
          </table:table-cell>
          <table:table-cell office:value-type="float" office:value="0.228817" calcext:value-type="float">
            <text:p>0.228817</text:p>
          </table:table-cell>
          <table:table-cell office:value-type="float" office:value="0.184946" calcext:value-type="float">
            <text:p>0.184946</text:p>
          </table:table-cell>
          <table:table-cell office:value-type="float" office:value="0.182366" calcext:value-type="float">
            <text:p>0.182366</text:p>
          </table:table-cell>
          <table:table-cell office:value-type="float" office:value="0.204731" calcext:value-type="float">
            <text:p>0.204731</text:p>
          </table:table-cell>
          <table:table-cell office:value-type="float" office:value="0.189247" calcext:value-type="float">
            <text:p>0.189247</text:p>
          </table:table-cell>
          <table:table-cell office:value-type="float" office:value="0.185806" calcext:value-type="float">
            <text:p>0.185806</text:p>
          </table:table-cell>
          <table:table-cell office:value-type="float" office:value="0.221075" calcext:value-type="float">
            <text:p>0.221075</text:p>
          </table:table-cell>
          <table:table-cell office:value-type="float" office:value="0.202151" calcext:value-type="float">
            <text:p>0.202151</text:p>
          </table:table-cell>
          <table:table-cell office:value-type="float" office:value="0.196989" calcext:value-type="float">
            <text:p>0.196989</text:p>
          </table:table-cell>
          <table:table-cell office:value-type="float" office:value="0.177204" calcext:value-type="float">
            <text:p>0.177204</text:p>
          </table:table-cell>
          <table:table-cell office:value-type="float" office:value="0.194409" calcext:value-type="float">
            <text:p>0.194409</text:p>
          </table:table-cell>
          <table:table-cell office:value-type="float" office:value="0.20129" calcext:value-type="float">
            <text:p>0.20129</text:p>
          </table:table-cell>
          <table:table-cell office:value-type="float" office:value="0.186667" calcext:value-type="float">
            <text:p>0.186667</text:p>
          </table:table-cell>
          <table:table-cell office:value-type="float" office:value="0.195269" calcext:value-type="float">
            <text:p>0.195269</text:p>
          </table:table-cell>
          <table:table-cell office:value-type="float" office:value="0.222796" calcext:value-type="float">
            <text:p>0.222796</text:p>
          </table:table-cell>
          <table:table-cell office:value-type="float" office:value="0.212473" calcext:value-type="float">
            <text:p>0.212473</text:p>
          </table:table-cell>
          <table:table-cell office:value-type="float" office:value="0.209892" calcext:value-type="float">
            <text:p>0.209892</text:p>
          </table:table-cell>
          <table:table-cell office:value-type="float" office:value="0.181505" calcext:value-type="float">
            <text:p>0.181505</text:p>
          </table:table-cell>
          <table:table-cell office:value-type="float" office:value="0.196129" calcext:value-type="float">
            <text:p>0.196129</text:p>
          </table:table-cell>
          <table:table-cell office:value-type="float" office:value="0.19871" calcext:value-type="float">
            <text:p>0.19871</text:p>
          </table:table-cell>
          <table:table-cell office:value-type="float" office:value="0.19957" calcext:value-type="float">
            <text:p>0.19957</text:p>
          </table:table-cell>
          <table:table-cell office:value-type="float" office:value="0.217634" calcext:value-type="float">
            <text:p>0.217634</text:p>
          </table:table-cell>
          <table:table-cell office:value-type="float" office:value="0.209892" calcext:value-type="float">
            <text:p>0.209892</text:p>
          </table:table-cell>
          <table:table-cell office:value-type="float" office:value="0.203871" calcext:value-type="float">
            <text:p>0.203871</text:p>
          </table:table-cell>
          <table:table-cell office:value-type="float" office:value="0.20043" calcext:value-type="float">
            <text:p>0.20043</text:p>
          </table:table-cell>
          <table:table-cell office:value-type="float" office:value="0.195269" calcext:value-type="float">
            <text:p>0.195269</text:p>
          </table:table-cell>
          <table:table-cell office:value-type="float" office:value="0.203011" calcext:value-type="float">
            <text:p>0.203011</text:p>
          </table:table-cell>
          <table:table-cell office:value-type="float" office:value="0.190108" calcext:value-type="float">
            <text:p>0.190108</text:p>
          </table:table-cell>
          <table:table-cell office:value-type="float" office:value="0.221935" calcext:value-type="float">
            <text:p>0.221935</text:p>
          </table:table-cell>
          <table:table-cell office:value-type="float" office:value="0.203871" calcext:value-type="float">
            <text:p>0.203871</text:p>
          </table:table-cell>
          <table:table-cell office:value-type="float" office:value="0.182366" calcext:value-type="float">
            <text:p>0.182366</text:p>
          </table:table-cell>
          <table:table-cell office:value-type="float" office:value="0.203871" calcext:value-type="float">
            <text:p>0.203871</text:p>
          </table:table-cell>
          <table:table-cell office:value-type="float" office:value="0.191828" calcext:value-type="float">
            <text:p>0.191828</text:p>
          </table:table-cell>
          <table:table-cell office:value-type="float" office:value="0.20129" calcext:value-type="float">
            <text:p>0.20129</text:p>
          </table:table-cell>
          <table:table-cell office:value-type="float" office:value="0.20043" calcext:value-type="float">
            <text:p>0.20043</text:p>
          </table:table-cell>
          <table:table-cell office:value-type="float" office:value="0.178065" calcext:value-type="float">
            <text:p>0.178065</text:p>
          </table:table-cell>
          <table:table-cell office:value-type="float" office:value="0.205591" calcext:value-type="float">
            <text:p>0.205591</text:p>
          </table:table-cell>
          <table:table-cell office:value-type="float" office:value="0.206452" calcext:value-type="float">
            <text:p>0.206452</text:p>
          </table:table-cell>
          <table:table-cell office:value-type="float" office:value="0.19957" calcext:value-type="float">
            <text:p>0.19957</text:p>
          </table:table-cell>
          <table:table-cell office:value-type="float" office:value="0.194409" calcext:value-type="float">
            <text:p>0.194409</text:p>
          </table:table-cell>
          <table:table-cell office:value-type="float" office:value="0.191828" calcext:value-type="float">
            <text:p>0.191828</text:p>
          </table:table-cell>
          <table:table-cell office:value-type="float" office:value="0.20043" calcext:value-type="float">
            <text:p>0.20043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0.196596" calcext:value-type="float">
            <text:p>0.196596</text:p>
          </table:table-cell>
          <table:table-cell office:value-type="float" office:value="0.182979" calcext:value-type="float">
            <text:p>0.182979</text:p>
          </table:table-cell>
          <table:table-cell office:value-type="float" office:value="0.204255" calcext:value-type="float">
            <text:p>0.204255</text:p>
          </table:table-cell>
          <table:table-cell office:value-type="float" office:value="0.19234" calcext:value-type="float">
            <text:p>0.19234</text:p>
          </table:table-cell>
          <table:table-cell office:value-type="float" office:value="0.190638" calcext:value-type="float">
            <text:p>0.190638</text:p>
          </table:table-cell>
          <table:table-cell office:value-type="float" office:value="0.200851" calcext:value-type="float">
            <text:p>0.200851</text:p>
          </table:table-cell>
          <table:table-cell office:value-type="float" office:value="0.208511" calcext:value-type="float">
            <text:p>0.208511</text:p>
          </table:table-cell>
          <table:table-cell office:value-type="float" office:value="0.205106" calcext:value-type="float">
            <text:p>0.205106</text:p>
          </table:table-cell>
          <table:table-cell office:value-type="float" office:value="0.188085" calcext:value-type="float">
            <text:p>0.188085</text:p>
          </table:table-cell>
          <table:table-cell office:value-type="float" office:value="0.17617" calcext:value-type="float">
            <text:p>0.17617</text:p>
          </table:table-cell>
          <table:table-cell table:number-columns-repeated="2" office:value-type="float" office:value="0.182128" calcext:value-type="float">
            <text:p>0.182128</text:p>
          </table:table-cell>
          <table:table-cell office:value-type="float" office:value="0.17617" calcext:value-type="float">
            <text:p>0.17617</text:p>
          </table:table-cell>
          <table:table-cell office:value-type="float" office:value="0.206809" calcext:value-type="float">
            <text:p>0.206809</text:p>
          </table:table-cell>
          <table:table-cell office:value-type="float" office:value="0.198298" calcext:value-type="float">
            <text:p>0.198298</text:p>
          </table:table-cell>
          <table:table-cell office:value-type="float" office:value="0.186383" calcext:value-type="float">
            <text:p>0.186383</text:p>
          </table:table-cell>
          <table:table-cell office:value-type="float" office:value="0.210213" calcext:value-type="float">
            <text:p>0.210213</text:p>
          </table:table-cell>
          <table:table-cell office:value-type="float" office:value="0.188936" calcext:value-type="float">
            <text:p>0.188936</text:p>
          </table:table-cell>
          <table:table-cell office:value-type="float" office:value="0.211915" calcext:value-type="float">
            <text:p>0.211915</text:p>
          </table:table-cell>
          <table:table-cell office:value-type="float" office:value="0.194043" calcext:value-type="float">
            <text:p>0.194043</text:p>
          </table:table-cell>
          <table:table-cell office:value-type="float" office:value="0.214468" calcext:value-type="float">
            <text:p>0.214468</text:p>
          </table:table-cell>
          <table:table-cell office:value-type="float" office:value="0.195745" calcext:value-type="float">
            <text:p>0.195745</text:p>
          </table:table-cell>
          <table:table-cell office:value-type="float" office:value="0.200851" calcext:value-type="float">
            <text:p>0.200851</text:p>
          </table:table-cell>
          <table:table-cell office:value-type="float" office:value="0.196596" calcext:value-type="float">
            <text:p>0.196596</text:p>
          </table:table-cell>
          <table:table-cell office:value-type="float" office:value="0.180426" calcext:value-type="float">
            <text:p>0.180426</text:p>
          </table:table-cell>
          <table:table-cell office:value-type="float" office:value="0.195745" calcext:value-type="float">
            <text:p>0.195745</text:p>
          </table:table-cell>
          <table:table-cell office:value-type="float" office:value="0.213617" calcext:value-type="float">
            <text:p>0.213617</text:p>
          </table:table-cell>
          <table:table-cell office:value-type="float" office:value="0.203404" calcext:value-type="float">
            <text:p>0.203404</text:p>
          </table:table-cell>
          <table:table-cell office:value-type="float" office:value="0.197447" calcext:value-type="float">
            <text:p>0.197447</text:p>
          </table:table-cell>
          <table:table-cell office:value-type="float" office:value="0.206809" calcext:value-type="float">
            <text:p>0.206809</text:p>
          </table:table-cell>
          <table:table-cell office:value-type="float" office:value="0.190638" calcext:value-type="float">
            <text:p>0.190638</text:p>
          </table:table-cell>
          <table:table-cell office:value-type="float" office:value="0.195745" calcext:value-type="float">
            <text:p>0.195745</text:p>
          </table:table-cell>
          <table:table-cell office:value-type="float" office:value="0.182979" calcext:value-type="float">
            <text:p>0.182979</text:p>
          </table:table-cell>
          <table:table-cell office:value-type="float" office:value="0.2" calcext:value-type="float">
            <text:p>0.2</text:p>
          </table:table-cell>
          <table:table-cell office:value-type="float" office:value="0.188936" calcext:value-type="float">
            <text:p>0.188936</text:p>
          </table:table-cell>
          <table:table-cell office:value-type="float" office:value="0.199149" calcext:value-type="float">
            <text:p>0.199149</text:p>
          </table:table-cell>
          <table:table-cell office:value-type="float" office:value="0.215319" calcext:value-type="float">
            <text:p>0.215319</text:p>
          </table:table-cell>
          <table:table-cell office:value-type="float" office:value="0.211915" calcext:value-type="float">
            <text:p>0.211915</text:p>
          </table:table-cell>
          <table:table-cell office:value-type="float" office:value="0.19234" calcext:value-type="float">
            <text:p>0.19234</text:p>
          </table:table-cell>
          <table:table-cell office:value-type="float" office:value="0.208511" calcext:value-type="float">
            <text:p>0.208511</text:p>
          </table:table-cell>
          <table:table-cell office:value-type="float" office:value="0.194043" calcext:value-type="float">
            <text:p>0.194043</text:p>
          </table:table-cell>
          <table:table-cell office:value-type="float" office:value="0.20766" calcext:value-type="float">
            <text:p>0.20766</text:p>
          </table:table-cell>
          <table:table-cell office:value-type="float" office:value="0.198298" calcext:value-type="float">
            <text:p>0.198298</text:p>
          </table:table-cell>
          <table:table-cell office:value-type="float" office:value="0.197447" calcext:value-type="float">
            <text:p>0.197447</text:p>
          </table:table-cell>
          <table:table-cell office:value-type="float" office:value="0.19234" calcext:value-type="float">
            <text:p>0.19234</text:p>
          </table:table-cell>
          <table:table-cell office:value-type="float" office:value="0.22383" calcext:value-type="float">
            <text:p>0.22383</text:p>
          </table:table-cell>
          <table:table-cell office:value-type="float" office:value="0.197447" calcext:value-type="float">
            <text:p>0.197447</text:p>
          </table:table-cell>
          <table:table-cell office:value-type="float" office:value="0.174468" calcext:value-type="float">
            <text:p>0.174468</text:p>
          </table:table-cell>
          <table:table-cell office:value-type="float" office:value="0.193191" calcext:value-type="float">
            <text:p>0.193191</text:p>
          </table:table-cell>
          <table:table-cell office:value-type="float" office:value="0.202553" calcext:value-type="float">
            <text:p>0.202553</text:p>
          </table:table-cell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float" office:value="0.192" calcext:value-type="float">
            <text:p>0.192</text:p>
          </table:table-cell>
          <table:table-cell office:value-type="float" office:value="0.190316" calcext:value-type="float">
            <text:p>0.190316</text:p>
          </table:table-cell>
          <table:table-cell office:value-type="float" office:value="0.209684" calcext:value-type="float">
            <text:p>0.209684</text:p>
          </table:table-cell>
          <table:table-cell office:value-type="float" office:value="0.188632" calcext:value-type="float">
            <text:p>0.188632</text:p>
          </table:table-cell>
          <table:table-cell office:value-type="float" office:value="0.189474" calcext:value-type="float">
            <text:p>0.189474</text:p>
          </table:table-cell>
          <table:table-cell office:value-type="float" office:value="0.197895" calcext:value-type="float">
            <text:p>0.197895</text:p>
          </table:table-cell>
          <table:table-cell office:value-type="float" office:value="0.195368" calcext:value-type="float">
            <text:p>0.195368</text:p>
          </table:table-cell>
          <table:table-cell office:value-type="float" office:value="0.218947" calcext:value-type="float">
            <text:p>0.218947</text:p>
          </table:table-cell>
          <table:table-cell office:value-type="float" office:value="0.213053" calcext:value-type="float">
            <text:p>0.213053</text:p>
          </table:table-cell>
          <table:table-cell office:value-type="float" office:value="0.202947" calcext:value-type="float">
            <text:p>0.202947</text:p>
          </table:table-cell>
          <table:table-cell office:value-type="float" office:value="0.192" calcext:value-type="float">
            <text:p>0.192</text:p>
          </table:table-cell>
          <table:table-cell office:value-type="float" office:value="0.184421" calcext:value-type="float">
            <text:p>0.184421</text:p>
          </table:table-cell>
          <table:table-cell office:value-type="float" office:value="0.197053" calcext:value-type="float">
            <text:p>0.197053</text:p>
          </table:table-cell>
          <table:table-cell office:value-type="float" office:value="0.192" calcext:value-type="float">
            <text:p>0.192</text:p>
          </table:table-cell>
          <table:table-cell office:value-type="float" office:value="0.208" calcext:value-type="float">
            <text:p>0.208</text:p>
          </table:table-cell>
          <table:table-cell office:value-type="float" office:value="0.189474" calcext:value-type="float">
            <text:p>0.189474</text:p>
          </table:table-cell>
          <table:table-cell office:value-type="float" office:value="0.201263" calcext:value-type="float">
            <text:p>0.201263</text:p>
          </table:table-cell>
          <table:table-cell table:number-columns-repeated="2" office:value-type="float" office:value="0.217263" calcext:value-type="float">
            <text:p>0.217263</text:p>
          </table:table-cell>
          <table:table-cell office:value-type="float" office:value="0.208842" calcext:value-type="float">
            <text:p>0.208842</text:p>
          </table:table-cell>
          <table:table-cell office:value-type="float" office:value="0.182737" calcext:value-type="float">
            <text:p>0.182737</text:p>
          </table:table-cell>
          <table:table-cell office:value-type="float" office:value="0.200421" calcext:value-type="float">
            <text:p>0.200421</text:p>
          </table:table-cell>
          <table:table-cell office:value-type="float" office:value="0.181053" calcext:value-type="float">
            <text:p>0.181053</text:p>
          </table:table-cell>
          <table:table-cell office:value-type="float" office:value="0.222316" calcext:value-type="float">
            <text:p>0.222316</text:p>
          </table:table-cell>
          <table:table-cell office:value-type="float" office:value="0.182737" calcext:value-type="float">
            <text:p>0.182737</text:p>
          </table:table-cell>
          <table:table-cell office:value-type="float" office:value="0.217263" calcext:value-type="float">
            <text:p>0.217263</text:p>
          </table:table-cell>
          <table:table-cell office:value-type="float" office:value="0.212211" calcext:value-type="float">
            <text:p>0.212211</text:p>
          </table:table-cell>
          <table:table-cell office:value-type="float" office:value="0.210526" calcext:value-type="float">
            <text:p>0.210526</text:p>
          </table:table-cell>
          <table:table-cell office:value-type="float" office:value="0.197053" calcext:value-type="float">
            <text:p>0.197053</text:p>
          </table:table-cell>
          <table:table-cell office:value-type="float" office:value="0.195368" calcext:value-type="float">
            <text:p>0.195368</text:p>
          </table:table-cell>
          <table:table-cell office:value-type="float" office:value="0.189474" calcext:value-type="float">
            <text:p>0.189474</text:p>
          </table:table-cell>
          <table:table-cell office:value-type="float" office:value="0.186947" calcext:value-type="float">
            <text:p>0.186947</text:p>
          </table:table-cell>
          <table:table-cell office:value-type="float" office:value="0.202947" calcext:value-type="float">
            <text:p>0.202947</text:p>
          </table:table-cell>
          <table:table-cell office:value-type="float" office:value="0.192" calcext:value-type="float">
            <text:p>0.192</text:p>
          </table:table-cell>
          <table:table-cell office:value-type="float" office:value="0.190316" calcext:value-type="float">
            <text:p>0.190316</text:p>
          </table:table-cell>
          <table:table-cell office:value-type="float" office:value="0.184421" calcext:value-type="float">
            <text:p>0.184421</text:p>
          </table:table-cell>
          <table:table-cell office:value-type="float" office:value="0.190316" calcext:value-type="float">
            <text:p>0.190316</text:p>
          </table:table-cell>
          <table:table-cell office:value-type="float" office:value="0.193684" calcext:value-type="float">
            <text:p>0.193684</text:p>
          </table:table-cell>
          <table:table-cell office:value-type="float" office:value="0.188632" calcext:value-type="float">
            <text:p>0.188632</text:p>
          </table:table-cell>
          <table:table-cell office:value-type="float" office:value="0.213895" calcext:value-type="float">
            <text:p>0.213895</text:p>
          </table:table-cell>
          <table:table-cell table:number-columns-repeated="2" office:value-type="float" office:value="0.194526" calcext:value-type="float">
            <text:p>0.194526</text:p>
          </table:table-cell>
          <table:table-cell office:value-type="float" office:value="0.181895" calcext:value-type="float">
            <text:p>0.181895</text:p>
          </table:table-cell>
          <table:table-cell office:value-type="float" office:value="0.190316" calcext:value-type="float">
            <text:p>0.190316</text:p>
          </table:table-cell>
          <table:table-cell office:value-type="float" office:value="0.176842" calcext:value-type="float">
            <text:p>0.176842</text:p>
          </table:table-cell>
          <table:table-cell office:value-type="float" office:value="0.196211" calcext:value-type="float">
            <text:p>0.196211</text:p>
          </table:table-cell>
          <table:table-cell office:value-type="float" office:value="0.200421" calcext:value-type="float">
            <text:p>0.200421</text:p>
          </table:table-cell>
          <table:table-cell office:value-type="float" office:value="0.193684" calcext:value-type="float">
            <text:p>0.193684</text:p>
          </table:table-cell>
          <table:table-cell office:value-type="float" office:value="0.197053" calcext:value-type="float">
            <text:p>0.197053</text:p>
          </table:table-cell>
          <table:table-cell office:value-type="float" office:value="0.200421" calcext:value-type="float">
            <text:p>0.200421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0.2075" calcext:value-type="float">
            <text:p>0.2075</text:p>
          </table:table-cell>
          <table:table-cell office:value-type="float" office:value="0.205" calcext:value-type="float">
            <text:p>0.205</text:p>
          </table:table-cell>
          <table:table-cell office:value-type="float" office:value="0.199167" calcext:value-type="float">
            <text:p>0.199167</text:p>
          </table:table-cell>
          <table:table-cell office:value-type="float" office:value="0.2" calcext:value-type="float">
            <text:p>0.2</text:p>
          </table:table-cell>
          <table:table-cell office:value-type="float" office:value="0.194167" calcext:value-type="float">
            <text:p>0.194167</text:p>
          </table:table-cell>
          <table:table-cell office:value-type="float" office:value="0.195833" calcext:value-type="float">
            <text:p>0.195833</text:p>
          </table:table-cell>
          <table:table-cell office:value-type="float" office:value="0.183333" calcext:value-type="float">
            <text:p>0.183333</text:p>
          </table:table-cell>
          <table:table-cell office:value-type="float" office:value="0.2" calcext:value-type="float">
            <text:p>0.2</text:p>
          </table:table-cell>
          <table:table-cell office:value-type="float" office:value="0.196667" calcext:value-type="float">
            <text:p>0.196667</text:p>
          </table:table-cell>
          <table:table-cell office:value-type="float" office:value="0.1675" calcext:value-type="float">
            <text:p>0.1675</text:p>
          </table:table-cell>
          <table:table-cell office:value-type="float" office:value="0.184167" calcext:value-type="float">
            <text:p>0.184167</text:p>
          </table:table-cell>
          <table:table-cell office:value-type="float" office:value="0.185" calcext:value-type="float">
            <text:p>0.185</text:p>
          </table:table-cell>
          <table:table-cell office:value-type="float" office:value="0.203333" calcext:value-type="float">
            <text:p>0.203333</text:p>
          </table:table-cell>
          <table:table-cell office:value-type="float" office:value="0.205" calcext:value-type="float">
            <text:p>0.205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199167" calcext:value-type="float">
            <text:p>0.199167</text:p>
          </table:table-cell>
          <table:table-cell office:value-type="float" office:value="0.2125" calcext:value-type="float">
            <text:p>0.2125</text:p>
          </table:table-cell>
          <table:table-cell office:value-type="float" office:value="0.210833" calcext:value-type="float">
            <text:p>0.210833</text:p>
          </table:table-cell>
          <table:table-cell office:value-type="float" office:value="0.203333" calcext:value-type="float">
            <text:p>0.203333</text:p>
          </table:table-cell>
          <table:table-cell office:value-type="float" office:value="0.184167" calcext:value-type="float">
            <text:p>0.184167</text:p>
          </table:table-cell>
          <table:table-cell office:value-type="float" office:value="0.215" calcext:value-type="float">
            <text:p>0.215</text:p>
          </table:table-cell>
          <table:table-cell office:value-type="float" office:value="0.188333" calcext:value-type="float">
            <text:p>0.188333</text:p>
          </table:table-cell>
          <table:table-cell office:value-type="float" office:value="0.209167" calcext:value-type="float">
            <text:p>0.209167</text:p>
          </table:table-cell>
          <table:table-cell table:number-columns-repeated="2" office:value-type="float" office:value="0.208333" calcext:value-type="float">
            <text:p>0.208333</text:p>
          </table:table-cell>
          <table:table-cell office:value-type="float" office:value="0.195833" calcext:value-type="float">
            <text:p>0.195833</text:p>
          </table:table-cell>
          <table:table-cell office:value-type="float" office:value="0.186667" calcext:value-type="float">
            <text:p>0.186667</text:p>
          </table:table-cell>
          <table:table-cell office:value-type="float" office:value="0.184167" calcext:value-type="float">
            <text:p>0.184167</text:p>
          </table:table-cell>
          <table:table-cell office:value-type="float" office:value="0.191667" calcext:value-type="float">
            <text:p>0.191667</text:p>
          </table:table-cell>
          <table:table-cell office:value-type="float" office:value="0.199167" calcext:value-type="float">
            <text:p>0.199167</text:p>
          </table:table-cell>
          <table:table-cell office:value-type="float" office:value="0.194167" calcext:value-type="float">
            <text:p>0.194167</text:p>
          </table:table-cell>
          <table:table-cell office:value-type="float" office:value="0.2125" calcext:value-type="float">
            <text:p>0.2125</text:p>
          </table:table-cell>
          <table:table-cell office:value-type="float" office:value="0.179167" calcext:value-type="float">
            <text:p>0.179167</text:p>
          </table:table-cell>
          <table:table-cell office:value-type="float" office:value="0.185833" calcext:value-type="float">
            <text:p>0.185833</text:p>
          </table:table-cell>
          <table:table-cell office:value-type="float" office:value="0.211667" calcext:value-type="float">
            <text:p>0.211667</text:p>
          </table:table-cell>
          <table:table-cell office:value-type="float" office:value="0.188333" calcext:value-type="float">
            <text:p>0.188333</text:p>
          </table:table-cell>
          <table:table-cell office:value-type="float" office:value="0.205" calcext:value-type="float">
            <text:p>0.205</text:p>
          </table:table-cell>
          <table:table-cell office:value-type="float" office:value="0.198333" calcext:value-type="float">
            <text:p>0.198333</text:p>
          </table:table-cell>
          <table:table-cell office:value-type="float" office:value="0.206667" calcext:value-type="float">
            <text:p>0.206667</text:p>
          </table:table-cell>
          <table:table-cell table:number-columns-repeated="2" office:value-type="float" office:value="0.188333" calcext:value-type="float">
            <text:p>0.188333</text:p>
          </table:table-cell>
          <table:table-cell office:value-type="float" office:value="0.196667" calcext:value-type="float">
            <text:p>0.196667</text:p>
          </table:table-cell>
          <table:table-cell office:value-type="float" office:value="0.1975" calcext:value-type="float">
            <text:p>0.1975</text:p>
          </table:table-cell>
          <table:table-cell office:value-type="float" office:value="0.205" calcext:value-type="float">
            <text:p>0.205</text:p>
          </table:table-cell>
          <table:table-cell office:value-type="float" office:value="0.200833" calcext:value-type="float">
            <text:p>0.200833</text:p>
          </table:table-cell>
          <table:table-cell office:value-type="float" office:value="0.194167" calcext:value-type="float">
            <text:p>0.194167</text:p>
          </table:table-cell>
          <table:table-cell office:value-type="float" office:value="0.201667" calcext:value-type="float">
            <text:p>0.201667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219167" calcext:value-type="float">
            <text:p>0.219167</text:p>
          </table:table-cell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float" office:value="0.195464" calcext:value-type="float">
            <text:p>0.195464</text:p>
          </table:table-cell>
          <table:table-cell office:value-type="float" office:value="0.221856" calcext:value-type="float">
            <text:p>0.221856</text:p>
          </table:table-cell>
          <table:table-cell office:value-type="float" office:value="0.206186" calcext:value-type="float">
            <text:p>0.206186</text:p>
          </table:table-cell>
          <table:table-cell office:value-type="float" office:value="0.185567" calcext:value-type="float">
            <text:p>0.185567</text:p>
          </table:table-cell>
          <table:table-cell office:value-type="float" office:value="0.19134" calcext:value-type="float">
            <text:p>0.19134</text:p>
          </table:table-cell>
          <table:table-cell office:value-type="float" office:value="0.183918" calcext:value-type="float">
            <text:p>0.183918</text:p>
          </table:table-cell>
          <table:table-cell office:value-type="float" office:value="0.202887" calcext:value-type="float">
            <text:p>0.202887</text:p>
          </table:table-cell>
          <table:table-cell office:value-type="float" office:value="0.171546" calcext:value-type="float">
            <text:p>0.171546</text:p>
          </table:table-cell>
          <table:table-cell office:value-type="float" office:value="0.207835" calcext:value-type="float">
            <text:p>0.207835</text:p>
          </table:table-cell>
          <table:table-cell office:value-type="float" office:value="0.210309" calcext:value-type="float">
            <text:p>0.210309</text:p>
          </table:table-cell>
          <table:table-cell office:value-type="float" office:value="0.186392" calcext:value-type="float">
            <text:p>0.186392</text:p>
          </table:table-cell>
          <table:table-cell office:value-type="float" office:value="0.205361" calcext:value-type="float">
            <text:p>0.205361</text:p>
          </table:table-cell>
          <table:table-cell office:value-type="float" office:value="0.20701" calcext:value-type="float">
            <text:p>0.20701</text:p>
          </table:table-cell>
          <table:table-cell office:value-type="float" office:value="0.193814" calcext:value-type="float">
            <text:p>0.193814</text:p>
          </table:table-cell>
          <table:table-cell office:value-type="float" office:value="0.213608" calcext:value-type="float">
            <text:p>0.213608</text:p>
          </table:table-cell>
          <table:table-cell office:value-type="float" office:value="0.186392" calcext:value-type="float">
            <text:p>0.186392</text:p>
          </table:table-cell>
          <table:table-cell office:value-type="float" office:value="0.193814" calcext:value-type="float">
            <text:p>0.193814</text:p>
          </table:table-cell>
          <table:table-cell office:value-type="float" office:value="0.20701" calcext:value-type="float">
            <text:p>0.20701</text:p>
          </table:table-cell>
          <table:table-cell office:value-type="float" office:value="0.20866" calcext:value-type="float">
            <text:p>0.20866</text:p>
          </table:table-cell>
          <table:table-cell office:value-type="float" office:value="0.229278" calcext:value-type="float">
            <text:p>0.229278</text:p>
          </table:table-cell>
          <table:table-cell office:value-type="float" office:value="0.20866" calcext:value-type="float">
            <text:p>0.20866</text:p>
          </table:table-cell>
          <table:table-cell office:value-type="float" office:value="0.189691" calcext:value-type="float">
            <text:p>0.189691</text:p>
          </table:table-cell>
          <table:table-cell office:value-type="float" office:value="0.196289" calcext:value-type="float">
            <text:p>0.196289</text:p>
          </table:table-cell>
          <table:table-cell office:value-type="float" office:value="0.183918" calcext:value-type="float">
            <text:p>0.183918</text:p>
          </table:table-cell>
          <table:table-cell office:value-type="float" office:value="0.223505" calcext:value-type="float">
            <text:p>0.223505</text:p>
          </table:table-cell>
          <table:table-cell office:value-type="float" office:value="0.209485" calcext:value-type="float">
            <text:p>0.209485</text:p>
          </table:table-cell>
          <table:table-cell office:value-type="float" office:value="0.192165" calcext:value-type="float">
            <text:p>0.192165</text:p>
          </table:table-cell>
          <table:table-cell office:value-type="float" office:value="0.188041" calcext:value-type="float">
            <text:p>0.188041</text:p>
          </table:table-cell>
          <table:table-cell office:value-type="float" office:value="0.207835" calcext:value-type="float">
            <text:p>0.207835</text:p>
          </table:table-cell>
          <table:table-cell office:value-type="float" office:value="0.183093" calcext:value-type="float">
            <text:p>0.183093</text:p>
          </table:table-cell>
          <table:table-cell table:number-columns-repeated="2" office:value-type="float" office:value="0.212784" calcext:value-type="float">
            <text:p>0.212784</text:p>
          </table:table-cell>
          <table:table-cell office:value-type="float" office:value="0.188041" calcext:value-type="float">
            <text:p>0.188041</text:p>
          </table:table-cell>
          <table:table-cell office:value-type="float" office:value="0.193814" calcext:value-type="float">
            <text:p>0.193814</text:p>
          </table:table-cell>
          <table:table-cell office:value-type="float" office:value="0.202062" calcext:value-type="float">
            <text:p>0.202062</text:p>
          </table:table-cell>
          <table:table-cell office:value-type="float" office:value="0.19299" calcext:value-type="float">
            <text:p>0.19299</text:p>
          </table:table-cell>
          <table:table-cell office:value-type="float" office:value="0.180619" calcext:value-type="float">
            <text:p>0.180619</text:p>
          </table:table-cell>
          <table:table-cell office:value-type="float" office:value="0.20866" calcext:value-type="float">
            <text:p>0.20866</text:p>
          </table:table-cell>
          <table:table-cell office:value-type="float" office:value="0.215258" calcext:value-type="float">
            <text:p>0.215258</text:p>
          </table:table-cell>
          <table:table-cell office:value-type="float" office:value="0.200412" calcext:value-type="float">
            <text:p>0.200412</text:p>
          </table:table-cell>
          <table:table-cell office:value-type="float" office:value="0.20701" calcext:value-type="float">
            <text:p>0.20701</text:p>
          </table:table-cell>
          <table:table-cell office:value-type="float" office:value="0.220206" calcext:value-type="float">
            <text:p>0.220206</text:p>
          </table:table-cell>
          <table:table-cell office:value-type="float" office:value="0.198763" calcext:value-type="float">
            <text:p>0.198763</text:p>
          </table:table-cell>
          <table:table-cell office:value-type="float" office:value="0.207835" calcext:value-type="float">
            <text:p>0.207835</text:p>
          </table:table-cell>
          <table:table-cell office:value-type="float" office:value="0.185567" calcext:value-type="float">
            <text:p>0.185567</text:p>
          </table:table-cell>
          <table:table-cell office:value-type="float" office:value="0.205361" calcext:value-type="float">
            <text:p>0.205361</text:p>
          </table:table-cell>
          <table:table-cell office:value-type="float" office:value="0.19134" calcext:value-type="float">
            <text:p>0.19134</text:p>
          </table:table-cell>
          <table:table-cell office:value-type="float" office:value="0.189691" calcext:value-type="float">
            <text:p>0.189691</text:p>
          </table:table-cell>
          <table:table-cell office:value-type="float" office:value="0.190515" calcext:value-type="float">
            <text:p>0.190515</text:p>
          </table:table-cell>
          <table:table-cell office:value-type="float" office:value="0.179794" calcext:value-type="float">
            <text:p>0.179794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0.2" calcext:value-type="float">
            <text:p>0.2</text:p>
          </table:table-cell>
          <table:table-cell office:value-type="float" office:value="0.208163" calcext:value-type="float">
            <text:p>0.208163</text:p>
          </table:table-cell>
          <table:table-cell office:value-type="float" office:value="0.164082" calcext:value-type="float">
            <text:p>0.164082</text:p>
          </table:table-cell>
          <table:table-cell office:value-type="float" office:value="0.186939" calcext:value-type="float">
            <text:p>0.186939</text:p>
          </table:table-cell>
          <table:table-cell office:value-type="float" office:value="0.217143" calcext:value-type="float">
            <text:p>0.217143</text:p>
          </table:table-cell>
          <table:table-cell office:value-type="float" office:value="0.226122" calcext:value-type="float">
            <text:p>0.226122</text:p>
          </table:table-cell>
          <table:table-cell office:value-type="float" office:value="0.203265" calcext:value-type="float">
            <text:p>0.203265</text:p>
          </table:table-cell>
          <table:table-cell office:value-type="float" office:value="0.212245" calcext:value-type="float">
            <text:p>0.212245</text:p>
          </table:table-cell>
          <table:table-cell office:value-type="float" office:value="0.181224" calcext:value-type="float">
            <text:p>0.181224</text:p>
          </table:table-cell>
          <table:table-cell office:value-type="float" office:value="0.193469" calcext:value-type="float">
            <text:p>0.193469</text:p>
          </table:table-cell>
          <table:table-cell office:value-type="float" office:value="0.202449" calcext:value-type="float">
            <text:p>0.202449</text:p>
          </table:table-cell>
          <table:table-cell office:value-type="float" office:value="0.207347" calcext:value-type="float">
            <text:p>0.207347</text:p>
          </table:table-cell>
          <table:table-cell office:value-type="float" office:value="0.22449" calcext:value-type="float">
            <text:p>0.22449</text:p>
          </table:table-cell>
          <table:table-cell office:value-type="float" office:value="0.21551" calcext:value-type="float">
            <text:p>0.21551</text:p>
          </table:table-cell>
          <table:table-cell office:value-type="float" office:value="0.216327" calcext:value-type="float">
            <text:p>0.216327</text:p>
          </table:table-cell>
          <table:table-cell office:value-type="float" office:value="0.19102" calcext:value-type="float">
            <text:p>0.19102</text:p>
          </table:table-cell>
          <table:table-cell office:value-type="float" office:value="0.182857" calcext:value-type="float">
            <text:p>0.182857</text:p>
          </table:table-cell>
          <table:table-cell office:value-type="float" office:value="0.167347" calcext:value-type="float">
            <text:p>0.167347</text:p>
          </table:table-cell>
          <table:table-cell office:value-type="float" office:value="0.213061" calcext:value-type="float">
            <text:p>0.213061</text:p>
          </table:table-cell>
          <table:table-cell office:value-type="float" office:value="0.2" calcext:value-type="float">
            <text:p>0.2</text:p>
          </table:table-cell>
          <table:table-cell office:value-type="float" office:value="0.178776" calcext:value-type="float">
            <text:p>0.178776</text:p>
          </table:table-cell>
          <table:table-cell office:value-type="float" office:value="0.191837" calcext:value-type="float">
            <text:p>0.191837</text:p>
          </table:table-cell>
          <table:table-cell office:value-type="float" office:value="0.214694" calcext:value-type="float">
            <text:p>0.214694</text:p>
          </table:table-cell>
          <table:table-cell table:number-columns-repeated="2" office:value-type="float" office:value="0.204898" calcext:value-type="float">
            <text:p>0.204898</text:p>
          </table:table-cell>
          <table:table-cell office:value-type="float" office:value="0.218776" calcext:value-type="float">
            <text:p>0.218776</text:p>
          </table:table-cell>
          <table:table-cell office:value-type="float" office:value="0.200816" calcext:value-type="float">
            <text:p>0.200816</text:p>
          </table:table-cell>
          <table:table-cell office:value-type="float" office:value="0.204082" calcext:value-type="float">
            <text:p>0.204082</text:p>
          </table:table-cell>
          <table:table-cell office:value-type="float" office:value="0.206531" calcext:value-type="float">
            <text:p>0.206531</text:p>
          </table:table-cell>
          <table:table-cell office:value-type="float" office:value="0.190204" calcext:value-type="float">
            <text:p>0.190204</text:p>
          </table:table-cell>
          <table:table-cell office:value-type="float" office:value="0.203265" calcext:value-type="float">
            <text:p>0.203265</text:p>
          </table:table-cell>
          <table:table-cell office:value-type="float" office:value="0.217959" calcext:value-type="float">
            <text:p>0.217959</text:p>
          </table:table-cell>
          <table:table-cell office:value-type="float" office:value="0.189388" calcext:value-type="float">
            <text:p>0.189388</text:p>
          </table:table-cell>
          <table:table-cell office:value-type="float" office:value="0.185306" calcext:value-type="float">
            <text:p>0.185306</text:p>
          </table:table-cell>
          <table:table-cell office:value-type="float" office:value="0.178776" calcext:value-type="float">
            <text:p>0.178776</text:p>
          </table:table-cell>
          <table:table-cell office:value-type="float" office:value="0.191837" calcext:value-type="float">
            <text:p>0.191837</text:p>
          </table:table-cell>
          <table:table-cell office:value-type="float" office:value="0.209796" calcext:value-type="float">
            <text:p>0.209796</text:p>
          </table:table-cell>
          <table:table-cell office:value-type="float" office:value="0.217959" calcext:value-type="float">
            <text:p>0.217959</text:p>
          </table:table-cell>
          <table:table-cell office:value-type="float" office:value="0.188571" calcext:value-type="float">
            <text:p>0.188571</text:p>
          </table:table-cell>
          <table:table-cell office:value-type="float" office:value="0.205714" calcext:value-type="float">
            <text:p>0.205714</text:p>
          </table:table-cell>
          <table:table-cell office:value-type="float" office:value="0.188571" calcext:value-type="float">
            <text:p>0.188571</text:p>
          </table:table-cell>
          <table:table-cell office:value-type="float" office:value="0.198367" calcext:value-type="float">
            <text:p>0.198367</text:p>
          </table:table-cell>
          <table:table-cell office:value-type="float" office:value="0.206531" calcext:value-type="float">
            <text:p>0.206531</text:p>
          </table:table-cell>
          <table:table-cell office:value-type="float" office:value="0.205714" calcext:value-type="float">
            <text:p>0.205714</text:p>
          </table:table-cell>
          <table:table-cell office:value-type="float" office:value="0.208163" calcext:value-type="float">
            <text:p>0.208163</text:p>
          </table:table-cell>
          <table:table-cell office:value-type="float" office:value="0.213878" calcext:value-type="float">
            <text:p>0.213878</text:p>
          </table:table-cell>
          <table:table-cell office:value-type="float" office:value="0.173061" calcext:value-type="float">
            <text:p>0.173061</text:p>
          </table:table-cell>
          <table:table-cell office:value-type="float" office:value="0.192653" calcext:value-type="float">
            <text:p>0.192653</text:p>
          </table:table-cell>
          <table:table-cell office:value-type="float" office:value="0.203265" calcext:value-type="float">
            <text:p>0.203265</text:p>
          </table:table-cell>
          <table:table-cell office:value-type="float" office:value="0.20898" calcext:value-type="float">
            <text:p>0.20898</text:p>
          </table:table-cell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float" office:value="0.192323" calcext:value-type="float">
            <text:p>0.192323</text:p>
          </table:table-cell>
          <table:table-cell office:value-type="float" office:value="0.209293" calcext:value-type="float">
            <text:p>0.209293</text:p>
          </table:table-cell>
          <table:table-cell office:value-type="float" office:value="0.207677" calcext:value-type="float">
            <text:p>0.207677</text:p>
          </table:table-cell>
          <table:table-cell office:value-type="float" office:value="0.206061" calcext:value-type="float">
            <text:p>0.206061</text:p>
          </table:table-cell>
          <table:table-cell office:value-type="float" office:value="0.205253" calcext:value-type="float">
            <text:p>0.205253</text:p>
          </table:table-cell>
          <table:table-cell office:value-type="float" office:value="0.195556" calcext:value-type="float">
            <text:p>0.195556</text:p>
          </table:table-cell>
          <table:table-cell office:value-type="float" office:value="0.181818" calcext:value-type="float">
            <text:p>0.181818</text:p>
          </table:table-cell>
          <table:table-cell office:value-type="float" office:value="0.208485" calcext:value-type="float">
            <text:p>0.208485</text:p>
          </table:table-cell>
          <table:table-cell office:value-type="float" office:value="0.189091" calcext:value-type="float">
            <text:p>0.189091</text:p>
          </table:table-cell>
          <table:table-cell office:value-type="float" office:value="0.205253" calcext:value-type="float">
            <text:p>0.205253</text:p>
          </table:table-cell>
          <table:table-cell office:value-type="float" office:value="0.196364" calcext:value-type="float">
            <text:p>0.196364</text:p>
          </table:table-cell>
          <table:table-cell office:value-type="float" office:value="0.188283" calcext:value-type="float">
            <text:p>0.188283</text:p>
          </table:table-cell>
          <table:table-cell office:value-type="float" office:value="0.192323" calcext:value-type="float">
            <text:p>0.192323</text:p>
          </table:table-cell>
          <table:table-cell office:value-type="float" office:value="0.203636" calcext:value-type="float">
            <text:p>0.203636</text:p>
          </table:table-cell>
          <table:table-cell office:value-type="float" office:value="0.208485" calcext:value-type="float">
            <text:p>0.208485</text:p>
          </table:table-cell>
          <table:table-cell office:value-type="float" office:value="0.193131" calcext:value-type="float">
            <text:p>0.193131</text:p>
          </table:table-cell>
          <table:table-cell office:value-type="float" office:value="0.232727" calcext:value-type="float">
            <text:p>0.232727</text:p>
          </table:table-cell>
          <table:table-cell office:value-type="float" office:value="0.195556" calcext:value-type="float">
            <text:p>0.195556</text:p>
          </table:table-cell>
          <table:table-cell office:value-type="float" office:value="0.227071" calcext:value-type="float">
            <text:p>0.227071</text:p>
          </table:table-cell>
          <table:table-cell office:value-type="float" office:value="0.19798" calcext:value-type="float">
            <text:p>0.19798</text:p>
          </table:table-cell>
          <table:table-cell office:value-type="float" office:value="0.186667" calcext:value-type="float">
            <text:p>0.186667</text:p>
          </table:table-cell>
          <table:table-cell office:value-type="float" office:value="0.195556" calcext:value-type="float">
            <text:p>0.195556</text:p>
          </table:table-cell>
          <table:table-cell office:value-type="float" office:value="0.206061" calcext:value-type="float">
            <text:p>0.206061</text:p>
          </table:table-cell>
          <table:table-cell office:value-type="float" office:value="0.210909" calcext:value-type="float">
            <text:p>0.210909</text:p>
          </table:table-cell>
          <table:table-cell office:value-type="float" office:value="0.230303" calcext:value-type="float">
            <text:p>0.230303</text:p>
          </table:table-cell>
          <table:table-cell office:value-type="float" office:value="0.185859" calcext:value-type="float">
            <text:p>0.185859</text:p>
          </table:table-cell>
          <table:table-cell office:value-type="float" office:value="0.181818" calcext:value-type="float">
            <text:p>0.181818</text:p>
          </table:table-cell>
          <table:table-cell office:value-type="float" office:value="0.20202" calcext:value-type="float">
            <text:p>0.20202</text:p>
          </table:table-cell>
          <table:table-cell office:value-type="float" office:value="0.226263" calcext:value-type="float">
            <text:p>0.226263</text:p>
          </table:table-cell>
          <table:table-cell office:value-type="float" office:value="0.185859" calcext:value-type="float">
            <text:p>0.185859</text:p>
          </table:table-cell>
          <table:table-cell office:value-type="float" office:value="0.182626" calcext:value-type="float">
            <text:p>0.182626</text:p>
          </table:table-cell>
          <table:table-cell office:value-type="float" office:value="0.190707" calcext:value-type="float">
            <text:p>0.190707</text:p>
          </table:table-cell>
          <table:table-cell office:value-type="float" office:value="0.185859" calcext:value-type="float">
            <text:p>0.185859</text:p>
          </table:table-cell>
          <table:table-cell office:value-type="float" office:value="0.193131" calcext:value-type="float">
            <text:p>0.193131</text:p>
          </table:table-cell>
          <table:table-cell office:value-type="float" office:value="0.210101" calcext:value-type="float">
            <text:p>0.210101</text:p>
          </table:table-cell>
          <table:table-cell office:value-type="float" office:value="0.218182" calcext:value-type="float">
            <text:p>0.218182</text:p>
          </table:table-cell>
          <table:table-cell office:value-type="float" office:value="0.205253" calcext:value-type="float">
            <text:p>0.205253</text:p>
          </table:table-cell>
          <table:table-cell office:value-type="float" office:value="0.186667" calcext:value-type="float">
            <text:p>0.186667</text:p>
          </table:table-cell>
          <table:table-cell office:value-type="float" office:value="0.228687" calcext:value-type="float">
            <text:p>0.228687</text:p>
          </table:table-cell>
          <table:table-cell office:value-type="float" office:value="0.234343" calcext:value-type="float">
            <text:p>0.234343</text:p>
          </table:table-cell>
          <table:table-cell office:value-type="float" office:value="0.184242" calcext:value-type="float">
            <text:p>0.184242</text:p>
          </table:table-cell>
          <table:table-cell office:value-type="float" office:value="0.20202" calcext:value-type="float">
            <text:p>0.20202</text:p>
          </table:table-cell>
          <table:table-cell office:value-type="float" office:value="0.183434" calcext:value-type="float">
            <text:p>0.183434</text:p>
          </table:table-cell>
          <table:table-cell office:value-type="float" office:value="0.193939" calcext:value-type="float">
            <text:p>0.193939</text:p>
          </table:table-cell>
          <table:table-cell table:number-columns-repeated="2" office:value-type="float" office:value="0.194747" calcext:value-type="float">
            <text:p>0.194747</text:p>
          </table:table-cell>
          <table:table-cell office:value-type="float" office:value="0.209293" calcext:value-type="float">
            <text:p>0.209293</text:p>
          </table:table-cell>
          <table:table-cell office:value-type="float" office:value="0.210909" calcext:value-type="float">
            <text:p>0.210909</text:p>
          </table:table-cell>
          <table:table-cell office:value-type="float" office:value="0.197172" calcext:value-type="float">
            <text:p>0.197172</text:p>
          </table:table-cell>
          <table:table-cell office:value-type="float" office:value="0.183434" calcext:value-type="float">
            <text:p>0.18343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1824" calcext:value-type="float">
            <text:p>0.1824</text:p>
          </table:table-cell>
          <table:table-cell office:value-type="float" office:value="0.192" calcext:value-type="float">
            <text:p>0.192</text:p>
          </table:table-cell>
          <table:table-cell office:value-type="float" office:value="0.2176" calcext:value-type="float">
            <text:p>0.2176</text:p>
          </table:table-cell>
          <table:table-cell office:value-type="float" office:value="0.2056" calcext:value-type="float">
            <text:p>0.2056</text:p>
          </table:table-cell>
          <table:table-cell office:value-type="float" office:value="0.2168" calcext:value-type="float">
            <text:p>0.2168</text:p>
          </table:table-cell>
          <table:table-cell office:value-type="float" office:value="0.188" calcext:value-type="float">
            <text:p>0.188</text:p>
          </table:table-cell>
          <table:table-cell office:value-type="float" office:value="0.1872" calcext:value-type="float">
            <text:p>0.1872</text:p>
          </table:table-cell>
          <table:table-cell office:value-type="float" office:value="0.1944" calcext:value-type="float">
            <text:p>0.1944</text:p>
          </table:table-cell>
          <table:table-cell office:value-type="float" office:value="0.2136" calcext:value-type="float">
            <text:p>0.2136</text:p>
          </table:table-cell>
          <table:table-cell office:value-type="float" office:value="0.1904" calcext:value-type="float">
            <text:p>0.1904</text:p>
          </table:table-cell>
          <table:table-cell office:value-type="float" office:value="0.1864" calcext:value-type="float">
            <text:p>0.1864</text:p>
          </table:table-cell>
          <table:table-cell office:value-type="float" office:value="0.1984" calcext:value-type="float">
            <text:p>0.1984</text:p>
          </table:table-cell>
          <table:table-cell office:value-type="float" office:value="0.2136" calcext:value-type="float">
            <text:p>0.2136</text:p>
          </table:table-cell>
          <table:table-cell office:value-type="float" office:value="0.1816" calcext:value-type="float">
            <text:p>0.1816</text:p>
          </table:table-cell>
          <table:table-cell office:value-type="float" office:value="0.2176" calcext:value-type="float">
            <text:p>0.2176</text:p>
          </table:table-cell>
          <table:table-cell office:value-type="float" office:value="0.2072" calcext:value-type="float">
            <text:p>0.2072</text:p>
          </table:table-cell>
          <table:table-cell office:value-type="float" office:value="0.1888" calcext:value-type="float">
            <text:p>0.1888</text:p>
          </table:table-cell>
          <table:table-cell office:value-type="float" office:value="0.2048" calcext:value-type="float">
            <text:p>0.2048</text:p>
          </table:table-cell>
          <table:table-cell office:value-type="float" office:value="0.2072" calcext:value-type="float">
            <text:p>0.2072</text:p>
          </table:table-cell>
          <table:table-cell office:value-type="float" office:value="0.188" calcext:value-type="float">
            <text:p>0.188</text:p>
          </table:table-cell>
          <table:table-cell office:value-type="float" office:value="0.2016" calcext:value-type="float">
            <text:p>0.2016</text:p>
          </table:table-cell>
          <table:table-cell office:value-type="float" office:value="0.2024" calcext:value-type="float">
            <text:p>0.2024</text:p>
          </table:table-cell>
          <table:table-cell office:value-type="float" office:value="0.2176" calcext:value-type="float">
            <text:p>0.2176</text:p>
          </table:table-cell>
          <table:table-cell office:value-type="float" office:value="0.208" calcext:value-type="float">
            <text:p>0.208</text:p>
          </table:table-cell>
          <table:table-cell office:value-type="float" office:value="0.2176" calcext:value-type="float">
            <text:p>0.2176</text:p>
          </table:table-cell>
          <table:table-cell office:value-type="float" office:value="0.2152" calcext:value-type="float">
            <text:p>0.2152</text:p>
          </table:table-cell>
          <table:table-cell office:value-type="float" office:value="0.2096" calcext:value-type="float">
            <text:p>0.2096</text:p>
          </table:table-cell>
          <table:table-cell office:value-type="float" office:value="0.1984" calcext:value-type="float">
            <text:p>0.1984</text:p>
          </table:table-cell>
          <table:table-cell office:value-type="float" office:value="0.1888" calcext:value-type="float">
            <text:p>0.1888</text:p>
          </table:table-cell>
          <table:table-cell office:value-type="float" office:value="0.196" calcext:value-type="float">
            <text:p>0.196</text:p>
          </table:table-cell>
          <table:table-cell office:value-type="float" office:value="0.1928" calcext:value-type="float">
            <text:p>0.1928</text:p>
          </table:table-cell>
          <table:table-cell office:value-type="float" office:value="0.2192" calcext:value-type="float">
            <text:p>0.2192</text:p>
          </table:table-cell>
          <table:table-cell office:value-type="float" office:value="0.1984" calcext:value-type="float">
            <text:p>0.1984</text:p>
          </table:table-cell>
          <table:table-cell office:value-type="float" office:value="0.2056" calcext:value-type="float">
            <text:p>0.2056</text:p>
          </table:table-cell>
          <table:table-cell office:value-type="float" office:value="0.208" calcext:value-type="float">
            <text:p>0.208</text:p>
          </table:table-cell>
          <table:table-cell office:value-type="float" office:value="0.2016" calcext:value-type="float">
            <text:p>0.2016</text:p>
          </table:table-cell>
          <table:table-cell office:value-type="float" office:value="0.2088" calcext:value-type="float">
            <text:p>0.2088</text:p>
          </table:table-cell>
          <table:table-cell office:value-type="float" office:value="0.1792" calcext:value-type="float">
            <text:p>0.1792</text:p>
          </table:table-cell>
          <table:table-cell office:value-type="float" office:value="0.184" calcext:value-type="float">
            <text:p>0.184</text:p>
          </table:table-cell>
          <table:table-cell office:value-type="float" office:value="0.2024" calcext:value-type="float">
            <text:p>0.2024</text:p>
          </table:table-cell>
          <table:table-cell office:value-type="float" office:value="0.1896" calcext:value-type="float">
            <text:p>0.1896</text:p>
          </table:table-cell>
          <table:table-cell office:value-type="float" office:value="0.2056" calcext:value-type="float">
            <text:p>0.2056</text:p>
          </table:table-cell>
          <table:table-cell office:value-type="float" office:value="0.2136" calcext:value-type="float">
            <text:p>0.2136</text:p>
          </table:table-cell>
          <table:table-cell office:value-type="float" office:value="0.2088" calcext:value-type="float">
            <text:p>0.2088</text:p>
          </table:table-cell>
          <table:table-cell office:value-type="float" office:value="0.2056" calcext:value-type="float">
            <text:p>0.2056</text:p>
          </table:table-cell>
          <table:table-cell office:value-type="float" office:value="0.2016" calcext:value-type="float">
            <text:p>0.2016</text:p>
          </table:table-cell>
          <table:table-cell office:value-type="float" office:value="0.2128" calcext:value-type="float">
            <text:p>0.2128</text:p>
          </table:table-cell>
          <table:table-cell office:value-type="float" office:value="0.2056" calcext:value-type="float">
            <text:p>0.2056</text:p>
          </table:table-cell>
          <table:table-cell office:value-type="float" office:value="0.2288" calcext:value-type="float">
            <text:p>0.2288</text:p>
          </table:table-cell>
          <table:table-cell office:value-type="float" office:value="0.2" calcext:value-type="float">
            <text:p>0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04T18:14:27.058186812</dc:date>
    <meta:editing-duration>PT3M4S</meta:editing-duration>
    <meta:editing-cycles>1</meta:editing-cycles>
    <meta:document-statistic meta:table-count="1" meta:cell-count="5100" meta:object-count="0"/>
    <meta:generator>LibreOffice/7.4.2.3$Linux_X86_64 LibreOffice_project/40$Build-3</meta:generator>
  </office:meta>
</office:document-meta>
</file>